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2F00000210C28CE94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Nova" svg:font-family="'Arial Nov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B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paragraph-rsid="0011e977"/>
    </style:style>
    <style:style style:name="P2" style:family="paragraph" style:parent-style-name="Table_20_Contents">
      <style:text-properties officeooo:paragraph-rsid="001252d1"/>
    </style:style>
    <style:style style:name="P3" style:family="paragraph" style:parent-style-name="Table_20_Contents">
      <style:text-properties officeooo:paragraph-rsid="0012b7f1"/>
    </style:style>
    <style:style style:name="P4" style:family="paragraph" style:parent-style-name="Table_20_Contents">
      <style:text-properties officeooo:paragraph-rsid="001350e9"/>
    </style:style>
    <style:style style:name="P5" style:family="paragraph" style:parent-style-name="Table_20_Contents">
      <style:text-properties officeooo:paragraph-rsid="001416f9"/>
    </style:style>
    <style:style style:name="P6"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Table_20_Contents">
      <style:text-properties officeooo:paragraph-rsid="0016a596"/>
    </style:style>
    <style:style style:name="P8" style:family="paragraph" style:parent-style-name="Header">
      <style:paragraph-properties fo:text-align="start" style:justify-single-word="false"/>
      <style:text-properties officeooo:rsid="005035e9" officeooo:paragraph-rsid="005035e9"/>
    </style:style>
    <style:style style:name="P9" style:family="paragraph" style:parent-style-name="Header">
      <style:text-properties officeooo:rsid="00512d53" officeooo:paragraph-rsid="00512d53"/>
    </style:style>
    <style:style style:name="P10" style:family="paragraph" style:parent-style-name="Header">
      <style:paragraph-properties fo:text-align="start" style:justify-single-word="false"/>
      <style:text-properties officeooo:rsid="00512d53" officeooo:paragraph-rsid="00512d53"/>
    </style:style>
    <style:style style:name="P11" style:family="paragraph" style:parent-style-name="Header">
      <style:paragraph-properties fo:text-align="center" style:justify-single-word="false"/>
      <style:text-properties officeooo:rsid="00512d53" officeooo:paragraph-rsid="00512d53"/>
    </style:style>
    <style:style style:name="P12"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3" style:family="paragraph" style:parent-style-name="Table_20_Contents">
      <style:paragraph-properties fo:text-align="center" style:justify-single-word="false"/>
      <style:text-properties style:text-underline-style="solid" style:text-underline-width="auto" style:text-underline-color="font-color" fo:font-weight="bold" officeooo:paragraph-rsid="0058a652" style:font-weight-asian="bold" style:font-weight-complex="bold"/>
    </style:style>
    <style:style style:name="P14" style:family="paragraph" style:parent-style-name="Table_20_Contents" style:list-style-name="L1"/>
    <style:style style:name="P15" style:family="paragraph" style:parent-style-name="Table_20_Contents" style:list-style-name="L1">
      <style:text-properties officeooo:paragraph-rsid="00179c53"/>
    </style:style>
    <style:style style:name="P16" style:family="paragraph" style:parent-style-name="Table_20_Contents" style:list-style-name="L2"/>
    <style:style style:name="P17" style:family="paragraph" style:parent-style-name="Table_20_Contents" style:list-style-name="L2">
      <style:text-properties officeooo:paragraph-rsid="00179c53"/>
    </style:style>
    <style:style style:name="P18" style:family="paragraph" style:parent-style-name="Table_20_Contents">
      <style:text-properties officeooo:paragraph-rsid="00195513"/>
    </style:style>
    <style:style style:name="P19" style:family="paragraph" style:parent-style-name="Table_20_Contents">
      <style:text-properties officeooo:paragraph-rsid="001a21c9"/>
    </style:style>
    <style:style style:name="P20" style:family="paragraph" style:parent-style-name="Table_20_Contents">
      <style:text-properties officeooo:paragraph-rsid="001cba27"/>
    </style:style>
    <style:style style:name="P21" style:family="paragraph" style:parent-style-name="Table_20_Contents">
      <style:text-properties officeooo:paragraph-rsid="001d703c"/>
    </style:style>
    <style:style style:name="P22" style:family="paragraph" style:parent-style-name="Table_20_Contents">
      <style:text-properties officeooo:paragraph-rsid="00229437"/>
    </style:style>
    <style:style style:name="P23" style:family="paragraph" style:parent-style-name="Table_20_Contents">
      <style:text-properties officeooo:paragraph-rsid="0026f7ce"/>
    </style:style>
    <style:style style:name="P24" style:family="paragraph" style:parent-style-name="Table_20_Contents">
      <style:text-properties officeooo:paragraph-rsid="0027b619"/>
    </style:style>
    <style:style style:name="P25" style:family="paragraph" style:parent-style-name="Table_20_Contents">
      <style:text-properties officeooo:paragraph-rsid="002953fb"/>
    </style:style>
    <style:style style:name="P26" style:family="paragraph" style:parent-style-name="Table_20_Contents">
      <style:text-properties officeooo:paragraph-rsid="002b06ca"/>
    </style:style>
    <style:style style:name="P27" style:family="paragraph" style:parent-style-name="Table_20_Contents">
      <style:text-properties officeooo:paragraph-rsid="002ce2ab"/>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officeooo:paragraph-rsid="0058a652"/>
    </style:style>
    <style:style style:name="P30" style:family="paragraph" style:parent-style-name="Table_20_Contents">
      <style:text-properties officeooo:paragraph-rsid="002d1191"/>
    </style:style>
    <style:style style:name="P31" style:family="paragraph" style:parent-style-name="Table_20_Contents">
      <style:text-properties officeooo:paragraph-rsid="002e6323"/>
    </style:style>
    <style:style style:name="P32" style:family="paragraph" style:parent-style-name="Table_20_Contents">
      <style:text-properties officeooo:paragraph-rsid="002f96fa"/>
    </style:style>
    <style:style style:name="P33" style:family="paragraph" style:parent-style-name="Table_20_Contents">
      <style:text-properties officeooo:paragraph-rsid="0030ac87"/>
    </style:style>
    <style:style style:name="P34" style:family="paragraph" style:parent-style-name="Table_20_Contents">
      <style:text-properties officeooo:paragraph-rsid="0033f4db"/>
    </style:style>
    <style:style style:name="P35" style:family="paragraph" style:parent-style-name="Table_20_Contents">
      <style:text-properties officeooo:paragraph-rsid="0034c37a"/>
    </style:style>
    <style:style style:name="P36" style:family="paragraph" style:parent-style-name="Table_20_Contents">
      <style:text-properties officeooo:paragraph-rsid="003700a4"/>
    </style:style>
    <style:style style:name="P37" style:family="paragraph" style:parent-style-name="Table_20_Contents">
      <style:text-properties officeooo:paragraph-rsid="003792eb"/>
    </style:style>
    <style:style style:name="P38" style:family="paragraph" style:parent-style-name="Table_20_Contents">
      <style:text-properties officeooo:paragraph-rsid="00392fac"/>
    </style:style>
    <style:style style:name="P39" style:family="paragraph" style:parent-style-name="Table_20_Contents">
      <style:text-properties officeooo:paragraph-rsid="003b0a03"/>
    </style:style>
    <style:style style:name="P40" style:family="paragraph" style:parent-style-name="Table_20_Contents">
      <style:text-properties officeooo:paragraph-rsid="003b9a71"/>
    </style:style>
    <style:style style:name="P41" style:family="paragraph" style:parent-style-name="Table_20_Contents">
      <style:text-properties officeooo:paragraph-rsid="003d7411"/>
    </style:style>
    <style:style style:name="P42" style:family="paragraph" style:parent-style-name="Table_20_Contents">
      <style:text-properties officeooo:paragraph-rsid="003ec662"/>
    </style:style>
    <style:style style:name="P43" style:family="paragraph" style:parent-style-name="Table_20_Contents">
      <style:text-properties officeooo:paragraph-rsid="004037b7"/>
    </style:style>
    <style:style style:name="P44" style:family="paragraph" style:parent-style-name="Table_20_Contents">
      <style:text-properties officeooo:paragraph-rsid="00418979"/>
    </style:style>
    <style:style style:name="P45" style:family="paragraph" style:parent-style-name="Table_20_Contents">
      <style:text-properties officeooo:paragraph-rsid="0041a871"/>
    </style:style>
    <style:style style:name="P46" style:family="paragraph" style:parent-style-name="Table_20_Contents">
      <style:text-properties officeooo:paragraph-rsid="00428ab6"/>
    </style:style>
    <style:style style:name="P47" style:family="paragraph" style:parent-style-name="Table_20_Contents">
      <style:text-properties officeooo:paragraph-rsid="00437394"/>
    </style:style>
    <style:style style:name="P48" style:family="paragraph" style:parent-style-name="Table_20_Contents">
      <style:text-properties officeooo:paragraph-rsid="00450973"/>
    </style:style>
    <style:style style:name="P49" style:family="paragraph" style:parent-style-name="Table_20_Contents">
      <style:text-properties officeooo:paragraph-rsid="004555d2"/>
    </style:style>
    <style:style style:name="P50" style:family="paragraph" style:parent-style-name="Table_20_Contents">
      <style:text-properties officeooo:paragraph-rsid="00468022"/>
    </style:style>
    <style:style style:name="P51" style:family="paragraph" style:parent-style-name="Table_20_Contents">
      <style:text-properties officeooo:paragraph-rsid="00488aa1"/>
    </style:style>
    <style:style style:name="P52" style:family="paragraph" style:parent-style-name="Table_20_Contents">
      <style:text-properties officeooo:paragraph-rsid="00492a77"/>
    </style:style>
    <style:style style:name="P53" style:family="paragraph" style:parent-style-name="Table_20_Contents">
      <style:text-properties officeooo:paragraph-rsid="004b6691"/>
    </style:style>
    <style:style style:name="P54" style:family="paragraph" style:parent-style-name="Table_20_Contents">
      <style:text-properties officeooo:paragraph-rsid="004bb89f"/>
    </style:style>
    <style:style style:name="P55" style:family="paragraph" style:parent-style-name="Table_20_Contents">
      <style:text-properties officeooo:rsid="004bb89f" officeooo:paragraph-rsid="004bb89f"/>
    </style:style>
    <style:style style:name="P56" style:family="paragraph" style:parent-style-name="Table_20_Contents">
      <style:text-properties officeooo:paragraph-rsid="0058a652"/>
    </style:style>
    <style:style style:name="P57" style:family="paragraph" style:parent-style-name="Table_20_Contents">
      <style:text-properties officeooo:paragraph-rsid="005af04e"/>
    </style:style>
    <style:style style:name="P58" style:family="paragraph" style:parent-style-name="Table_20_Contents">
      <style:text-properties officeooo:paragraph-rsid="005af2b2"/>
    </style:style>
    <style:style style:name="P59" style:family="paragraph" style:parent-style-name="Table_20_Contents">
      <style:text-properties officeooo:paragraph-rsid="005cd37c"/>
    </style:style>
    <style:style style:name="P60" style:family="paragraph" style:parent-style-name="Table_20_Contents">
      <style:text-properties officeooo:paragraph-rsid="005dc6ac"/>
    </style:style>
    <style:style style:name="P61" style:family="paragraph" style:parent-style-name="Table_20_Contents">
      <style:text-properties officeooo:paragraph-rsid="0061aa02"/>
    </style:style>
    <style:style style:name="T1" style:family="text">
      <style:text-properties officeooo:rsid="0010d853"/>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6f192"/>
    </style:style>
    <style:style style:name="T4" style:family="text">
      <style:text-properties style:text-line-through-style="none" style:text-line-through-type="none" fo:font-size="9.5pt" style:text-underline-style="none" style:font-size-asian="9.5pt"/>
    </style:style>
    <style:style style:name="T5" style:family="text">
      <style:text-properties officeooo:rsid="001cba27"/>
    </style:style>
    <style:style style:name="T6" style:family="text">
      <style:text-properties fo:font-size="8.5pt" style:font-size-asian="8.5pt"/>
    </style:style>
    <style:style style:name="T7" style:family="text">
      <style:text-properties officeooo:rsid="005cd37c"/>
    </style:style>
    <style:style style:name="T8" style:family="text">
      <style:text-properties fo:font-size="22pt" style:font-size-asian="22pt" style:font-size-complex="22pt"/>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53cm" fo:text-indent="-0.635cm" fo:margin-left="1.35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88cm" fo:text-indent="-0.635cm" fo:margin-left="1.98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23cm" fo:text-indent="-0.635cm" fo:margin-left="2.62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58cm" fo:text-indent="-0.635cm" fo:margin-left="3.25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93cm" fo:text-indent="-0.635cm" fo:margin-left="3.89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28cm" fo:text-indent="-0.635cm" fo:margin-left="4.52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63cm" fo:text-indent="-0.635cm" fo:margin-left="5.16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98cm" fo:text-indent="-0.635cm" fo:margin-left="5.79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33cm" fo:text-indent="-0.635cm" fo:margin-left="6.43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68cm" fo:text-indent="-0.635cm" fo:margin-left="7.068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a1" table:style-name="Tabela1">
        <table:table-column table:style-name="Tabela1.A"/>
        <table:table-column table:style-name="Tabela1.B"/>
        <table:table-row>
          <table:table-cell table:style-name="Tabela1.A1" office:value-type="string">
            <text:p text:style-name="Table_20_Contents"/>
            <text:p text:style-name="P6">ANXIETY</text:p>
            <text:p text:style-name="Table_20_Contents"/>
            <text:p text:style-name="Table_20_Contents">Come to me, all you who are weary and burdened, and I will give you rest.</text:p>
            <text:p text:style-name="Table_20_Contents">Matthew 11:28</text:p>
            <text:p text:style-name="Table_20_Contents"/>
            <text:p text:style-name="Table_20_Contents">In this world, you will have trouble. But take heart! I have overcome the world!</text:p>
            <text:p text:style-name="Table_20_Contents">John 16:33</text:p>
            <text:p text:style-name="Table_20_Contents"/>
            <text:p text:style-name="P1">I am with you and will watch over you wherever you go, and <text:s/>I will bring you back to </text:p>
            <text:p text:style-name="P1">this land. </text:p>
            <text:p text:style-name="Table_20_Contents">I will not leave you until I have done what I have promised.</text:p>
            <text:p text:style-name="Table_20_Contents">Genesis 28:15</text:p>
            <text:p text:style-name="Table_20_Contents"/>
            <text:p text:style-name="Table_20_Contents">It is unthinkable that God would do wrong, that the Almighty would pervert justice.</text:p>
            <text:p text:style-name="Table_20_Contents">Job 34:12</text:p>
            <text:p text:style-name="Table_20_Contents"/>
            <text:p text:style-name="P1">Some trust in chariots and some in horses, but we trust in <text:s/></text:p>
            <text:p text:style-name="P1">the name of the Lord our God.</text:p>
            <text:p text:style-name="Table_20_Contents">Psalm 20:7</text:p>
            <text:p text:style-name="Table_20_Contents"/>
            <text:p text:style-name="Table_20_Contents">Call upon me in the day of trouble; I will deliver you, and you will honor me.</text:p>
            <text:p text:style-name="Table_20_Contents">Psalm 50:15</text:p>
            <text:p text:style-name="Table_20_Contents"/>
            <text:p text:style-name="Table_20_Contents">Cast your cares on the Lord and he will sustain you.</text:p>
            <text:p text:style-name="Table_20_Contents">Psalm 55:22</text:p>
            <text:p text:style-name="Table_20_Contents"/>
            <text:p text:style-name="Table_20_Contents">In the day of my trouble I will call to you, for you will answer me.</text:p>
            <text:p text:style-name="Table_20_Contents">Psalm 68:7</text:p>
            <text:p text:style-name="Table_20_Contents"/>
            <text:p text:style-name="P1">I am the Lord, your God, who takes hold of your right hand and says to you, <text:s/>do not fear; </text:p>
            <text:p text:style-name="P1">I will help you.</text:p>
            <text:p text:style-name="Table_20_Contents">Isaiah 41:13</text:p>
            <text:p text:style-name="Table_20_Contents"/>
            <text:p text:style-name="Table_20_Contents"/>
            <text:p text:style-name="Table_20_Contents"><text:soft-page-break/></text:p>
            <text:p text:style-name="Table_20_Contents">Trust in the Lord with all your heart and lean not on your own understanding; <text:s/>in all your ways acknowledge him, and he will make your paths straight.</text:p>
            <text:p text:style-name="Table_20_Contents">Proverbs 3:5-6</text:p>
            <text:p text:style-name="Table_20_Contents"/>
            <text:p text:style-name="P1">He tends his flock like a shepherd: He gathers the lambs in his arms and <text:s/>carries them close to his heart; he gently leads those that have </text:p>
            <text:p text:style-name="P1">young.</text:p>
            <text:p text:style-name="Table_20_Contents">Isaiah 40:11</text:p>
            <text:p text:style-name="Table_20_Contents"/>
            <text:p text:style-name="Table_20_Contents">Praise be to the Lord, to God our Savior, who daily bears our burdens.</text:p>
            <text:p text:style-name="Table_20_Contents">Psalm 68:19</text:p>
            <text:p text:style-name="Table_20_Contents"/>
            <text:p text:style-name="Table_20_Contents">Anxiety in the heart of a man weighs it down. But a good word makes it glad.</text:p>
            <text:p text:style-name="Table_20_Contents">Proverbs 12:25</text:p>
            <text:p text:style-name="Table_20_Contents"/>
            <text:p text:style-name="P1">Joyful heart makes a cheerful face, but when the heart is sad, </text:p>
            <text:p text:style-name="P1">the spirit is broken.</text:p>
            <text:p text:style-name="Table_20_Contents">Proverbs 15:13</text:p>
            <text:p text:style-name="Table_20_Contents"/>
            <text:p text:style-name="P1">Do not be anxious about anything, but in everything, by prayer and petition, <text:s/>with thanksgiving, present your requests to God. </text:p>
            <text:p text:style-name="P1">And the peace of God, <text:s/>which transcends all understanding, will guard your hearts and your minds in Christ Jesus.</text:p>
            <text:p text:style-name="Table_20_Contents">Philippians 4:6-7</text:p>
            <text:p text:style-name="Table_20_Contents"/>
            <text:p text:style-name="Table_20_Contents">Cast thy burden upon the Lord, and He shall sustain thee: <text:s/>He shall never suffer the righteous to be moved.</text:p>
            <text:p text:style-name="Table_20_Contents">Psalms 55:22</text:p>
            <text:p text:style-name="Table_20_Contents"/>
            <text:p text:style-name="Table_20_Contents">As for me, I will call upon God; and the Lord shall save me. </text:p>
            <text:p text:style-name="Table_20_Contents">Evening and morning, and at noon, will I pray, and cry aloud: and He shall hear my voice.</text:p>
            <text:p text:style-name="Table_20_Contents">Psalms 55:16-17</text:p>
            <text:p text:style-name="Table_20_Contents"/>
            <text:p text:style-name="Table_20_Contents"/>
            <text:p text:style-name="Table_20_Contents"><text:soft-page-break/></text:p>
            <text:p text:style-name="Table_20_Contents">And we know that God causes all things to work together for good...He who did not <text:s/>spare His own Son, but delivered Him up for us all, <text:s/>how will He not also with Him freely give us all things.</text:p>
            <text:p text:style-name="Table_20_Contents">Romans 8:28,32</text:p>
            <text:p text:style-name="Table_20_Contents"/>
            <text:p text:style-name="Table_20_Contents">Bow down Your ear, O Lord, hear me; For I am poor and needy. Be merciful to me, <text:s/>O Lord, for I cry to You all day long. Rejoice the soul of Your servant, <text:s/>for to You, O Lord, I lift up my soul. For You, Lord, </text:p>
            <text:p text:style-name="Table_20_Contents">and good, and ready to forgive, and abundant in mercy to all those who call upon You.</text:p>
            <text:p text:style-name="Table_20_Contents"/>
            <text:p text:style-name="Table_20_Contents">Psalms 86:1,3,4,5</text:p>
            <text:p text:style-name="Table_20_Contents"/>
            <text:p text:style-name="Table_20_Contents">In the multitude of my anxieties within me, your comfort delights my soul.</text:p>
            <text:p text:style-name="Table_20_Contents">Proverbs 3:5-6</text:p>
            <text:p text:style-name="Table_20_Contents"/>
            <text:p text:style-name="Table_20_Contents">Trust in the Lord with all your heart and lean not on your own understanding; <text:s/>in all your ways acknowledge Him, and He shall direct your paths.</text:p>
            <text:p text:style-name="Table_20_Contents">Proverbs 3:5-6</text:p>
            <text:p text:style-name="Table_20_Contents"/>
            <text:p text:style-name="Table_20_Contents">He will not allow your foot to be moved; He who keeps you will not slumber.</text:p>
            <text:p text:style-name="Table_20_Contents">Psalms 121:3</text:p>
            <text:p text:style-name="Table_20_Contents"/>
            <text:p text:style-name="Table_20_Contents">The Lord is nigh unto all them that call upon Him, to all that call upon Him in truth.</text:p>
            <text:p text:style-name="Table_20_Contents">Psalms 145:18</text:p>
            <text:p text:style-name="Table_20_Contents"/>
            <text:p text:style-name="P57">May the God of hope fill you with all joy and peace as you trust in Him, <text:s/>so that you may overflow with hope by the power of the </text:p>
            <text:p text:style-name="P57">Holy Spirit.</text:p>
            <text:p text:style-name="Table_20_Contents">Romans 15:13</text:p>
            <text:p text:style-name="Table_20_Contents"/>
            <text:p text:style-name="Table_20_Contents">Therefore, I tell you, do not be anxious about your life, </text:p>
            <text:p text:style-name="Table_20_Contents">what you shall eat or what you shall drink, nor about your body, </text:p>
            <text:p text:style-name="P1"><text:soft-page-break/>what you shall put on. Is not life more than </text:p>
            <text:p text:style-name="P1">food, </text:p>
            <text:p text:style-name="Table_20_Contents">and the body more than clothing? Look at the birds of the air: </text:p>
            <text:p text:style-name="P1">they neither sow nor reap nor gather</text:p>
            <text:p text:style-name="P1"><text:s/>into barns, </text:p>
            <text:p text:style-name="Table_20_Contents">and yet your heavenly Father feeds them. Are you not of more </text:p>
            <text:p text:style-name="Table_20_Contents">value than they? And which of you by being anxious can add </text:p>
            <text:p text:style-name="Table_20_Contents">one cubit to his span of life?</text:p>
            <text:p text:style-name="Table_20_Contents">Matthew 6:25-27</text:p>
            <text:p text:style-name="Table_20_Contents"/>
            <text:p text:style-name="Table_20_Contents">And the peace of God, which passes all understanding, shall keep your <text:s/>hearts and minds through Christ Jesus.</text:p>
            <text:p text:style-name="Table_20_Contents">Philippians 4:7</text:p>
            <text:p text:style-name="Table_20_Contents"/>
            <text:p text:style-name="Table_20_Contents">Thou wilt keep him in perfect peace, whose mind is stayed on Thee.</text:p>
            <text:p text:style-name="Table_20_Contents">Isaiah 26:3</text:p>
          </table:table-cell>
          <table:table-cell table:style-name="Tabela1.B1" office:value-type="string">
            <text:p text:style-name="Table_20_Contents"/>
            <text:p text:style-name="P6">ANSIEDADE</text:p>
            <text:p text:style-name="Table_20_Contents"/>
            <text:p text:style-name="Table_20_Contents">Venham a mim, todos vocês que estão cansados ​​e sobrecarregados, e eu lhes darei descanso.</text:p>
            <text:p text:style-name="Table_20_Contents">Mateus 11:28</text:p>
            <text:p text:style-name="Table_20_Contents"/>
            <text:p text:style-name="Table_20_Contents">Neste mundo, você terá problemas. Mas tenha coragem! Eu superei o mundo!</text:p>
            <text:p text:style-name="Table_20_Contents">João 16:33</text:p>
            <text:p text:style-name="Table_20_Contents"/>
            <text:p text:style-name="Table_20_Contents">Estou com você e cuidarei de você onde quer que você vá, e Eu vou trazer você de volta para esta terra.</text:p>
            <text:p text:style-name="Table_20_Contents">Não vou deixá-lo até que tenha feito o que prometi.</text:p>
            <text:p text:style-name="Table_20_Contents">Gênesis 28:15</text:p>
            <text:p text:style-name="Table_20_Contents"/>
            <text:p text:style-name="Table_20_Contents">É impensável que Deus faça algo errado, que o Todo-Poderoso perverteria a justiça.</text:p>
            <text:p text:style-name="Table_20_Contents">Jó 34:12</text:p>
            <text:p text:style-name="Table_20_Contents"/>
            <text:p text:style-name="Table_20_Contents">Alguns confiam em carros e outros em cavalos, mas nós confiamos em</text:p>
            <text:p text:style-name="Table_20_Contents">o nome do Senhor nosso Deus.</text:p>
            <text:p text:style-name="Table_20_Contents">Salmo 20:7</text:p>
            <text:p text:style-name="Table_20_Contents"/>
            <text:p text:style-name="Table_20_Contents">Invoque-me no dia da angústia; Eu vou te entregar, e você vai me honrar.</text:p>
            <text:p text:style-name="Table_20_Contents">Salmo 50:15</text:p>
            <text:p text:style-name="Table_20_Contents"/>
            <text:p text:style-name="Table_20_Contents">Lance suas preocupações sobre o Senhor e ele o sustentará.</text:p>
            <text:p text:style-name="Table_20_Contents">Salmo 55:22</text:p>
            <text:p text:style-name="Table_20_Contents"/>
            <text:p text:style-name="Table_20_Contents">No dia da minha angústia te chamarei, pois tu me responderás.</text:p>
            <text:p text:style-name="Table_20_Contents">Salmo 68:7</text:p>
            <text:p text:style-name="Table_20_Contents"/>
            <text:p text:style-name="P1">Eu sou o Senhor, o teu Deus, que te segura pela mão direita e te diz: não temas; </text:p>
            <text:p text:style-name="P1">Vou te ajudar.</text:p>
            <text:p text:style-name="Table_20_Contents">Isaías 41:13</text:p>
            <text:p text:style-name="Table_20_Contents"/>
            <text:p text:style-name="Table_20_Contents"/>
            <text:p text:style-name="Table_20_Contents"><text:soft-page-break/></text:p>
            <text:p text:style-name="Table_20_Contents">Confie no Senhor de todo o coração e não se apoie no seu próprio entendimento; reconheça-o em todos os seus caminhos, e ele endireitará as suas veredas.</text:p>
            <text:p text:style-name="Table_20_Contents">Provérbios 3:5-6</text:p>
            <text:p text:style-name="Table_20_Contents"/>
            <text:p text:style-name="Table_20_Contents">Ele cuida do seu rebanho como um pastor: reúne os cordeiros nos braços e os leva perto do coração; ele conduz gentilmente aqueles que têm filhos.</text:p>
            <text:p text:style-name="Table_20_Contents">Isaías 40:11</text:p>
            <text:p text:style-name="Table_20_Contents"/>
            <text:p text:style-name="Table_20_Contents">Louvado seja o Senhor, Deus nosso Salvador, que diariamente carrega nossos fardos.</text:p>
            <text:p text:style-name="Table_20_Contents">Salmo 68:19</text:p>
            <text:p text:style-name="Table_20_Contents"/>
            <text:p text:style-name="Table_20_Contents">A ansiedade no coração de um homem pesa sobre ele. Mas uma boa palavra deixa feliz.</text:p>
            <text:p text:style-name="Table_20_Contents">Provérbios 12:25</text:p>
            <text:p text:style-name="Table_20_Contents"/>
            <text:p text:style-name="P1">O coração alegre faz uma cara alegre, mas quando o coração está triste, </text:p>
            <text:p text:style-name="P1">o espírito fica quebrantado.</text:p>
            <text:p text:style-name="Table_20_Contents">Provérbios 15:13</text:p>
            <text:p text:style-name="Table_20_Contents"/>
            <text:p text:style-name="P1">Não fique ansioso por nada, mas em tudo, pela oração e súplica, com ação de graças, apresente seus pedidos a Deus. </text:p>
            <text:p text:style-name="P1">E a paz de Deus, que excede todo o entendimento, guardará os vossos corações e as vossas mentes em Cristo Jesus.</text:p>
            <text:p text:style-name="Table_20_Contents">Filipenses 4:6-7</text:p>
            <text:p text:style-name="Table_20_Contents"/>
            <text:p text:style-name="Table_20_Contents">Lança o teu fardo sobre o Senhor, e Ele te susterá: Ele nunca permitirá que os justos sejam movidos.</text:p>
            <text:p text:style-name="Table_20_Contents">Salmos 55:22</text:p>
            <text:p text:style-name="Table_20_Contents"/>
            <text:p text:style-name="Table_20_Contents">Quanto a mim, invocarei a Deus; e o Senhor me salvará.</text:p>
            <text:p text:style-name="Table_20_Contents">À tarde, de manhã e ao meio-dia, orarei e clamarei em alta voz; e ele ouvirá a minha voz.</text:p>
            <text:p text:style-name="Table_20_Contents">Salmos 55:16-17</text:p>
            <text:p text:style-name="Table_20_Contents"/>
            <text:p text:style-name="Table_20_Contents"/>
            <text:p text:style-name="Table_20_Contents"><text:soft-page-break/></text:p>
            <text:p text:style-name="Table_20_Contents">E sabemos que Deus faz com que todas as coisas contribuam juntamente para o bem...Aquele que não poupou o seu próprio Filho, mas o entregou por todos nós, como não nos dará também com Ele todas as coisas gratuitamente?</text:p>
            <text:p text:style-name="Table_20_Contents">Romanos 8:28,32</text:p>
            <text:p text:style-name="Table_20_Contents"/>
            <text:p text:style-name="Table_20_Contents">Inclina o teu ouvido, Senhor, ouve-me; Pois sou pobre e necessitado. Tem misericórdia de mim, Senhor, porque clamo a Ti o dia todo. Alegra a alma do Teu servo, pois a Ti, Senhor, elevo a minha alma. Para Ti, Senhor,</text:p>
            <text:p text:style-name="Table_20_Contents">e bom, e pronto para perdoar, e abundante em misericórdia para com todos aqueles que Te invocam.</text:p>
            <text:p text:style-name="Table_20_Contents">Salmos 86:1,3,4,5</text:p>
            <text:p text:style-name="Table_20_Contents"/>
            <text:p text:style-name="Table_20_Contents">Na multidão de minhas ansiedades dentro de mim, seu conforto deleita minha alma.</text:p>
            <text:p text:style-name="Table_20_Contents">Provérbios 3:5-6</text:p>
            <text:p text:style-name="Table_20_Contents"/>
            <text:p text:style-name="Table_20_Contents">Confie no Senhor de todo o coração e não se apoie no seu próprio entendimento; reconheça-O em todos os seus caminhos, e Ele dirigirá seus caminhos.</text:p>
            <text:p text:style-name="Table_20_Contents">Provérbios 3:5-6</text:p>
            <text:p text:style-name="Table_20_Contents"/>
            <text:p text:style-name="Table_20_Contents">Ele não permitirá que seu pé se mova; Aquele que te guarda não dormirá.</text:p>
            <text:p text:style-name="Table_20_Contents">Salmos 121:3</text:p>
            <text:p text:style-name="Table_20_Contents"/>
            <text:p text:style-name="Table_20_Contents">Perto está o Senhor de todos os que O invocam, de todos os que O invocam em verdade.</text:p>
            <text:p text:style-name="Table_20_Contents">Salmos 145:18</text:p>
            <text:p text:style-name="Table_20_Contents"/>
            <text:p text:style-name="P57">Que o Deus da esperança o encha de toda alegria e paz ao confiar Nele, para que você transborde de esperança pelo poder do </text:p>
            <text:p text:style-name="P57">Espírito Santo.</text:p>
            <text:p text:style-name="Table_20_Contents">Romanos 15:13</text:p>
            <text:p text:style-name="Table_20_Contents"/>
            <text:p text:style-name="Table_20_Contents">Portanto, eu lhe digo: não fique ansioso com a sua vida,</text:p>
            <text:p text:style-name="Table_20_Contents">o que comereis ou o que bebereis, nem sobre ovosso corpo,</text:p>
            <text:p text:style-name="Table_20_Contents"><text:soft-page-break/>o que você deve vestir. A vida não é mais que comida,</text:p>
            <text:p text:style-name="Table_20_Contents">e o corpo mais do que a roupa? Veja os pássaros do céu:</text:p>
            <text:p text:style-name="Table_20_Contents">eles não semeiam, nem colhem, nem ajuntam em celeiros,</text:p>
            <text:p text:style-name="Table_20_Contents">e ainda assim seu Pai celestial os alimenta. Você não é de mais</text:p>
            <text:p text:style-name="Table_20_Contents">valor do que eles? E qual de vocês, por estar ansioso, pode acrescentar</text:p>
            <text:p text:style-name="Table_20_Contents">um côvado para o seu tempo de vida?</text:p>
            <text:p text:style-name="Table_20_Contents">Mateus 6:25-27</text:p>
            <text:p text:style-name="Table_20_Contents"/>
            <text:p text:style-name="Table_20_Contents">E a paz de Deus, que excede todo o entendimento, guardará os vossos corações e mentes em Cristo Jesus.</text:p>
            <text:p text:style-name="Table_20_Contents">Filipenses 4:7</text:p>
            <text:p text:style-name="Table_20_Contents"/>
            <text:p text:style-name="Table_20_Contents">Tu manterás em perfeita paz aquele cuja mente está firme em Ti.</text:p>
            <text:p text:style-name="Table_20_Contents">Isaías 26:3</text:p>
          </table:table-cell>
        </table:table-row>
        <table:table-row>
          <table:table-cell table:style-name="Tabela1.A2" office:value-type="string">
            <text:p text:style-name="P6"/>
            <text:p text:style-name="P6">BLESSINGS</text:p>
            <text:p text:style-name="Table_20_Contents"/>
            <text:p text:style-name="Table_20_Contents">I will send down showers in season; there will be showers of blessing.</text:p>
            <text:p text:style-name="Table_20_Contents">Ezekiel 34:26</text:p>
            <text:p text:style-name="Table_20_Contents"/>
            <text:p text:style-name="Table_20_Contents">He who did not spare his own Son, but gave him up for us all-how will he not also, along with him, graciously give us all things?</text:p>
            <text:p text:style-name="Table_20_Contents">Romans 8:32</text:p>
            <text:p text:style-name="Table_20_Contents"/>
            <text:p text:style-name="P2">Praise be to the God and Father of our Lord Jesus Christ, who has blessed us in the heavenly realms with every spiritual blessing </text:p>
            <text:p text:style-name="P2">in Christ.</text:p>
            <text:p text:style-name="Table_20_Contents">Ephesians 1:3</text:p>
            <text:p text:style-name="Table_20_Contents"/>
            <text:p text:style-name="Table_20_Contents">How great is your goodness, which you have stored up for those who fear you, which you bestow in the sight of men on those who take refuge in you.</text:p>
            <text:p text:style-name="Table_20_Contents">Psalm 31:19</text:p>
            <text:p text:style-name="Table_20_Contents"/>
            <text:p text:style-name="Table_20_Contents">God will bless us, and all the ends of the earth <text:soft-page-break/>will fear him.</text:p>
            <text:p text:style-name="Table_20_Contents">Psalm 67:7</text:p>
            <text:p text:style-name="Table_20_Contents"/>
            <text:p text:style-name="P2">Blessed are those whose strength is </text:p>
            <text:p text:style-name="P2">in you.</text:p>
            <text:p text:style-name="Table_20_Contents">Psalm 84:5</text:p>
            <text:p text:style-name="Table_20_Contents"/>
            <text:p text:style-name="Table_20_Contents">The Lord will indeed give what is good.</text:p>
            <text:p text:style-name="Table_20_Contents">Psalm 85:12</text:p>
            <text:p text:style-name="Table_20_Contents"/>
            <text:p text:style-name="Table_20_Contents">He satisfies the thirsty and fills the hungry with good things.</text:p>
            <text:p text:style-name="Table_20_Contents">Psalm 107:9</text:p>
            <text:p text:style-name="Table_20_Contents"/>
            <text:p text:style-name="Table_20_Contents">He will bless those who fear the Lord, who walk in his ways.</text:p>
            <text:p text:style-name="Table_20_Contents">Psalm 115:13</text:p>
            <text:p text:style-name="Table_20_Contents"/>
            <text:p text:style-name="Table_20_Contents">Tell the righteous it will be well with them, for they will enjoy the fruit of their deeds.</text:p>
            <text:p text:style-name="Table_20_Contents">Isaiah 3:10</text:p>
            <text:p text:style-name="Table_20_Contents"/>
            <text:p text:style-name="Table_20_Contents">Blessed are all who fear the Lord, who walk in his ways.</text:p>
            <text:p text:style-name="Table_20_Contents">Psalm 128:1</text:p>
            <text:p text:style-name="Table_20_Contents"/>
            <text:p text:style-name="Table_20_Contents">Blessed is the man who trusts in the Lord, whose confidence is in Him.</text:p>
            <text:p text:style-name="Table_20_Contents">Jeremiah 17:7</text:p>
            <text:p text:style-name="Table_20_Contents"/>
            <text:p text:style-name="Table_20_Contents">The Lord remembers us and will bless us.</text:p>
            <text:p text:style-name="Table_20_Contents">Psalm 115:12</text:p>
            <text:p text:style-name="Table_20_Contents"/>
            <text:p text:style-name="Table_20_Contents">I will never stop doing good to them.</text:p>
            <text:p text:style-name="Table_20_Contents">Jeremiah 32:40</text:p>
          </table:table-cell>
          <table:table-cell table:style-name="Tabela1.B2" office:value-type="string">
            <text:p text:style-name="P6"/>
            <text:p text:style-name="P6">BÊNÇÃOS</text:p>
            <text:p text:style-name="Table_20_Contents"/>
            <text:p text:style-name="Table_20_Contents">Enviarei chuvas na estação; haverá chuvas de bênçãos.</text:p>
            <text:p text:style-name="Table_20_Contents">Ezequiel 34:26</text:p>
            <text:p text:style-name="Table_20_Contents"/>
            <text:p text:style-name="Table_20_Contents">Aquele que não poupou o seu próprio Filho, mas o entregou por todos nós - como não nos dará também, juntamente com ele, todas as coisas?</text:p>
            <text:p text:style-name="Table_20_Contents">Romanos 8:32</text:p>
            <text:p text:style-name="Table_20_Contents"/>
            <text:p text:style-name="Table_20_Contents">Louvado seja o Deus e Pai de nosso Senhor Jesus Cristo, que nos abençoou nas regiões celestiais com todas as bênçãos espirituais em Cristo.</text:p>
            <text:p text:style-name="Table_20_Contents">Efésios 1:3</text:p>
            <text:p text:style-name="Table_20_Contents"/>
            <text:p text:style-name="P2">Quão grande é a tua bondade, que guardaste para aqueles que te temem, que concedes à vista dos homens àqueles que em </text:p>
            <text:p text:style-name="P2">ti se refugiam.</text:p>
            <text:p text:style-name="Table_20_Contents">Salmo 31:19</text:p>
            <text:p text:style-name="Table_20_Contents"/>
            <text:p text:style-name="Table_20_Contents">Deus nos abençoará e todos os confins da terra o <text:soft-page-break/>temerão.</text:p>
            <text:p text:style-name="Table_20_Contents">Salmo 67:7</text:p>
            <text:p text:style-name="Table_20_Contents"/>
            <text:p text:style-name="Table_20_Contents">Bem-aventurados aqueles cuja força está em você.</text:p>
            <text:p text:style-name="Table_20_Contents">Salmo 84:5</text:p>
            <text:p text:style-name="Table_20_Contents"/>
            <text:p text:style-name="Table_20_Contents">O Senhor realmente dará o que é bom.</text:p>
            <text:p text:style-name="Table_20_Contents">Salmo 85:12</text:p>
            <text:p text:style-name="Table_20_Contents"/>
            <text:p text:style-name="Table_20_Contents">Ele sacia o sedento e enche de coisas boas o faminto.</text:p>
            <text:p text:style-name="Table_20_Contents">Salmo 107:9</text:p>
            <text:p text:style-name="Table_20_Contents"/>
            <text:p text:style-name="Table_20_Contents">Ele abençoará aqueles que temem ao Senhor, que andam nos seus caminhos.</text:p>
            <text:p text:style-name="Table_20_Contents">Salmo 115:13</text:p>
            <text:p text:style-name="Table_20_Contents"/>
            <text:p text:style-name="Table_20_Contents">Diga aos justos que tudo irá bem para eles, pois eles desfrutarão do fruto de suas ações.</text:p>
            <text:p text:style-name="Table_20_Contents">Isaías 3:10</text:p>
            <text:p text:style-name="Table_20_Contents"/>
            <text:p text:style-name="Table_20_Contents">Bem-aventurados todos os que temem ao Senhor, que andam nos seus caminhos.</text:p>
            <text:p text:style-name="Table_20_Contents">Salmo 128:1</text:p>
            <text:p text:style-name="Table_20_Contents"/>
            <text:p text:style-name="Table_20_Contents">Bem-aventurado o homem que confia no Senhor, cuja confiança está Nele.</text:p>
            <text:p text:style-name="Table_20_Contents">Jeremias 17:7</text:p>
            <text:p text:style-name="Table_20_Contents"/>
            <text:p text:style-name="Table_20_Contents">O Senhor se lembra de nós e nos abençoará.</text:p>
            <text:p text:style-name="Table_20_Contents">Salmo 115:12</text:p>
            <text:p text:style-name="Table_20_Contents"/>
            <text:p text:style-name="Table_20_Contents">Jamais deixarei de fazer o bem a eles.</text:p>
            <text:p text:style-name="Table_20_Contents">Jeremias 32:40</text:p>
          </table:table-cell>
        </table:table-row>
        <table:table-row>
          <table:table-cell table:style-name="Tabela1.A2" office:value-type="string">
            <text:p text:style-name="P6"/>
            <text:p text:style-name="P6">CARE</text:p>
            <text:p text:style-name="Table_20_Contents"/>
            <text:p text:style-name="P3">God is able to make all grace abound to you, </text:p>
            <text:p text:style-name="P3"/>
            <text:p text:style-name="P3">so that in all things at all times, </text:p>
            <text:p text:style-name="P3"/>
            <text:p text:style-name="P3">having all you need, </text:p>
            <text:p text:style-name="Table_20_Contents">you will abound in every good work.</text:p>
            <text:p text:style-name="Table_20_Contents">11 Cor. 9:8</text:p>
            <text:p text:style-name="Table_20_Contents"/>
            <text:p text:style-name="Table_20_Contents"><text:soft-page-break/>The Lord will guide you always; he will satisfy your needs in a sun-scorched land and will strengthen your frame.</text:p>
            <text:p text:style-name="Table_20_Contents">Isaiah 58:11</text:p>
            <text:p text:style-name="Table_20_Contents"/>
            <text:p text:style-name="P4">When you have eaten and are satisfied, </text:p>
            <text:p text:style-name="P4">praise the Lord your God for the good land he has given you.</text:p>
            <text:p text:style-name="Table_20_Contents">Deut. 8:10</text:p>
            <text:p text:style-name="Table_20_Contents"/>
            <text:p text:style-name="Table_20_Contents">The Lord is my shepherd, I shall lack nothing.</text:p>
            <text:p text:style-name="Table_20_Contents">Psalm 23:1</text:p>
            <text:p text:style-name="Table_20_Contents"/>
            <text:p text:style-name="Table_20_Contents">Remember the Lord your God, for it is he who gives you the ability to produce wealth.</text:p>
            <text:p text:style-name="Table_20_Contents">Deut. 8:18</text:p>
            <text:p text:style-name="Table_20_Contents"/>
            <text:p text:style-name="Table_20_Contents">He is our God and we are the people of his pasture, the flock under his care.</text:p>
            <text:p text:style-name="Table_20_Contents">Psalm 95:7</text:p>
            <text:p text:style-name="Table_20_Contents"/>
            <text:p text:style-name="Table_20_Contents">Surely God is my help; the Lord is the one who sustains me.</text:p>
            <text:p text:style-name="Table_20_Contents">Psalm 54:4</text:p>
            <text:p text:style-name="Table_20_Contents"/>
            <text:p text:style-name="Table_20_Contents">Yours, O Lord, is the kingdom; you are exalted as head over all. Wealth and honor come from you; you are the ruler of all things. In your hands are strength and power to exalt and give strength to all.</text:p>
            <text:p text:style-name="Table_20_Contents">I Chron. 29:11-12</text:p>
            <text:p text:style-name="Table_20_Contents"/>
            <text:p text:style-name="P5">I tell you, do not worry about your life, what you will eat or drink; or about your body, what you will wear. Is not life more important than food, and the body more important than clothes? Look at the birds of the air; </text:p>
            <text:p text:style-name="P5"/>
            <text:p text:style-name="P5">they do not sow or reap or store away </text:p>
            <text:p text:style-name="P5">in barns, </text:p>
            <text:p text:style-name="P5">and yet your heavenly Father feeds them. </text:p>
            <text:p text:style-name="P5">Are you not much more valuable than they?</text:p>
            <text:p text:style-name="Table_20_Contents">Matthew 6:25-26</text:p>
            <text:p text:style-name="Table_20_Contents"/>
            <text:p text:style-name="Table_20_Contents">God will meet all your needs.</text:p>
            <text:p text:style-name="Table_20_Contents">Philippians 4:19</text:p>
            <text:p text:style-name="Table_20_Contents"><text:soft-page-break/></text:p>
            <text:p text:style-name="P6">COMFORT</text:p>
            <text:p text:style-name="Table_20_Contents"/>
            <text:p text:style-name="Table_20_Contents">The Lord Almighty is with us; the God of Jacob is our fortress.</text:p>
            <text:p text:style-name="Table_20_Contents">Psalm 46:7</text:p>
            <text:p text:style-name="Table_20_Contents"/>
            <text:p text:style-name="Table_20_Contents">From everlasting to everlasting, the Lord's love is with those who fear him.</text:p>
            <text:p text:style-name="Table_20_Contents">Psalm 103:17</text:p>
            <text:p text:style-name="Table_20_Contents"/>
            <text:p text:style-name="Table_20_Contents">Neither dearth nor life, neither angels nor demons, neither the present nor the future, nor any powers, neither height nor depth, nor anything else in all creation, will be able to separate us from the love of God that is in Christ Jesus our Lord.</text:p>
            <text:p text:style-name="Table_20_Contents">Romans 8:38-39</text:p>
            <text:p text:style-name="Table_20_Contents"/>
            <text:p text:style-name="Table_20_Contents">The Lord is with us.</text:p>
            <text:p text:style-name="Table_20_Contents">Numbers 14:9</text:p>
            <text:p text:style-name="Table_20_Contents"/>
            <text:p text:style-name="Table_20_Contents">Be strong and courageous. Do not be afraid or terrified because of them, for the Lord your God goes with you; he will never leave you nor forsake you.</text:p>
            <text:p text:style-name="Table_20_Contents">Deut. 31:6</text:p>
            <text:p text:style-name="Table_20_Contents"/>
            <text:p text:style-name="Table_20_Contents">Though my father and mother forsake me, the Lord will receive me.</text:p>
            <text:p text:style-name="Table_20_Contents">Psalm 27:10</text:p>
            <text:p text:style-name="Table_20_Contents"/>
            <text:p text:style-name="Table_20_Contents">I am always with you; you hold me by my right hand.</text:p>
            <text:p text:style-name="Table_20_Contents">Psalm 73:23</text:p>
            <text:p text:style-name="Table_20_Contents"/>
            <text:p text:style-name="Table_20_Contents"><text:span text:style-name="T3">Certainly, </text:span>I will be with you always, to the very end of the age.</text:p>
            <text:p text:style-name="Table_20_Contents">Matthew 28:20</text:p>
            <text:p text:style-name="Table_20_Contents"/>
            <text:p text:style-name="Table_20_Contents">All that the Father gives me will come to me, and whoever comes to me I will never drive away. For I have come down from heaven not to do my will but to do the will of him who sent me. And this is the will of him who sent me, that I shall lose none of all that he has given me but <text:soft-page-break/>raise them up at the last day.</text:p>
            <text:p text:style-name="Table_20_Contents">John 6:37-39</text:p>
            <text:p text:style-name="Table_20_Contents"/>
            <text:p text:style-name="Table_20_Contents">I, the God of Israel, will not forsake them.</text:p>
            <text:p text:style-name="Table_20_Contents">Isaiah 41:17</text:p>
            <text:p text:style-name="Table_20_Contents"/>
            <text:p text:style-name="Table_20_Contents">The Lord will not reject his people.</text:p>
            <text:p text:style-name="Table_20_Contents">Psalm 94:14</text:p>
            <text:p text:style-name="Table_20_Contents"/>
            <text:p text:style-name="P6">CONFUSION</text:p>
            <text:p text:style-name="Table_20_Contents"/>
            <text:p text:style-name="Table_20_Contents">This is my prayer: that your love may abound more and more in knowledge and depth of insight, so that you may be able to discern what is best and may be pure and blameless.</text:p>
            <text:p text:style-name="Table_20_Contents">Philippians 1:9-10</text:p>
            <text:p text:style-name="Table_20_Contents"/>
            <text:p text:style-name="Table_20_Contents">Whoever follows me will never walk in darkness, but will have the light of life.</text:p>
            <text:p text:style-name="Table_20_Contents">John 8:12</text:p>
            <text:p text:style-name="Table_20_Contents"/>
            <text:p text:style-name="Table_20_Contents">If any of you lacks wisdom, he should ask God, who gives generously to all without finding fault, and it will be given to him.</text:p>
            <text:p text:style-name="Table_20_Contents">James 1:5</text:p>
            <text:p text:style-name="Table_20_Contents"/>
            <text:p text:style-name="Table_20_Contents">Teach me your way, O Lord, and I will walk in your truth.</text:p>
            <text:p text:style-name="Table_20_Contents">Psalm 86:11</text:p>
            <text:p text:style-name="Table_20_Contents"/>
            <text:p text:style-name="Table_20_Contents">I will lead them beside streams of water on a level path where they will not stumble.</text:p>
            <text:p text:style-name="Table_20_Contents">Jeremiah 31:9</text:p>
            <text:p text:style-name="Table_20_Contents"/>
            <text:p text:style-name="P7">I know, O Lord, that a man's life is not his own; it is not for man to direct his </text:p>
            <text:p text:style-name="P7">steps.</text:p>
            <text:p text:style-name="Table_20_Contents">Jeremiah 10:23</text:p>
            <text:p text:style-name="Table_20_Contents"/>
            <text:p text:style-name="Table_20_Contents">I will counsel you and watch over you</text:p>
            <text:p text:style-name="Table_20_Contents">Psalm 32:8</text:p>
            <text:p text:style-name="Table_20_Contents"/>
            <text:p text:style-name="Table_20_Contents"/>
            <text:p text:style-name="Table_20_Contents"/>
            <text:p text:style-name="Table_20_Contents">The spiritual man makes judgments about all things, but he himself is not subject to any man's <text:soft-page-break/>judgment: "For who has known the mind of the Lord that he may instruct him?" But we have the mind of Christ</text:p>
            <text:p text:style-name="Table_20_Contents">I Cor. 2:15-16</text:p>
            <text:p text:style-name="Table_20_Contents"/>
            <text:p text:style-name="Table_20_Contents">The Holy Spirit will teach you at that time what you should say</text:p>
            <text:p text:style-name="Table_20_Contents">Luke 12:12</text:p>
            <text:p text:style-name="Table_20_Contents"/>
            <text:p text:style-name="Table_20_Contents">I will praise the Lord who counsels me; even at night my heart instructs me</text:p>
            <text:p text:style-name="Table_20_Contents">Psalm 16:7</text:p>
            <text:p text:style-name="Table_20_Contents"/>
            <text:p text:style-name="Table_20_Contents">The entrance of your words give light; it gives understanding to the simple</text:p>
            <text:p text:style-name="Table_20_Contents">Psalm 119:130</text:p>
            <text:p text:style-name="Table_20_Contents"/>
            <text:p text:style-name="Table_20_Contents">Open my eyes that I may see wonderful things in your law</text:p>
            <text:p text:style-name="Table_20_Contents">Psalm 119:18</text:p>
            <text:p text:style-name="Table_20_Contents"/>
            <text:p text:style-name="Table_20_Contents"/>
            <text:p text:style-name="P6">DEJECTION</text:p>
            <text:p text:style-name="Table_20_Contents"/>
            <text:list text:style-name="L1">
              <text:list-item>
                <text:p text:style-name="P15">The state of being melancholy, depressed, </text:p>
              </text:list-item>
              <text:list-item>
                <text:p text:style-name="P15">in low spirits.</text:p>
              </text:list-item>
              <text:list-item>
                <text:p text:style-name="P14">The act of humbling or abasing one's self.</text:p>
              </text:list-item>
              <text:list-item>
                <text:p text:style-name="P14">Lowness of spirits occasioned by grief or misfortune; mental depression; melancholy.</text:p>
              </text:list-item>
              <text:list-item>
                <text:p text:style-name="P14">A low condition; weakness; inability.</text:p>
              </text:list-item>
            </text:list>
            <text:p text:style-name="Table_20_Contents"/>
            <text:p text:style-name="Table_20_Contents"/>
            <text:p text:style-name="P18">We do not have a high priest who is unable to sympathize with our weaknesses, </text:p>
            <text:p text:style-name="P18">but we have one who has been tempted in every way, just as we are - yet was without </text:p>
            <text:p text:style-name="P18">sin. </text:p>
            <text:p text:style-name="P18">Let us then approach the throne of grace with confidence, so that we may receive </text:p>
            <text:p text:style-name="P58">mercy and find grace to help us</text:p>
            <text:p text:style-name="P58"><text:s/>in our time of need</text:p>
            <text:p text:style-name="Table_20_Contents">Hebrew 4:15-16</text:p>
            <text:p text:style-name="Table_20_Contents"/>
            <text:p text:style-name="Table_20_Contents"><text:soft-page-break/>You will seek me and find me when you seek me with all your heart</text:p>
            <text:p text:style-name="Table_20_Contents">Jeremiah 29:13</text:p>
            <text:p text:style-name="Table_20_Contents"/>
            <text:p text:style-name="Table_20_Contents"/>
            <text:p text:style-name="P19">Call to me and I will answer you and tell you great and unsearchable things you do not </text:p>
            <text:p text:style-name="P19">know</text:p>
            <text:p text:style-name="Table_20_Contents">Jeremiah 33:3</text:p>
            <text:p text:style-name="Table_20_Contents"/>
            <text:p text:style-name="Table_20_Contents">Before they call, I will answer; while they are still speaking, I will hear</text:p>
            <text:p text:style-name="Table_20_Contents">Isaiah 65:24</text:p>
            <text:p text:style-name="Table_20_Contents"/>
            <text:p text:style-name="Table_20_Contents">The Spirit helps us in our weakness. We do not know what we ought to pray, but the Spirit himself intercedes for us with groans that words cannot express. And he who searches our hearts knows the mind of the Spirit, because the Spirit intercedes for the saints in accordance with God's will</text:p>
            <text:p text:style-name="Table_20_Contents">Romans 8:26-27</text:p>
            <text:p text:style-name="Table_20_Contents"/>
            <text:p text:style-name="Table_20_Contents">We do not make requests of you because we are righteous, but because of your great mercy</text:p>
            <text:p text:style-name="Table_20_Contents">Daniel 9:18</text:p>
            <text:p text:style-name="Table_20_Contents"/>
            <text:p text:style-name="P19">Come near to God and he will come near </text:p>
            <text:p text:style-name="P19">to you</text:p>
            <text:p text:style-name="Table_20_Contents">James 4:8</text:p>
            <text:p text:style-name="Table_20_Contents"/>
            <text:p text:style-name="Table_20_Contents">You are kind and forgiving, O Lord, abounding in love to all who call to you</text:p>
            <text:p text:style-name="Table_20_Contents">Psalm 86:5</text:p>
            <text:p text:style-name="Table_20_Contents"/>
            <text:p text:style-name="Table_20_Contents">I will give them a heart to know me, that I am the Lord. They will be my people, and I will be their God, for they will return to me with all their heart</text:p>
            <text:p text:style-name="Table_20_Contents">Jeremiah 24:7</text:p>
            <text:p text:style-name="Table_20_Contents"/>
            <text:p text:style-name="Table_20_Contents">All you have made will praise you, O Lord; your saints will extol you</text:p>
            <text:p text:style-name="Table_20_Contents">Psalm 145:10</text:p>
            <text:p text:style-name="Table_20_Contents"/>
            <text:p text:style-name="P6">DEPRESSION</text:p>
            <text:p text:style-name="Table_20_Contents"><text:soft-page-break/></text:p>
            <text:p text:style-name="Table_20_Contents">Blessed are those who mourn, for they will be comforted</text:p>
            <text:p text:style-name="Table_20_Contents">Matthew 5:4</text:p>
            <text:p text:style-name="Table_20_Contents"/>
            <text:p text:style-name="Table_20_Contents">I will cause all my goodness to pass in front of you, and I will proclaim my name, the Lord, in your presence. I will have mercy on whom I will have mercy, and I will have compassion on whom I will have compassion</text:p>
            <text:p text:style-name="Table_20_Contents">Exodus 33:19</text:p>
            <text:p text:style-name="Table_20_Contents"/>
            <text:p text:style-name="Table_20_Contents">Hope does not disappoint us, because God has poured out his love into our hearts by the Holy Spirit, whom he has given us</text:p>
            <text:p text:style-name="Table_20_Contents">Romans 5:5</text:p>
            <text:p text:style-name="Table_20_Contents"/>
            <text:p text:style-name="Table_20_Contents">I will give them comfort and joy instead of sorrow</text:p>
            <text:p text:style-name="Table_20_Contents">Jeremiah 31:13</text:p>
            <text:p text:style-name="Table_20_Contents"/>
            <text:p text:style-name="Table_20_Contents">I will not forget you.</text:p>
            <text:p text:style-name="Table_20_Contents">Isaiah 49:15</text:p>
            <text:p text:style-name="Table_20_Contents"/>
            <text:p text:style-name="Table_20_Contents">May the God of hope fill you with all joy and peace as you trust in him, so that you may overflow with hope by the power of the Holy Spirit.</text:p>
            <text:p text:style-name="Table_20_Contents">Romans 15:13</text:p>
            <text:p text:style-name="Table_20_Contents"/>
            <text:p text:style-name="Table_20_Contents">The Lord himself goes before you and will be with you; he will never leave nor forsake you. Do not be afraid; do not be discouraged.</text:p>
            <text:p text:style-name="Table_20_Contents">Deut. 31:8</text:p>
            <text:p text:style-name="Table_20_Contents"/>
            <text:p text:style-name="Table_20_Contents">Weeping may remain for a night, but rejoicing comes in the morning</text:p>
            <text:p text:style-name="Table_20_Contents">Psalm 30:5</text:p>
            <text:p text:style-name="Table_20_Contents"/>
            <text:p text:style-name="Table_20_Contents">With everlasting kindness I will have compassion on you</text:p>
            <text:p text:style-name="Table_20_Contents">Isaiah 54:8</text:p>
            <text:p text:style-name="Table_20_Contents"/>
            <text:p text:style-name="Table_20_Contents">Gladness and joy will overtake them, and sorrow and sighing will flee away</text:p>
            <text:p text:style-name="Table_20_Contents">Isaiah 35:10</text:p>
            <text:p text:style-name="Table_20_Contents"><text:soft-page-break/></text:p>
            <text:p text:style-name="Table_20_Contents">Rejoice in the hope of the glory of God</text:p>
            <text:p text:style-name="Table_20_Contents">Romans 5:2</text:p>
            <text:p text:style-name="Table_20_Contents"/>
            <text:p text:style-name="Table_20_Contents">May your unfailing love be my comfort, according to your promise to your servant</text:p>
            <text:p text:style-name="Table_20_Contents">Psalm 119:76</text:p>
            <text:p text:style-name="Table_20_Contents"/>
            <text:p text:style-name="P20">Why are you downcast, O my soul?…</text:p>
            <text:p text:style-name="P20">Put your hope in God, </text:p>
            <text:p text:style-name="P20">for I will yet praise him</text:p>
            <text:p text:style-name="Table_20_Contents">Psalm 42:11</text:p>
            <text:p text:style-name="Table_20_Contents"/>
            <text:p text:style-name="P28"><text:span text:style-name="T2">DESPAIR</text:span></text:p>
            <text:p text:style-name="Table_20_Contents"/>
            <text:p text:style-name="Table_20_Contents">"Be strong, all you people of the land," declares the Lord, "and work. For I am with you."</text:p>
            <text:p text:style-name="Table_20_Contents">Haggai 2:4</text:p>
            <text:p text:style-name="Table_20_Contents"/>
            <text:p text:style-name="Table_20_Contents">Blessed is the man who perseveres under trial, because when he has stood the test, he will receive the crown of life that God has promised to those who love him.</text:p>
            <text:p text:style-name="Table_20_Contents">James 1:12</text:p>
            <text:p text:style-name="Table_20_Contents"/>
            <text:p text:style-name="Table_20_Contents">I will bind up the injured and strengthen the weak.</text:p>
            <text:p text:style-name="Table_20_Contents">Isaiah 40:29</text:p>
            <text:p text:style-name="Table_20_Contents"/>
            <text:p text:style-name="Table_20_Contents">My salvation will last forever</text:p>
            <text:p text:style-name="Table_20_Contents">Isaiah 51:6</text:p>
            <text:p text:style-name="Table_20_Contents"/>
            <text:p text:style-name="Table_20_Contents">I thank and praise you, O God of my fathers; You have given me wisdom and power</text:p>
            <text:p text:style-name="Table_20_Contents">Daniel 2:23</text:p>
            <text:p text:style-name="Table_20_Contents"/>
            <text:p text:style-name="Table_20_Contents">The Lord is faithful, and he will strengthen and protect you from the evil one</text:p>
            <text:p text:style-name="Table_20_Contents">I Thessalonians 3:3</text:p>
            <text:p text:style-name="Table_20_Contents"/>
            <text:p text:style-name="Table_20_Contents">Do not throw away your confidence; it will be richly rewarded</text:p>
            <text:p text:style-name="Table_20_Contents">Hebrews 10:35</text:p>
            <text:p text:style-name="Table_20_Contents"/>
            <text:p text:style-name="Table_20_Contents">Ah, Sovereign Lord, you have made the heavens and the earth by your great power and <text:soft-page-break/>outstretched arm. Nothing is too hard for you</text:p>
            <text:p text:style-name="Table_20_Contents">Jeremiah 32:17</text:p>
            <text:p text:style-name="Table_20_Contents"/>
            <text:p text:style-name="Table_20_Contents">I pray also that the eyes of your heart may be enlightened in order that you may know the hope to which he has called you</text:p>
            <text:p text:style-name="Table_20_Contents">Ephesians 1:18</text:p>
            <text:p text:style-name="Table_20_Contents"/>
            <text:p text:style-name="Table_20_Contents">God is our refuge and strength, an ever-present help in trouble</text:p>
            <text:p text:style-name="Table_20_Contents">Psalm 46:1</text:p>
            <text:p text:style-name="Table_20_Contents"/>
            <text:p text:style-name="Table_20_Contents">Sustain me according to your promise</text:p>
            <text:p text:style-name="Table_20_Contents">Psalm 119:116</text:p>
            <text:p text:style-name="Table_20_Contents"/>
            <text:p text:style-name="Table_20_Contents">The Lord is good, and his love endures forever; his faithfulness continues through all generations</text:p>
            <text:p text:style-name="Table_20_Contents">Psalm 100:5</text:p>
            <text:p text:style-name="Table_20_Contents">My salvation is on the way</text:p>
            <text:p text:style-name="Table_20_Contents">Isaiah 51:5</text:p>
            <text:p text:style-name="Table_20_Contents"/>
            <text:p text:style-name="P6">DISCIPLINE</text:p>
            <text:p text:style-name="Table_20_Contents"/>
            <text:p text:style-name="Table_20_Contents">I will discipline you, but only with justice</text:p>
            <text:p text:style-name="Table_20_Contents">Jeremiah 30:11</text:p>
            <text:p text:style-name="Table_20_Contents"/>
            <text:p text:style-name="Table_20_Contents">Know then in your heart that as a man disciplines his son, so the Lord your God disciplines you.</text:p>
            <text:p text:style-name="Table_20_Contents">Deut. 8:5</text:p>
            <text:p text:style-name="Table_20_Contents"/>
            <text:p text:style-name="Table_20_Contents">God disciplines us for our good, that we may share in his holiness</text:p>
            <text:p text:style-name="Table_20_Contents">Hebrews 12:10</text:p>
            <text:p text:style-name="Table_20_Contents"/>
            <text:p text:style-name="Table_20_Contents">No discipline seems pleasant at the time, but painful. Later on, however, it produces a harvest of righteousness and peace for those who have been trained by it</text:p>
            <text:p text:style-name="Table_20_Contents">Hebrews 12:11</text:p>
            <text:p text:style-name="Table_20_Contents"/>
            <text:p text:style-name="P22">Blessed is the man you discipline, O Lord, the man you teach from your law; you grant him relief from the days of trouble, till a pit is dug for the wicked. For the Lord will not reject his <text:soft-page-break/>people; he will never forsake </text:p>
            <text:p text:style-name="P22">his inheritance.</text:p>
            <text:p text:style-name="Table_20_Contents">Psalm 94:12-14</text:p>
            <text:p text:style-name="Table_20_Contents"/>
            <text:p text:style-name="Table_20_Contents">My son, do not despise the Lord's discipline and do not resent his rebuke, because the Lord disciplines those he loves, as a father the son he delights in.</text:p>
            <text:p text:style-name="Table_20_Contents">Proverbs 3:11-12</text:p>
            <text:p text:style-name="Table_20_Contents"/>
            <text:p text:style-name="Table_20_Contents">Those whom I love I rebuke and discipline.</text:p>
            <text:p text:style-name="Table_20_Contents">Revelation 3:19</text:p>
            <text:p text:style-name="Table_20_Contents"/>
            <text:p text:style-name="Table_20_Contents">When we are judged by the Lord, we are being disciplined so that we will not be condemned with the world.</text:p>
            <text:p text:style-name="Table_20_Contents">I Cor. 11:32</text:p>
            <text:p text:style-name="Table_20_Contents"/>
            <text:p text:style-name="Table_20_Contents">For these commands are a lamp, this teaching is a light, and the corrections of discipline are the way to life.</text:p>
            <text:p text:style-name="Table_20_Contents">Proverbs 6:23</text:p>
            <text:p text:style-name="Table_20_Contents"/>
            <text:p text:style-name="Table_20_Contents">He who spares the rod hates his son, but he who loves him is careful to discipline him</text:p>
            <text:p text:style-name="Table_20_Contents">Proverbs 13:24</text:p>
            <text:p text:style-name="Table_20_Contents"/>
            <text:p text:style-name="P6">DISAPPOINTMENT</text:p>
            <text:p text:style-name="Table_20_Contents"/>
            <text:p text:style-name="P22">Trust in him at all times, O people; pour out your hearts to him, for God is </text:p>
            <text:p text:style-name="P22">our refuge</text:p>
            <text:p text:style-name="Table_20_Contents">Psalm 62:8</text:p>
            <text:p text:style-name="Table_20_Contents"/>
            <text:p text:style-name="Table_20_Contents">If you remain in me and my words remain in you, ask whatever you wish, and it will be given you</text:p>
            <text:p text:style-name="Table_20_Contents">John 15:7</text:p>
            <text:p text:style-name="Table_20_Contents"/>
            <text:p text:style-name="P61">You do not have, because you do not ask God. When you ask, you do not receive, because you ask with wrong motives, that you may spend what you get on your own pleasures</text:p>
            <text:p text:style-name="P61">James 4:2-3</text:p>
            <text:p text:style-name="Table_20_Contents"/>
            <text:p text:style-name="Table_20_Contents">The Lord is near to all who call on him, to all <text:soft-page-break/>who call on him in truth</text:p>
            <text:p text:style-name="Table_20_Contents">Psalm 145:18</text:p>
            <text:p text:style-name="Table_20_Contents"/>
            <text:p text:style-name="Table_20_Contents">In all things God works for the good of those who love him, who have been called according to his purpose</text:p>
            <text:p text:style-name="Table_20_Contents">Romans 8:28</text:p>
            <text:p text:style-name="Table_20_Contents"/>
            <text:p text:style-name="Table_20_Contents">You hear, O Lord, the desire of the afflicted; you encourage them, and you listen to their cry</text:p>
            <text:p text:style-name="Table_20_Contents">Psalm 10:17</text:p>
            <text:p text:style-name="Table_20_Contents"/>
            <text:p text:style-name="Table_20_Contents">If two of you on earth agree about anything you ask for, it will be done for you by my Father in heaven.</text:p>
            <text:p text:style-name="Table_20_Contents">Matthew 18:19</text:p>
            <text:p text:style-name="Table_20_Contents"/>
            <text:p text:style-name="Table_20_Contents">If I had cherished sin in my heart, the Lord would not have listened; but God has surely listened and heard my voice in prayer.</text:p>
            <text:p text:style-name="Table_20_Contents">Psalm 66:18-19</text:p>
            <text:p text:style-name="Table_20_Contents"/>
            <text:p text:style-name="P22">But the eyes of the Lord are on those who fear him, on those whose hope is in </text:p>
            <text:p text:style-name="P22">his unfailing love</text:p>
            <text:p text:style-name="Table_20_Contents">Psalm 33:18</text:p>
            <text:p text:style-name="Table_20_Contents"/>
            <text:p text:style-name="Table_20_Contents"/>
            <text:p text:style-name="Table_20_Contents"/>
            <text:p text:style-name="Table_20_Contents">Whatever you ask for in prayer, believe that you have received it, and it will be yours</text:p>
            <text:p text:style-name="Table_20_Contents">Mark 11:24</text:p>
            <text:p text:style-name="Table_20_Contents"/>
            <text:p text:style-name="Table_20_Contents">[God] is able to do immeasurably more than all we ask or imagine, according to his power that is at work within us</text:p>
            <text:p text:style-name="Table_20_Contents">Ephesians 3:20</text:p>
            <text:p text:style-name="Table_20_Contents"/>
            <text:p text:style-name="Table_20_Contents">I trust in you, O Lord</text:p>
            <text:p text:style-name="Table_20_Contents">Psalm 31:14</text:p>
            <text:p text:style-name="Table_20_Contents"/>
            <text:p text:style-name="P6"/>
            <text:p text:style-name="P6"/>
            <text:p text:style-name="P6"/>
            <text:p text:style-name="P6"/>
            <text:p text:style-name="P6">DISCOURAGEMENT</text:p>
            <text:p text:style-name="Table_20_Contents"><text:soft-page-break/></text:p>
            <text:p text:style-name="Table_20_Contents">Blessed are those who mourn, for they will be comforted</text:p>
            <text:p text:style-name="Table_20_Contents">Matthew 5:4</text:p>
            <text:p text:style-name="Table_20_Contents"/>
            <text:p text:style-name="Table_20_Contents">I will cause all my goodness to pass in front of you, and I will proclaim my name, the Lord, in your presence. I will have mercy on whom I will have mercy, and I will have compassion on whom I will have compassion</text:p>
            <text:p text:style-name="Table_20_Contents">Exodus 33:19</text:p>
            <text:p text:style-name="Table_20_Contents"/>
            <text:p text:style-name="Table_20_Contents">Hope does not disappoint us. because God has poured out His love into our hearts by the Holy Spirit, whom he has given us</text:p>
            <text:p text:style-name="Table_20_Contents">Romans 5:5</text:p>
            <text:p text:style-name="Table_20_Contents"/>
            <text:p text:style-name="Table_20_Contents">I will give them comfort and joy instead of sorrow</text:p>
            <text:p text:style-name="Table_20_Contents">Jeremiah 31:13</text:p>
            <text:p text:style-name="Table_20_Contents"/>
            <text:p text:style-name="Table_20_Contents">I will not forget you</text:p>
            <text:p text:style-name="Table_20_Contents">Isaiah 49:15</text:p>
            <text:p text:style-name="Table_20_Contents"/>
            <text:p text:style-name="Table_20_Contents">May the God of hope fill you with all joy and peace as you trust in him, so that you may overflow with hope by the power of the Holy Spirit</text:p>
            <text:p text:style-name="Table_20_Contents">Romans 15:13</text:p>
            <text:p text:style-name="Table_20_Contents"/>
            <text:p text:style-name="Table_20_Contents">The Lord himself goes before you and will be with you; he will never leave nor forsake you. Do not be afraid; do not be discouraged</text:p>
            <text:p text:style-name="Table_20_Contents">Deuteronomy 31:8</text:p>
            <text:p text:style-name="Table_20_Contents"/>
            <text:p text:style-name="Table_20_Contents">Weeping may remain for a night, but rejoicing comes in the morning</text:p>
            <text:p text:style-name="Table_20_Contents">Psalm 30:5</text:p>
            <text:p text:style-name="Table_20_Contents"/>
            <text:p text:style-name="Table_20_Contents">With everlasting kindness, I will have compassion on you</text:p>
            <text:p text:style-name="Table_20_Contents">Isaiah 54:8</text:p>
            <text:p text:style-name="Table_20_Contents"/>
            <text:p text:style-name="Table_20_Contents"/>
            <text:p text:style-name="Table_20_Contents"/>
            <text:p text:style-name="Table_20_Contents">Gladness and joy will overtake them, and sorrow <text:soft-page-break/>and sighing will flee away</text:p>
            <text:p text:style-name="Table_20_Contents">Isaiah 35:10</text:p>
            <text:p text:style-name="Table_20_Contents"/>
            <text:p text:style-name="Table_20_Contents">Rejoice in the hope of the glory of God</text:p>
            <text:p text:style-name="Table_20_Contents">Romans 5:2</text:p>
            <text:p text:style-name="Table_20_Contents"/>
            <text:p text:style-name="Table_20_Contents">May your unfailing love be my comfort, according to your promise to your servant</text:p>
            <text:p text:style-name="Table_20_Contents">Psalm 119:76</text:p>
            <text:p text:style-name="Table_20_Contents"/>
            <text:p text:style-name="P23">Why are you downcast, </text:p>
            <text:p text:style-name="P23">O my soul? ...Put your hope in God, for I will yet praise him</text:p>
            <text:p text:style-name="Table_20_Contents">Psalm 42:11</text:p>
            <text:p text:style-name="Table_20_Contents"/>
            <text:p text:style-name="P6">DISOBEDIENCE</text:p>
            <text:p text:style-name="Table_20_Contents"/>
            <text:p text:style-name="Table_20_Contents">Blessed...are those who hear the word of God and obey it</text:p>
            <text:p text:style-name="Table_20_Contents">Luke 11:28</text:p>
            <text:p text:style-name="Table_20_Contents"/>
            <text:p text:style-name="Table_20_Contents">If anyone chooses to do God's will, he will find out whether my teaching comes from God or whether I speak on my own</text:p>
            <text:p text:style-name="Table_20_Contents">John 7:17</text:p>
            <text:p text:style-name="Table_20_Contents"/>
            <text:p text:style-name="Table_20_Contents">If you obey my commands, you will remain in my love.</text:p>
            <text:p text:style-name="Table_20_Contents">John 15:10</text:p>
            <text:p text:style-name="Table_20_Contents"/>
            <text:p text:style-name="Table_20_Contents">The man who looks intently into the perfect law that gives freedom, and continues to do this, not forgetting what he has heard, but doing it - he will be blessed in what he does</text:p>
            <text:p text:style-name="Table_20_Contents">James 1:25</text:p>
            <text:p text:style-name="Table_20_Contents"/>
            <text:p text:style-name="Table_20_Contents">If anyone obeys his word, God's love is truly made complete in him</text:p>
            <text:p text:style-name="Table_20_Contents">I John 2:5</text:p>
            <text:p text:style-name="Table_20_Contents"/>
            <text:p text:style-name="Table_20_Contents">Everyone who hears these words of mine and puts them into practice is like a wise man who built his house on the rock</text:p>
            <text:p text:style-name="Table_20_Contents">Matthew 7:24</text:p>
            <text:p text:style-name="Table_20_Contents"/>
            <text:p text:style-name="Table_20_Contents">Direct me in the path of your commands, for <text:soft-page-break/>there I find delight</text:p>
            <text:p text:style-name="Table_20_Contents">Psalm 119: 35</text:p>
            <text:p text:style-name="Table_20_Contents"/>
            <text:p text:style-name="P24">For the Son of Man is going to come in his Father's glory with his angels, and then he will reward each person according to </text:p>
            <text:p text:style-name="P24">what he has done</text:p>
            <text:p text:style-name="Table_20_Contents">Matthew 16:27</text:p>
            <text:p text:style-name="Table_20_Contents"/>
            <text:p text:style-name="Table_20_Contents">If anyone loves me, he will obey my teaching. My Father will love him, and we will come to him and make our home with him</text:p>
            <text:p text:style-name="Table_20_Contents">John 14:23</text:p>
            <text:p text:style-name="Table_20_Contents"/>
            <text:p text:style-name="Table_20_Contents">Blessed are all who fear the Lord, who walk in his ways</text:p>
            <text:p text:style-name="Table_20_Contents">Psalm 128:1</text:p>
            <text:p text:style-name="Table_20_Contents"/>
            <text:p text:style-name="P25">Jesus said, "If you hold to my teaching, you are really my disciples. Then you will know the truth, and the truth will </text:p>
            <text:p text:style-name="P25">set you free."</text:p>
            <text:p text:style-name="Table_20_Contents">John 8:31-32</text:p>
            <text:p text:style-name="Table_20_Contents"/>
            <text:p text:style-name="Table_20_Contents">Now I obey your word</text:p>
            <text:p text:style-name="Table_20_Contents">Psalm 119:67</text:p>
            <text:p text:style-name="Table_20_Contents"/>
            <text:p text:style-name="P6">DOUBT</text:p>
            <text:p text:style-name="Table_20_Contents"/>
            <text:p text:style-name="Table_20_Contents">If anyone acknowledges that Jesus is the Son of God, God lives in him and he in God</text:p>
            <text:p text:style-name="Table_20_Contents">I John 4:15</text:p>
            <text:p text:style-name="Table_20_Contents"/>
            <text:p text:style-name="Table_20_Contents">The Lord redeems his servants; no one who takes refuge in him will be condemned</text:p>
            <text:p text:style-name="Table_20_Contents">Psalm 34:22</text:p>
            <text:p text:style-name="Table_20_Contents"/>
            <text:p text:style-name="Table_20_Contents">He was delivered over to death for our sins and was raised to life for our justification</text:p>
            <text:p text:style-name="Table_20_Contents">Romans 4:25</text:p>
            <text:p text:style-name="Table_20_Contents"/>
            <text:p text:style-name="Table_20_Contents">It does not, therefore, depend on man's desire or effort, but on God's mercy</text:p>
            <text:p text:style-name="Table_20_Contents">Romans 9:16</text:p>
            <text:p text:style-name="Table_20_Contents"/>
            <text:p text:style-name="Table_20_Contents">With the Lord is unfailing love and with him is <text:soft-page-break/>full redemption</text:p>
            <text:p text:style-name="Table_20_Contents">Psalm 130:7</text:p>
            <text:p text:style-name="Table_20_Contents"/>
            <text:p text:style-name="Table_20_Contents"/>
            <text:p text:style-name="Table_20_Contents"/>
            <text:p text:style-name="Table_20_Contents">Jesus said, "I am the resurrection and the life. He who believes in me will live, even though he dies; and whoever lives and believes in me will never die."</text:p>
            <text:p text:style-name="Table_20_Contents">John 11:25-26</text:p>
            <text:p text:style-name="Table_20_Contents"/>
            <text:p text:style-name="Table_20_Contents">All have sinned and fall short of the glory of God, and are justified freely by his grace through the redemption that came by Christ Jesus</text:p>
            <text:p text:style-name="Table_20_Contents">Roman 3:23-24</text:p>
            <text:p text:style-name="Table_20_Contents"/>
            <text:p text:style-name="Table_20_Contents">I have not come to call the righteous, but sinners</text:p>
            <text:p text:style-name="Table_20_Contents">Matthew 9:13</text:p>
            <text:p text:style-name="Table_20_Contents"/>
            <text:p text:style-name="Table_20_Contents">To all who received him, to those who believed in his name, he gave the right to become children of God</text:p>
            <text:p text:style-name="Table_20_Contents">John 1:12</text:p>
            <text:p text:style-name="Table_20_Contents"/>
            <text:p text:style-name="Table_20_Contents">To the man who does not work but trusts God who justifies the wicked, his faith is credited as righteousness</text:p>
            <text:p text:style-name="Table_20_Contents">Romans 4:5</text:p>
            <text:p text:style-name="Table_20_Contents"/>
            <text:p text:style-name="Table_20_Contents">Whoever believes in him is not condemned</text:p>
            <text:p text:style-name="Table_20_Contents">John 3:18</text:p>
            <text:p text:style-name="Table_20_Contents"/>
            <text:p text:style-name="Table_20_Contents">These are written that you may believe that Jesus is the Christ, the Son of God, and that by believing you may have life in his name</text:p>
            <text:p text:style-name="Table_20_Contents">John 20:31</text:p>
            <text:p text:style-name="Table_20_Contents"/>
            <text:p text:style-name="P6">ENCOURAGEMENT</text:p>
            <text:p text:style-name="Table_20_Contents"/>
            <text:p text:style-name="P27">You are a chosen people, a royal priesthood, a holy nation, a people belonging to God, that you may declare the praises of him who called you out of darkness into his </text:p>
            <text:p text:style-name="P27">wonderful light</text:p>
            <text:p text:style-name="Table_20_Contents">I Peter 2:9</text:p>
            <text:p text:style-name="Table_20_Contents"><text:soft-page-break/></text:p>
            <text:p text:style-name="Table_20_Contents">The Lord will fulfill his purpose for me</text:p>
            <text:p text:style-name="Table_20_Contents">Psalm 138:8</text:p>
            <text:p text:style-name="Table_20_Contents"/>
            <text:p text:style-name="Table_20_Contents">And now, O Israel, what does the Lord you God ask of you but to fear the Lord your God, to walk in all his ways, to love him, to serve the Lord your God with all your heart and with all your soul?</text:p>
            <text:p text:style-name="Table_20_Contents">Deut. 10:12</text:p>
            <text:p text:style-name="Table_20_Contents"/>
            <text:p text:style-name="P27">"For I know the plans I have for your," declares the Lord, "plans to prosper you and not to harm you, plans to give you </text:p>
            <text:p text:style-name="P27">hope and a future."</text:p>
            <text:p text:style-name="Table_20_Contents">Jeremiah 29:11</text:p>
            <text:p text:style-name="Table_20_Contents"/>
            <text:p text:style-name="Table_20_Contents">May our Lord Jesus Christ himself and God our Father, who loved us and by his grace gave us eternal encouragement and good hope, encourage your hearts and strengthen you in every good deed and word</text:p>
            <text:p text:style-name="Table_20_Contents">II Thessalonians 2:16-17</text:p>
            <text:p text:style-name="Table_20_Contents"/>
            <text:p text:style-name="Table_20_Contents">God...will not forget your work and the love you have shown him as you have helped his people and continue to help them</text:p>
            <text:p text:style-name="Table_20_Contents">Hebrews 6:10</text:p>
            <text:p text:style-name="Table_20_Contents"/>
            <text:p text:style-name="Table_20_Contents">Let your light shine before men, that they may see your good works and praise your Father in heaven.</text:p>
            <text:p text:style-name="Table_20_Contents">Matthew 5:16</text:p>
            <text:p text:style-name="Table_20_Contents"/>
            <text:p text:style-name="Table_20_Contents">I want you to stress these things, so that those who have trusted in God may be careful to devote themselves to doing what is good. These things are excellent and profitable for everyone.</text:p>
            <text:p text:style-name="Table_20_Contents">Titus 3:8</text:p>
            <text:p text:style-name="Table_20_Contents"/>
            <text:p text:style-name="Table_20_Contents">If anyone serves, he should do so with the strength God provides, so that in all things God may be praised</text:p>
            <text:p text:style-name="Table_20_Contents">I Peter 4:11</text:p>
            <text:p text:style-name="Table_20_Contents"/>
            <text:p text:style-name="P28"><text:span text:style-name="T2">EVERLASTING</text:span> LIFE</text:p>
            <text:p text:style-name="Table_20_Contents"><text:soft-page-break/></text:p>
            <text:p text:style-name="Table_20_Contents">Everyone who looks to the Son and believes in him shall have eternal life, and I will raise him up at the last day</text:p>
            <text:p text:style-name="Table_20_Contents">John 6:40</text:p>
            <text:p text:style-name="Table_20_Contents"/>
            <text:p text:style-name="Table_20_Contents">The one who raised the Lord Jesus from the dead will also raise us with Jesus and present us with you in his presence</text:p>
            <text:p text:style-name="Table_20_Contents">II Cor 4:14</text:p>
            <text:p text:style-name="Table_20_Contents"/>
            <text:p text:style-name="Table_20_Contents">The Lord Jesus Christ, who, by the power that enables him to bring everything under his control, will transform our lowly bodies so that they will be like his glorious body</text:p>
            <text:p text:style-name="Table_20_Contents">Phil. 3:21</text:p>
            <text:p text:style-name="Table_20_Contents"/>
            <text:p text:style-name="Table_20_Contents">I know that my Redeemer lives, and that in the end he will stand upon the earth. And after my skin has been destroyed, yet in my flesh I will see God; I myself will see him with my own eyes - I, and not another.</text:p>
            <text:p text:style-name="Table_20_Contents">Job 19:25-27</text:p>
            <text:p text:style-name="Table_20_Contents"/>
            <text:p text:style-name="Table_20_Contents">But your dead will live; their bodies will rise. You who dwell in the dust, wake up and shout for joy</text:p>
            <text:p text:style-name="Table_20_Contents">Isaiah 26:19</text:p>
            <text:p text:style-name="Table_20_Contents"/>
            <text:p text:style-name="Table_20_Contents">We will not all sleep, but we will all be changed...the dead will be raised imperishable, and we will be changed</text:p>
            <text:p text:style-name="Table_20_Contents">I Cor 15:51-52</text:p>
            <text:p text:style-name="Table_20_Contents"/>
            <text:p text:style-name="Table_20_Contents">If we have been united with him in his death, we will certainly also be united with him in his resurrection.</text:p>
            <text:p text:style-name="Table_20_Contents">Romans 6:5</text:p>
            <text:p text:style-name="Table_20_Contents"/>
            <text:p text:style-name="Table_20_Contents">When I awake, I will be satisfied with seeing your likeness</text:p>
            <text:p text:style-name="Table_20_Contents">Psalm 17:15</text:p>
            <text:p text:style-name="Table_20_Contents"/>
            <text:p text:style-name="Table_20_Contents"/>
            <text:p text:style-name="Table_20_Contents"/>
            <text:p text:style-name="Table_20_Contents">I will ransom them from the power of the grave; <text:soft-page-break/>I will redeem them from death</text:p>
            <text:p text:style-name="Table_20_Contents">Hosea 13:14</text:p>
            <text:p text:style-name="Table_20_Contents"/>
            <text:p text:style-name="Table_20_Contents">The dead will hear the voice of the Son of God and those who hear will live</text:p>
            <text:p text:style-name="Table_20_Contents">John 5:25</text:p>
            <text:p text:style-name="Table_20_Contents"/>
            <text:p text:style-name="P6">EXCELLENCE</text:p>
            <text:p text:style-name="Table_20_Contents"/>
            <text:p text:style-name="Table_20_Contents">For I have chosen him, so that he will direct his children and his household after him to keep the way of the Lord by doing what is right and just</text:p>
            <text:p text:style-name="Table_20_Contents">Genesis 18:19</text:p>
            <text:p text:style-name="Table_20_Contents"/>
            <text:p text:style-name="Table_20_Contents">So, will I save you, and you will be a blessing</text:p>
            <text:p text:style-name="Table_20_Contents">Zechariah 8:13</text:p>
            <text:p text:style-name="Table_20_Contents"/>
            <text:p text:style-name="Table_20_Contents">If you repent, I will restore you that you may serve</text:p>
            <text:p text:style-name="Table_20_Contents">Jeremiah 15:19</text:p>
            <text:p text:style-name="Table_20_Contents"/>
            <text:p text:style-name="Table_20_Contents">"Come, follow me," Jesus said, "and I will make you fishers of men."</text:p>
            <text:p text:style-name="Table_20_Contents">Matthew 4:19</text:p>
            <text:p text:style-name="Table_20_Contents"/>
            <text:p text:style-name="Table_20_Contents">Anyone who has faith in me will do what I have been doing. He will do even greater things than these, because I am going to the Father</text:p>
            <text:p text:style-name="Table_20_Contents">John 14:12</text:p>
            <text:p text:style-name="Table_20_Contents"/>
            <text:p text:style-name="Table_20_Contents">I thank Christ Jesus our Lord, who has given me strength, that he considered me faithful, appointing me into his service</text:p>
            <text:p text:style-name="Table_20_Contents">I Timothy 1:12</text:p>
            <text:p text:style-name="Table_20_Contents"/>
            <text:p text:style-name="P30">He whose walk is blameless will </text:p>
            <text:p text:style-name="P30">minister to me</text:p>
            <text:p text:style-name="Table_20_Contents">Psalm 101:6</text:p>
            <text:p text:style-name="Table_20_Contents"/>
            <text:p text:style-name="Table_20_Contents">Jesus has made us to be a kingdom and priests to serve his God and Father</text:p>
            <text:p text:style-name="Table_20_Contents">Revelation 1:6</text:p>
            <text:p text:style-name="Table_20_Contents"/>
            <text:p text:style-name="Table_20_Contents"/>
            <text:p text:style-name="Table_20_Contents"/>
            <text:p text:style-name="Table_20_Contents">Whoever wants to become great among you <text:soft-page-break/>must be your servant, and whoever wants to be first must be your slave - just as the Son of Man did not come to be served, but to serve, and to give his life as a ransom for many</text:p>
            <text:p text:style-name="Table_20_Contents">Matthew 20:26-28</text:p>
            <text:p text:style-name="Table_20_Contents"/>
            <text:p text:style-name="Table_20_Contents">This is to my Father's glory, that you bear much fruit, showing yourselves to be my disciples</text:p>
            <text:p text:style-name="Table_20_Contents">John 15:8</text:p>
            <text:p text:style-name="Table_20_Contents"/>
            <text:p text:style-name="Table_20_Contents">There are different kinds of gifts, but the same Spirit. There are different kinds of service, but the same Lord</text:p>
            <text:p text:style-name="Table_20_Contents">I Corinthians 12:4-5</text:p>
            <text:p text:style-name="Table_20_Contents"/>
            <text:p text:style-name="P6">FAILURE</text:p>
            <text:p text:style-name="Table_20_Contents"/>
            <text:p text:style-name="Table_20_Contents">Do not be afraid. Stand firm and you will see the deliverance the Lord will bring you</text:p>
            <text:p text:style-name="Table_20_Contents">Exodus 14:13</text:p>
            <text:p text:style-name="Table_20_Contents"/>
            <text:p text:style-name="Table_20_Contents">I will strengthen you and help you; I will uphold you with my righteous right hand</text:p>
            <text:p text:style-name="Table_20_Contents">Isaiah 41:10</text:p>
            <text:p text:style-name="Table_20_Contents"/>
            <text:p text:style-name="Table_20_Contents">I do not even judge myself...It is the Lord who judges me. Therefore, judge nothing before the appointed time; wait till the Lord comes. He will bring to light what is hidden in darkness and will expose the motives of men's hearts. At that time each will receive his praise from God</text:p>
            <text:p text:style-name="Table_20_Contents">I Cor. 4:3-5</text:p>
            <text:p text:style-name="Table_20_Contents"/>
            <text:p text:style-name="Table_20_Contents">The Lord does not look at the things man looks at. Man looks at the outward appearance, but the Lord looks at the heart</text:p>
            <text:p text:style-name="Table_20_Contents">I Samuel 16:7</text:p>
            <text:p text:style-name="Table_20_Contents"/>
            <text:p text:style-name="Table_20_Contents">Stand firm. Let nothing move you. Always give yourselves fully to the work of the Lord, because you know that your labor in the Lord is not in vain</text:p>
            <text:p text:style-name="Table_20_Contents">I Cor. 15:58</text:p>
            <text:p text:style-name="Table_20_Contents"/>
            <text:p text:style-name="Table_20_Contents">You need to persevere so that when you have done the will of God, you will receive what he <text:soft-page-break/>has promised</text:p>
            <text:p text:style-name="Table_20_Contents">Hebrews 10:36</text:p>
            <text:p text:style-name="Table_20_Contents"/>
            <text:p text:style-name="Table_20_Contents">He will be the sure foundation for your times, a rich store of salvation and wisdom and knowledge</text:p>
            <text:p text:style-name="Table_20_Contents">Isaiah 33:6</text:p>
            <text:p text:style-name="Table_20_Contents"/>
            <text:p text:style-name="P31">Who are you to judge someone else's servant? To his own master he stands </text:p>
            <text:p text:style-name="P31">or falls. </text:p>
            <text:p text:style-name="P31">And he will stand, for the Lord is able to make him stand</text:p>
            <text:p text:style-name="Table_20_Contents">Romans 14:4</text:p>
            <text:p text:style-name="Table_20_Contents"/>
            <text:p text:style-name="Table_20_Contents">Have I not commanded you? Be strong and courageous. Do not be terrified; do not be discouraged, for the Lord your God will be with you wherever you go</text:p>
            <text:p text:style-name="Table_20_Contents">Joshua 1:9</text:p>
            <text:p text:style-name="Table_20_Contents"/>
            <text:p text:style-name="P6">FAMILY</text:p>
            <text:p text:style-name="Table_20_Contents"/>
            <text:p text:style-name="Table_20_Contents">You, O Lord, are our Father, our Redeemer from of old is your name.</text:p>
            <text:p text:style-name="Table_20_Contents">Isaiah 63:16</text:p>
            <text:p text:style-name="Table_20_Contents"/>
            <text:p text:style-name="Table_20_Contents">I will be a Father to you, and you will be my sons and daughters</text:p>
            <text:p text:style-name="Table_20_Contents">II Cor 6:18</text:p>
            <text:p text:style-name="Table_20_Contents"/>
            <text:p text:style-name="Table_20_Contents">You are all sons of God through faith in Christ Jesus</text:p>
            <text:p text:style-name="Table_20_Contents">Galatians 3:26</text:p>
            <text:p text:style-name="Table_20_Contents"/>
            <text:p text:style-name="P59">Whoever acknowledges the Son has </text:p>
            <text:p text:style-name="P59">the Father also</text:p>
            <text:p text:style-name="Table_20_Contents">I John 2:23</text:p>
            <text:p text:style-name="Table_20_Contents"/>
            <text:p text:style-name="P31">As a father has compassion on his children, so the Lord has compassion on those who </text:p>
            <text:p text:style-name="P31">fear him</text:p>
            <text:p text:style-name="Table_20_Contents">Psalm 103:13</text:p>
            <text:p text:style-name="Table_20_Contents"/>
            <text:p text:style-name="Table_20_Contents">The Father himself loves you because you have loved me and have believed that I came from <text:soft-page-break/>God</text:p>
            <text:p text:style-name="Table_20_Contents">John 16:27</text:p>
            <text:p text:style-name="Table_20_Contents"/>
            <text:p text:style-name="Table_20_Contents">Jesus said, "I am returning to my Father and your Father, to my God and your God.”</text:p>
            <text:p text:style-name="Table_20_Contents">John 20:17</text:p>
            <text:p text:style-name="Table_20_Contents"/>
            <text:p text:style-name="P31">Endure hardship as discipline; God is treating you as sons. For what son is not disciplined by his father? If you are not discipline (and everyone undergoes discipline), then you are illegitimate children and not true sons. Moreover, we have all had human fathers who disciplined us, and we respected them for it. How much more should we submit to the Father of our spirits and live! Our fathers disciplined us for a little while as they thought best; </text:p>
            <text:p text:style-name="P31">but God disciplines us for our good, that we may share </text:p>
            <text:p text:style-name="P31">in his holiness</text:p>
            <text:p text:style-name="Table_20_Contents">Hebrews 12:7-10</text:p>
            <text:p text:style-name="Table_20_Contents"/>
            <text:p text:style-name="Table_20_Contents">Every good and perfect gift is from above, coming down from the Father...who does not change like shifting shadows</text:p>
            <text:p text:style-name="Table_20_Contents">James 1:17</text:p>
            <text:p text:style-name="Table_20_Contents"/>
            <text:p text:style-name="P6">FEAR</text:p>
            <text:p text:style-name="Table_20_Contents"/>
            <text:p text:style-name="Table_20_Contents">The Lord is my helper; I will not be afraid. What can man do to me?</text:p>
            <text:p text:style-name="Table_20_Contents">Hebrews 13:6</text:p>
            <text:p text:style-name="Table_20_Contents"/>
            <text:p text:style-name="P32">Do not be terrified...for the Lord your God, who is among you, is a great and </text:p>
            <text:p text:style-name="P32">awesome God</text:p>
            <text:p text:style-name="Table_20_Contents">Deuteronomy 7:21</text:p>
            <text:p text:style-name="Table_20_Contents"/>
            <text:p text:style-name="Table_20_Contents">For great is the Lord and most worthy of praise; he is to be feared above all gods. For all the gods of the nations are idols, but the Lord made the heavens</text:p>
            <text:p text:style-name="Table_20_Contents">I Chron. 16:25-26</text:p>
            <text:p text:style-name="Table_20_Contents"/>
            <text:p text:style-name="Table_20_Contents"/>
            <text:p text:style-name="Table_20_Contents">I am with you to rescue and save you</text:p>
            <text:p text:style-name="Table_20_Contents"><text:soft-page-break/>Jeremiah 15:20</text:p>
            <text:p text:style-name="Table_20_Contents"/>
            <text:p text:style-name="Table_20_Contents">So do not fear, for I am with you; do not be dismayed, for I am your God</text:p>
            <text:p text:style-name="Table_20_Contents">Isaiah 41:10</text:p>
            <text:p text:style-name="Table_20_Contents"/>
            <text:p text:style-name="P32">When a man's ways are pleasing to the Lord, he makes even his enemies live </text:p>
            <text:p text:style-name="P32">at peace with him</text:p>
            <text:p text:style-name="Table_20_Contents">Proverbs 16:7</text:p>
            <text:p text:style-name="Table_20_Contents"/>
            <text:p text:style-name="Table_20_Contents">Say to those with fearful hearts, "Be strong, do not fear, your God will come.”</text:p>
            <text:p text:style-name="Table_20_Contents">Isaiah 35:4</text:p>
            <text:p text:style-name="Table_20_Contents"/>
            <text:p text:style-name="Table_20_Contents">He will deliver us</text:p>
            <text:p text:style-name="Table_20_Contents">II Cor. 1:10</text:p>
            <text:p text:style-name="Table_20_Contents"/>
            <text:p text:style-name="Table_20_Contents">Whatever you have learned or received or heard from me or seen in me - put it into practice. And the God of peace will be with you</text:p>
            <text:p text:style-name="Table_20_Contents">Philippians 4:9</text:p>
            <text:p text:style-name="Table_20_Contents"/>
            <text:p text:style-name="Table_20_Contents">Don't be afraid of them. Remember the Lord, who is great and awesome</text:p>
            <text:p text:style-name="Table_20_Contents">Nehemiah 4:14</text:p>
            <text:p text:style-name="Table_20_Contents"/>
            <text:p text:style-name="Table_20_Contents">The Lord is my strength and my shield; my heart trusts in him</text:p>
            <text:p text:style-name="Table_20_Contents">Psalm 28:7</text:p>
            <text:p text:style-name="Table_20_Contents"/>
            <text:p text:style-name="Table_20_Contents">Do not be afraid of any man, for judgment belongs to God</text:p>
            <text:p text:style-name="Table_20_Contents">Deuteronomy 1:17</text:p>
            <text:p text:style-name="Table_20_Contents"/>
            <text:p text:style-name="Table_20_Contents">The Lord will be a refuge for his people</text:p>
            <text:p text:style-name="Table_20_Contents">Joel 3:16</text:p>
            <text:p text:style-name="Table_20_Contents"/>
            <text:p text:style-name="Table_20_Contents">I will lie down and sleep in peace, for you alone, O Lord, make me dwell in safety.</text:p>
            <text:p text:style-name="Table_20_Contents">Psalm 4:8</text:p>
            <text:p text:style-name="Table_20_Contents"/>
            <text:p text:style-name="Table_20_Contents">When I am afraid, I will trust in you</text:p>
            <text:p text:style-name="Table_20_Contents">Psalm 56:3</text:p>
            <text:p text:style-name="Table_20_Contents"/>
            <text:p text:style-name="P6">FELLOWSHIP</text:p>
            <text:p text:style-name="Table_20_Contents"><text:soft-page-break/></text:p>
            <text:p text:style-name="Table_20_Contents">The Lord God said, "It is not good for the man to be alone. I will make a helper suitable for him." Then the Lord God made a woman from the rib he had taken out of the man, and he brought her to the man</text:p>
            <text:p text:style-name="Table_20_Contents">Genesis 2:18,22</text:p>
            <text:p text:style-name="Table_20_Contents"/>
            <text:p text:style-name="Table_20_Contents">Love your neighbor as yourself</text:p>
            <text:p text:style-name="Table_20_Contents">Mark 12:31</text:p>
            <text:p text:style-name="Table_20_Contents"/>
            <text:p text:style-name="P33">Love one another. As I have loved you, so you must love one another. All men will know that you are my disciples</text:p>
            <text:p text:style-name="P33"><text:s/>if you love one another</text:p>
            <text:p text:style-name="Table_20_Contents">John 13:34-35</text:p>
            <text:p text:style-name="Table_20_Contents"/>
            <text:p text:style-name="P33">Let no debt remain outstanding, except the continuing debt to love one another, </text:p>
            <text:p text:style-name="P33">for he who loves his fellow man has fulfilled the law</text:p>
            <text:p text:style-name="Table_20_Contents">Romans 13:8</text:p>
            <text:p text:style-name="Table_20_Contents"/>
            <text:p text:style-name="P33">May the God who gives endurance and encouragement give you a spirit of unity among yourselves as you follow Christ Jesus, so that with one heart and mouth you may glorify the God and Father of our </text:p>
            <text:p text:style-name="P33">Lord Jesus Christ</text:p>
            <text:p text:style-name="Table_20_Contents">Romans 15:5-6</text:p>
            <text:p text:style-name="Table_20_Contents"/>
            <text:p text:style-name="Table_20_Contents">Where two or three come together in my name, there am I with them</text:p>
            <text:p text:style-name="Table_20_Contents">Matthew 18:20</text:p>
            <text:p text:style-name="Table_20_Contents"/>
            <text:p text:style-name="Table_20_Contents">You are all one in Christ Jesus</text:p>
            <text:p text:style-name="Table_20_Contents">Galatians 3:28</text:p>
            <text:p text:style-name="Table_20_Contents"/>
            <text:p text:style-name="Table_20_Contents">How can we thank God enough for you in return for all the joy we have in the presence of our God because of you?</text:p>
            <text:p text:style-name="Table_20_Contents">I Thess. 3:9</text:p>
            <text:p text:style-name="Table_20_Contents"/>
            <text:p text:style-name="P33">May the Lord make your love increase and overflow for each other and for </text:p>
            <text:p text:style-name="P33">everyone else.</text:p>
            <text:p text:style-name="Table_20_Contents"><text:soft-page-break/>I Thess. 3:12</text:p>
            <text:p text:style-name="Table_20_Contents"/>
            <text:p text:style-name="Table_20_Contents">Now that you have purified yourselves by obeying the truth so that you have sincere love for your brothers, love one another deeply, from the heart</text:p>
            <text:p text:style-name="Table_20_Contents">I Peter 1:22</text:p>
            <text:p text:style-name="Table_20_Contents"/>
            <text:p text:style-name="P6">FORGIVENESS</text:p>
            <text:p text:style-name="Table_20_Contents"/>
            <text:p text:style-name="Table_20_Contents">You forgave the iniquity of your people and covered all their sins</text:p>
            <text:p text:style-name="Table_20_Contents">Psalm 85:2</text:p>
            <text:p text:style-name="Table_20_Contents"/>
            <text:p text:style-name="Table_20_Contents">You are kind and forgiving, O Lord, abounding in love to all who call to you</text:p>
            <text:p text:style-name="Table_20_Contents">Psalm 86:5</text:p>
            <text:p text:style-name="Table_20_Contents"/>
            <text:p text:style-name="P33">He forgives all my sins and heals all </text:p>
            <text:p text:style-name="P33">my diseases</text:p>
            <text:p text:style-name="Table_20_Contents">Psalm 103:3</text:p>
            <text:p text:style-name="Table_20_Contents"/>
            <text:p text:style-name="Table_20_Contents">As far as the east is from the west, so far has he removed our transgressions from us. As a father has compassion on his children, so the Lord has compassion on those who fear him; for he knows how we are formed, he remembers that we are dust</text:p>
            <text:p text:style-name="Table_20_Contents">Psalm 103:12-14</text:p>
            <text:p text:style-name="Table_20_Contents"/>
            <text:p text:style-name="Table_20_Contents">I acknowledged my sin to you and did not cover up my iniquity. I said, "I will confess my transgressions to the Lord" - and you forgave the guilt of my sin</text:p>
            <text:p text:style-name="Table_20_Contents">Psalm 32:5-6</text:p>
            <text:p text:style-name="Table_20_Contents"/>
            <text:p text:style-name="Table_20_Contents">I will forgive their wickedness and will remember their sins no more</text:p>
            <text:p text:style-name="Table_20_Contents">Jeremiah 31:34</text:p>
            <text:p text:style-name="Table_20_Contents"/>
            <text:p text:style-name="Table_20_Contents">If we confess our sins, he is faithful and just and will forgive us our sins and purify us from all unrighteousness</text:p>
            <text:p text:style-name="Table_20_Contents">I John 1:9</text:p>
            <text:p text:style-name="Table_20_Contents"/>
            <text:p text:style-name="Table_20_Contents">You are kind and forgiving, O Lord, abounding <text:soft-page-break/>in love to all who call to you</text:p>
            <text:p text:style-name="Table_20_Contents">Psalm 86:5</text:p>
            <text:p text:style-name="Table_20_Contents"/>
            <text:p text:style-name="P33">Who is a God like you, who pardons sin and forgives the transgression of the remnant of his inheritance? You do not stay angry forever but delight to show mercy. You will again have compassion on us; you will tread our sins underfoot and hurl all our iniquities into the depths of the </text:p>
            <text:p text:style-name="P33">sea</text:p>
            <text:p text:style-name="Table_20_Contents">Micah 7:18-19</text:p>
            <text:p text:style-name="Table_20_Contents"/>
            <text:p text:style-name="Table_20_Contents">Everyone who believes in him receives forgiveness of sins through his name</text:p>
            <text:p text:style-name="Table_20_Contents">Acts 10:43</text:p>
            <text:p text:style-name="Table_20_Contents"/>
            <text:p text:style-name="P6">FREEDOM</text:p>
            <text:p text:style-name="Table_20_Contents"/>
            <text:p text:style-name="P34">Everyone who sins is a slave to sin. Now a slave has no permanent place in the family, but a son belongs to it </text:p>
            <text:p text:style-name="P34">forever. So, if the Son sets you free, you will be free indeed</text:p>
            <text:p text:style-name="Table_20_Contents">John 8:34-36</text:p>
            <text:p text:style-name="Table_20_Contents"/>
            <text:p text:style-name="P34">When you were slaves to sin, you were free from the control of righteousness...But now that you have been set free from sin and have become slaves to God, the benefit you reap leads to holiness, and the result is </text:p>
            <text:p text:style-name="P34">eternal life</text:p>
            <text:p text:style-name="Table_20_Contents">Romans 6:20,22</text:p>
            <text:p text:style-name="Table_20_Contents"/>
            <text:p text:style-name="Table_20_Contents">Our old self was crucified with him so that the body of sin might be rendered powerless, that we should no longer be slaves to sin</text:p>
            <text:p text:style-name="Table_20_Contents">Romans 6:6</text:p>
            <text:p text:style-name="Table_20_Contents"/>
            <text:p text:style-name="Table_20_Contents">Sin shall not be your master, because you are not under law, but under grace</text:p>
            <text:p text:style-name="Table_20_Contents">Romans 6:14</text:p>
            <text:p text:style-name="Table_20_Contents"/>
            <text:p text:style-name="P34">Because of his great love for us, God, who is rich in mercy, made us alive with Christ even when we were dead in transgression - it is by <text:soft-page-break/>grace you have been saved. And God raised us up with Christ and seated us with him in the heavenly realms in Christ Jesus, in order that in the coming ages he might show the incomparable riches of his grace, expressed in his kindness to us in Christ Jesus…</text:p>
            <text:p text:style-name="P34">For we are God's workmanship, created in Christ Jesus to do good works, which God prepared </text:p>
            <text:p text:style-name="P34">in advance for us to do</text:p>
            <text:p text:style-name="Table_20_Contents">Ephesians 2:4-7,10</text:p>
            <text:p text:style-name="Table_20_Contents"/>
            <text:p text:style-name="P34">No one who is born of God will continue to sin, because God's seed remains in him; he cannot go on sinning, because he has been </text:p>
            <text:p text:style-name="P34">born of God</text:p>
            <text:p text:style-name="Table_20_Contents">I John 3:9</text:p>
            <text:p text:style-name="Table_20_Contents"/>
            <text:p text:style-name="Table_20_Contents">The gospel...is the power of God for the salvation of everyone who believes</text:p>
            <text:p text:style-name="Table_20_Contents">Romans 1:16</text:p>
            <text:p text:style-name="Table_20_Contents"/>
            <text:p text:style-name="P6">FRUSTRATION</text:p>
            <text:p text:style-name="P6"/>
            <text:p text:style-name="Table_20_Contents">Blessed are the merciful, for they will be shown mercy</text:p>
            <text:p text:style-name="Table_20_Contents">Matthew 5:7</text:p>
            <text:p text:style-name="Table_20_Contents"/>
            <text:p text:style-name="P35">Look not only to your own interests, but also to the interests of </text:p>
            <text:p text:style-name="P35">others</text:p>
            <text:p text:style-name="Table_20_Contents">Philippians 2:4</text:p>
            <text:p text:style-name="Table_20_Contents"/>
            <text:p text:style-name="Table_20_Contents">Love is not easily angered, it keeps no record of wrongs</text:p>
            <text:p text:style-name="Table_20_Contents">I Corinthians 13:5</text:p>
            <text:p text:style-name="Table_20_Contents"/>
            <text:p text:style-name="P35">Anyone who speaks against his brother or judges him speaks against the law and judges it...There is only one Lawgiver and Judge, the one who is able to save and destroy. </text:p>
            <text:p text:style-name="P35">But you-who are you to judge your neighbor</text:p>
            <text:p text:style-name="Table_20_Contents">James 4:11-12</text:p>
            <text:p text:style-name="Table_20_Contents"/>
            <text:p text:style-name="Table_20_Contents"/>
            <text:p text:style-name="Table_20_Contents">Love covers a multitude of sins</text:p>
            <text:p text:style-name="Table_20_Contents"><text:soft-page-break/>I Peter 4:8</text:p>
            <text:p text:style-name="Table_20_Contents"/>
            <text:p text:style-name="Table_20_Contents">If anyone sees his brother commit a sin that does not lead to death, he should pray</text:p>
            <text:p text:style-name="Table_20_Contents">I John 5:16</text:p>
            <text:p text:style-name="Table_20_Contents"/>
            <text:p text:style-name="Table_20_Contents">Get rid of all bitterness, rage and anger, brawling and slander, along with every form of malice. Be kind and compassionate to one another, forgiving each other, just as in Christ God forgave you</text:p>
            <text:p text:style-name="Table_20_Contents">Ephesians 4:31-32</text:p>
            <text:p text:style-name="Table_20_Contents"/>
            <text:p text:style-name="Table_20_Contents">Set a guard over my mouth, O Lord; keep watch over the door of my lips</text:p>
            <text:p text:style-name="Table_20_Contents">Psalm 141:3</text:p>
            <text:p text:style-name="Table_20_Contents"/>
            <text:p text:style-name="Table_20_Contents">Refrain from anger and turn from wrath; do not fret-it leads only to evil. For evil men will be cut off, but those who hope in the Lord will inherit the land</text:p>
            <text:p text:style-name="Table_20_Contents">Psalm 37:8-9</text:p>
            <text:p text:style-name="Table_20_Contents"/>
            <text:p text:style-name="Table_20_Contents"/>
            <text:p text:style-name="Table_20_Contents"/>
            <text:p text:style-name="Table_20_Contents">If your brother sins against you, go and show him his fault, just between the two of you. If he listens, you have won your brother over</text:p>
            <text:p text:style-name="Table_20_Contents">Matthew 18:15</text:p>
            <text:p text:style-name="Table_20_Contents"/>
            <text:p text:style-name="P35">God will pay back trouble to those who trouble you and give relief to you who are</text:p>
            <text:p text:style-name="P35"><text:s/>troubled</text:p>
            <text:p text:style-name="Table_20_Contents">II Thessalonians 1:6-7</text:p>
            <text:p text:style-name="Table_20_Contents"/>
            <text:p text:style-name="Table_20_Contents"/>
            <text:p text:style-name="P6">GRIEF</text:p>
            <text:p text:style-name="Table_20_Contents"/>
            <text:p text:style-name="Table_20_Contents">When you pass through the waters, I will be with you</text:p>
            <text:p text:style-name="Table_20_Contents">Isaiah 43:2</text:p>
            <text:p text:style-name="Table_20_Contents"/>
            <text:p text:style-name="Table_20_Contents">Precious in the sight of the Lord is the death of his saints</text:p>
            <text:p text:style-name="Table_20_Contents">Psalm 116:15</text:p>
            <text:p text:style-name="Table_20_Contents"/>
            <text:p text:style-name="P35"><text:soft-page-break/>We do not want you to be ignorant about those who fall asleep, or to grieve like the rest of men, who have no hope. We believe that Jesus died and rose again and so we believe that God will bring with Jesus those who have fallen </text:p>
            <text:p text:style-name="P35">asleep in him.</text:p>
            <text:p text:style-name="Table_20_Contents">I Thess. 4:13-14</text:p>
            <text:p text:style-name="Table_20_Contents"/>
            <text:p text:style-name="Table_20_Contents">But you, O God, do see trouble and grief; you consider it to take it in hand. The victim commits himself to you; you are the helper of the fatherless</text:p>
            <text:p text:style-name="Table_20_Contents">Psalm 10:14</text:p>
            <text:p text:style-name="Table_20_Contents"/>
            <text:p text:style-name="Table_20_Contents">God himself will be with them and be their God. He will wipe every tear from their eyes. There will be no more death or mourning or crying or pain, for the old order of things has passed away</text:p>
            <text:p text:style-name="Table_20_Contents">Revelation 21:3-4</text:p>
            <text:p text:style-name="Table_20_Contents"/>
            <text:p text:style-name="Table_20_Contents">Though you have made me see troubles, many and bitter, you will restore my life again; from the depths of the earth you will again bring me up. You will increase my honor and comfort me once again</text:p>
            <text:p text:style-name="Table_20_Contents">Psalm 71:20-21</text:p>
            <text:p text:style-name="Table_20_Contents"/>
            <text:p text:style-name="Table_20_Contents">If I go and prepare a place for you, I will come back and take you to be with me.</text:p>
            <text:p text:style-name="Table_20_Contents">John 14:3</text:p>
            <text:p text:style-name="Table_20_Contents"/>
            <text:p text:style-name="Table_20_Contents">My soul is weary with sorrow; strengthen me according to your word</text:p>
            <text:p text:style-name="Table_20_Contents">Psalm 119:28</text:p>
            <text:p text:style-name="Table_20_Contents"/>
            <text:p text:style-name="Table_20_Contents">May your unfailing love be my comfort, according to your promise to your servant</text:p>
            <text:p text:style-name="Table_20_Contents">Psalm 119:76</text:p>
            <text:p text:style-name="Table_20_Contents"/>
            <text:p text:style-name="Table_20_Contents">Your promise renews my life</text:p>
            <text:p text:style-name="Table_20_Contents">Psalm 119:50</text:p>
            <text:p text:style-name="Table_20_Contents"/>
            <text:p text:style-name="P6"/>
            <text:p text:style-name="P6"/>
            <text:p text:style-name="P6"/>
            <text:p text:style-name="P6">GROWTH</text:p>
            <text:p text:style-name="Table_20_Contents"><text:soft-page-break/></text:p>
            <text:p text:style-name="Table_20_Contents">We, who with unveiled faces all reflect the Lord's glory, are being transformed into his likeness with ever-increasing glory, which comes from the Lord, who is the Spirit</text:p>
            <text:p text:style-name="Table_20_Contents">II Cor 3:18</text:p>
            <text:p text:style-name="Table_20_Contents"/>
            <text:p text:style-name="Table_20_Contents">He who began a good work in you will carry it on to completion until the day of Christ Jesus</text:p>
            <text:p text:style-name="Table_20_Contents">Philippians 1:6</text:p>
            <text:p text:style-name="Table_20_Contents"/>
            <text:p text:style-name="P36">Like newborn babies, crave pure spiritual milk, so that by it you may grow up in your salvation, now that you have tasted that the Lord is good. As you come to </text:p>
            <text:p text:style-name="P36">him, the living Stone...you also, like living stones, are being built into a spiritual house </text:p>
            <text:p text:style-name="P36">to be a holy priesthood, </text:p>
            <text:p text:style-name="P36">offering spiritual sacrifices acceptable to God through Jesus Christ</text:p>
            <text:p text:style-name="Table_20_Contents">I Peter 2:2-5</text:p>
            <text:p text:style-name="Table_20_Contents"/>
            <text:p text:style-name="Table_20_Contents">Speaking the truth in love, we will in all things grow up into him who is the Head, that is, Christ. From him the whole body, joined and held together by every supporting ligament, grows and builds itself up in love, as each part does its work</text:p>
            <text:p text:style-name="Table_20_Contents">Ephesians 4:15-16</text:p>
            <text:p text:style-name="Table_20_Contents"/>
            <text:p text:style-name="Table_20_Contents">He has given us his very great and precious promises, so that through them you may participate in the divine nature and escape the corruption in the world caused by evil desires. For this very reason, make every effort to add to your faith goodness; and to goodness, knowledge; and to knowledge, self-control; and to self-control, perseverance; and to perseverance, godliness; and to godliness, brotherly kindness; and to brotherly kindness, love. For if you possess these qualities in increasing measure, they will keep you from being ineffective and unproductive in your knowledge of our Lord Jesus Christ.</text:p>
            <text:p text:style-name="Table_20_Contents">II Peter 1:4-8</text:p>
            <text:p text:style-name="Table_20_Contents"/>
            <text:p text:style-name="P6"><text:soft-page-break/>GUIDANCE</text:p>
            <text:p text:style-name="Table_20_Contents"/>
            <text:p text:style-name="Table_20_Contents">In your unfailing love you will lead the people you have redeemed. In your strength you will guide them to your holy dwelling</text:p>
            <text:p text:style-name="Table_20_Contents">Exodus 15:13</text:p>
            <text:p text:style-name="Table_20_Contents"/>
            <text:p text:style-name="Table_20_Contents">I will help you speak and will teach you what to say</text:p>
            <text:p text:style-name="Table_20_Contents">Exodus 4:12</text:p>
            <text:p text:style-name="Table_20_Contents"/>
            <text:p text:style-name="Table_20_Contents">Whether you turn to the right or to the left, your ears will hear a voice behind you, saying, "This is the way; walk in it."</text:p>
            <text:p text:style-name="Table_20_Contents">Isaiah 30:21</text:p>
            <text:p text:style-name="Table_20_Contents"/>
            <text:p text:style-name="Table_20_Contents"/>
            <text:p text:style-name="Table_20_Contents">The Lord gives wisdom, and from his mouth come knowledge and understanding</text:p>
            <text:p text:style-name="Table_20_Contents">Proverbs 2:6</text:p>
            <text:p text:style-name="Table_20_Contents"/>
            <text:p text:style-name="Table_20_Contents">I will instruct you and teach you in the way you should go</text:p>
            <text:p text:style-name="Table_20_Contents">Psalm 32:8</text:p>
            <text:p text:style-name="Table_20_Contents"/>
            <text:p text:style-name="Table_20_Contents">The Holy Spirit, whom the Father will send in my name, will teach you all things and will remind you of everything I have said to you</text:p>
            <text:p text:style-name="Table_20_Contents">John 14:26</text:p>
            <text:p text:style-name="Table_20_Contents"/>
            <text:p text:style-name="Table_20_Contents">It is the Spirit in a man, the breath of the Almighty, that gives him understanding. It is not only the old who are wise, nor only the aged who understand what is right</text:p>
            <text:p text:style-name="Table_20_Contents">Job 32:8-9</text:p>
            <text:p text:style-name="Table_20_Contents"/>
            <text:p text:style-name="Table_20_Contents">You guide me with your counsel, and afterward you will take me into glory</text:p>
            <text:p text:style-name="Table_20_Contents">Psalm 73:24</text:p>
            <text:p text:style-name="Table_20_Contents"/>
            <text:p text:style-name="Table_20_Contents">The secret things belong to the Lord our God, but the things revealed belong to us and to our children forever, that we may follow all the words of this law</text:p>
            <text:p text:style-name="Table_20_Contents">Deuteronomy 29:29</text:p>
            <text:p text:style-name="Table_20_Contents"/>
            <text:p text:style-name="Table_20_Contents"><text:soft-page-break/>I will give you words and wisdom that none of your adversaries will be able to resist or contradict</text:p>
            <text:p text:style-name="Table_20_Contents">Luke 21:15</text:p>
            <text:p text:style-name="Table_20_Contents"/>
            <text:p text:style-name="Table_20_Contents">When he, the Spirit of truth, comes, he will guide you into all truth</text:p>
            <text:p text:style-name="Table_20_Contents">John 16:13</text:p>
            <text:p text:style-name="Table_20_Contents"/>
            <text:p text:style-name="P6">GUILT</text:p>
            <text:p text:style-name="Table_20_Contents"/>
            <text:p text:style-name="Table_20_Contents">You were washed, you were sanctified, you were justified in the name of the Lord Jesus Christ and by the Spirit of our God</text:p>
            <text:p text:style-name="Table_20_Contents">I Corinthians 6:11</text:p>
            <text:p text:style-name="Table_20_Contents"/>
            <text:p text:style-name="Table_20_Contents">In Him and through faith in Him we may approach God with freedom and confidence</text:p>
            <text:p text:style-name="Table_20_Contents">Ephesians 3:12</text:p>
            <text:p text:style-name="Table_20_Contents"/>
            <text:p text:style-name="Table_20_Contents">But you are a forgiving God, gracious and compassionate, slow to anger and abounding in love.</text:p>
            <text:p text:style-name="Table_20_Contents">Nehemiah 9:17</text:p>
            <text:p text:style-name="Table_20_Contents"/>
            <text:p text:style-name="Table_20_Contents">If you, O Lord, kept a record of sins, O Lord, who could stand? But with you there is forgiveness</text:p>
            <text:p text:style-name="Table_20_Contents">Psalm 130:3-4</text:p>
            <text:p text:style-name="Table_20_Contents"/>
            <text:p text:style-name="Table_20_Contents">God does not take away life; instead, he devises ways so that a banished person may not remain estranged from him</text:p>
            <text:p text:style-name="Table_20_Contents">II Samuel 14:14</text:p>
            <text:p text:style-name="Table_20_Contents"/>
            <text:p text:style-name="Table_20_Contents">I, even I, am he who blots out your transgressions, for my own sake, and remembers your sins no more</text:p>
            <text:p text:style-name="Table_20_Contents">Isaiah 43:25</text:p>
            <text:p text:style-name="Table_20_Contents"/>
            <text:p text:style-name="P36">The Lord our God is merciful and forgiving, even though we have rebelled </text:p>
            <text:p text:style-name="P36">against him</text:p>
            <text:p text:style-name="Table_20_Contents">Daniel 9:9</text:p>
            <text:p text:style-name="Table_20_Contents"/>
            <text:p text:style-name="Table_20_Contents">Let the wicked forsake his way and the evil man <text:soft-page-break/>his thoughts. Let him turn to the Lord, and he will have mercy on him</text:p>
            <text:p text:style-name="Table_20_Contents">Isaiah 55:7</text:p>
            <text:p text:style-name="Table_20_Contents"/>
            <text:p text:style-name="Table_20_Contents"/>
            <text:p text:style-name="Table_20_Contents">Blessed is the man whose sin the Lord does not count against him</text:p>
            <text:p text:style-name="Table_20_Contents">Psalm 32:2</text:p>
            <text:p text:style-name="Table_20_Contents"/>
            <text:p text:style-name="Table_20_Contents">I will cleanse them from all sin they have committed against me and will forgive all their sins of rebellion against me</text:p>
            <text:p text:style-name="Table_20_Contents">Jeremiah 33:8</text:p>
            <text:p text:style-name="Table_20_Contents"/>
            <text:p text:style-name="Table_20_Contents">I will not be angry forever. Only acknowledge your guilt</text:p>
            <text:p text:style-name="Table_20_Contents">Jeremiah 3:12</text:p>
            <text:p text:style-name="Table_20_Contents"/>
            <text:p text:style-name="Table_20_Contents">Whoever believes in him is not condemned</text:p>
            <text:p text:style-name="Table_20_Contents">John 3:18</text:p>
            <text:p text:style-name="Table_20_Contents"/>
            <text:p text:style-name="P6">HEAVEN</text:p>
            <text:p text:style-name="Table_20_Contents"/>
            <text:p text:style-name="Table_20_Contents">I am coming, and I will live among you," declares the Lord</text:p>
            <text:p text:style-name="Table_20_Contents">Zechariah 2:10</text:p>
            <text:p text:style-name="Table_20_Contents"/>
            <text:p text:style-name="Table_20_Contents">When Christ, who is your life, appears, then you also will appear with him in glory</text:p>
            <text:p text:style-name="Table_20_Contents">Colossians 3:4</text:p>
            <text:p text:style-name="Table_20_Contents"/>
            <text:p text:style-name="Table_20_Contents">Christ was sacrificed once to take away the sins of many people; and he will appear a second time, not to bear sin, but to bring salvation to those who are waiting for him</text:p>
            <text:p text:style-name="Table_20_Contents">Hebrews 9:28</text:p>
            <text:p text:style-name="Table_20_Contents"/>
            <text:p text:style-name="Table_20_Contents">He who is coming will come and will not delay</text:p>
            <text:p text:style-name="Table_20_Contents">Hebrews 10:37</text:p>
            <text:p text:style-name="Table_20_Contents"/>
            <text:p text:style-name="P37">The Lord himself will come down from heaven, with a loud command, with the voice of the Archangel and with the trumpet call of God, and the dead in Christ will rise first. </text:p>
            <text:p text:style-name="P37">After that we who are still alive and are left will be caught up with them in the </text:p>
            <text:p text:style-name="P37"><text:soft-page-break/>clouds to meet the Lord in the air. And so, we will be with the Lord forever</text:p>
            <text:p text:style-name="Table_20_Contents">I Thessalonians 4:16-17</text:p>
            <text:p text:style-name="Table_20_Contents"/>
            <text:p text:style-name="Table_20_Contents"/>
            <text:p text:style-name="Table_20_Contents">In my Father's house are many rooms; if it were not so, I would have told you. I am going there to prepare a place for you. And if I go and prepare a place for you, I will come back and take you to be with me that you also may be where I am</text:p>
            <text:p text:style-name="Table_20_Contents">John 14:2-3</text:p>
            <text:p text:style-name="Table_20_Contents"/>
            <text:p text:style-name="P39">This same Jesus, who has been taken from you into heaven, will come back </text:p>
            <text:p text:style-name="P39">in the same way you have seen him go into heaven</text:p>
            <text:p text:style-name="Table_20_Contents">Acts 1:11</text:p>
            <text:p text:style-name="Table_20_Contents"/>
            <text:p text:style-name="Table_20_Contents">We know that when he appears, we shall be like him, for we shall see him as he is</text:p>
            <text:p text:style-name="Table_20_Contents">I John 3:2</text:p>
            <text:p text:style-name="Table_20_Contents"/>
            <text:p text:style-name="Table_20_Contents">He is coming with the clouds, and every eye will see him, even those who pierced him</text:p>
            <text:p text:style-name="Table_20_Contents">Revelation 1:7</text:p>
            <text:p text:style-name="Table_20_Contents"/>
            <text:p text:style-name="Table_20_Contents">The Son of Man will come...</text:p>
            <text:p text:style-name="Table_20_Contents">Matthew 24:44</text:p>
            <text:p text:style-name="Table_20_Contents"/>
            <text:p text:style-name="P6">HOLINESS</text:p>
            <text:p text:style-name="Table_20_Contents"/>
            <text:p text:style-name="Table_20_Contents">God made him who had no sin to be sin for us, so that in him we might become the righteousness of God</text:p>
            <text:p text:style-name="Table_20_Contents">II Cor 5:21</text:p>
            <text:p text:style-name="Table_20_Contents"/>
            <text:p text:style-name="Table_20_Contents">His divine power has given us everything we need for life and godliness through our knowledge of him</text:p>
            <text:p text:style-name="Table_20_Contents">II Peter 1:3</text:p>
            <text:p text:style-name="Table_20_Contents"/>
            <text:p text:style-name="Table_20_Contents"/>
            <text:p text:style-name="Table_20_Contents"/>
            <text:p text:style-name="Table_20_Contents">Consecrate yourselves and be holy, because I am the Lord your God. Keep my decrees and follow <text:soft-page-break/>them. I am the Lord, who makes you holy</text:p>
            <text:p text:style-name="Table_20_Contents">Lev. 20:7-8</text:p>
            <text:p text:style-name="Table_20_Contents"/>
            <text:p text:style-name="P39">He chose us in him before the creation of the world to be holy and blameless in his </text:p>
            <text:p text:style-name="P39">sight</text:p>
            <text:p text:style-name="Table_20_Contents">Eph. 1:4</text:p>
            <text:p text:style-name="Table_20_Contents"/>
            <text:p text:style-name="Table_20_Contents">Christ loved the church and gave himself up for her to make her holy, cleansing her by the washing with water through the word, and to present her to himself as a radiant church, without stain or wrinkle or any other blemish</text:p>
            <text:p text:style-name="Table_20_Contents">Eph. 5:25-27</text:p>
            <text:p text:style-name="Table_20_Contents"/>
            <text:p text:style-name="Table_20_Contents">May he strengthen your hearts so that you will be blameless and holy in the presence of our God and Father when our Lord Jesus comes with his holy ones</text:p>
            <text:p text:style-name="Table_20_Contents">I Thess. 3:13</text:p>
            <text:p text:style-name="Table_20_Contents"/>
            <text:p text:style-name="Table_20_Contents">It is God's will that you should be holy</text:p>
            <text:p text:style-name="Table_20_Contents">I Thess. 4:3</text:p>
            <text:p text:style-name="Table_20_Contents"/>
            <text:p text:style-name="Table_20_Contents">Command them to do good, to be rich in good deeds, and to be generous and willing to share. In this way they will lay up treasure for themselves as a firm foundation for the coming age, so that they may take hold of the life that is truly life</text:p>
            <text:p text:style-name="Table_20_Contents">I Tim. 6:18-19</text:p>
            <text:p text:style-name="Table_20_Contents"/>
            <text:p text:style-name="Table_20_Contents">We know that anyone born of God does not continue to sin; the one who was born of God keeps him safe, and the evil one does not touch him</text:p>
            <text:p text:style-name="Table_20_Contents">I John 5:18</text:p>
            <text:p text:style-name="Table_20_Contents"/>
            <text:p text:style-name="P6">IMPATIENCE</text:p>
            <text:p text:style-name="Table_20_Contents"/>
            <text:p text:style-name="Table_20_Contents">Wives, in the same way be submissive to your husbands so that, if any of them do not believe the word, they may be won over without talk by the behavior of their wives</text:p>
            <text:p text:style-name="Table_20_Contents">I Peter 3:1</text:p>
            <text:p text:style-name="Table_20_Contents"/>
            <text:p text:style-name="Table_20_Contents"><text:soft-page-break/>Believe in the Lord Jesus, and you will be saved - you and your household</text:p>
            <text:p text:style-name="Table_20_Contents">Acts 16:31</text:p>
            <text:p text:style-name="Table_20_Contents"/>
            <text:p text:style-name="Table_20_Contents">If a woman has a husband who is not a believer and he is willing to live with her, she must not divorce him. For the unbelieving husband has been sanctified through his wife, and the unbelieving wife has been sanctified through her believing husband. Otherwise your children would be unclean, but as it is, they are holy</text:p>
            <text:p text:style-name="Table_20_Contents">I Cor. 7:13-14</text:p>
            <text:p text:style-name="Table_20_Contents"/>
            <text:p text:style-name="Table_20_Contents">The first thing Andrew did was to find his brother Simon and tell him, "We have found the Messiah." Then he brought Simon to Jesus</text:p>
            <text:p text:style-name="Table_20_Contents">John 1:41-42</text:p>
            <text:p text:style-name="Table_20_Contents"/>
            <text:p text:style-name="Table_20_Contents">If a wicked man turns away from all the sins he has committed and keeps all my decrees and does what is just and right, he will surely live...Do I take any pleasure in the death of the wicked? declares the Sovereign Lord. Rather, am I not pleased when they turn from their ways and live?</text:p>
            <text:p text:style-name="Table_20_Contents">Ezekiel 18:21-23</text:p>
            <text:p text:style-name="Table_20_Contents"/>
            <text:p text:style-name="Table_20_Contents">Train a child in the way he should go, and when he is old, he will not turn from it</text:p>
            <text:p text:style-name="Table_20_Contents">Proverbs 22:6</text:p>
            <text:p text:style-name="Table_20_Contents"/>
            <text:p text:style-name="Table_20_Contents">The Lord is not slow in keeping his promise, as some understand slowness. He is patient with you, not wanting anyone to perish, but everyone to come to repentance.</text:p>
            <text:p text:style-name="Table_20_Contents">II Peter 3:9</text:p>
            <text:p text:style-name="Table_20_Contents"/>
            <text:p text:style-name="P40">All your sons will be taught by the </text:p>
            <text:p text:style-name="P40">Lord</text:p>
            <text:p text:style-name="Table_20_Contents">Isaiah 54:13</text:p>
            <text:p text:style-name="Table_20_Contents"/>
            <text:p text:style-name="P6"/>
            <text:p text:style-name="P6"/>
            <text:p text:style-name="P6"/>
            <text:p text:style-name="P6">INSECURITY</text:p>
            <text:p text:style-name="Table_20_Contents"/>
            <text:p text:style-name="Table_20_Contents"><text:soft-page-break/>My heart's desire and prayer to God...is that they might be saved</text:p>
            <text:p text:style-name="Table_20_Contents">Romans 10:1</text:p>
            <text:p text:style-name="Table_20_Contents"/>
            <text:p text:style-name="Table_20_Contents">Holy Father, protect them by the power of your name - the name you gave me - so that they may be one</text:p>
            <text:p text:style-name="Table_20_Contents">John 17:11</text:p>
            <text:p text:style-name="Table_20_Contents"/>
            <text:p text:style-name="Table_20_Contents">Pray for us. We are sure that we have a clear conscience and desire to live honorably in every way</text:p>
            <text:p text:style-name="Table_20_Contents">Hebrews 13:18</text:p>
            <text:p text:style-name="Table_20_Contents"/>
            <text:p text:style-name="Table_20_Contents">I keep asking that the God of our Lord Jesus Christ, the glorious Father, may give you the spirit of wisdom and revelation, so that you may know him better</text:p>
            <text:p text:style-name="Table_20_Contents">Ephesians 1:17</text:p>
            <text:p text:style-name="Table_20_Contents"/>
            <text:p text:style-name="P41">I pray also that...you may know the hope to which he has called you, the riches of his glorious inheritance in the saints, and his incomparably great power for us who</text:p>
            <text:p text:style-name="P41"><text:s/>believe</text:p>
            <text:p text:style-name="Table_20_Contents">Ephesians 1:18-19</text:p>
            <text:p text:style-name="Table_20_Contents"/>
            <text:p text:style-name="P41">And I pray that...together with all the saints, [you may] know the love of Christ that surpasses knowledge - that you may </text:p>
            <text:p text:style-name="P41">be filled to measure of all the fullness </text:p>
            <text:p text:style-name="P41">of God</text:p>
            <text:p text:style-name="Table_20_Contents">Ephesians 3:19-19</text:p>
            <text:p text:style-name="Table_20_Contents"/>
            <text:p text:style-name="P41">Pray also for me, that whenever I open my mouth, words may be given me so that I will fearlessly make known the mystery of the </text:p>
            <text:p text:style-name="P41">gospel</text:p>
            <text:p text:style-name="Table_20_Contents">Ephesians 6:19</text:p>
            <text:p text:style-name="Table_20_Contents"/>
            <text:p text:style-name="Table_20_Contents">This is my prayer: that you love may abound more and more in knowledge and depth of insight, so that you may be able to discern what is best and may be pure and blameless until the day of Christ, filled with the fruit of righteousness that comes through Jesus Christ - <text:soft-page-break/>to the glory and praise of God</text:p>
            <text:p text:style-name="Table_20_Contents">Philippians 1:9-11</text:p>
            <text:p text:style-name="Table_20_Contents"/>
            <text:p text:style-name="Table_20_Contents">Let the word of Christ dwell in you</text:p>
            <text:p text:style-name="Table_20_Contents">Colossians 3:16</text:p>
            <text:p text:style-name="Table_20_Contents"/>
            <text:p text:style-name="P6">JOY</text:p>
            <text:p text:style-name="Table_20_Contents"/>
            <text:p text:style-name="Table_20_Contents">Ask and you will receive, and you joy will be complete</text:p>
            <text:p text:style-name="Table_20_Contents">John 16:24</text:p>
            <text:p text:style-name="Table_20_Contents"/>
            <text:p text:style-name="Table_20_Contents">May the righteous be glad and rejoice before God; may they be happy and joyful</text:p>
            <text:p text:style-name="Table_20_Contents">Psalm 68:3</text:p>
            <text:p text:style-name="Table_20_Contents"/>
            <text:p text:style-name="Table_20_Contents">Satisfy us in the morning with your unfailing love, that we may sing for joy and be glad all our days</text:p>
            <text:p text:style-name="Table_20_Contents">Psalm 90:14</text:p>
            <text:p text:style-name="Table_20_Contents"/>
            <text:p text:style-name="Table_20_Contents">You have made known to me the path of life; you will fill me with joy in your presence, with eternal pleasures at your right hand</text:p>
            <text:p text:style-name="Table_20_Contents">Psalm 16:11</text:p>
            <text:p text:style-name="Table_20_Contents"/>
            <text:p text:style-name="P41">If you obey my commands, you will remain in my love, just as I have obeyed my Father's commands and </text:p>
            <text:p text:style-name="P41">remain in his love. </text:p>
            <text:p text:style-name="P41">I have told you this so that my joy may be in you, and that your joy may be complete</text:p>
            <text:p text:style-name="Table_20_Contents">John 15:10-11</text:p>
            <text:p text:style-name="Table_20_Contents"/>
            <text:p text:style-name="Table_20_Contents">Everlasting joy will crown their heads. Gladness and joy will overtake them, and sorrow and sighing will flee away</text:p>
            <text:p text:style-name="Table_20_Contents">Isaiah 51:11</text:p>
            <text:p text:style-name="Table_20_Contents"/>
            <text:p text:style-name="P41">Let us fix our eyes on Jesus, the author and perfecter of our faith, who for the joy set before him endured the cross, scorning its </text:p>
            <text:p text:style-name="P41">shame</text:p>
            <text:p text:style-name="Table_20_Contents">Hebrews 12:2</text:p>
            <text:p text:style-name="Table_20_Contents"/>
            <text:p text:style-name="Table_20_Contents">You will rejoice, and no one will take away your <text:soft-page-break/>joy</text:p>
            <text:p text:style-name="Table_20_Contents">John 16:22</text:p>
            <text:p text:style-name="Table_20_Contents"/>
            <text:p text:style-name="Table_20_Contents">The joy of the Lord is your strength</text:p>
            <text:p text:style-name="Table_20_Contents">Nehemiah 8:10</text:p>
            <text:p text:style-name="Table_20_Contents"/>
            <text:p text:style-name="Table_20_Contents">Light is shed upon the righteous and joy on the upright in heart</text:p>
            <text:p text:style-name="Table_20_Contents">Psalm 97:11</text:p>
            <text:p text:style-name="Table_20_Contents"/>
            <text:p text:style-name="Table_20_Contents">May the God of hope fill you with all joy and peace as you trust in him</text:p>
            <text:p text:style-name="Table_20_Contents">Romans 15:13</text:p>
            <text:p text:style-name="Table_20_Contents"/>
            <text:p text:style-name="Table_20_Contents">You believe in him and are filled with an inexpressible and glorious joy</text:p>
            <text:p text:style-name="Table_20_Contents">I Peter 1:8</text:p>
            <text:p text:style-name="Table_20_Contents"/>
            <text:p text:style-name="P6">LONGING</text:p>
            <text:p text:style-name="Table_20_Contents"/>
            <text:p text:style-name="Table_20_Contents">He fulfills the desires of those who fear him</text:p>
            <text:p text:style-name="Table_20_Contents">Psalm 145:19</text:p>
            <text:p text:style-name="Table_20_Contents"/>
            <text:p text:style-name="P41">We constantly pray for you, that our God may count you worthy of his calling, and that </text:p>
            <text:p text:style-name="P41">by his power he may fulfill every good purpose of yours and every </text:p>
            <text:p text:style-name="P41">act prompted by your faith</text:p>
            <text:p text:style-name="Table_20_Contents">II Thessalonians 1:11</text:p>
            <text:p text:style-name="Table_20_Contents"/>
            <text:p text:style-name="Table_20_Contents">Turn my eyes away from worthless things; renew my life according to your word</text:p>
            <text:p text:style-name="Table_20_Contents">Psalm 119:37</text:p>
            <text:p text:style-name="Table_20_Contents"/>
            <text:p text:style-name="Table_20_Contents">Commit to the Lord whatever you do, and your plans will succeed</text:p>
            <text:p text:style-name="Table_20_Contents">Proverbs 16:3</text:p>
            <text:p text:style-name="Table_20_Contents"/>
            <text:p text:style-name="Table_20_Contents">I know what it is to be in need, and I know what it is to have plenty. I have learned the secret of being content in any and every situation, whether well fed or hungry, whether living in plenty or in want. I can do everything through him who gives me strength</text:p>
            <text:p text:style-name="Table_20_Contents">Philippians 4:12-13</text:p>
            <text:p text:style-name="Table_20_Contents"/>
            <text:p text:style-name="Table_20_Contents"><text:soft-page-break/>For the Lord God is a sun and shield; the Lord bestows favor and honor; no good thing does he withhold from those whose walk is blameless</text:p>
            <text:p text:style-name="Table_20_Contents">Psalm 84:11</text:p>
            <text:p text:style-name="Table_20_Contents"/>
            <text:p text:style-name="Table_20_Contents">In his heart a man plans his course, but the Lord determines his steps</text:p>
            <text:p text:style-name="Table_20_Contents">Proverbs 16:9</text:p>
            <text:p text:style-name="Table_20_Contents"/>
            <text:p text:style-name="Table_20_Contents">I said to the Lord, "You are my Lord; apart from you I have no good thing.”</text:p>
            <text:p text:style-name="Table_20_Contents">Psalm 16:2</text:p>
            <text:p text:style-name="Table_20_Contents"/>
            <text:p text:style-name="P41">He who works his land will have</text:p>
            <text:p text:style-name="P41">abundant food</text:p>
            <text:p text:style-name="Table_20_Contents">Proverbs 28:19</text:p>
            <text:p text:style-name="Table_20_Contents"/>
            <text:p text:style-name="Table_20_Contents">I am the bread of life. He who comes to me will never go hungry, and he who believes in me will never be thirsty</text:p>
            <text:p text:style-name="Table_20_Contents">John 6:35</text:p>
            <text:p text:style-name="Table_20_Contents"/>
            <text:p text:style-name="Table_20_Contents">He will teach us his ways, so that we may walk in his paths</text:p>
            <text:p text:style-name="Table_20_Contents">Micah 4:2</text:p>
            <text:p text:style-name="Table_20_Contents"/>
            <text:p text:style-name="P6">LOVE</text:p>
            <text:p text:style-name="Table_20_Contents"/>
            <text:p text:style-name="Table_20_Contents">The very hairs of your head are all numbered. So, don't be afraid; you are worth more than many sparrows</text:p>
            <text:p text:style-name="Table_20_Contents">Matthew 10:30-31</text:p>
            <text:p text:style-name="Table_20_Contents"/>
            <text:p text:style-name="Table_20_Contents">"You my sheep, the sheep of my pasture, are people, and I am your God," declares the Sovereign Lord."</text:p>
            <text:p text:style-name="Table_20_Contents">Ezekiel 34:31</text:p>
            <text:p text:style-name="Table_20_Contents"/>
            <text:p text:style-name="Table_20_Contents">Fear not, for I have redeemed you; I have called you by name; you are mine</text:p>
            <text:p text:style-name="Table_20_Contents">Isaiah 43:1</text:p>
            <text:p text:style-name="Table_20_Contents"/>
            <text:p text:style-name="Table_20_Contents">My unfailing love for you will not be shaken nor my covenant of peace be removed</text:p>
            <text:p text:style-name="Table_20_Contents">Isaiah 54:10</text:p>
            <text:p text:style-name="Table_20_Contents"/>
            <text:p text:style-name="Table_20_Contents"><text:soft-page-break/>I have loved you with an everlasting love; I have drawn you with loving-kindness. I will build you up again</text:p>
            <text:p text:style-name="Table_20_Contents">Jeremiah 31:3-4</text:p>
            <text:p text:style-name="Table_20_Contents"/>
            <text:p text:style-name="Table_20_Contents">I am concerned for you and will look on you with favor</text:p>
            <text:p text:style-name="Table_20_Contents">Ezekiel 36:9</text:p>
            <text:p text:style-name="Table_20_Contents"/>
            <text:p text:style-name="Table_20_Contents">Know that the Lord has set apart the godly for himself; the Lord will hear when I call to him</text:p>
            <text:p text:style-name="Table_20_Contents">Psalm 4:3</text:p>
            <text:p text:style-name="Table_20_Contents"/>
            <text:p text:style-name="Table_20_Contents">He cares for those who trust in him</text:p>
            <text:p text:style-name="Table_20_Contents">Nahum 1:7</text:p>
            <text:p text:style-name="Table_20_Contents"/>
            <text:p text:style-name="Table_20_Contents">He will take great delight in you, he will quiet you with his love, he will rejoice over you with singing</text:p>
            <text:p text:style-name="Table_20_Contents">Zephaniah 3:17</text:p>
            <text:p text:style-name="Table_20_Contents"/>
            <text:p text:style-name="Table_20_Contents">God sends his love and faithfulness</text:p>
            <text:p text:style-name="Table_20_Contents">Psalm 57:3</text:p>
            <text:p text:style-name="Table_20_Contents"/>
            <text:p text:style-name="Table_20_Contents">I will not take my love from him, nor will I ever betray my faithfulness</text:p>
            <text:p text:style-name="Table_20_Contents">Psalm 89:33</text:p>
            <text:p text:style-name="Table_20_Contents"/>
            <text:p text:style-name="Table_20_Contents">For God so loved the world that he gave his one and only Son, that whoever believes in him shall not perish but have eternal life</text:p>
            <text:p text:style-name="Table_20_Contents">John 3:16</text:p>
            <text:p text:style-name="Table_20_Contents"/>
            <text:p text:style-name="Table_20_Contents">"They will be mine," says the Lord Almighty, "in the day when I make up my treasured possession."</text:p>
            <text:p text:style-name="Table_20_Contents">Malachi 3:17</text:p>
            <text:p text:style-name="Table_20_Contents"/>
            <text:p text:style-name="P6">NEED</text:p>
            <text:p text:style-name="Table_20_Contents"/>
            <text:p text:style-name="Table_20_Contents">Yours, O Lord, is the greatness and power and the glory and the majesty and the splendor, for everything in heaven and earth is yours. Yours, O Lord, is the kingdom; you are exalted as head over all.</text:p>
            <text:p text:style-name="Table_20_Contents">I Chron. 29:11</text:p>
            <text:p text:style-name="Table_20_Contents"><text:soft-page-break/></text:p>
            <text:p text:style-name="Table_20_Contents">He satisfies the thirsty and fill the hungry with good things</text:p>
            <text:p text:style-name="Table_20_Contents">Psalm 107:9</text:p>
            <text:p text:style-name="Table_20_Contents"/>
            <text:p text:style-name="P42">God will meet all your needs according to his glorious riches in Christ </text:p>
            <text:p text:style-name="P42">Jesus</text:p>
            <text:p text:style-name="Table_20_Contents">Philippians 4:19</text:p>
            <text:p text:style-name="Table_20_Contents"/>
            <text:p text:style-name="Table_20_Contents"/>
            <text:p text:style-name="Table_20_Contents"/>
            <text:p text:style-name="Table_20_Contents">He provides food for those who fear him</text:p>
            <text:p text:style-name="Table_20_Contents">Psalm 111:5</text:p>
            <text:p text:style-name="Table_20_Contents"/>
            <text:p text:style-name="Table_20_Contents">Now he who supplies seed to the sower and bread for food will also supply and increase your store of seed and will enlarge the harvest of your righteousness.</text:p>
            <text:p text:style-name="Table_20_Contents">II Cor 9:10-11</text:p>
            <text:p text:style-name="Table_20_Contents"/>
            <text:p text:style-name="Table_20_Contents">You will be made rich in every way so that you can be generous on every occasion</text:p>
            <text:p text:style-name="Table_20_Contents">He will deliver the needy who cry out, the afflicted who have no one to help</text:p>
            <text:p text:style-name="Table_20_Contents">Psalm 72:12</text:p>
            <text:p text:style-name="Table_20_Contents"/>
            <text:p text:style-name="P42">He who works his land will have </text:p>
            <text:p text:style-name="P42">abundant food</text:p>
            <text:p text:style-name="Table_20_Contents">Proverbs 28:19</text:p>
            <text:p text:style-name="Table_20_Contents"/>
            <text:p text:style-name="P42">There were no needy persons among them. For from time to time those who owned lands or houses sold them, and brought the money from the sales and put it at the apostles' feet, and it was distributed to anyone </text:p>
            <text:p text:style-name="P42">as he had need</text:p>
            <text:p text:style-name="Table_20_Contents">Acts 4:34-35</text:p>
            <text:p text:style-name="Table_20_Contents"/>
            <text:p text:style-name="Table_20_Contents">Better the little that the righteous have than the wealth of many wicked</text:p>
            <text:p text:style-name="Table_20_Contents">Psalm 37:16</text:p>
            <text:p text:style-name="Table_20_Contents"/>
            <text:p text:style-name="Table_20_Contents">With righteousness he will judge the needy, with justice he will give decisions for the poor of the earth</text:p>
            <text:p text:style-name="Table_20_Contents"><text:soft-page-break/>Isaiah 11:4</text:p>
            <text:p text:style-name="Table_20_Contents"/>
            <text:p text:style-name="Table_20_Contents">The Lord hears the needy</text:p>
            <text:p text:style-name="Table_20_Contents">Psalm 69:33</text:p>
            <text:p text:style-name="Table_20_Contents"/>
            <text:p text:style-name="P6">NEGLECT</text:p>
            <text:p text:style-name="Table_20_Contents"/>
            <text:p text:style-name="Table_20_Contents">Now if you obey me fully and keep my covenant, then out of all nations you will be my treasured possession. Although the whole earth is mine, you will be for me a kingdom of priests and a holy nation</text:p>
            <text:p text:style-name="Table_20_Contents">Exodus 19:5-6</text:p>
            <text:p text:style-name="Table_20_Contents"/>
            <text:p text:style-name="Table_20_Contents"/>
            <text:p text:style-name="P42">We are God's workmanship, created in Christ Jesus to do good works, </text:p>
            <text:p text:style-name="P42">which God prepared in advance </text:p>
            <text:p text:style-name="P42">for us to do</text:p>
            <text:p text:style-name="Table_20_Contents">Ephesians 2:10</text:p>
            <text:p text:style-name="Table_20_Contents"/>
            <text:p text:style-name="Table_20_Contents">Now the body of Christ is not made up of one part but of many. If the foot should say, "Because I am not a hand, I do not belong to the body," it would not for that reason cease to be part of the body...If the whole body were an eye, where would the sense of hearing be?...But in fact God has arranged the parts in the body, every one of them, just as he wanted them to be.... Those parts of the body that seem to be weaker are indispensable</text:p>
            <text:p text:style-name="Table_20_Contents">I Cor. 12:14-18,22</text:p>
            <text:p text:style-name="Table_20_Contents"/>
            <text:p text:style-name="Table_20_Contents">Whoever welcomes this little child in my name welcomes me; and whoever welcomes me welcomes the one who sent me</text:p>
            <text:p text:style-name="Table_20_Contents">Luke 9:48</text:p>
            <text:p text:style-name="Table_20_Contents"/>
            <text:p text:style-name="Table_20_Contents">The man who plants and the man who waters have one purpose, and each will be rewarded according to his own labor. For we are God's fellow workers</text:p>
            <text:p text:style-name="Table_20_Contents">I Cor 3:8-9</text:p>
            <text:p text:style-name="Table_20_Contents"/>
            <text:p text:style-name="Table_20_Contents">Religion that God our Father accepts as pure and faultless is this: to look after orphans and <text:soft-page-break/>widows in their distress and to keep oneself from being polluted by the world</text:p>
            <text:p text:style-name="Table_20_Contents">James 1:27</text:p>
            <text:p text:style-name="Table_20_Contents"/>
            <text:p text:style-name="Table_20_Contents">Whoever would love life and see good days must keep his tongue from evil and his lips from deceitful speech. He must turn from evil and do good</text:p>
            <text:p text:style-name="Table_20_Contents">I Peter 3:10-11</text:p>
            <text:p text:style-name="Table_20_Contents"/>
            <text:p text:style-name="P6">OBEDIENCE</text:p>
            <text:p text:style-name="Table_20_Contents"/>
            <text:p text:style-name="Table_20_Contents">Blessed...are those who hear the word of God and obey it</text:p>
            <text:p text:style-name="Table_20_Contents">Luke 11:28</text:p>
            <text:p text:style-name="Table_20_Contents"/>
            <text:p text:style-name="Table_20_Contents">If anyone chooses to do God's will, he will find out whether my teaching comes from God or whether I speak on my own</text:p>
            <text:p text:style-name="Table_20_Contents">John 7:17</text:p>
            <text:p text:style-name="Table_20_Contents"/>
            <text:p text:style-name="Table_20_Contents">If you obey my commands, you will remain in my love</text:p>
            <text:p text:style-name="Table_20_Contents">John 15:10</text:p>
            <text:p text:style-name="Table_20_Contents"/>
            <text:p text:style-name="Table_20_Contents">The man who looks intently into the perfect law that gives freedom, and continues to do this, not forgetting what he has hear, but doing it--he will be blessed in what he does</text:p>
            <text:p text:style-name="Table_20_Contents">James 1:25</text:p>
            <text:p text:style-name="Table_20_Contents"/>
            <text:p text:style-name="Table_20_Contents">If anyone obeys his word, God's love is truly made complete in him</text:p>
            <text:p text:style-name="Table_20_Contents">I John 2:5</text:p>
            <text:p text:style-name="Table_20_Contents"/>
            <text:p text:style-name="Table_20_Contents">Everyone who hears these words of mine and puts them into practice is like a wise man who built his house on the rock</text:p>
            <text:p text:style-name="Table_20_Contents">Matthew 7:24</text:p>
            <text:p text:style-name="Table_20_Contents"/>
            <text:p text:style-name="Table_20_Contents">Direct me in the path of your commands, for there I find delight</text:p>
            <text:p text:style-name="Table_20_Contents">Psalm 119:35</text:p>
            <text:p text:style-name="Table_20_Contents"/>
            <text:p text:style-name="Table_20_Contents">For the Son of Man is going to come in his Father's glory with His angels, and then He will <text:soft-page-break/>reward each person according to what he has done</text:p>
            <text:p text:style-name="Table_20_Contents">Matthew 16:27</text:p>
            <text:p text:style-name="Table_20_Contents"/>
            <text:p text:style-name="Table_20_Contents">If anyone loves me, he will obey my teaching. My Father will love him, and we will come to him and make our home with him</text:p>
            <text:p text:style-name="Table_20_Contents">John 14:23</text:p>
            <text:p text:style-name="Table_20_Contents"/>
            <text:p text:style-name="Table_20_Contents">Blessed are all who fear the Lord, who walk in his ways</text:p>
            <text:p text:style-name="Table_20_Contents">Psalm 128:1</text:p>
            <text:p text:style-name="Table_20_Contents"/>
            <text:p text:style-name="P43">Jesus said: "If you hold to my teaching, you are really my disciples. Then you will know the truth, and the truth will set you </text:p>
            <text:p text:style-name="P43">free</text:p>
            <text:p text:style-name="Table_20_Contents">John 8:31-32</text:p>
            <text:p text:style-name="Table_20_Contents"/>
            <text:p text:style-name="Table_20_Contents">Now I obey your word</text:p>
            <text:p text:style-name="Table_20_Contents">Psalm 119:67</text:p>
            <text:p text:style-name="Table_20_Contents"/>
            <text:p text:style-name="P6">PEACE</text:p>
            <text:p text:style-name="Table_20_Contents"/>
            <text:p text:style-name="Table_20_Contents">Since we have been justified through faith, we have peace with God through our Lord Jesus Christ, through whom we have gained access by faith into this grace in which we now stand</text:p>
            <text:p text:style-name="Table_20_Contents">Romans 5:1-2</text:p>
            <text:p text:style-name="Table_20_Contents"/>
            <text:p text:style-name="Table_20_Contents">My Presence will go with you, and I will give you rest</text:p>
            <text:p text:style-name="Table_20_Contents">Exodus 33:14</text:p>
            <text:p text:style-name="Table_20_Contents"/>
            <text:p text:style-name="Table_20_Contents">He promises peace to his people, his saints</text:p>
            <text:p text:style-name="Table_20_Contents">Psalm 85:8</text:p>
            <text:p text:style-name="Table_20_Contents"/>
            <text:p text:style-name="Table_20_Contents">Great peace have they who love your law, and nothing can make them stumble</text:p>
            <text:p text:style-name="Table_20_Contents">Psalm 119:165</text:p>
            <text:p text:style-name="Table_20_Contents"/>
            <text:p text:style-name="Table_20_Contents"/>
            <text:p text:style-name="Table_20_Contents"/>
            <text:p text:style-name="Table_20_Contents"/>
            <text:p text:style-name="Table_20_Contents">You will keep in perfect peace him whose mind is steadfast, because he trusts in you</text:p>
            <text:p text:style-name="Table_20_Contents"><text:soft-page-break/>Isaiah 26:3</text:p>
            <text:p text:style-name="Table_20_Contents"/>
            <text:p text:style-name="P43">Those who walk uprightly enter into peace; they find rest as they lie in </text:p>
            <text:p text:style-name="P43">death</text:p>
            <text:p text:style-name="Table_20_Contents">Isaiah 57:2</text:p>
            <text:p text:style-name="Table_20_Contents"/>
            <text:p text:style-name="Table_20_Contents">The fruit of righteousness will be peace; the effect of righteousness will be quietness and confidence forever</text:p>
            <text:p text:style-name="Table_20_Contents">Isaiah 32:17</text:p>
            <text:p text:style-name="Table_20_Contents"/>
            <text:p text:style-name="Table_20_Contents">Take my yoke upon you and learn from me, for I am gentle and humble in heart, and you will find rest for your souls.</text:p>
            <text:p text:style-name="Table_20_Contents">Matthew 11:29</text:p>
            <text:p text:style-name="Table_20_Contents"/>
            <text:p text:style-name="Table_20_Contents">He himself is our peace</text:p>
            <text:p text:style-name="Table_20_Contents">Ephesians 2:14</text:p>
            <text:p text:style-name="Table_20_Contents"/>
            <text:p text:style-name="P43">Let the peace of Christ rule in your hearts, since as members of one body </text:p>
            <text:p text:style-name="P43">you were called to peace.</text:p>
            <text:p text:style-name="Table_20_Contents">Colossians 3:15</text:p>
            <text:p text:style-name="Table_20_Contents"/>
            <text:p text:style-name="Table_20_Contents">Peace I leave with you; my peace I give you</text:p>
            <text:p text:style-name="Table_20_Contents">John 14:27</text:p>
            <text:p text:style-name="Table_20_Contents"/>
            <text:p text:style-name="Table_20_Contents">The Lord bless you and keep you; the Lord make his face to shine upon you and be gracious to you; the Lord turn his face toward you and give you peace</text:p>
            <text:p text:style-name="Table_20_Contents">Numbers 6:24-26</text:p>
            <text:p text:style-name="Table_20_Contents"/>
            <text:p text:style-name="P6">PERSECUTION</text:p>
            <text:p text:style-name="Table_20_Contents"/>
            <text:p text:style-name="Table_20_Contents">Blessed are those who are persecuted because of righteousness, for theirs is the kingdom of heaven</text:p>
            <text:p text:style-name="Table_20_Contents">Matthew 5:10</text:p>
            <text:p text:style-name="Table_20_Contents"/>
            <text:p text:style-name="Table_20_Contents"/>
            <text:p text:style-name="Table_20_Contents"/>
            <text:p text:style-name="Table_20_Contents"/>
            <text:p text:style-name="Table_20_Contents">You intended to harm me, but God intended it for good to accomplish what is now being done, <text:soft-page-break/>the saving of many lives</text:p>
            <text:p text:style-name="Table_20_Contents">Genesis 50:20</text:p>
            <text:p text:style-name="Table_20_Contents"/>
            <text:p text:style-name="Table_20_Contents">I call to the Lord, who is worthy of praise, and I am saved from my enemies</text:p>
            <text:p text:style-name="Table_20_Contents">11 Samuel 22:4</text:p>
            <text:p text:style-name="Table_20_Contents"/>
            <text:p text:style-name="P43">I have set the Lord always before me. Because he is at my right hand, I will not be </text:p>
            <text:p text:style-name="P43">shaken</text:p>
            <text:p text:style-name="Table_20_Contents">Psalm 16:8</text:p>
            <text:p text:style-name="Table_20_Contents"/>
            <text:p text:style-name="P43">Many are the woes of the wicked, but the Lord's unfailing love surrounds the man </text:p>
            <text:p text:style-name="P43">who trusts in him</text:p>
            <text:p text:style-name="Table_20_Contents">Psalm 32:10</text:p>
            <text:p text:style-name="Table_20_Contents"/>
            <text:p text:style-name="P43">Do not fret because of evil men or be envious of those who do wrong; for like the grass they will soon wither, </text:p>
            <text:p text:style-name="P43">like green plants they will soon die away</text:p>
            <text:p text:style-name="Table_20_Contents">Psalm 37:1-2</text:p>
            <text:p text:style-name="Table_20_Contents"/>
            <text:p text:style-name="Table_20_Contents">The Lord works righteousness and justice for all the oppressed</text:p>
            <text:p text:style-name="Table_20_Contents">Psalm 103:6</text:p>
            <text:p text:style-name="Table_20_Contents"/>
            <text:p text:style-name="Table_20_Contents">He rescues the life of the needy from the hands of the wicked</text:p>
            <text:p text:style-name="Table_20_Contents">Jeremiah 20:13</text:p>
            <text:p text:style-name="Table_20_Contents"/>
            <text:p text:style-name="Table_20_Contents">He must turn from evil and do good; he must seek peace and pursue it. For the eyes of the Lord are on the righteous, and his ears are attentive to their prayer</text:p>
            <text:p text:style-name="Table_20_Contents">1 Peter 3:11-12</text:p>
            <text:p text:style-name="Table_20_Contents"/>
            <text:p text:style-name="Table_20_Contents">I will contend with those who contend with you, and you children I will save</text:p>
            <text:p text:style-name="Table_20_Contents">Isaiah 49:25</text:p>
            <text:p text:style-name="Table_20_Contents"/>
            <text:p text:style-name="Table_20_Contents">The scepter of the wicked will not remain over the land allotted to the righteous</text:p>
            <text:p text:style-name="Table_20_Contents">Psalm 125:3</text:p>
            <text:p text:style-name="Table_20_Contents"/>
            <text:p text:style-name="Table_20_Contents">The oppressor will come to an end</text:p>
            <text:p text:style-name="Table_20_Contents"><text:soft-page-break/>Isaiah 16:4</text:p>
            <text:p text:style-name="Table_20_Contents"/>
            <text:p text:style-name="P6">PRAISE</text:p>
            <text:p text:style-name="Table_20_Contents"/>
            <text:p text:style-name="Table_20_Contents">Your love stands firm forever, that you established your faithfulness in heaven itself</text:p>
            <text:p text:style-name="Table_20_Contents">Psalm 89:2</text:p>
            <text:p text:style-name="Table_20_Contents"/>
            <text:p text:style-name="Table_20_Contents">My whole being will exclaim, "Who is like you, O Lord?"</text:p>
            <text:p text:style-name="Table_20_Contents">Psalm 35:10</text:p>
            <text:p text:style-name="Table_20_Contents"/>
            <text:p text:style-name="P44">I will praise you, O Lord, among the nations; I will sing of you among the peoples. For great is you love, reaching to the heavens; your faithfulness reaches to the skies</text:p>
            <text:p text:style-name="Table_20_Contents">Psalm 57:9-10</text:p>
            <text:p text:style-name="Table_20_Contents"/>
            <text:p text:style-name="Table_20_Contents">But I will sing of your strength, in the morning I will sing of your love; for you are my fortress, my refuge in times of trouble</text:p>
            <text:p text:style-name="Table_20_Contents">Psalm 59:16</text:p>
            <text:p text:style-name="Table_20_Contents"/>
            <text:p text:style-name="Table_20_Contents">O my strength, I sing praise to you; you, O God, are my fortress, my loving God</text:p>
            <text:p text:style-name="Table_20_Contents">Psalm 59:17</text:p>
            <text:p text:style-name="Table_20_Contents"/>
            <text:p text:style-name="Table_20_Contents">Then will I ever sing praise to your name and fulfill my vows day after day</text:p>
            <text:p text:style-name="Table_20_Contents">Psalm 61:8</text:p>
            <text:p text:style-name="Table_20_Contents"/>
            <text:p text:style-name="Table_20_Contents">I will praise you as long as I live, and in your name, I will lift up my hands</text:p>
            <text:p text:style-name="Table_20_Contents">Psalm 63:4</text:p>
            <text:p text:style-name="Table_20_Contents"/>
            <text:p text:style-name="Table_20_Contents">Because you are my help, I sing in the shadow of your wings</text:p>
            <text:p text:style-name="Table_20_Contents">Psalm 63:7</text:p>
            <text:p text:style-name="Table_20_Contents"/>
            <text:p text:style-name="Table_20_Contents">Praise be to God, who has not rejected my prayer or withheld his love from me!</text:p>
            <text:p text:style-name="Table_20_Contents">Psalm 66:20</text:p>
            <text:p text:style-name="Table_20_Contents"/>
            <text:p text:style-name="Table_20_Contents">Now to the king eternal, immortal invisible, the only God, be honor and glory for ever and ever</text:p>
            <text:p text:style-name="Table_20_Contents">1 Timothy 1:17</text:p>
            <text:p text:style-name="Table_20_Contents"><text:soft-page-break/></text:p>
            <text:p text:style-name="P44">I will proclaim the name of the Lord. Oh, praise the greatness of our God! </text:p>
            <text:p text:style-name="P44">He is the Rock, his works are perfect, and all his ways are just. A faithful God who does no wrong, upright and just is he</text:p>
            <text:p text:style-name="Table_20_Contents">Deuteronomy 32:3-4</text:p>
            <text:p text:style-name="Table_20_Contents"/>
            <text:p text:style-name="Table_20_Contents">You are might, O Lord</text:p>
            <text:p text:style-name="Table_20_Contents">Psalm 89:8</text:p>
            <text:p text:style-name="Table_20_Contents"/>
            <text:p text:style-name="Table_20_Contents">How great are your works, O Lord, how profound your thoughts</text:p>
            <text:p text:style-name="Table_20_Contents">Psalm 92:5</text:p>
            <text:p text:style-name="Table_20_Contents"/>
            <text:p text:style-name="P44">I will sing to the Lord all my life; I will sing praise to my God </text:p>
            <text:p text:style-name="P44">as long as I live</text:p>
            <text:p text:style-name="Table_20_Contents">Psalm 104:33</text:p>
            <text:p text:style-name="Table_20_Contents"/>
            <text:p text:style-name="Table_20_Contents">I love you, O Lord, my Strength</text:p>
            <text:p text:style-name="Table_20_Contents">Psalm 18:1</text:p>
            <text:p text:style-name="Table_20_Contents"/>
            <text:p text:style-name="P44">I praise you because I am fearfully and wonderfully made; your works </text:p>
            <text:p text:style-name="P44">are wonderful</text:p>
            <text:p text:style-name="Table_20_Contents">Psalm 13:14</text:p>
            <text:p text:style-name="Table_20_Contents"/>
            <text:p text:style-name="Table_20_Contents">Great is the Lord and most worthy of praise; his greatness no one can fathom</text:p>
            <text:p text:style-name="Table_20_Contents">Psalm 145:3</text:p>
            <text:p text:style-name="Table_20_Contents"/>
            <text:p text:style-name="Table_20_Contents">I will praise you, O Lord. Although you were angry with me, your anger has turned away and you have comforted me</text:p>
            <text:p text:style-name="Table_20_Contents">Isaiah 12:1</text:p>
            <text:p text:style-name="Table_20_Contents"/>
            <text:p text:style-name="Table_20_Contents">O great and powerful God, whose name is the Lord Almighty, great are your purposes and mighty are your deeds</text:p>
            <text:p text:style-name="Table_20_Contents">Jeremiah 32:18-19</text:p>
            <text:p text:style-name="Table_20_Contents"/>
            <text:p text:style-name="Table_20_Contents">You are awesome, O God, in your sanctuary;...Praise be to God!</text:p>
            <text:p text:style-name="Table_20_Contents">Psalm 68:35</text:p>
            <text:p text:style-name="Table_20_Contents"/>
            <text:p text:style-name="Table_20_Contents"><text:soft-page-break/></text:p>
            <text:p text:style-name="Table_20_Contents">My soul praises the Lord and my spirit rejoices in God my Savior</text:p>
            <text:p text:style-name="Table_20_Contents">Luke 1:46</text:p>
            <text:p text:style-name="Table_20_Contents"/>
            <text:p text:style-name="P45">I will sing of the love of the Lord forever; with my mouth I will make your faithfulness known through all generations. </text:p>
            <text:p text:style-name="P45">I will declare that your love stands firm </text:p>
            <text:p text:style-name="P45">forever, that you established your faithfulness in heaven itself</text:p>
            <text:p text:style-name="Table_20_Contents">Psalm 89:1-2</text:p>
            <text:p text:style-name="Table_20_Contents"/>
            <text:p text:style-name="Table_20_Contents">You are worthy, our Lord and God, to receive glory and honor and power, for you created all things, and by your will they were created and have their being</text:p>
            <text:p text:style-name="Table_20_Contents">Revelation 4:11</text:p>
            <text:p text:style-name="Table_20_Contents"/>
            <text:p text:style-name="Table_20_Contents">Give thanks to the Lord for he is good; his love endures forever</text:p>
            <text:p text:style-name="Table_20_Contents">Psalm 107:1</text:p>
            <text:p text:style-name="Table_20_Contents"/>
            <text:p text:style-name="P6">PRAYER</text:p>
            <text:p text:style-name="Table_20_Contents"/>
            <text:p text:style-name="P46">Ask and it will be given to you; seek and you will find; knock and the door will be opened </text:p>
            <text:p text:style-name="P46">to you</text:p>
            <text:p text:style-name="Table_20_Contents">Matthew 7:7</text:p>
            <text:p text:style-name="Table_20_Contents"/>
            <text:p text:style-name="P46">Everyone who asks receives; he who seeks finds; and to him who knocks, </text:p>
            <text:p text:style-name="P46">the door will be opened</text:p>
            <text:p text:style-name="Table_20_Contents">Matthew 7:8</text:p>
            <text:p text:style-name="Table_20_Contents"/>
            <text:p text:style-name="Table_20_Contents">The eyes of the Lord are on the righteous and His ears are attentive to their prayer</text:p>
            <text:p text:style-name="Table_20_Contents">1 Peter 3:12</text:p>
            <text:p text:style-name="Table_20_Contents"/>
            <text:p text:style-name="Table_20_Contents">I will do whatever you ask in my name, so that the Son may bring glory to the Father</text:p>
            <text:p text:style-name="Table_20_Contents">John 14:14</text:p>
            <text:p text:style-name="Table_20_Contents"/>
            <text:p text:style-name="Table_20_Contents"/>
            <text:p text:style-name="Table_20_Contents">If we ask anything according to his will, he hears us. And if we know that he hears us - <text:soft-page-break/>whatever we ask - we know that we have what we asked of him</text:p>
            <text:p text:style-name="Table_20_Contents">1 John 5:14-15</text:p>
            <text:p text:style-name="Table_20_Contents"/>
            <text:p text:style-name="Table_20_Contents">Know that the Lord has set apart the godly for himself; the Lord will hear when I call to him</text:p>
            <text:p text:style-name="Table_20_Contents">Psalm 4:3</text:p>
            <text:p text:style-name="Table_20_Contents"/>
            <text:p text:style-name="Table_20_Contents">Which of you, if his son asks for bread, will give him a stone? Or if he asks for a fish, will give him a snake? If you, then, though you are evil, know how to give good gifts to your children, how much more will your Father in heaven give good gifts to those who ask Him?</text:p>
            <text:p text:style-name="Table_20_Contents">Matthew 7:9-11</text:p>
            <text:p text:style-name="Table_20_Contents"/>
            <text:p text:style-name="Table_20_Contents">O you who hear prayer, to you all men will come...You answer us with awesome deeds of righteousness, O God our Savior</text:p>
            <text:p text:style-name="Table_20_Contents">Psalm 65:2,5</text:p>
            <text:p text:style-name="Table_20_Contents"/>
            <text:p text:style-name="P46">Surely, the arm of the Lord is not too short to save, nor his ear </text:p>
            <text:p text:style-name="P46">too dull to hear</text:p>
            <text:p text:style-name="Table_20_Contents">Isaiah 59:1</text:p>
            <text:p text:style-name="Table_20_Contents"/>
            <text:p text:style-name="P46">Then you will call, and the Lord will answer; you will cry for help, and </text:p>
            <text:p text:style-name="P46">He will say, "Here am I".</text:p>
            <text:p text:style-name="Table_20_Contents">Isaiah 58:9</text:p>
            <text:p text:style-name="Table_20_Contents"/>
            <text:p text:style-name="Table_20_Contents">They will call on my name and I will answer them; I will say, " They are my people" and they will say "The Lord is our God".</text:p>
            <text:p text:style-name="Table_20_Contents">Zechariah 13:9</text:p>
            <text:p text:style-name="Table_20_Contents"/>
            <text:p text:style-name="Table_20_Contents">Before they call, I will answer; while they are still speaking, I will hear</text:p>
            <text:p text:style-name="Table_20_Contents">Isaiah 65:24</text:p>
            <text:p text:style-name="Table_20_Contents"/>
            <text:p text:style-name="P46"/>
            <text:p text:style-name="P46"/>
            <text:p text:style-name="P46"/>
            <text:p text:style-name="P46"/>
            <text:p text:style-name="P46">Ask and it will be given to you: seek and you will find; knock and the door </text:p>
            <text:p text:style-name="P46"><text:soft-page-break/>will be opened to you</text:p>
            <text:p text:style-name="Table_20_Contents">Luke 11:9</text:p>
            <text:p text:style-name="Table_20_Contents"/>
            <text:p text:style-name="Table_20_Contents">If you remain in me, and my words remain in you, ask whatever you wish, and it will be given you</text:p>
            <text:p text:style-name="Table_20_Contents">John 15:7</text:p>
            <text:p text:style-name="Table_20_Contents"/>
            <text:p text:style-name="P46">I tell you that if two of you on earth </text:p>
            <text:p text:style-name="P46">agree about anything you ask for, it will be done for you by my Father in </text:p>
            <text:p text:style-name="P46">heaven</text:p>
            <text:p text:style-name="Table_20_Contents">Matthew 18:19</text:p>
            <text:p text:style-name="Table_20_Contents"/>
            <text:p text:style-name="Table_20_Contents">If my people, who are called by my name, will humble themselves and pray and seek my face and turn from their wicked ways, then I will hear from heaven and will forgive their sin and will heal their land</text:p>
            <text:p text:style-name="Table_20_Contents">11 Chronicles 7:14</text:p>
            <text:p text:style-name="Table_20_Contents"/>
            <text:p text:style-name="Table_20_Contents">You will seek me and find me when you seek me with all your heart</text:p>
            <text:p text:style-name="Table_20_Contents">Jeremiah 29:13</text:p>
            <text:p text:style-name="Table_20_Contents"/>
            <text:p text:style-name="Table_20_Contents">Therefore, I tell you, whatever you ask for in prayer, believe that you have received it, and it is yours</text:p>
            <text:p text:style-name="Table_20_Contents">Mark 11:24</text:p>
            <text:p text:style-name="Table_20_Contents"/>
            <text:p text:style-name="Table_20_Contents">The prayer of a righteous man is powerful and effective</text:p>
            <text:p text:style-name="Table_20_Contents">James 5:16</text:p>
            <text:p text:style-name="Table_20_Contents"/>
            <text:p text:style-name="Table_20_Contents">The righteous cry out and the Lord hears them</text:p>
            <text:p text:style-name="Table_20_Contents">Psalm 34:17</text:p>
            <text:p text:style-name="Table_20_Contents"/>
            <text:p text:style-name="Table_20_Contents">The Lord is far from the wicked, but He hears the prayer of the righteous</text:p>
            <text:p text:style-name="Table_20_Contents">Proverbs 15:29</text:p>
            <text:p text:style-name="Table_20_Contents"/>
            <text:p text:style-name="P46"/>
            <text:p text:style-name="P46"/>
            <text:p text:style-name="P46"/>
            <text:p text:style-name="P46">But as for me, I watch in hope for the Lord, I wait for God my Savior; my </text:p>
            <text:p text:style-name="P46"><text:soft-page-break/>God will hear me</text:p>
            <text:p text:style-name="Table_20_Contents">Micah 7:7</text:p>
            <text:p text:style-name="Table_20_Contents"/>
            <text:p text:style-name="Table_20_Contents">If you seek the Lord your God, you will find Him if you look for Him with all your heart and with all your soul</text:p>
            <text:p text:style-name="Table_20_Contents">Deuteronomy 4:29</text:p>
            <text:p text:style-name="Table_20_Contents"/>
            <text:p text:style-name="Table_20_Contents">Look to the Lord and His strength; seek His face always</text:p>
            <text:p text:style-name="Table_20_Contents">Psalm 105:4</text:p>
            <text:p text:style-name="Table_20_Contents"/>
            <text:p text:style-name="Table_20_Contents">Seek the Lord while He may be found; call on Him while He is near</text:p>
            <text:p text:style-name="Table_20_Contents">Isaiah 55:6</text:p>
            <text:p text:style-name="Table_20_Contents"/>
            <text:p text:style-name="Table_20_Contents">If you believe, you will receive whatever you ask for in prayer</text:p>
            <text:p text:style-name="Table_20_Contents">Matthew 21:22</text:p>
            <text:p text:style-name="Table_20_Contents"/>
            <text:p text:style-name="P6">PROTECTION</text:p>
            <text:p text:style-name="Table_20_Contents"/>
            <text:p text:style-name="Table_20_Contents">As for God, his way is perfect; the word of the Lord is flawless. He is a shield for all who take refuge in him</text:p>
            <text:p text:style-name="Table_20_Contents">II Samuel 23:31; Psalm 18:30</text:p>
            <text:p text:style-name="Table_20_Contents"/>
            <text:p text:style-name="Table_20_Contents">The Lord helps them and delivers them; he delivers them from the wicked and saves them, because they take refuge in him</text:p>
            <text:p text:style-name="Table_20_Contents">Psalm 37:40</text:p>
            <text:p text:style-name="Table_20_Contents"/>
            <text:p text:style-name="Table_20_Contents">"Because he loves me," says the Lord, "I will rescue him; I will protect him for he acknowledges my name."</text:p>
            <text:p text:style-name="Table_20_Contents">Psalm 91:14</text:p>
            <text:p text:style-name="Table_20_Contents"/>
            <text:p text:style-name="Table_20_Contents">The Lord protects the simplehearted</text:p>
            <text:p text:style-name="Table_20_Contents">Psalm 116:6</text:p>
            <text:p text:style-name="Table_20_Contents"/>
            <text:p text:style-name="Table_20_Contents"/>
            <text:p text:style-name="Table_20_Contents"/>
            <text:p text:style-name="Table_20_Contents"/>
            <text:p text:style-name="Table_20_Contents"/>
            <text:p text:style-name="Table_20_Contents">My help comes from the Lord, the Maker of heaven and earth. He will not let your foot slip - <text:soft-page-break/>he who watches over you will not slumber</text:p>
            <text:p text:style-name="Table_20_Contents">Psalm 121:2-3</text:p>
            <text:p text:style-name="Table_20_Contents"/>
            <text:p text:style-name="Table_20_Contents">"I will watch over them to build and to plant", declares the Lord</text:p>
            <text:p text:style-name="Table_20_Contents">Jeremiah 31:28</text:p>
            <text:p text:style-name="Table_20_Contents"/>
            <text:p text:style-name="Table_20_Contents">He will cover you with his feathers, and under his wings you will find refuge; his faithfulness will be your shield and rampart</text:p>
            <text:p text:style-name="Table_20_Contents">Psalm 91:4</text:p>
            <text:p text:style-name="Table_20_Contents"/>
            <text:p text:style-name="P47">If you make the Most High your dwelling - even the Lord, who is my refuge - then no harm will befall you, no disaster will </text:p>
            <text:p text:style-name="P47">come near</text:p>
            <text:p text:style-name="Table_20_Contents">Psalm 91:9-10</text:p>
            <text:p text:style-name="Table_20_Contents"/>
            <text:p text:style-name="Table_20_Contents">The Lord preserves the faithful</text:p>
            <text:p text:style-name="Table_20_Contents">Psalm 31:23</text:p>
            <text:p text:style-name="Table_20_Contents"/>
            <text:p text:style-name="Table_20_Contents">I know whom I have believed, and am convinced that he is able to guard what I have entrusted to him for that day</text:p>
            <text:p text:style-name="Table_20_Contents">11 Timothy 1:12</text:p>
            <text:p text:style-name="Table_20_Contents"/>
            <text:p text:style-name="Table_20_Contents">For the Lord loves the just and will not forsake his faithful one. They will be protected forever</text:p>
            <text:p text:style-name="Table_20_Contents">Psalm 37:28</text:p>
            <text:p text:style-name="Table_20_Contents"/>
            <text:p text:style-name="Table_20_Contents">Lord, you will keep us safe and protect us...forever</text:p>
            <text:p text:style-name="Table_20_Contents">Psalm 12:7</text:p>
            <text:p text:style-name="Table_20_Contents"/>
            <text:p text:style-name="P6">PROVISION</text:p>
            <text:p text:style-name="Table_20_Contents"/>
            <text:p text:style-name="Table_20_Contents">For the Lord your God is the one who goes with you to fight for you against your enemies to give you victory</text:p>
            <text:p text:style-name="Table_20_Contents">Deuteronomy 20:4</text:p>
            <text:p text:style-name="Table_20_Contents"/>
            <text:p text:style-name="Table_20_Contents"/>
            <text:p text:style-name="Table_20_Contents"/>
            <text:p text:style-name="Table_20_Contents"/>
            <text:p text:style-name="Table_20_Contents">It is not by sword or spear that the Lord saves; for the battle is the Lord's</text:p>
            <text:p text:style-name="Table_20_Contents"><text:soft-page-break/>1 Samuel 17:47</text:p>
            <text:p text:style-name="Table_20_Contents"/>
            <text:p text:style-name="P48">He is your praise; he is your God, who performed for you those great and awesome wonders you saw with </text:p>
            <text:p text:style-name="P48">your own eyes</text:p>
            <text:p text:style-name="Table_20_Contents">Deuteronomy 10:21</text:p>
            <text:p text:style-name="Table_20_Contents"/>
            <text:p text:style-name="Table_20_Contents">In you our fathers put their trust; they trusted, and you delivered them. They cried to you and were saved; in you they trusted and were not disappointed</text:p>
            <text:p text:style-name="Table_20_Contents">Psalm 22:4-5</text:p>
            <text:p text:style-name="Table_20_Contents"/>
            <text:p text:style-name="P48">The Lord is the everlasting God, the Creator of the ends of the earth. He will not grow tired or weary, and his understanding no one can fathom. He gives strength to the weary and increases </text:p>
            <text:p text:style-name="P48">the power of the weak.</text:p>
            <text:p text:style-name="Table_20_Contents">Isaiah 40:28-29</text:p>
            <text:p text:style-name="Table_20_Contents"/>
            <text:p text:style-name="Table_20_Contents">You are the God who performs miracles</text:p>
            <text:p text:style-name="Table_20_Contents">Psalm 77:14</text:p>
            <text:p text:style-name="Table_20_Contents"/>
            <text:p text:style-name="P48">I am the Lord, your God, who takes hold of your right hand and says to you, do not fear; </text:p>
            <text:p text:style-name="P48">I will help you</text:p>
            <text:p text:style-name="Table_20_Contents">Isaiah 41:13</text:p>
            <text:p text:style-name="Table_20_Contents"/>
            <text:p text:style-name="Table_20_Contents">He raises the poor from the dust and lifts the needy from the ash heap; he seats them with princes and has them inherit a throne of honor. For the foundations of the earth are the Lord's; upon them he has set the world. He will guard the feet of his saints</text:p>
            <text:p text:style-name="Table_20_Contents">1 Samuel 2:8-9</text:p>
            <text:p text:style-name="Table_20_Contents"/>
            <text:p text:style-name="Table_20_Contents">For the Lord is our judge; the Lord is our lawgiver; the Lord is our king, it is he who will save us</text:p>
            <text:p text:style-name="Table_20_Contents">Isaiah 33:22</text:p>
            <text:p text:style-name="Table_20_Contents"/>
            <text:p text:style-name="P6"/>
            <text:p text:style-name="P6"/>
            <text:p text:style-name="P6">REWARDS</text:p>
            <text:p text:style-name="Table_20_Contents"/>
            <text:p text:style-name="P48"><text:soft-page-break/>I the Lord search the heart and examine the mind, to reward a man </text:p>
            <text:p text:style-name="P48">according to his conduct</text:p>
            <text:p text:style-name="Table_20_Contents">Jeremiah 17:10</text:p>
            <text:p text:style-name="Table_20_Contents"/>
            <text:p text:style-name="Table_20_Contents">Your Father, who sees what is done in secret, will reward you</text:p>
            <text:p text:style-name="Table_20_Contents">Matthew 6:4</text:p>
            <text:p text:style-name="Table_20_Contents"/>
            <text:p text:style-name="Table_20_Contents">At the renewal of all things everyone who has left houses or brothers or sisters or father or mother or children of fields for my sake will receive a hundred times as much and will inherit eternal life</text:p>
            <text:p text:style-name="Table_20_Contents">Matthew 19:28-29</text:p>
            <text:p text:style-name="Table_20_Contents"/>
            <text:p text:style-name="Table_20_Contents">My Father will honor the one who serves me</text:p>
            <text:p text:style-name="Table_20_Contents">John 12:26</text:p>
            <text:p text:style-name="Table_20_Contents"/>
            <text:p text:style-name="Table_20_Contents">You will receive an inheritance from the Lord as a reward</text:p>
            <text:p text:style-name="Table_20_Contents">Colossians 3:24</text:p>
            <text:p text:style-name="Table_20_Contents"/>
            <text:p text:style-name="Table_20_Contents">Now there is in store for me the crown of righteousness, which the Lord, the righteous Judge, will award to me on that day - and not only to me, but also to all who have longed for his appearing</text:p>
            <text:p text:style-name="Table_20_Contents">11 Timothy 4:8</text:p>
            <text:p text:style-name="Table_20_Contents"/>
            <text:p text:style-name="Table_20_Contents">The Lord has dealt with me according to my righteousness; according to the cleanness of my hands he has rewarded me</text:p>
            <text:p text:style-name="Table_20_Contents">11 Samuel 22:21</text:p>
            <text:p text:style-name="Table_20_Contents"/>
            <text:p text:style-name="P48">In his great mercy he has given us new birth into a living hope through the resurrection of Jesus Christ from the dead, and into an inheritance that can never perish, spoil or fade - kept in heaven for you who through faith are shielded by </text:p>
            <text:p text:style-name="P48">God's power until the coming of the salvation that is ready to be revealed in the last time</text:p>
            <text:p text:style-name="Table_20_Contents">1 Peter 1:3-5</text:p>
            <text:p text:style-name="Table_20_Contents"/>
            <text:p text:style-name="Table_20_Contents">When the Chief Shepherd appears, you will <text:soft-page-break/>receive the crown of glory that will never fade</text:p>
            <text:p text:style-name="Table_20_Contents">1 Peter 5:4</text:p>
            <text:p text:style-name="Table_20_Contents"/>
            <text:p text:style-name="P6">SALVATION</text:p>
            <text:p text:style-name="Table_20_Contents"/>
            <text:p text:style-name="Table_20_Contents">To all who received him to those who believed in his name, he gave the right to become children of God.</text:p>
            <text:p text:style-name="Table_20_Contents">John 1:12</text:p>
            <text:p text:style-name="Table_20_Contents"/>
            <text:p text:style-name="Table_20_Contents">Whoever believes in the Son has eternal life, but whoever rejects the Son will not see life, for God's wrath remains on him</text:p>
            <text:p text:style-name="Table_20_Contents">John 3:36</text:p>
            <text:p text:style-name="Table_20_Contents"/>
            <text:p text:style-name="Table_20_Contents">Whoever hears my word and believes him who sent me has eternal life and will not be condemned; he has crossed over from death to life</text:p>
            <text:p text:style-name="Table_20_Contents">John 5:24</text:p>
            <text:p text:style-name="Table_20_Contents"/>
            <text:p text:style-name="Table_20_Contents">I give them eternal life, and they shall never perish; no one can snatch them out of my hand</text:p>
            <text:p text:style-name="Table_20_Contents">John 10:28</text:p>
            <text:p text:style-name="Table_20_Contents"/>
            <text:p text:style-name="Table_20_Contents">Believe in the Lord Jesus, and you will be saved - you and your household</text:p>
            <text:p text:style-name="Table_20_Contents">Acts 16:31</text:p>
            <text:p text:style-name="Table_20_Contents"/>
            <text:p text:style-name="Table_20_Contents">God has given us eternal life, and this life is in his Son. He who has the Son has life; he who does not have the Son of God does not have life</text:p>
            <text:p text:style-name="Table_20_Contents">1 John 5:11-12</text:p>
            <text:p text:style-name="Table_20_Contents"/>
            <text:p text:style-name="Table_20_Contents">He is able to save completely those who come to God through him, because he always lives to intercede for them.</text:p>
            <text:p text:style-name="Table_20_Contents">Hebrews 7:25</text:p>
            <text:p text:style-name="Table_20_Contents"/>
            <text:p text:style-name="Table_20_Contents">He who believes has everlasting life</text:p>
            <text:p text:style-name="Table_20_Contents">John 6:47</text:p>
            <text:p text:style-name="Table_20_Contents"/>
            <text:p text:style-name="Table_20_Contents">In him we have redemption through his blood, the forgiveness of sins, in accordance with the riches of God's grace</text:p>
            <text:p text:style-name="Table_20_Contents">Ephesians 1:7</text:p>
            <text:p text:style-name="Table_20_Contents"><text:soft-page-break/></text:p>
            <text:p text:style-name="Table_20_Contents">As the Scripture says, "Everyone who trusts in him will never be put to shame." For there is no difference between Jew and Gentile - the same Lord is Lord of all and richly blesses all who call on him, for "Everyone who calls on the name of the Lord will be saved."</text:p>
            <text:p text:style-name="Table_20_Contents">Romans 10:11-13</text:p>
            <text:p text:style-name="Table_20_Contents"/>
            <text:p text:style-name="P6">SERVICE</text:p>
            <text:p text:style-name="Table_20_Contents"/>
            <text:p text:style-name="Table_20_Contents">Blessed are the peacemakers, for they will be called sons of God</text:p>
            <text:p text:style-name="Table_20_Contents">Matthew 5:9</text:p>
            <text:p text:style-name="Table_20_Contents"/>
            <text:p text:style-name="Table_20_Contents">If anyone gives a cup of cold water to one of these little ones because he is my disciple, I tell you the truth, he will certainly not lose his reward</text:p>
            <text:p text:style-name="Table_20_Contents">Matthew 10:42</text:p>
            <text:p text:style-name="Table_20_Contents"/>
            <text:p text:style-name="Table_20_Contents">To each one the manifestation of the Spirit is given for the common good</text:p>
            <text:p text:style-name="Table_20_Contents">I Cor. 12:7</text:p>
            <text:p text:style-name="Table_20_Contents"/>
            <text:p text:style-name="Table_20_Contents">As for me, far be it from me that I should sin against the Lord by failing to pray for you. And I will teach you the way that is good and right</text:p>
            <text:p text:style-name="Table_20_Contents">I Samuel 12:23</text:p>
            <text:p text:style-name="Table_20_Contents"/>
            <text:p text:style-name="P50">Blessed is he who has regard for the weak; the Lord delivers him in his </text:p>
            <text:p text:style-name="P50">times of trouble.</text:p>
            <text:p text:style-name="Table_20_Contents">Psalm 41:1</text:p>
            <text:p text:style-name="Table_20_Contents"/>
            <text:p text:style-name="Table_20_Contents">Good will come to him who is generous and lends freely.</text:p>
            <text:p text:style-name="Table_20_Contents">Psalm 112:5</text:p>
            <text:p text:style-name="Table_20_Contents"/>
            <text:p text:style-name="Table_20_Contents"/>
            <text:p text:style-name="Table_20_Contents"/>
            <text:p text:style-name="Table_20_Contents"/>
            <text:p text:style-name="Table_20_Contents"/>
            <text:p text:style-name="Table_20_Contents"/>
            <text:p text:style-name="Table_20_Contents">He who is kind to the poor lends to the Lord, and he will reward him for what he has done</text:p>
            <text:p text:style-name="Table_20_Contents"><text:soft-page-break/>Proverbs 19:17</text:p>
            <text:p text:style-name="Table_20_Contents"/>
            <text:p text:style-name="Table_20_Contents">A despairing man should have the devotion of his friends</text:p>
            <text:p text:style-name="Table_20_Contents">Job 6:14</text:p>
            <text:p text:style-name="Table_20_Contents"/>
            <text:p text:style-name="P50">Praise be to the God...of all comfort, who comforts us in all our troubles, so that we can comfort those in </text:p>
            <text:p text:style-name="P50">any trouble with the comfort we ourselves have received from God</text:p>
            <text:p text:style-name="Table_20_Contents">II Cor. 1:3-4</text:p>
            <text:p text:style-name="Table_20_Contents"/>
            <text:p text:style-name="P50">Our competence comes from God. He has made us competent as ministers of a new </text:p>
            <text:p text:style-name="P50">covenant</text:p>
            <text:p text:style-name="Table_20_Contents">II Cor 3:5-6</text:p>
            <text:p text:style-name="Table_20_Contents"/>
            <text:p text:style-name="Table_20_Contents">Each one should use whatever gift he has received to serve others, faithfully administering God's grace in its various forms</text:p>
            <text:p text:style-name="Table_20_Contents">I Peter 4:10</text:p>
            <text:p text:style-name="Table_20_Contents"/>
            <text:p text:style-name="P6">SHAME</text:p>
            <text:p text:style-name="Table_20_Contents"/>
            <text:p text:style-name="Table_20_Contents">Whoever acknowledges me before men, the Son of man will also acknowledge before the angels of God</text:p>
            <text:p text:style-name="Table_20_Contents">Luke 12:8</text:p>
            <text:p text:style-name="Table_20_Contents"/>
            <text:p text:style-name="Table_20_Contents">There is rejoicing in the presence of the angels of God over one sinner who repents</text:p>
            <text:p text:style-name="Table_20_Contents">Luke 15:10</text:p>
            <text:p text:style-name="Table_20_Contents"/>
            <text:p text:style-name="Table_20_Contents">I do not hide your righteousness in my heart; I speak of your faithfulness and salvation. I do not conceal your love and your truth from the great assembly</text:p>
            <text:p text:style-name="Table_20_Contents">Psalm 40:10</text:p>
            <text:p text:style-name="Table_20_Contents"/>
            <text:p text:style-name="Table_20_Contents"/>
            <text:p text:style-name="Table_20_Contents"/>
            <text:p text:style-name="Table_20_Contents"/>
            <text:p text:style-name="Table_20_Contents"/>
            <text:p text:style-name="Table_20_Contents">Then the nations will know that I am the Lord...when I show myself holy through you <text:soft-page-break/>before their eyes</text:p>
            <text:p text:style-name="Table_20_Contents">Ezekiel 36:23</text:p>
            <text:p text:style-name="Table_20_Contents"/>
            <text:p text:style-name="Table_20_Contents">All men will know that you are my disciples if you love one another</text:p>
            <text:p text:style-name="Table_20_Contents">John 13:35</text:p>
            <text:p text:style-name="Table_20_Contents"/>
            <text:p text:style-name="Table_20_Contents">Do not fear what they fear; do not be frightened. But in your hearts set apart Christ as Lord. Always be prepared to give an answer to everyone who asks you to give the reason for the hope that you have. But do this with gentleness and respect</text:p>
            <text:p text:style-name="Table_20_Contents">1 Peter 3:14-15</text:p>
            <text:p text:style-name="Table_20_Contents"/>
            <text:p text:style-name="Table_20_Contents"/>
            <text:p text:style-name="Table_20_Contents">I am not ashamed of the gospel, because it is the power of God for the salvation of everyone who believes</text:p>
            <text:p text:style-name="Table_20_Contents">Romans 1:16</text:p>
            <text:p text:style-name="Table_20_Contents"/>
            <text:p text:style-name="Table_20_Contents">I declare to you today that I am innocent of the blood of all men. For I have not hesitated to proclaim to you the whole will of God</text:p>
            <text:p text:style-name="Table_20_Contents">Acts 20:26-27</text:p>
            <text:p text:style-name="Table_20_Contents"/>
            <text:p text:style-name="Table_20_Contents">How beautiful are the fee of those who bring the good news!</text:p>
            <text:p text:style-name="Table_20_Contents">Romans 10:15</text:p>
            <text:p text:style-name="Table_20_Contents"/>
            <text:p text:style-name="Table_20_Contents">When the Counselor comes, whom I will send to you from the Father, the Spirit of truth who goes out from the Father, he will testify about me; but you also must testify</text:p>
            <text:p text:style-name="Table_20_Contents">John 15:26-27</text:p>
            <text:p text:style-name="Table_20_Contents"/>
            <text:p text:style-name="P6">SICKNESS</text:p>
            <text:p text:style-name="Table_20_Contents"/>
            <text:p text:style-name="P50">My flesh and my heart may fail, but God is the strength of my heart and my portion</text:p>
            <text:p text:style-name="P50">forever</text:p>
            <text:p text:style-name="Table_20_Contents">Psalm 73:26</text:p>
            <text:p text:style-name="Table_20_Contents"/>
            <text:p text:style-name="Table_20_Contents">I will heal my people and will let them enjoy abundant peace and security</text:p>
            <text:p text:style-name="Table_20_Contents">Jeremiah 33:6</text:p>
            <text:p text:style-name="Table_20_Contents"><text:soft-page-break/></text:p>
            <text:p text:style-name="Table_20_Contents">Is any one of you sick? he should call the elders of the church to pray over him and anoint him with oil in the name of the Lord. And the prayer offered in faith will make the sick person well; the Lord will raise him up.</text:p>
            <text:p text:style-name="Table_20_Contents">James 5:14-15</text:p>
            <text:p text:style-name="Table_20_Contents"/>
            <text:p text:style-name="Table_20_Contents">Heal me, O Lord, and I will be healed; save me and I will be saved, for you are the one I praise</text:p>
            <text:p text:style-name="Table_20_Contents">Jeremiah 17:14</text:p>
            <text:p text:style-name="Table_20_Contents"/>
            <text:p text:style-name="P50">Even though I walk through the valley of the shadow of death, I will fear no evil, for you are with me; your rod and your staff, they </text:p>
            <text:p text:style-name="P50">comfort me</text:p>
            <text:p text:style-name="Table_20_Contents">Psalm 23:4</text:p>
            <text:p text:style-name="Table_20_Contents"/>
            <text:p text:style-name="Table_20_Contents">Worship the Lord your God, and his blessing will be on your food and water. I will take away sickness from among you, and none will miscarry or be barren in your land. I will give you a full life span.</text:p>
            <text:p text:style-name="Table_20_Contents">Exodus 23:25-26</text:p>
            <text:p text:style-name="Table_20_Contents"/>
            <text:p text:style-name="Table_20_Contents"/>
            <text:p text:style-name="Table_20_Contents"/>
            <text:p text:style-name="Table_20_Contents"/>
            <text:p text:style-name="Table_20_Contents">O Lord my God, I called to you for help and you healed me</text:p>
            <text:p text:style-name="Table_20_Contents">Psalm 30:2</text:p>
            <text:p text:style-name="Table_20_Contents"/>
            <text:p text:style-name="Table_20_Contents">The Lord will sustain him on his sickbed</text:p>
            <text:p text:style-name="Table_20_Contents">Psalm 41:3</text:p>
            <text:p text:style-name="Table_20_Contents"/>
            <text:p text:style-name="Table_20_Contents">May your unfailing love be my comfort, according your promise to your servant</text:p>
            <text:p text:style-name="Table_20_Contents">Psalm 119:76</text:p>
            <text:p text:style-name="Table_20_Contents"/>
            <text:p text:style-name="Table_20_Contents">You are a shield around me, O Lord, my Glorious One, who lifts up my head</text:p>
            <text:p text:style-name="Table_20_Contents">Psalm 3:3</text:p>
            <text:p text:style-name="Table_20_Contents"/>
            <text:p text:style-name="Table_20_Contents">I have seen his ways, but I will heal him; I will guide him and restore comfort to him.</text:p>
            <text:p text:style-name="Table_20_Contents">Isaiah 57:18</text:p>
            <text:p text:style-name="Table_20_Contents"><text:soft-page-break/></text:p>
            <text:p text:style-name="P6">STRENGTH</text:p>
            <text:p text:style-name="Table_20_Contents"/>
            <text:p text:style-name="P51">Even on my servants, both men and women, I will pour out my Spirit in those </text:p>
            <text:p text:style-name="P51">days.</text:p>
            <text:p text:style-name="Table_20_Contents">Joel 2:29</text:p>
            <text:p text:style-name="Table_20_Contents"/>
            <text:p text:style-name="Table_20_Contents">Whoever believes in me, as the Scripture has said, streams of living water will flow from within him. By this he meant the Spirit, whom those who believed in him were later to receive</text:p>
            <text:p text:style-name="Table_20_Contents">John 7:38-39</text:p>
            <text:p text:style-name="Table_20_Contents"/>
            <text:p text:style-name="Table_20_Contents">I will ask the Father, and he will give you another Counselor to be with you forever-the Spirit of Truth.</text:p>
            <text:p text:style-name="Table_20_Contents">John 14:16-17</text:p>
            <text:p text:style-name="Table_20_Contents"/>
            <text:p text:style-name="P51">If the Spirit of him who raised Jesus from the dead is living in you, </text:p>
            <text:p text:style-name="P51">he who raised Christ from the dead will also give life to your mortal bodies</text:p>
            <text:p text:style-name="P51"><text:s/>through his Spirit, who lives in you</text:p>
            <text:p text:style-name="Table_20_Contents">Romans 8:11</text:p>
            <text:p text:style-name="Table_20_Contents"/>
            <text:p text:style-name="Table_20_Contents">Your body is a temple of the Holy Spirit, who is in you</text:p>
            <text:p text:style-name="Table_20_Contents">1 Corinthians 6:19</text:p>
            <text:p text:style-name="Table_20_Contents"/>
            <text:p text:style-name="Table_20_Contents">The one who is in you is greater than the one who is in the world</text:p>
            <text:p text:style-name="Table_20_Contents">1 John 4:4</text:p>
            <text:p text:style-name="Table_20_Contents"/>
            <text:p text:style-name="Table_20_Contents">The Lord gives strength to his people; the Lord blesses his people with peace</text:p>
            <text:p text:style-name="Table_20_Contents">Psalm 29:11</text:p>
            <text:p text:style-name="Table_20_Contents"/>
            <text:p text:style-name="P51">I stay close to you; your right hand </text:p>
            <text:p text:style-name="P51">upholds me</text:p>
            <text:p text:style-name="Table_20_Contents">Psalm 63:8</text:p>
            <text:p text:style-name="Table_20_Contents"/>
            <text:p text:style-name="Table_20_Contents">God is able to do immeasurably more than all we ask or imagine, according to his power that is at work within us</text:p>
            <text:p text:style-name="Table_20_Contents">Ephesians 3:20</text:p>
            <text:p text:style-name="Table_20_Contents"><text:soft-page-break/></text:p>
            <text:p text:style-name="Table_20_Contents">My hand will sustain him; surely my arm will strengthen him</text:p>
            <text:p text:style-name="Table_20_Contents">Psalm 89:21</text:p>
            <text:p text:style-name="Table_20_Contents"/>
            <text:p text:style-name="P51">Surely God is my salvation; I will trust, and not be afraid. The Lord, The Lord, is my strength and my song; he has become </text:p>
            <text:p text:style-name="P51">my salvation</text:p>
            <text:p text:style-name="Table_20_Contents">Isaiah 12:2</text:p>
            <text:p text:style-name="Table_20_Contents"/>
            <text:p text:style-name="P6">SUFFERING</text:p>
            <text:p text:style-name="Table_20_Contents"/>
            <text:p text:style-name="Table_20_Contents">Suffering produces perseverance, perseverance, character; and character, hope</text:p>
            <text:p text:style-name="Table_20_Contents">Romans 5:3-4</text:p>
            <text:p text:style-name="Table_20_Contents"/>
            <text:p text:style-name="Table_20_Contents">If you should suffer for what is right, you are blessed</text:p>
            <text:p text:style-name="Table_20_Contents">1 Peter 3:14</text:p>
            <text:p text:style-name="Table_20_Contents"/>
            <text:p text:style-name="Table_20_Contents">The God of all grace, who called you to his eternal glory in Christ, after you have suffered a little while, will himself restore you and make you strong, firm and steadfast</text:p>
            <text:p text:style-name="Table_20_Contents">1 Peter 5:10</text:p>
            <text:p text:style-name="Table_20_Contents"/>
            <text:p text:style-name="P51">Though you have made me see troubles, many and bitter, you will restore my life </text:p>
            <text:p text:style-name="P51">again</text:p>
            <text:p text:style-name="Table_20_Contents">Psalm 71:20</text:p>
            <text:p text:style-name="Table_20_Contents"/>
            <text:p text:style-name="Table_20_Contents">Shall we accept good from God, and not trouble?</text:p>
            <text:p text:style-name="Table_20_Contents">Job 2:10</text:p>
            <text:p text:style-name="Table_20_Contents"/>
            <text:p text:style-name="Table_20_Contents">Dear friends, do not be surprised at the painful trial you are suffering, as though something strange were happening to you. But rejoice that you participate in the sufferings of Christ, so that you may be overjoyed when his glory is revealed</text:p>
            <text:p text:style-name="Table_20_Contents">1 Peter 4:12-13</text:p>
            <text:p text:style-name="Table_20_Contents"/>
            <text:p text:style-name="Table_20_Contents">The Sovereign Lord will wipe away the tears from all faces</text:p>
            <text:p text:style-name="Table_20_Contents"><text:soft-page-break/>Isaiah 25:8</text:p>
            <text:p text:style-name="Table_20_Contents"/>
            <text:p text:style-name="Table_20_Contents">A righteous man may have many troubles, but the Lord delivers him from them all</text:p>
            <text:p text:style-name="Table_20_Contents">Psalm 34:19</text:p>
            <text:p text:style-name="Table_20_Contents"/>
            <text:p text:style-name="Table_20_Contents">Let him who walks in the dark, who has no light, trust in the name of the Lord and rely on his God.</text:p>
            <text:p text:style-name="Table_20_Contents">Isaiah 50:10</text:p>
            <text:p text:style-name="Table_20_Contents"/>
            <text:p text:style-name="Table_20_Contents">If you suffer for doing good and you endure it, this is commendable before God. To this you were called, because Christ suffered for you, leaving you an example, that you should follow in his steps</text:p>
            <text:p text:style-name="Table_20_Contents">1 Peter 2:20-21</text:p>
            <text:p text:style-name="Table_20_Contents"/>
            <text:p text:style-name="Table_20_Contents"/>
            <text:p text:style-name="Table_20_Contents">I will turn the darkness into light</text:p>
            <text:p text:style-name="Table_20_Contents">Isaiah 42:16</text:p>
            <text:p text:style-name="Table_20_Contents"/>
            <text:p text:style-name="P6"/>
            <text:p text:style-name="P6"/>
            <text:p text:style-name="P6"/>
            <text:p text:style-name="P6">TEMPTATION</text:p>
            <text:p text:style-name="Table_20_Contents"/>
            <text:p text:style-name="Table_20_Contents">God is faithful; he will not let you be tempted beyond what you can bear. But when you are tempted, he will also provide a way out so that you can stand up under it.</text:p>
            <text:p text:style-name="Table_20_Contents">1 Corinthians 10:13</text:p>
            <text:p text:style-name="Table_20_Contents"/>
            <text:p text:style-name="Table_20_Contents">Live by the Spirit, and you will not gratify the desires of the sinful nature</text:p>
            <text:p text:style-name="Table_20_Contents">Galatians 5:16</text:p>
            <text:p text:style-name="Table_20_Contents"/>
            <text:p text:style-name="Table_20_Contents">He knows the way that I take; when he has tested me, I will come forth as gold</text:p>
            <text:p text:style-name="Table_20_Contents">Job 23:10</text:p>
            <text:p text:style-name="Table_20_Contents"/>
            <text:p text:style-name="Table_20_Contents">I gain understanding from your precepts; therefore, I hate every wrong path</text:p>
            <text:p text:style-name="Table_20_Contents">Psalm 119:104</text:p>
            <text:p text:style-name="Table_20_Contents"/>
            <text:p text:style-name="Table_20_Contents">When tempted, no one should say, "God is <text:soft-page-break/>tempting me." For God cannot be tempted by evil, nor does he tempt anyone; but each one is tempted when, by his own evil desire, he is dragged away and enticed</text:p>
            <text:p text:style-name="Table_20_Contents">James 1:13-14</text:p>
            <text:p text:style-name="Table_20_Contents"/>
            <text:p text:style-name="Table_20_Contents">Let not my heart be drawn to what is evil, to take part in wicked deeds</text:p>
            <text:p text:style-name="Table_20_Contents">Psalm 141:4</text:p>
            <text:p text:style-name="Table_20_Contents"/>
            <text:p text:style-name="Table_20_Contents">You know with all your heart and soul that not one of all the good promises the Lord your God gave you has failed. Every promise has been fulfilled; not one has failed</text:p>
            <text:p text:style-name="Table_20_Contents">Joshua 23:14</text:p>
            <text:p text:style-name="Table_20_Contents"/>
            <text:p text:style-name="Table_20_Contents">The wages of the righteous bring them life but the income of the wicked brings them punishment</text:p>
            <text:p text:style-name="Table_20_Contents">Proverbs 10:16</text:p>
            <text:p text:style-name="Table_20_Contents"/>
            <text:p text:style-name="Table_20_Contents">I am the Lord your God, who teaches you what is best for you, who directs you in the way you should go</text:p>
            <text:p text:style-name="Table_20_Contents">Isaiah 48:17</text:p>
            <text:p text:style-name="Table_20_Contents"/>
            <text:p text:style-name="P52">Keep his decrees and commands, which I am giving you today, </text:p>
            <text:p text:style-name="P52">so that it may go will with you and your children after you</text:p>
            <text:p text:style-name="Table_20_Contents">Deuteronomy 4:40</text:p>
            <text:p text:style-name="Table_20_Contents"/>
            <text:p text:style-name="P52">Blessed are they who keep his </text:p>
            <text:p text:style-name="P52">statutes</text:p>
            <text:p text:style-name="Table_20_Contents">Psalm 119:2</text:p>
            <text:p text:style-name="Table_20_Contents"/>
            <text:p text:style-name="P6">UNCERTAINTY</text:p>
            <text:p text:style-name="Table_20_Contents"/>
            <text:p text:style-name="Table_20_Contents">Be patient and stand firm, because the Lord's coming is near</text:p>
            <text:p text:style-name="Table_20_Contents">James 5:8</text:p>
            <text:p text:style-name="Table_20_Contents"/>
            <text:p text:style-name="Table_20_Contents">I am still confident of this: I will see the goodness of the Lord in the land of the living. Wait for the Lord: be strong and take heart and wait for the Lord</text:p>
            <text:p text:style-name="Table_20_Contents"><text:soft-page-break/>Psalm 27:13-14</text:p>
            <text:p text:style-name="Table_20_Contents"/>
            <text:p text:style-name="P54">In repentance and rest is your salvation, in quietness and trust is your </text:p>
            <text:p text:style-name="P54">strength</text:p>
            <text:p text:style-name="Table_20_Contents">Isaiah 30:15</text:p>
            <text:p text:style-name="Table_20_Contents"/>
            <text:p text:style-name="Table_20_Contents">Wait for the Lord and keep His way. He will exalt you to possess the land</text:p>
            <text:p text:style-name="Table_20_Contents">Psalm 37:34</text:p>
            <text:p text:style-name="Table_20_Contents"/>
            <text:p text:style-name="P54">Be patient, then, brothers, until the Lord's coming. See how the farmer waits for the land to yield its valuable crop and how patient he is for the fall and spring rains. </text:p>
            <text:p text:style-name="P55"/>
            <text:p text:style-name="P54">You too, be patient and stand firm.</text:p>
            <text:p text:style-name="Table_20_Contents">James 5:7-8</text:p>
            <text:p text:style-name="Table_20_Contents"/>
            <text:p text:style-name="Table_20_Contents">The suffering and kingdom and patient endurance...are ours in Jesus</text:p>
            <text:p text:style-name="Table_20_Contents">Revelation 1:9</text:p>
            <text:p text:style-name="Table_20_Contents"/>
            <text:p text:style-name="Table_20_Contents">A man's wisdom gives him patience</text:p>
            <text:p text:style-name="Table_20_Contents">Proverbs 19:11</text:p>
            <text:p text:style-name="Table_20_Contents"/>
            <text:p text:style-name="Table_20_Contents">Those who hope in the Lord will renew their strength</text:p>
            <text:p text:style-name="Table_20_Contents">Isaiah 40:31</text:p>
            <text:p text:style-name="Table_20_Contents"/>
            <text:p text:style-name="Table_20_Contents">To those who by persistence in doing good seek glory, honor and immortality, he will give eternal life</text:p>
            <text:p text:style-name="Table_20_Contents">Romans 2:7</text:p>
            <text:p text:style-name="Table_20_Contents"/>
            <text:p text:style-name="P54">Be still and before the Lord and wait patiently for him; do not fret when men succeed in their ways, </text:p>
            <text:p text:style-name="P54">when they carry out their wicked schemes</text:p>
            <text:p text:style-name="Table_20_Contents">Psalm 37:7</text:p>
            <text:p text:style-name="Table_20_Contents"/>
            <text:p text:style-name="P54">I was shown mercy so that in me, the worst of sinners, Christ Jesus might display his unlimited patience as an example for those who would believe on him and receive </text:p>
            <text:p text:style-name="P54">eternal life</text:p>
            <text:p text:style-name="Table_20_Contents"><text:soft-page-break/>1 Timothy 1:16</text:p>
            <text:p text:style-name="Table_20_Contents"/>
            <text:p text:style-name="P6">WEAKNESS</text:p>
            <text:p text:style-name="Table_20_Contents"/>
            <text:p text:style-name="Table_20_Contents">When my spirit grows faint within me, it is you who knows my way</text:p>
            <text:p text:style-name="Table_20_Contents">Psalm 142:3</text:p>
            <text:p text:style-name="Table_20_Contents"/>
            <text:p text:style-name="Table_20_Contents">The Lord sustains the humble but casts the wicked to the ground</text:p>
            <text:p text:style-name="Table_20_Contents">Psalm 147:6</text:p>
            <text:p text:style-name="Table_20_Contents"/>
            <text:p text:style-name="Table_20_Contents">I live in a high and holy place, but also with him who is contrite and lowly in spirit, to revive the spirit of the lowly and revive the heart of the contrite</text:p>
            <text:p text:style-name="Table_20_Contents">Isaiah 57:15</text:p>
            <text:p text:style-name="Table_20_Contents"/>
            <text:p text:style-name="Table_20_Contents">The Sovereign Lord is my strength; he makes my feet like the feet of a deer, he enables me to go on the heights</text:p>
            <text:p text:style-name="Table_20_Contents">Habakkuk 3:19</text:p>
            <text:p text:style-name="Table_20_Contents"/>
            <text:p text:style-name="Table_20_Contents">Look to the Lord and his strength; seek his face always</text:p>
            <text:p text:style-name="Table_20_Contents">1 Chronicles 16:11</text:p>
            <text:p text:style-name="Table_20_Contents"/>
            <text:p text:style-name="Table_20_Contents">A little while, and the wicked will be no more; though you look for them, they will not be found. But the meek will inherit the land and enjoy great peace</text:p>
            <text:p text:style-name="Table_20_Contents">Psalm 37:10-11</text:p>
            <text:p text:style-name="Table_20_Contents"/>
            <text:p text:style-name="Table_20_Contents">He ransoms me unharmed from the battle waged against me, even though many oppose me</text:p>
            <text:p text:style-name="Table_20_Contents">Psalm 55:18</text:p>
            <text:p text:style-name="Table_20_Contents"/>
            <text:p text:style-name="Table_20_Contents">You, O God, are strong, and ... you, O Lord are loving</text:p>
            <text:p text:style-name="Table_20_Contents">Psalm 62:11</text:p>
            <text:p text:style-name="Table_20_Contents"/>
            <text:p text:style-name="Table_20_Contents">He will take pity on the weak and the needy and save the needy from death</text:p>
            <text:p text:style-name="Table_20_Contents">Psalm 72:13</text:p>
            <text:p text:style-name="Table_20_Contents"/>
            <text:p text:style-name="Table_20_Contents">My grace is sufficient for you, for my power is <text:soft-page-break/>made perfect in weakness</text:p>
            <text:p text:style-name="Table_20_Contents">11 Corinthians 12:9</text:p>
            <text:p text:style-name="Table_20_Contents"/>
            <text:p text:style-name="Table_20_Contents">No one is like you, O Lord; you are great, and your name is mighty in power</text:p>
            <text:p text:style-name="Table_20_Contents">Jeremiah 10:6</text:p>
            <text:p text:style-name="Table_20_Contents"/>
            <text:p text:style-name="Table_20_Contents">I pray that out of his glorious riches he may strengthen you with power through his Spirit in your inner being</text:p>
            <text:p text:style-name="Table_20_Contents">Ephesians 3:16</text:p>
            <text:p text:style-name="Table_20_Contents"/>
            <text:p text:style-name="P13">ANGER</text:p>
            <text:p text:style-name="P56"/>
            <text:p text:style-name="P56">Humble yourselves before the Lord, and he will lift you up.</text:p>
            <text:p text:style-name="P56">James 4:10</text:p>
            <text:p text:style-name="P56"/>
            <text:p text:style-name="P56"/>
            <text:p text:style-name="P56"/>
            <text:p text:style-name="P56"/>
            <text:p text:style-name="P56">Whom have I in heaven but you? And being with you, I desire nothing on earth. </text:p>
            <text:p text:style-name="P56">My flesh and my heart may fail,</text:p>
            <text:p text:style-name="P56"><text:s/>but God is the strength of my heart and my portion forever.</text:p>
            <text:p text:style-name="P56">Psalm 73:25-26</text:p>
            <text:p text:style-name="P56"/>
            <text:p text:style-name="P56">I will give you a new heart and put a new spirit in you</text:p>
            <text:p text:style-name="P56">Ezekiel 36:26</text:p>
            <text:p text:style-name="P56"/>
            <text:p text:style-name="P56">The arrogance of man will be brought low and the pride of men humbled.</text:p>
            <text:p text:style-name="P56">Isaiah 2:17-18</text:p>
            <text:p text:style-name="P56"/>
            <text:p text:style-name="P56">"In your anger do not sin": Do not let the sun go down while you are still angry, and do not give the devil a foothold.</text:p>
            <text:p text:style-name="P56">Ephesians 4:26-27</text:p>
            <text:p text:style-name="P56"/>
            <text:p text:style-name="P56">My prayer is ever against the deeds of evil-doers.</text:p>
            <text:p text:style-name="P56">Psalm 141:5</text:p>
            <text:p text:style-name="P56"/>
            <text:p text:style-name="P56">Everyone should be quick to listen, <text:s/>slow to <text:soft-page-break/>speak and slow to become angry, <text:s/>for man's anger does not bring about the righteous life that God desires.</text:p>
            <text:p text:style-name="P56">James 1:19-20</text:p>
            <text:p text:style-name="P56"/>
            <text:p text:style-name="P56">Do nothing out of selfish ambition or vain conceit, but in humility </text:p>
            <text:p text:style-name="P56">consider others better than yourselves.</text:p>
            <text:p text:style-name="P56">Philippians 2:3</text:p>
            <text:p text:style-name="P56"/>
            <text:p text:style-name="P56">The fruit of the Spirit is love, joy, peace, patience, kindness, goodness, faithfulness, gentleness and self-control.</text:p>
            <text:p text:style-name="P56">Galatians 5:22-23</text:p>
          </table:table-cell>
          <table:table-cell table:style-name="Tabela1.B2" office:value-type="string">
            <text:p text:style-name="P6"/>
            <text:p text:style-name="P6">CUIDADO</text:p>
            <text:p text:style-name="Table_20_Contents"/>
            <text:p text:style-name="P3">Deus é capaz de fazer abundar em você toda graça, </text:p>
            <text:p text:style-name="P3">para que em todas as coisas e em todos os momentos, </text:p>
            <text:p text:style-name="P3">tendo tudo o que você precisa,</text:p>
            <text:p text:style-name="Table_20_Contents">você será abundante em toda boa obra.</text:p>
            <text:p text:style-name="Table_20_Contents">11 Cor. 9:8</text:p>
            <text:p text:style-name="Table_20_Contents"/>
            <text:p text:style-name="P4"><text:soft-page-break/>O Senhor sempre te guiará; ele satisfará </text:p>
            <text:p text:style-name="P4">suas necessidades em uma terra queimada pelo sol e fortalecerá sua estrutura.</text:p>
            <text:p text:style-name="Table_20_Contents">Isaías 58:11</text:p>
            <text:p text:style-name="Table_20_Contents"/>
            <text:p text:style-name="P4">Depois de comer e ficar satisfeito, </text:p>
            <text:p text:style-name="P4">louve ao Senhor, seu Deus, pela boa terra que ele lhe deu.</text:p>
            <text:p text:style-name="Table_20_Contents">Deut. 8:10</text:p>
            <text:p text:style-name="Table_20_Contents"/>
            <text:p text:style-name="Table_20_Contents">O Senhor é meu pastor, nada me faltará.</text:p>
            <text:p text:style-name="Table_20_Contents">Salmo 23:1</text:p>
            <text:p text:style-name="Table_20_Contents"/>
            <text:p text:style-name="Table_20_Contents">Lembre-se do Senhor seu Deus, pois é ele quem lhe dá a capacidade de produzir riquezas.</text:p>
            <text:p text:style-name="Table_20_Contents">Deut. 8:18</text:p>
            <text:p text:style-name="Table_20_Contents"/>
            <text:p text:style-name="Table_20_Contents">Ele é o nosso Deus e nós somos o povo do seu pasto, o rebanho sob os seus cuidados.</text:p>
            <text:p text:style-name="Table_20_Contents">Salmo 95:7</text:p>
            <text:p text:style-name="Table_20_Contents"/>
            <text:p text:style-name="Table_20_Contents">Certamente Deus é minha ajuda; o Senhor é quem me sustenta.</text:p>
            <text:p text:style-name="Table_20_Contents">Salmo 54:4</text:p>
            <text:p text:style-name="Table_20_Contents"/>
            <text:p text:style-name="Table_20_Contents">Teu, Senhor, é o reino; você é exaltado como cabeça sobre todos. Riqueza e honra vêm de você; você é o governante de todas as coisas. Em suas mãos estão força e poder para exaltar e dar força a todos.</text:p>
            <text:p text:style-name="Table_20_Contents">Eu Cron. 29:11-12</text:p>
            <text:p text:style-name="Table_20_Contents"/>
            <text:p text:style-name="P5">Eu lhe digo: não se preocupe com a sua vida, com o que você vai comer ou beber; ou sobre seu corpo, o que você vai vestir. Não é a vida mais importante que a comida e o corpo mais importante que as roupas? Olhe para os pássaros do céu; </text:p>
            <text:p text:style-name="P5">eles não semeiam, nem colhem, nem armazenam em celeiros, </text:p>
            <text:p text:style-name="P5">mas seu Pai celestial os alimenta. </text:p>
            <text:p text:style-name="P5">Você não é muito mais valioso que eles?</text:p>
            <text:p text:style-name="Table_20_Contents">Mateus 6:25-26</text:p>
            <text:p text:style-name="Table_20_Contents"/>
            <text:p text:style-name="Table_20_Contents">Deus suprirá todas as suas necessidades.</text:p>
            <text:p text:style-name="Table_20_Contents">Filipenses 4:19</text:p>
            <text:p text:style-name="Table_20_Contents"><text:soft-page-break/></text:p>
            <text:p text:style-name="P6">CONFORTO</text:p>
            <text:p text:style-name="Table_20_Contents"/>
            <text:p text:style-name="Table_20_Contents">O Senhor Todo-Poderoso está conosco; o Deus de Jacó é a nossa fortaleza.</text:p>
            <text:p text:style-name="Table_20_Contents">Salmo 46:7</text:p>
            <text:p text:style-name="Table_20_Contents"/>
            <text:p text:style-name="Table_20_Contents">De eternidade a eternidade, o amor do Senhor está com aqueles que o temem.</text:p>
            <text:p text:style-name="Table_20_Contents">Salmo 103:17</text:p>
            <text:p text:style-name="Table_20_Contents"/>
            <text:p text:style-name="Table_20_Contents">Nem a escassez nem a vida, nem os anjos nem os demônios, nem o presente nem o futuro, nem quaisquer poderes, nem a altura nem a profundidade, nem qualquer outra coisa em toda a criação, será capaz de nos separar do amor de Deus que está em Cristo Jesus nosso Senhor.</text:p>
            <text:p text:style-name="Table_20_Contents">Romanos 8:38-39</text:p>
            <text:p text:style-name="Table_20_Contents"/>
            <text:p text:style-name="Table_20_Contents">O Senhor está conosco.</text:p>
            <text:p text:style-name="Table_20_Contents">Números 14:9</text:p>
            <text:p text:style-name="Table_20_Contents"/>
            <text:p text:style-name="Table_20_Contents">Seja forte e corajoso. Não tenha medo nem fique apavorado por causa deles, pois o Senhor, seu Deus, vai com você; ele nunca deixará você e nem o abandonará.</text:p>
            <text:p text:style-name="Table_20_Contents">Deut. 31:6</text:p>
            <text:p text:style-name="Table_20_Contents"/>
            <text:p text:style-name="Table_20_Contents">Embora meu pai e minha mãe me abandonem, o Senhor me receberá.</text:p>
            <text:p text:style-name="Table_20_Contents">Salmo 27:10</text:p>
            <text:p text:style-name="Table_20_Contents"/>
            <text:p text:style-name="Table_20_Contents">Eu estou sempre com você; você me segura pela minha mão direita.</text:p>
            <text:p text:style-name="Table_20_Contents">Salmo 73:23</text:p>
            <text:p text:style-name="Table_20_Contents"/>
            <text:p text:style-name="Table_20_Contents">Certamente estarei sempre convosco, até ao fim dos tempos.</text:p>
            <text:p text:style-name="Table_20_Contents">Mateus 28:20</text:p>
            <text:p text:style-name="Table_20_Contents"/>
            <text:p text:style-name="Table_20_Contents">Tudo o que o Pai me dá virá a mim, e quem viera mim eu nunca afastarei. Pois desci do céu não para fazer a minha vontade, mas para fazer a vontade daquele que me enviou. E esta é a vontade daquele que me enviou: que eu não perca nada de tudo o que ele me deu, mas os <text:soft-page-break/>ressuscite no último dia.</text:p>
            <text:p text:style-name="Table_20_Contents">João 6:37-39</text:p>
            <text:p text:style-name="Table_20_Contents"/>
            <text:p text:style-name="Table_20_Contents">Eu, o Deus de Israel, não os abandonarei.</text:p>
            <text:p text:style-name="Table_20_Contents">Isaías 41:17</text:p>
            <text:p text:style-name="Table_20_Contents"/>
            <text:p text:style-name="Table_20_Contents">O Senhor não rejeitará o seu povo.</text:p>
            <text:p text:style-name="Table_20_Contents">Salmo 94:14</text:p>
            <text:p text:style-name="Table_20_Contents"/>
            <text:p text:style-name="P6">CONFUSÃO</text:p>
            <text:p text:style-name="Table_20_Contents"/>
            <text:p text:style-name="Table_20_Contents">Esta é a minha oração: que o seu amor abunde cada vez mais em conhecimento e profundidade de discernimento, para que você possa discernir o que é melhor e ser puro e irrepreensível.</text:p>
            <text:p text:style-name="Table_20_Contents">Filipenses 1:9-10</text:p>
            <text:p text:style-name="Table_20_Contents"/>
            <text:p text:style-name="Table_20_Contents">Quem me segue nunca andará nas trevas, mas terá a luz da vida.</text:p>
            <text:p text:style-name="Table_20_Contents">João 8:12</text:p>
            <text:p text:style-name="Table_20_Contents"/>
            <text:p text:style-name="Table_20_Contents">Se algum de vocês tem falta de sabedoria, peça a Deus, que dá generosamente a todos sem encontrar falhas, e ela lhe será dada.</text:p>
            <text:p text:style-name="Table_20_Contents">Tiago 1:5</text:p>
            <text:p text:style-name="Table_20_Contents"/>
            <text:p text:style-name="Table_20_Contents">Ensina-me o teu caminho, ó Senhor, e andarei na tua verdade.</text:p>
            <text:p text:style-name="Table_20_Contents">Salmo 86:11</text:p>
            <text:p text:style-name="Table_20_Contents"/>
            <text:p text:style-name="Table_20_Contents">Eu os conduzirei ao lado de correntes de águas, por um caminho plano, onde não tropeçarão.</text:p>
            <text:p text:style-name="Table_20_Contents">Jeremias 31:9</text:p>
            <text:p text:style-name="Table_20_Contents"/>
            <text:p text:style-name="Table_20_Contents">Eu sei, ó Senhor, que a vida de um homem não lhe pertence; não cabe ao homem dirigir seus passos.</text:p>
            <text:p text:style-name="Table_20_Contents">Jeremias 10:23</text:p>
            <text:p text:style-name="Table_20_Contents"/>
            <text:p text:style-name="Table_20_Contents">eu te aconselharei e cuidarei de você</text:p>
            <text:p text:style-name="Table_20_Contents">Salmo 32:8</text:p>
            <text:p text:style-name="Table_20_Contents"/>
            <text:p text:style-name="Table_20_Contents"/>
            <text:p text:style-name="Table_20_Contents"/>
            <text:p text:style-name="Table_20_Contents">O homem espiritual faz julgamentos sobre todas as coisas, mas ele próprio não está sujeito ao <text:soft-page-break/>julgamento de ninguém: "Pois quem conheceu a mente do Senhor para que possa instruí-lo?" Mas temos a mente de Cristo</text:p>
            <text:p text:style-name="Table_20_Contents">Eu Cor. 2:15-16</text:p>
            <text:p text:style-name="Table_20_Contents"/>
            <text:p text:style-name="Table_20_Contents">O Espírito Santo lhe ensinará naquele momento o que você deve dizer</text:p>
            <text:p text:style-name="Table_20_Contents">Lucas 12:12</text:p>
            <text:p text:style-name="Table_20_Contents"/>
            <text:p text:style-name="Table_20_Contents">Louvarei ao Senhor que me aconselha; mesmo à noite meu coração me instrui</text:p>
            <text:p text:style-name="Table_20_Contents">Salmo 16:7</text:p>
            <text:p text:style-name="Table_20_Contents"/>
            <text:p text:style-name="Table_20_Contents">A entrada de suas palavras ilumina; dá compreensão ao simples</text:p>
            <text:p text:style-name="Table_20_Contents">Salmo 119:130</text:p>
            <text:p text:style-name="Table_20_Contents"/>
            <text:p text:style-name="Table_20_Contents">Abra meus olhos para que eu veja coisas maravilhosas em sua lei</text:p>
            <text:p text:style-name="Table_20_Contents">Salmo 119:18</text:p>
            <text:p text:style-name="Table_20_Contents"/>
            <text:p text:style-name="Table_20_Contents"/>
            <text:p text:style-name="P6">DEJEÇÃO</text:p>
            <text:p text:style-name="Table_20_Contents"/>
            <text:list text:style-name="L2">
              <text:list-item>
                <text:p text:style-name="P17">O estado de melancolia, depressão, </text:p>
              </text:list-item>
              <text:list-item>
                <text:p text:style-name="P17">baixo astral.</text:p>
              </text:list-item>
              <text:list-item>
                <text:p text:style-name="P16">O ato de humilhar ou humilhar a si mesmo.</text:p>
              </text:list-item>
              <text:list-item>
                <text:p text:style-name="P16">Baixa de espírito ocasionada por tristeza ou infortúnio; depressão mental; melancólico.</text:p>
              </text:list-item>
              <text:list-item>
                <text:p text:style-name="P16">Uma condição baixa; fraqueza; incapacidade.</text:p>
              </text:list-item>
            </text:list>
            <text:p text:style-name="Table_20_Contents"/>
            <text:p text:style-name="Table_20_Contents"/>
            <text:p text:style-name="P18">Não temos um sumo sacerdote que seja incapaz de simpatizar com as nossas fraquezas, </text:p>
            <text:p text:style-name="P18">mas temos alguém que foi tentado de todas as maneiras, assim como nós - mas que não tinha pecado. </text:p>
            <text:p text:style-name="P18">Aproximemo-nos então do trono da graça com confiança, para que possamos receber misericórdia e encontrar graça para nos ajudar em nossos momentos de necessidade</text:p>
            <text:p text:style-name="Table_20_Contents">Hebreu 4:15-16</text:p>
            <text:p text:style-name="Table_20_Contents"/>
            <text:p text:style-name="Table_20_Contents"><text:soft-page-break/>Você me procurará e me encontrará quando me procurar de todo o coração</text:p>
            <text:p text:style-name="Table_20_Contents">Jeremias 29:13</text:p>
            <text:p text:style-name="Table_20_Contents"/>
            <text:p text:style-name="Table_20_Contents"/>
            <text:p text:style-name="Table_20_Contents">Chame-me e eu lhe responderei e lhe contarei coisas grandes e insondáveis ​​que você não conhece</text:p>
            <text:p text:style-name="Table_20_Contents">Jeremias 33:3</text:p>
            <text:p text:style-name="Table_20_Contents"/>
            <text:p text:style-name="Table_20_Contents">Antes que liguem, eu responderei; enquanto eles ainda estiverem falando, eu ouvirei</text:p>
            <text:p text:style-name="Table_20_Contents">Isaías 65:24</text:p>
            <text:p text:style-name="Table_20_Contents"/>
            <text:p text:style-name="Table_20_Contents">O Espírito nos ajuda em nossas fraquezas. Não sabemos o que devemos orar, mas o próprio Espírito intercede por nós com gemidos que palavras não podem expressar. E aquele que sonda os nossos corações conhece a mente do Espírito, porque o Espírito intercede pelos santos de acordo com a vontade de Deus</text:p>
            <text:p text:style-name="Table_20_Contents">Romanos 8:26-27</text:p>
            <text:p text:style-name="Table_20_Contents"/>
            <text:p text:style-name="Table_20_Contents">Não te fazemos pedidos porque somos justos, mas por causa da tua grande misericórdia</text:p>
            <text:p text:style-name="Table_20_Contents">Daniel 9:18</text:p>
            <text:p text:style-name="Table_20_Contents"/>
            <text:p text:style-name="Table_20_Contents">Aproxime-se de Deus e ele se aproximará de você</text:p>
            <text:p text:style-name="Table_20_Contents">Tiago 4:8</text:p>
            <text:p text:style-name="Table_20_Contents"/>
            <text:p text:style-name="Table_20_Contents">Você é gentil e misericordioso, ó Senhor, cheio de amor por todos que clamam por você</text:p>
            <text:p text:style-name="Table_20_Contents">Salmo 86:5</text:p>
            <text:p text:style-name="Table_20_Contents"/>
            <text:p text:style-name="Table_20_Contents">Darei a eles um coração para me conhecerem, que eu sou o Senhor. Eles serão o meu povo e eu serei o seu Deus, pois eles voltarão para mim de todo o coração</text:p>
            <text:p text:style-name="Table_20_Contents">Jeremias 24:7</text:p>
            <text:p text:style-name="Table_20_Contents"/>
            <text:p text:style-name="Table_20_Contents">Tudo o que fizeste te louvará, Senhor; seus santos irão exaltar você</text:p>
            <text:p text:style-name="Table_20_Contents">Salmo 145:10</text:p>
            <text:p text:style-name="Table_20_Contents"/>
            <text:p text:style-name="P6">DEPRESSÃO</text:p>
            <text:p text:style-name="Table_20_Contents"><text:soft-page-break/></text:p>
            <text:p text:style-name="Table_20_Contents">Bem-aventurados os que choram, porque serão consolados</text:p>
            <text:p text:style-name="Table_20_Contents">Mateus 5:4</text:p>
            <text:p text:style-name="Table_20_Contents"/>
            <text:p text:style-name="Table_20_Contents">Farei com que toda a minha bondade passe diante de você e proclamarei meu nome, o Senhor, na sua presença. Terei misericórdia de quem eu tiver misericórdia e terei compaixão de quem eu tiver compaixão</text:p>
            <text:p text:style-name="Table_20_Contents">Êxodo 33:19</text:p>
            <text:p text:style-name="Table_20_Contents"/>
            <text:p text:style-name="Table_20_Contents">A esperança não nos decepciona, porque Deus derramou o seu amor nos nossos corações pelo Espírito Santo, que ele nos deu</text:p>
            <text:p text:style-name="Table_20_Contents">Romanos 5:5</text:p>
            <text:p text:style-name="Table_20_Contents"/>
            <text:p text:style-name="Table_20_Contents">Eu lhes darei conforto e alegria em vez de tristeza</text:p>
            <text:p text:style-name="Table_20_Contents">Jeremias 31:13</text:p>
            <text:p text:style-name="Table_20_Contents"/>
            <text:p text:style-name="Table_20_Contents">Eu não vou esquecer você.</text:p>
            <text:p text:style-name="Table_20_Contents">Isaías 49:15</text:p>
            <text:p text:style-name="Table_20_Contents"/>
            <text:p text:style-name="Table_20_Contents">Que o Deus da esperança os encha de toda alegria e paz enquanto vocês confiam nele, para que vocês transbordem de esperança pelo poder do Espírito Santo.</text:p>
            <text:p text:style-name="Table_20_Contents">Romanos 15:13</text:p>
            <text:p text:style-name="Table_20_Contents"/>
            <text:p text:style-name="Table_20_Contents">O próprio Senhor irá adiante de você e estará com você; ele nunca irá embora nem abandonará você. Não tenha medo; Não seja desencorajado.</text:p>
            <text:p text:style-name="Table_20_Contents">Deut. 31:8</text:p>
            <text:p text:style-name="Table_20_Contents"/>
            <text:p text:style-name="Table_20_Contents">O choro pode durar uma noite, mas a alegria vem pela manhã</text:p>
            <text:p text:style-name="Table_20_Contents">Salmo 30:5</text:p>
            <text:p text:style-name="Table_20_Contents"/>
            <text:p text:style-name="P20">Com bondade eterna terei </text:p>
            <text:p text:style-name="P20">compaixão de você</text:p>
            <text:p text:style-name="Table_20_Contents">Isaías 54:8</text:p>
            <text:p text:style-name="Table_20_Contents"/>
            <text:p text:style-name="Table_20_Contents">Alegria e alegria os alcançarão, e tristeza e suspiros fugirão</text:p>
            <text:p text:style-name="Table_20_Contents">Isaías 35:10</text:p>
            <text:p text:style-name="Table_20_Contents"><text:soft-page-break/></text:p>
            <text:p text:style-name="Table_20_Contents">Alegrem-se na esperança da glória de Deus</text:p>
            <text:p text:style-name="Table_20_Contents">Romanos 5:2</text:p>
            <text:p text:style-name="Table_20_Contents"/>
            <text:p text:style-name="Table_20_Contents">Que seu amor infalível seja meu conforto, de acordo com sua promessa ao seu servo</text:p>
            <text:p text:style-name="Table_20_Contents">Salmo 119:76</text:p>
            <text:p text:style-name="Table_20_Contents"/>
            <text:p text:style-name="P20">Por que você está abatido, ó minha alma?... Coloque sua esperança em Deus, </text:p>
            <text:p text:style-name="P20">pois ainda o louvarei</text:p>
            <text:p text:style-name="Table_20_Contents"><text:span text:style-name="T5">S</text:span>alm 42:11</text:p>
            <text:p text:style-name="Table_20_Contents"/>
            <text:p text:style-name="P28"><text:span text:style-name="T2">DESESPERO</text:span></text:p>
            <text:p text:style-name="Table_20_Contents"/>
            <text:p text:style-name="Table_20_Contents">“Sede fortes, todos vocês da terra”, diz o Senhor, “e trabalhem. Pois eu estou com vocês”.</text:p>
            <text:p text:style-name="Table_20_Contents">Ageu 2:4</text:p>
            <text:p text:style-name="Table_20_Contents"/>
            <text:p text:style-name="Table_20_Contents">Bem-aventurado o homem que persevera na provação, porque quando passar pela prova, receberá a coroa da vida que Deus prometeu àqueles que o amam.</text:p>
            <text:p text:style-name="Table_20_Contents">Tiago 1:12</text:p>
            <text:p text:style-name="Table_20_Contents"/>
            <text:p text:style-name="P21">Curarei os feridos e fortalecerei os </text:p>
            <text:p text:style-name="P21">fracos.</text:p>
            <text:p text:style-name="Table_20_Contents">Isaías 40:29</text:p>
            <text:p text:style-name="Table_20_Contents"/>
            <text:p text:style-name="Table_20_Contents">Minha salvação durará para sempre</text:p>
            <text:p text:style-name="Table_20_Contents">Isaías 51:6</text:p>
            <text:p text:style-name="Table_20_Contents"/>
            <text:p text:style-name="Table_20_Contents">Eu te agradeço e te louvo, ó Deus de meus pais; Você me deu sabedoria e poder</text:p>
            <text:p text:style-name="Table_20_Contents">Daniel 2:23</text:p>
            <text:p text:style-name="Table_20_Contents"/>
            <text:p text:style-name="Table_20_Contents">O Senhor é fiel e irá fortalecê-lo e protegê-lo do maligno</text:p>
            <text:p text:style-name="Table_20_Contents">I Tessalonicenses 3:3</text:p>
            <text:p text:style-name="Table_20_Contents"/>
            <text:p text:style-name="P58">Não jogue fora sua confiança; será ricamente recompensado</text:p>
            <text:p text:style-name="P58">Hebreus 10:35</text:p>
            <text:p text:style-name="Table_20_Contents"/>
            <text:p text:style-name="Table_20_Contents">Ah, Soberano Senhor, você fez os céus e a terra com seu grande poder e braço estendido. Nada é <text:soft-page-break/>muito difícil para você</text:p>
            <text:p text:style-name="Table_20_Contents">Jeremias 32:17</text:p>
            <text:p text:style-name="Table_20_Contents"/>
            <text:p text:style-name="Table_20_Contents">Rezo também para que os olhos do seu coração sejam iluminados, para que você conheça a esperança para a qual ele o chamou.</text:p>
            <text:p text:style-name="Table_20_Contents">Efésios 1:18</text:p>
            <text:p text:style-name="Table_20_Contents"/>
            <text:p text:style-name="Table_20_Contents">Deus é nosso refúgio e fortaleza, socorro sempre presente na angústia</text:p>
            <text:p text:style-name="Table_20_Contents">Salmo 46:1</text:p>
            <text:p text:style-name="Table_20_Contents"/>
            <text:p text:style-name="Table_20_Contents">Sustente-me de acordo com sua promessa</text:p>
            <text:p text:style-name="Table_20_Contents">Salmo 119:116</text:p>
            <text:p text:style-name="Table_20_Contents"/>
            <text:p text:style-name="P21">O Senhor é bom e o seu amor dura para sempre; sua fidelidade continua por todas as </text:p>
            <text:p text:style-name="P21">gerações</text:p>
            <text:p text:style-name="Table_20_Contents">Salmo 100:5</text:p>
            <text:p text:style-name="Table_20_Contents">Minha salvação está a caminho</text:p>
            <text:p text:style-name="Table_20_Contents">Isaías 51:5</text:p>
            <text:p text:style-name="Table_20_Contents"/>
            <text:p text:style-name="P6">DISCIPLINA</text:p>
            <text:p text:style-name="Table_20_Contents"/>
            <text:p text:style-name="Table_20_Contents">Vou discipliná-lo, mas apenas com justiça</text:p>
            <text:p text:style-name="Table_20_Contents">Jeremias 30:11</text:p>
            <text:p text:style-name="Table_20_Contents"/>
            <text:p text:style-name="Table_20_Contents">Saiba então em seu coração que, assim como um homem disciplina seu filho, assim o Senhor, seu Deus, disciplina você.</text:p>
            <text:p text:style-name="Table_20_Contents">Deut. 8:5</text:p>
            <text:p text:style-name="Table_20_Contents"/>
            <text:p text:style-name="Table_20_Contents">Deus nos disciplina para o nosso bem, para que possamos participar de sua santidade</text:p>
            <text:p text:style-name="Table_20_Contents">Hebreus 12:10</text:p>
            <text:p text:style-name="Table_20_Contents"/>
            <text:p text:style-name="Table_20_Contents">Não ter disciplina parece agradável naquela hora, mas é doloroso. Mais tarde, porém, produz uma colheita de justiça e paz para aqueles que foram treinados por ela.</text:p>
            <text:p text:style-name="Table_20_Contents">Hebreus 12:11</text:p>
            <text:p text:style-name="Table_20_Contents"/>
            <text:p text:style-name="Table_20_Contents">Bem-aventurado o homem a quem disciplinas, ó Senhor, o homem a quem ensinas a tua lei; tu lhe concedes alívio dos dias de angústia, até que se abra uma cova para os ímpios. Porque o Senhor <text:soft-page-break/>não rejeitará o seu povo; ele nunca abandonará sua herança.</text:p>
            <text:p text:style-name="Table_20_Contents">Salmo 94:12-14</text:p>
            <text:p text:style-name="Table_20_Contents"/>
            <text:p text:style-name="Table_20_Contents">Meu filho, não despreze a disciplina do Senhor e não se ressinta da sua repreensão, porque o Senhor disciplina a quem ama, como um pai ao filho de quem tem prazer.</text:p>
            <text:p text:style-name="Table_20_Contents">Provérbios 3:11-12</text:p>
            <text:p text:style-name="Table_20_Contents"/>
            <text:p text:style-name="Table_20_Contents">Aqueles a quem amo eu repreendo e disciplino.</text:p>
            <text:p text:style-name="Table_20_Contents">Apocalipse 3:19</text:p>
            <text:p text:style-name="Table_20_Contents"/>
            <text:p text:style-name="Table_20_Contents">Quando somos julgados pelo Senhor, estamos sendo disciplinados para não sermos condenados junto com o mundo.</text:p>
            <text:p text:style-name="Table_20_Contents">Eu Cor. 11:32</text:p>
            <text:p text:style-name="Table_20_Contents"/>
            <text:p text:style-name="Table_20_Contents">Pois estes mandamentos são uma lâmpada, este ensinamento é uma luz e as correções da disciplina são o caminho para a vida.</text:p>
            <text:p text:style-name="Table_20_Contents">Provérbios 6:23</text:p>
            <text:p text:style-name="Table_20_Contents"/>
            <text:p text:style-name="Table_20_Contents">Quem poupa a vara odeia seu filho, mas quem o ama cuida de discipliná-lo</text:p>
            <text:p text:style-name="Table_20_Contents">Provérbios 13:24</text:p>
            <text:p text:style-name="Table_20_Contents"/>
            <text:p text:style-name="P6">DESAPONTAMENTO</text:p>
            <text:p text:style-name="Table_20_Contents"/>
            <text:p text:style-name="Table_20_Contents">Confiem nele em todos os momentos, ó povo; derramem seus corações diante dele, pois Deus é nosso refúgio</text:p>
            <text:p text:style-name="Table_20_Contents">Salmo 62:8</text:p>
            <text:p text:style-name="Table_20_Contents"/>
            <text:p text:style-name="Table_20_Contents">Se você permanecer em mim e minhas palavras permanecerem em você, peça o que quiser e lhe será dado.</text:p>
            <text:p text:style-name="Table_20_Contents">João 15:7</text:p>
            <text:p text:style-name="Table_20_Contents"/>
            <text:p text:style-name="Table_20_Contents">Você não tem, porque você não pede a Deus. Quando você pede, você não recebe, porque você pede com motivos errados, para gastar o que recebe em seus próprios prazeres.</text:p>
            <text:p text:style-name="Table_20_Contents">Tiago 4:2-3</text:p>
            <text:p text:style-name="Table_20_Contents"/>
            <text:p text:style-name="Table_20_Contents">Perto está o Senhor de todos os que o invocam, <text:soft-page-break/>de todos os que o invocam em verdade</text:p>
            <text:p text:style-name="Table_20_Contents">Salmo 145:18</text:p>
            <text:p text:style-name="Table_20_Contents"/>
            <text:p text:style-name="Table_20_Contents">Em todas as coisas Deus trabalha para o bem daqueles que o amam, que foram chamados segundo o seu propósito</text:p>
            <text:p text:style-name="Table_20_Contents">Romanos 8:28</text:p>
            <text:p text:style-name="Table_20_Contents"/>
            <text:p text:style-name="Table_20_Contents">Tu ouves, Senhor, o desejo dos aflitos; você os encoraja e ouve o choro deles</text:p>
            <text:p text:style-name="Table_20_Contents">Salmo 10:17</text:p>
            <text:p text:style-name="Table_20_Contents"/>
            <text:p text:style-name="Table_20_Contents">Se dois de vocês na terra concordarem sobre qualquer coisa que pedirem, isso lhes será feito por meu Pai que está nos céus.</text:p>
            <text:p text:style-name="Table_20_Contents">Mateus 18:19</text:p>
            <text:p text:style-name="Table_20_Contents"/>
            <text:p text:style-name="Table_20_Contents">Se eu tivesse acalentado o pecado em meu coração, o Senhor não teria ouvido; mas Deus certamente ouviu e ouviu minha voz em oração.</text:p>
            <text:p text:style-name="Table_20_Contents">Salmo 66:18-19</text:p>
            <text:p text:style-name="Table_20_Contents"/>
            <text:p text:style-name="Table_20_Contents">Mas os olhos do Senhor estão sobre aqueles que o temem, sobre aqueles cuja esperança está no seu amor infalível</text:p>
            <text:p text:style-name="Table_20_Contents">Salmo 33:18</text:p>
            <text:p text:style-name="Table_20_Contents"/>
            <text:p text:style-name="Table_20_Contents"/>
            <text:p text:style-name="Table_20_Contents"/>
            <text:p text:style-name="Table_20_Contents">Tudo o que você pedir em oração, acredite que você recebeu e será seu</text:p>
            <text:p text:style-name="Table_20_Contents">Marcos 11:24</text:p>
            <text:p text:style-name="Table_20_Contents"/>
            <text:p text:style-name="Table_20_Contents">[Deus] é poderoso para fazer infinitamente mais do que tudo o que pedimos ou imaginamos, de acordo com o seu poder que opera dentro de nós</text:p>
            <text:p text:style-name="Table_20_Contents">Efésios 3:20</text:p>
            <text:p text:style-name="Table_20_Contents"/>
            <text:p text:style-name="Table_20_Contents">Eu confio em você, ó Senhor</text:p>
            <text:p text:style-name="Table_20_Contents">Salmo 31:14</text:p>
            <text:p text:style-name="Table_20_Contents"/>
            <text:p text:style-name="P6"/>
            <text:p text:style-name="P6"/>
            <text:p text:style-name="P6"/>
            <text:p text:style-name="P6"/>
            <text:p text:style-name="P6">DESÂNIMO</text:p>
            <text:p text:style-name="Table_20_Contents"><text:soft-page-break/></text:p>
            <text:p text:style-name="Table_20_Contents">Bem-aventurados os que choram, porque serão consolados</text:p>
            <text:p text:style-name="Table_20_Contents">Mateus 5:4</text:p>
            <text:p text:style-name="Table_20_Contents"/>
            <text:p text:style-name="Table_20_Contents">Farei com que toda a minha bondade passe diante de você e proclamarei meu nome, o Senhor, na sua presença. Terei misericórdia de quem eu tiver misericórdia e terei compaixão de quem eu tiver compaixão</text:p>
            <text:p text:style-name="Table_20_Contents">Êxodo 33:19</text:p>
            <text:p text:style-name="Table_20_Contents"/>
            <text:p text:style-name="Table_20_Contents">A esperança não nos decepciona. porque Deus derramou o seu amor em nossos corações pelo Espírito Santo, que ele nos deu</text:p>
            <text:p text:style-name="Table_20_Contents">Romanos 5:5</text:p>
            <text:p text:style-name="Table_20_Contents"/>
            <text:p text:style-name="Table_20_Contents">Eu lhes darei conforto e alegria em vez de tristeza</text:p>
            <text:p text:style-name="Table_20_Contents">Jeremias 31:13</text:p>
            <text:p text:style-name="Table_20_Contents"/>
            <text:p text:style-name="Table_20_Contents">eu não vou esquecer você</text:p>
            <text:p text:style-name="Table_20_Contents">Isaías 49:15</text:p>
            <text:p text:style-name="Table_20_Contents"/>
            <text:p text:style-name="Table_20_Contents">Que o Deus da esperança os encha de toda alegria e paz enquanto vocês confiam nele, para que vocês transbordem de esperança pelo poder do Espírito Santo</text:p>
            <text:p text:style-name="Table_20_Contents">Romanos 15:13</text:p>
            <text:p text:style-name="Table_20_Contents"/>
            <text:p text:style-name="Table_20_Contents">O próprio Senhor irá adiante de você e estará com você; ele nunca irá embora nem abandonará você. Não tenha medo; Não seja desencorajado</text:p>
            <text:p text:style-name="Table_20_Contents">Deuteronômio 31:8</text:p>
            <text:p text:style-name="Table_20_Contents"/>
            <text:p text:style-name="Table_20_Contents">O choro pode durar uma noite, mas a alegria vem pela manhã</text:p>
            <text:p text:style-name="Table_20_Contents">Salmo 30:5</text:p>
            <text:p text:style-name="Table_20_Contents"/>
            <text:p text:style-name="P23">Com bondade eterna, terei </text:p>
            <text:p text:style-name="P23">compaixão de você</text:p>
            <text:p text:style-name="Table_20_Contents">Isaías 54:8</text:p>
            <text:p text:style-name="Table_20_Contents"/>
            <text:p text:style-name="Table_20_Contents"/>
            <text:p text:style-name="Table_20_Contents"/>
            <text:p text:style-name="Table_20_Contents">Alegria e alegria os alcançarão, e tristeza e <text:soft-page-break/>suspiros fugirão</text:p>
            <text:p text:style-name="Table_20_Contents">Isaías 35:10</text:p>
            <text:p text:style-name="Table_20_Contents"/>
            <text:p text:style-name="Table_20_Contents">Alegrem-se na esperança da glória de Deus</text:p>
            <text:p text:style-name="Table_20_Contents">Romanos 5:2</text:p>
            <text:p text:style-name="Table_20_Contents"/>
            <text:p text:style-name="Table_20_Contents">Que seu amor infalível seja meu conforto, de acordo com sua promessa ao seu servo</text:p>
            <text:p text:style-name="Table_20_Contents">Salmo 119:76</text:p>
            <text:p text:style-name="Table_20_Contents"/>
            <text:p text:style-name="P23">Por que você está abatido,</text:p>
            <text:p text:style-name="P23"><text:s/>ó minha alma? ...Coloque sua esperança em Deus, pois ainda o louvarei</text:p>
            <text:p text:style-name="Table_20_Contents">Salmo 42:11</text:p>
            <text:p text:style-name="Table_20_Contents"/>
            <text:p text:style-name="P6">DESOBEDIÊNCIA</text:p>
            <text:p text:style-name="Table_20_Contents"/>
            <text:p text:style-name="Table_20_Contents">Bem-aventurados...os que ouvem a palavra de Deus e a obedecem</text:p>
            <text:p text:style-name="Table_20_Contents">Lucas 11:28</text:p>
            <text:p text:style-name="Table_20_Contents"/>
            <text:p text:style-name="Table_20_Contents">Se alguém decidir fazer a vontade de Deus, descobrirá se o meu ensino vem de Deus ou se falo por mim mesmo</text:p>
            <text:p text:style-name="Table_20_Contents">João 7:17</text:p>
            <text:p text:style-name="Table_20_Contents"/>
            <text:p text:style-name="Table_20_Contents">Se você obedecer aos meus comandos, permanecerá no meu amor.</text:p>
            <text:p text:style-name="Table_20_Contents">João 15:10</text:p>
            <text:p text:style-name="Table_20_Contents"/>
            <text:p text:style-name="Table_20_Contents">O homem que olha atentamente para a lei perfeita que dá liberdade, e continua a fazê-lo, não esquecendo o que ouviu, mas fazendo-o - será abençoado no que faz.</text:p>
            <text:p text:style-name="Table_20_Contents">Tiago 1:25</text:p>
            <text:p text:style-name="Table_20_Contents"/>
            <text:p text:style-name="Table_20_Contents">Se alguém obedece à sua palavra, o amor de Deus é verdadeiramente completo nele</text:p>
            <text:p text:style-name="Table_20_Contents">I João 2:5</text:p>
            <text:p text:style-name="Table_20_Contents"/>
            <text:p text:style-name="Table_20_Contents">Todo aquele que ouve estas minhas palavras e as põe em prática é como um homem sábio que construiu a sua casa sobre a rocha</text:p>
            <text:p text:style-name="Table_20_Contents">Mateus 7:24</text:p>
            <text:p text:style-name="Table_20_Contents"/>
            <text:p text:style-name="Table_20_Contents">Direcione-me no caminho dos seus comandos, <text:soft-page-break/>pois lá encontro prazer</text:p>
            <text:p text:style-name="Table_20_Contents">Salmo 119: 35</text:p>
            <text:p text:style-name="Table_20_Contents"/>
            <text:p text:style-name="P24">Porque o Filho do Homem virá na glória de seu Pai, com os seus anjos, e então </text:p>
            <text:p text:style-name="P24">recompensará cada um de acordo com </text:p>
            <text:p text:style-name="P24">o que fez.</text:p>
            <text:p text:style-name="Table_20_Contents">Mateus 16:27</text:p>
            <text:p text:style-name="Table_20_Contents"/>
            <text:p text:style-name="Table_20_Contents">Se alguém me ama, obedecerá aos meus ensinamentos. Meu Pai o amará, e viremos para ele e faremos nele morada</text:p>
            <text:p text:style-name="Table_20_Contents">João 14:23</text:p>
            <text:p text:style-name="Table_20_Contents"/>
            <text:p text:style-name="Table_20_Contents">Bem-aventurados todos os que temem ao Senhor, que andam nos seus caminhos</text:p>
            <text:p text:style-name="Table_20_Contents">Salmo 128:1</text:p>
            <text:p text:style-name="Table_20_Contents"/>
            <text:p text:style-name="Table_20_Contents">Jesus disse: “Se vocês se apegarem aos meus ensinamentos, vocês serão realmente meus discípulos. Então conhecerão a verdade, e a verdade os libertará”.</text:p>
            <text:p text:style-name="Table_20_Contents">João 8:31-32</text:p>
            <text:p text:style-name="Table_20_Contents"/>
            <text:p text:style-name="Table_20_Contents">Agora eu obedeço à sua palavra</text:p>
            <text:p text:style-name="Table_20_Contents">Salmo 119:67</text:p>
            <text:p text:style-name="Table_20_Contents"/>
            <text:p text:style-name="P6">DÚVIDA</text:p>
            <text:p text:style-name="Table_20_Contents"/>
            <text:p text:style-name="Table_20_Contents">Se alguém reconhece que Jesus é o Filho de Deus, Deus vive nele e ele em Deus</text:p>
            <text:p text:style-name="Table_20_Contents">I João 4:15</text:p>
            <text:p text:style-name="Table_20_Contents"/>
            <text:p text:style-name="Table_20_Contents">O Senhor resgata seus servos; ninguém que nele se refugia será condenado</text:p>
            <text:p text:style-name="Table_20_Contents">Salmo 34:22</text:p>
            <text:p text:style-name="Table_20_Contents"/>
            <text:p text:style-name="Table_20_Contents">Ele foi entregue à morte pelos nossos pecados e ressuscitou para a nossa justificação</text:p>
            <text:p text:style-name="Table_20_Contents">Romanos 4:25</text:p>
            <text:p text:style-name="Table_20_Contents"/>
            <text:p text:style-name="Table_20_Contents">Não depende, portanto, do desejo ou esforço do homem, mas da misericórdia de DeusRomanos 9:16</text:p>
            <text:p text:style-name="Table_20_Contents"/>
            <text:p text:style-name="Table_20_Contents">Com o Senhor está o amor infalível e com ele <text:soft-page-break/>está a redenção completa</text:p>
            <text:p text:style-name="Table_20_Contents">Salmo 130:7</text:p>
            <text:p text:style-name="Table_20_Contents"/>
            <text:p text:style-name="Table_20_Contents"/>
            <text:p text:style-name="Table_20_Contents"/>
            <text:p text:style-name="P26">Jesus disse: “Eu sou a ressurreição e a vida. Quem crê em mim viverá, ainda que morra; e quem vive e crê em mim </text:p>
            <text:p text:style-name="P26">nunca morrerá”.</text:p>
            <text:p text:style-name="Table_20_Contents">João 11:25-26</text:p>
            <text:p text:style-name="Table_20_Contents"/>
            <text:p text:style-name="Table_20_Contents">Todos pecaram e estão destituídos da glória de Deus, e são justificados gratuitamente pela sua graça através da redenção que veio por Cristo Jesus</text:p>
            <text:p text:style-name="Table_20_Contents">Romanos 3:23-24</text:p>
            <text:p text:style-name="Table_20_Contents"/>
            <text:p text:style-name="Table_20_Contents">Eu não vim chamar os justos, mas os pecadores</text:p>
            <text:p text:style-name="Table_20_Contents">Mateus 9:13</text:p>
            <text:p text:style-name="Table_20_Contents"/>
            <text:p text:style-name="Table_20_Contents">A todos os que o receberam, aos que creram no seu nome, ele deu o direito de se tornarem filhos de Deus</text:p>
            <text:p text:style-name="Table_20_Contents">João 1:12</text:p>
            <text:p text:style-name="Table_20_Contents"/>
            <text:p text:style-name="Table_20_Contents">Ao homem que não trabalha, mas confia em Deus que justifica o ímpio, sua fé é creditada como justiça</text:p>
            <text:p text:style-name="Table_20_Contents">Romanos 4:5</text:p>
            <text:p text:style-name="Table_20_Contents"/>
            <text:p text:style-name="Table_20_Contents">Quem acredita nele não está condenado</text:p>
            <text:p text:style-name="Table_20_Contents">João 3:18</text:p>
            <text:p text:style-name="Table_20_Contents"/>
            <text:p text:style-name="Table_20_Contents">Estes foram escritos para que creiais que Jesus é o Cristo, o Filho de Deus, e para que, crendo, tenhais vida em seu nome.</text:p>
            <text:p text:style-name="Table_20_Contents">João 20:31</text:p>
            <text:p text:style-name="Table_20_Contents"/>
            <text:p text:style-name="P6">ENCORAJAMENTO</text:p>
            <text:p text:style-name="Table_20_Contents"/>
            <text:p text:style-name="Table_20_Contents">Vocês são um povo escolhido, um sacerdócio real, uma nação santa, um povo pertencente a Deus, para que possam proclamar os louvoresdaquele que os chamou das trevas para a sua maravilhosa luz.</text:p>
            <text:p text:style-name="Table_20_Contents">I Pedro 2:9</text:p>
            <text:p text:style-name="Table_20_Contents"><text:soft-page-break/></text:p>
            <text:p text:style-name="Table_20_Contents">O Senhor cumprirá seu propósito para mim</text:p>
            <text:p text:style-name="Table_20_Contents">Salmo 138:8</text:p>
            <text:p text:style-name="Table_20_Contents"/>
            <text:p text:style-name="Table_20_Contents">E agora, ó Israel, o que o Senhor, o seu Deus, lhe pede, senão que tema o Senhor, o seu Deus, que ande em todos os seus caminhos, que o ame, que sirva ao Senhor, o seu Deus, de todo o seu coração e de toda a sua alma?</text:p>
            <text:p text:style-name="Table_20_Contents">Deut. 10:12</text:p>
            <text:p text:style-name="Table_20_Contents"/>
            <text:p text:style-name="Table_20_Contents">“Pois eu conheço os planos que tenho para vocês”, declara o Senhor, “planos de fazê-los prosperar e não de prejudicá-los, planos de dar-lhes esperança e um futuro”.</text:p>
            <text:p text:style-name="Table_20_Contents">Jeremias 29:11</text:p>
            <text:p text:style-name="Table_20_Contents"/>
            <text:p text:style-name="Table_20_Contents">Que o próprio nosso Senhor Jesus Cristo e Deus nosso Pai, que nos amou e por sua graça nos deu encorajamento eterno e boa esperança, encorajem seus corações e os fortaleçam em toda boa ação e palavra</text:p>
            <text:p text:style-name="Table_20_Contents">II Tessalonicenses 2:16-17</text:p>
            <text:p text:style-name="Table_20_Contents"/>
            <text:p text:style-name="Table_20_Contents">Deus... não se esquecerá do seu trabalho e do amor que você demonstrou por ele ao ajudar seu povo e continuar a ajudá-lo</text:p>
            <text:p text:style-name="Table_20_Contents">Hebreus 6:10</text:p>
            <text:p text:style-name="Table_20_Contents"/>
            <text:p text:style-name="Table_20_Contents">Deixe sua luz brilhar diante dos homens, para que eles vejam suas boas obras e louvem seu Pai que está nos céus.</text:p>
            <text:p text:style-name="Table_20_Contents">Mateus 5:16</text:p>
            <text:p text:style-name="Table_20_Contents"/>
            <text:p text:style-name="Table_20_Contents">Quero que você enfatize essas coisas, para que aqueles que confiaram em Deus tenham o cuidado de se dedicar a fazer o que é bom. Essas coisas são excelentes e lucrativas para todos.</text:p>
            <text:p text:style-name="Table_20_Contents">Tito 3:8</text:p>
            <text:p text:style-name="Table_20_Contents"/>
            <text:p text:style-name="Table_20_Contents">Se alguém serve, faça-o com a força que Deus dá, para que em todas as coisas Deus seja louvado</text:p>
            <text:p text:style-name="Table_20_Contents">I Pedro 4:11</text:p>
            <text:p text:style-name="Table_20_Contents"/>
            <text:p text:style-name="P6">VIDA ETERNA</text:p>
            <text:p text:style-name="Table_20_Contents"><text:soft-page-break/></text:p>
            <text:p text:style-name="P27">Todo aquele que olha para o Filho e nele crê terá a vida eterna, e eu o ressuscitarei </text:p>
            <text:p text:style-name="P27">no último dia</text:p>
            <text:p text:style-name="Table_20_Contents">João 6:40</text:p>
            <text:p text:style-name="Table_20_Contents"/>
            <text:p text:style-name="Table_20_Contents">Aquele que ressuscitou o Senhor Jesus dentre os mortos também nos ressuscitará com Jesus e nos apresentará contigo na sua presença</text:p>
            <text:p text:style-name="Table_20_Contents">IICo 4:14</text:p>
            <text:p text:style-name="Table_20_Contents"/>
            <text:p text:style-name="Table_20_Contents">O Senhor Jesus Cristo, que, pelo poder que lhe permite colocar tudo sob seu controle, transformará nossos corpos humildes para que sejam como o seu corpo glorioso</text:p>
            <text:p text:style-name="Table_20_Contents">Fil. 3:21</text:p>
            <text:p text:style-name="Table_20_Contents"/>
            <text:p text:style-name="Table_20_Contents">Sei que meu Redentor vive e que no final ele estará na terra. E depois que minha pele for destruída, ainda em minha carne verei a Deus; Eu mesmo o verei com meus próprios olhos - eu, e não outro.</text:p>
            <text:p text:style-name="Table_20_Contents">Jó 19:25-27</text:p>
            <text:p text:style-name="Table_20_Contents"/>
            <text:p text:style-name="Table_20_Contents">Mas os seus mortos viverão; seus corpos subirão. Você que mora na poeira, acorde e grite de alegria</text:p>
            <text:p text:style-name="Table_20_Contents">Isaías 26:19</text:p>
            <text:p text:style-name="Table_20_Contents"/>
            <text:p text:style-name="Table_20_Contents">Nem todos dormiremos, mas todos seremos transformados... os mortos ressuscitarão imperecíveis e nós seremos transformados</text:p>
            <text:p text:style-name="Table_20_Contents">ICo 15:51-52</text:p>
            <text:p text:style-name="Table_20_Contents"/>
            <text:p text:style-name="Table_20_Contents">Se estivemos unidos a ele na sua morte, certamente o estaremos também na sua ressurreição.</text:p>
            <text:p text:style-name="Table_20_Contents">Romanos 6:5</text:p>
            <text:p text:style-name="Table_20_Contents"/>
            <text:p text:style-name="Table_20_Contents">Quando eu acordar, ficarei satisfeito em ver sua semelhança</text:p>
            <text:p text:style-name="Table_20_Contents">Salmo 17:15</text:p>
            <text:p text:style-name="Table_20_Contents"/>
            <text:p text:style-name="Table_20_Contents"/>
            <text:p text:style-name="Table_20_Contents"/>
            <text:p text:style-name="Table_20_Contents"><text:span text:style-name="T7">E</text:span>u os resgatarei do poder da sepultura; Eu os <text:soft-page-break/>resgatarei da morte</text:p>
            <text:p text:style-name="Table_20_Contents">Oséias 13:14</text:p>
            <text:p text:style-name="Table_20_Contents"/>
            <text:p text:style-name="Table_20_Contents">Os mortos ouvirão a voz do Filho de Deus e aqueles que a ouvirem viverão</text:p>
            <text:p text:style-name="Table_20_Contents">João 5:25</text:p>
            <text:p text:style-name="Table_20_Contents"/>
            <text:p text:style-name="P6">EXCELÊNCIA</text:p>
            <text:p text:style-name="Table_20_Contents"/>
            <text:p text:style-name="Table_20_Contents">Pois eu o escolhi para que ele oriente seus filhos e sua casa depois dele a guardarem o caminho do Senhor, fazendo o que é certo e justo.</text:p>
            <text:p text:style-name="Table_20_Contents">Gênesis 18:19</text:p>
            <text:p text:style-name="Table_20_Contents"/>
            <text:p text:style-name="Table_20_Contents">Então, eu vou te salvar e você será uma bênção</text:p>
            <text:p text:style-name="Table_20_Contents">Zacarias 8:13</text:p>
            <text:p text:style-name="Table_20_Contents"/>
            <text:p text:style-name="Table_20_Contents">Se você se arrepender, eu o restaurarei para que você possa servir</text:p>
            <text:p text:style-name="Table_20_Contents">Jeremias 15:19</text:p>
            <text:p text:style-name="Table_20_Contents"/>
            <text:p text:style-name="Table_20_Contents">“Venham e sigam-me”, disse Jesus, “e eu farei de vocês pescadores de homens”.</text:p>
            <text:p text:style-name="Table_20_Contents">Mateus 4:19</text:p>
            <text:p text:style-name="Table_20_Contents"/>
            <text:p text:style-name="Table_20_Contents">Qualquer um que tenha fé em mim fará o que tenho feito. Ele fará coisas ainda maiores do que estas, porque eu vou para o Pai</text:p>
            <text:p text:style-name="Table_20_Contents">João 14:12</text:p>
            <text:p text:style-name="Table_20_Contents"/>
            <text:p text:style-name="Table_20_Contents">Agradeço a Cristo Jesus, nosso Senhor, que me deu forças, que me considerou fiel, nomeando-me para o seu serviço</text:p>
            <text:p text:style-name="Table_20_Contents">I Timóteo 1:12</text:p>
            <text:p text:style-name="Table_20_Contents"/>
            <text:p text:style-name="Table_20_Contents">Aquele cuja caminhada é irrepreensível irá ministrar para mim</text:p>
            <text:p text:style-name="Table_20_Contents">Salmo 101:6</text:p>
            <text:p text:style-name="Table_20_Contents"/>
            <text:p text:style-name="Table_20_Contents">Jesus nos fez reino e sacerdotes para servir ao seu Deus e Pai</text:p>
            <text:p text:style-name="Table_20_Contents">Apocalipse 1:6</text:p>
            <text:p text:style-name="Table_20_Contents"/>
            <text:p text:style-name="Table_20_Contents"/>
            <text:p text:style-name="Table_20_Contents"/>
            <text:p text:style-name="Table_20_Contents">Quem quiser tornar-se grande entre vocês deve <text:soft-page-break/>ser seu servo, e quem quiser ser o primeiro deve ser seu escravo - assim como o Filho do Homem não veio para ser servido, mas para servir e dar a sua vida em resgate por muitos.</text:p>
            <text:p text:style-name="Table_20_Contents">Mateus 20:26-28</text:p>
            <text:p text:style-name="Table_20_Contents"/>
            <text:p text:style-name="Table_20_Contents">Isto é para a glória de meu Pai, que vocês dêem muito fruto, mostrando-se como meus discípulos</text:p>
            <text:p text:style-name="Table_20_Contents">João 15:8</text:p>
            <text:p text:style-name="Table_20_Contents"/>
            <text:p text:style-name="Table_20_Contents">Existem diferentes tipos de dons, mas o mesmo Espírito. Existem diferentes tipos de serviço, mas o mesmo Senhor</text:p>
            <text:p text:style-name="Table_20_Contents">I Coríntios 12:4-5</text:p>
            <text:p text:style-name="Table_20_Contents"/>
            <text:p text:style-name="P6">FALHA</text:p>
            <text:p text:style-name="Table_20_Contents"/>
            <text:p text:style-name="Table_20_Contents">Não tenha medo. Fique firme e você verá o livramento que o Senhor lhe trará</text:p>
            <text:p text:style-name="Table_20_Contents">Êxodo 14:13</text:p>
            <text:p text:style-name="Table_20_Contents"/>
            <text:p text:style-name="Table_20_Contents">eu te fortalecerei e te ajudarei; Eu te sustentarei com minha destra justa</text:p>
            <text:p text:style-name="Table_20_Contents">Isaías 41:10</text:p>
            <text:p text:style-name="Table_20_Contents"/>
            <text:p text:style-name="Table_20_Contents">Eu nem me julgo...É o Senhor quem me julga. Portanto, não julgue nada antes da hora marcada; espere até que o Senhor venha. Ele trará à luz o que está oculto nas trevas e exporá os motivos do coração dos homens. Naquele tempo cada um receberá seu louvor de Deus</text:p>
            <text:p text:style-name="Table_20_Contents">Eu Cor. 4:3-5</text:p>
            <text:p text:style-name="Table_20_Contents"/>
            <text:p text:style-name="Table_20_Contents">O Senhor não olha para as coisas que o homem olha. O homem olha para a aparência externa, mas o Senhor olha para o coração</text:p>
            <text:p text:style-name="Table_20_Contents">I Samuel 16:7</text:p>
            <text:p text:style-name="Table_20_Contents"/>
            <text:p text:style-name="Table_20_Contents">Fique firme. Não deixe que nada o mova. Sempre se entreguem totalmente à obra do Senhor, porque vocês sabem que o seu trabalho no Senhor não é em vão</text:p>
            <text:p text:style-name="Table_20_Contents">Eu Cor. 15:58</text:p>
            <text:p text:style-name="Table_20_Contents"/>
            <text:p text:style-name="Table_20_Contents">Você precisa perseverar para que, quando tiver feito a vontade de Deus, receba o que ele <text:soft-page-break/>prometeu</text:p>
            <text:p text:style-name="Table_20_Contents">Hebreus 10:36</text:p>
            <text:p text:style-name="Table_20_Contents"/>
            <text:p text:style-name="Table_20_Contents">Ele será o alicerce seguro para o seu tempo, um rico depósito de salvação, sabedoria e conhecimento.</text:p>
            <text:p text:style-name="Table_20_Contents">Isaías 33:6</text:p>
            <text:p text:style-name="Table_20_Contents"/>
            <text:p text:style-name="P31">Quem é você para julgar o servo de outra pessoa? Para seu próprio mestre que ele aguente ou caia. </text:p>
            <text:p text:style-name="P31">E ele permanecerá de pé, pois o Senhor é capaz de fazê-lo resistir</text:p>
            <text:p text:style-name="Table_20_Contents">Romanos 14:4</text:p>
            <text:p text:style-name="Table_20_Contents"/>
            <text:p text:style-name="Table_20_Contents">Eu não ordenei a você? Seja forte e corajoso. Não fique aterrorizado; não desanime, pois o Senhor seu Deus estará com você por onde você for</text:p>
            <text:p text:style-name="Table_20_Contents">Josué 1:9</text:p>
            <text:p text:style-name="Table_20_Contents"/>
            <text:p text:style-name="P6">FAMÍLIA</text:p>
            <text:p text:style-name="Table_20_Contents"/>
            <text:p text:style-name="Table_20_Contents">Tu, Senhor, és nosso Pai, nosso Redentor desde a antiguidade é o teu nome.</text:p>
            <text:p text:style-name="Table_20_Contents">Isaías 63:16</text:p>
            <text:p text:style-name="Table_20_Contents"/>
            <text:p text:style-name="Table_20_Contents">Eu serei um pai para vocês e vocês serão meus filhos e filhas</text:p>
            <text:p text:style-name="Table_20_Contents">2Co 6:18</text:p>
            <text:p text:style-name="Table_20_Contents"/>
            <text:p text:style-name="Table_20_Contents">Todos vocês são filhos de Deus pela fé em Cristo Jesus</text:p>
            <text:p text:style-name="Table_20_Contents">Gálatas 3:26</text:p>
            <text:p text:style-name="Table_20_Contents"/>
            <text:p text:style-name="P59">Quem reconhece o Filho tem também o Pai</text:p>
            <text:p text:style-name="Table_20_Contents"/>
            <text:p text:style-name="Table_20_Contents">I João 2:23</text:p>
            <text:p text:style-name="Table_20_Contents"/>
            <text:p text:style-name="Table_20_Contents">Assim como um pai se compadece de seus filhos, assim o Senhor se compadece daqueles que o temem</text:p>
            <text:p text:style-name="Table_20_Contents">Salmo 103:13</text:p>
            <text:p text:style-name="Table_20_Contents"/>
            <text:p text:style-name="P31">O próprio Pai te ama porque você me amou e acreditou que eu vim de </text:p>
            <text:p text:style-name="P31"><text:soft-page-break/>Deus</text:p>
            <text:p text:style-name="Table_20_Contents">João 16:27</text:p>
            <text:p text:style-name="Table_20_Contents"/>
            <text:p text:style-name="Table_20_Contents">Jesus disse: “Volto para meu Pai e vosso Pai, para meu Deus e vosso Deus”.</text:p>
            <text:p text:style-name="Table_20_Contents">João 20:17</text:p>
            <text:p text:style-name="Table_20_Contents"/>
            <text:p text:style-name="Table_20_Contents">Suportar as dificuldades como disciplina; Deus está tratando vocês como filhos. Pois qual filho não é disciplinado pelo pai? Se vocês não são disciplinados (e todos são disciplinados), então vocês são filhos ilegítimos e não filhos verdadeiros. Além disso, todos tivemos pais humanos que nos disciplinaram e nós os respeitamos por isso. Quanto mais deveríamos nos submeter ao Pai dos nossos espíritos e viver! Nossos pais nos disciplinaram por um tempo como acharam melhor; mas Deus nos disciplina para o nosso bem, para que possamos participar da sua santidade</text:p>
            <text:p text:style-name="Table_20_Contents">Hebreus 12:7-10</text:p>
            <text:p text:style-name="Table_20_Contents"/>
            <text:p text:style-name="Table_20_Contents">Todo presente bom e perfeito vem do alto, descendo do Pai...que não muda como sombras inconstantes</text:p>
            <text:p text:style-name="Table_20_Contents">Tiago 1:17</text:p>
            <text:p text:style-name="Table_20_Contents"/>
            <text:p text:style-name="P6">TEMER</text:p>
            <text:p text:style-name="Table_20_Contents"/>
            <text:p text:style-name="Table_20_Contents">O Senhor é meu ajudador; Eu não terei medo. O que o homem pode fazer comigo?</text:p>
            <text:p text:style-name="Table_20_Contents">Hebreus 13:6</text:p>
            <text:p text:style-name="Table_20_Contents"/>
            <text:p text:style-name="Table_20_Contents">Não tenham medo... porque o Senhor vosso Deus, que está no meio de vocês, é um Deus grande e temível</text:p>
            <text:p text:style-name="Table_20_Contents">Deuteronômio 7:21</text:p>
            <text:p text:style-name="Table_20_Contents"/>
            <text:p text:style-name="Table_20_Contents">Porque grande é o Senhor e mui digno de louvor; ele deve ser temido acima de todos os deuses. Porque todos os deuses das nações são ídolos, mas o Senhor fez os céus</text:p>
            <text:p text:style-name="Table_20_Contents">Eu Cron. 16:25-26</text:p>
            <text:p text:style-name="Table_20_Contents"/>
            <text:p text:style-name="Table_20_Contents"/>
            <text:p text:style-name="Table_20_Contents">Estou com você para resgatar e salvar você</text:p>
            <text:p text:style-name="Table_20_Contents"><text:soft-page-break/>Jeremias 15:20</text:p>
            <text:p text:style-name="Table_20_Contents"/>
            <text:p text:style-name="Table_20_Contents">Portanto, não tema, pois estou com você; não tenha medo, pois eu sou o seu Deus</text:p>
            <text:p text:style-name="Table_20_Contents">Isaías 41:10</text:p>
            <text:p text:style-name="Table_20_Contents"/>
            <text:p text:style-name="Table_20_Contents">Quando os caminhos de um homem agradam ao Senhor, ele faz até os seus inimigos viverem em paz com ele</text:p>
            <text:p text:style-name="Table_20_Contents">Provérbios 16:7</text:p>
            <text:p text:style-name="Table_20_Contents"/>
            <text:p text:style-name="Table_20_Contents">Diga àqueles com corações medrosos: “Seja forte, não tema, o seu Deus virá”.</text:p>
            <text:p text:style-name="Table_20_Contents">Isaías 35:4</text:p>
            <text:p text:style-name="Table_20_Contents"/>
            <text:p text:style-name="Table_20_Contents">Ele nos livrará</text:p>
            <text:p text:style-name="Table_20_Contents">II Cor. 1:10</text:p>
            <text:p text:style-name="Table_20_Contents"/>
            <text:p text:style-name="Table_20_Contents">Tudo o que você aprendeu, recebeu, ouviu de mim ou viu em mim – coloque em prática. E o Deus da paz estará com você</text:p>
            <text:p text:style-name="Table_20_Contents">Filipenses 4:9</text:p>
            <text:p text:style-name="Table_20_Contents"/>
            <text:p text:style-name="Table_20_Contents">Não tenha medo deles. Lembre-se do Senhor, que é grande e incrível</text:p>
            <text:p text:style-name="Table_20_Contents">Neemias 4:14</text:p>
            <text:p text:style-name="Table_20_Contents"/>
            <text:p text:style-name="Table_20_Contents">O Senhor é a minha força e o meu escudo; meu coração confia nele</text:p>
            <text:p text:style-name="Table_20_Contents">Salmo 28:7</text:p>
            <text:p text:style-name="Table_20_Contents"/>
            <text:p text:style-name="Table_20_Contents">Não tenha medo de ninguém, pois o julgamento pertence a Deus</text:p>
            <text:p text:style-name="Table_20_Contents">Deuteronômio 1:17</text:p>
            <text:p text:style-name="Table_20_Contents"/>
            <text:p text:style-name="Table_20_Contents">O Senhor será um refúgio para o seu povo</text:p>
            <text:p text:style-name="Table_20_Contents">Joel 3:16</text:p>
            <text:p text:style-name="Table_20_Contents"/>
            <text:p text:style-name="Table_20_Contents">Deitar-me-ei e dormirei em paz, pois só tu, Senhor, me faças habitar em segurança.</text:p>
            <text:p text:style-name="Table_20_Contents">Salmo 4:8</text:p>
            <text:p text:style-name="Table_20_Contents"/>
            <text:p text:style-name="Table_20_Contents">Quando eu estiver com medo, confiarei em você</text:p>
            <text:p text:style-name="Table_20_Contents">Salmo 56:3</text:p>
            <text:p text:style-name="Table_20_Contents"/>
            <text:p text:style-name="P6">COMUNHÃO</text:p>
            <text:p text:style-name="Table_20_Contents"><text:soft-page-break/></text:p>
            <text:p text:style-name="Table_20_Contents">O Senhor Deus disse: “Não é bom que o homem esteja só. Vou arranjar-lhe uma ajudadora adequada”. Então o Senhor Deus fez uma mulher da costela que havia tirado do homem e a trouxe ao homem</text:p>
            <text:p text:style-name="Table_20_Contents">Gênesis 2:18,22</text:p>
            <text:p text:style-name="Table_20_Contents"/>
            <text:p text:style-name="Table_20_Contents">Amar o próximo como a si mesmo</text:p>
            <text:p text:style-name="Table_20_Contents">Marcos 12:31</text:p>
            <text:p text:style-name="Table_20_Contents"/>
            <text:p text:style-name="Table_20_Contents">Ameis uns aos outros. Assim como eu os amei, vocês devem amar uns aos outros. Todos os homens saberão que vocês são meus discípulos se vocês se amarem</text:p>
            <text:p text:style-name="Table_20_Contents">João 13:34-35</text:p>
            <text:p text:style-name="Table_20_Contents"/>
            <text:p text:style-name="P33">Que nenhuma dívida permaneça pendente, exceto a dívida contínua de amar uns aos outros, pois quem ama o próximo cumpriu </text:p>
            <text:p text:style-name="P33">a lei</text:p>
            <text:p text:style-name="Table_20_Contents">Romanos 13:8</text:p>
            <text:p text:style-name="Table_20_Contents"/>
            <text:p text:style-name="P33">Que o Deus que dá perseverança e encorajamento lhes dê um espírito de unidade entre si ao seguirem a Cristo Jesus, para que com um só coração e boca vocês possam glorificar o Deus e Pai de nosso </text:p>
            <text:p text:style-name="P33">Senhor Jesus Cristo</text:p>
            <text:p text:style-name="Table_20_Contents">Romanos 15:5-6</text:p>
            <text:p text:style-name="Table_20_Contents"/>
            <text:p text:style-name="Table_20_Contents">Onde dois ou três se reunirem em meu nome, aí estou eu com eles</text:p>
            <text:p text:style-name="Table_20_Contents">Mateus 18:20</text:p>
            <text:p text:style-name="Table_20_Contents"/>
            <text:p text:style-name="Table_20_Contents">Todos vocês são um em Cristo Jesus</text:p>
            <text:p text:style-name="Table_20_Contents">Gálatas 3:28</text:p>
            <text:p text:style-name="Table_20_Contents"/>
            <text:p text:style-name="Table_20_Contents">Como podemos agradecer a Deus o suficiente por você em troca de toda a alegria que temos na presença de nosso Deus por sua causa?</text:p>
            <text:p text:style-name="Table_20_Contents">Eu Tess. 3:9</text:p>
            <text:p text:style-name="Table_20_Contents"/>
            <text:p text:style-name="Table_20_Contents">Que o Senhor faça aumentar e transbordar o amor de vocês uns pelos outros e por todos os demais.</text:p>
            <text:p text:style-name="Table_20_Contents"><text:soft-page-break/>Eu Tess. 3:12</text:p>
            <text:p text:style-name="Table_20_Contents"/>
            <text:p text:style-name="Table_20_Contents">Agora que vocês se purificaram obedecendo à verdade para que tenham amor sincero pelos seus irmãos, amem-se profundamente, de coração</text:p>
            <text:p text:style-name="Table_20_Contents">I Pedro 1:22</text:p>
            <text:p text:style-name="Table_20_Contents"/>
            <text:p text:style-name="P28"><text:span text:style-name="T2">PERDÃO</text:span></text:p>
            <text:p text:style-name="Table_20_Contents"/>
            <text:p text:style-name="Table_20_Contents">Você perdoou a iniquidade do seu povo e cobriu todos os seus pecados</text:p>
            <text:p text:style-name="Table_20_Contents">Salmo 85:2</text:p>
            <text:p text:style-name="Table_20_Contents"/>
            <text:p text:style-name="Table_20_Contents">Você é gentil e misericordioso, ó Senhor, cheio de amor por todos que clamam por você</text:p>
            <text:p text:style-name="Table_20_Contents">Salmo 86:5</text:p>
            <text:p text:style-name="Table_20_Contents"/>
            <text:p text:style-name="Table_20_Contents">Ele perdoa todos os meus pecados e cura todas as minhas doenças</text:p>
            <text:p text:style-name="Table_20_Contents">Salmo 103:3</text:p>
            <text:p text:style-name="Table_20_Contents"/>
            <text:p text:style-name="Table_20_Contents">Quanto o Oriente está longe do Ocidente, assim ele removeu de nós as nossas transgressões. Assim como um pai se compadece de seus filhos, assim o Senhor se compadece daqueles que o temem; pois ele sabe como somos formados, ele lembra que somos pó</text:p>
            <text:p text:style-name="Table_20_Contents">Salmo 103:12-14</text:p>
            <text:p text:style-name="Table_20_Contents"/>
            <text:p text:style-name="Table_20_Contents">Reconheci meu pecado para você e não encobri minha iniqüidade. Eu disse: “Confessarei minhas transgressões ao Senhor” - e você perdoou a culpa do meu pecado</text:p>
            <text:p text:style-name="Table_20_Contents">Salmo 32:5-6</text:p>
            <text:p text:style-name="Table_20_Contents"/>
            <text:p text:style-name="Table_20_Contents">Perdoarei a sua maldade e não me lembrarei mais dos seus pecados</text:p>
            <text:p text:style-name="Table_20_Contents">Jeremias 31:34</text:p>
            <text:p text:style-name="Table_20_Contents"/>
            <text:p text:style-name="P59">Se confessarmos os nossos pecados, ele é fiel e justo e nos perdoará os pecados e nos purificará de toda injustiça</text:p>
            <text:p text:style-name="P59">I João 1:9</text:p>
            <text:p text:style-name="Table_20_Contents"/>
            <text:p text:style-name="Table_20_Contents">Você é gentil e misericordioso, ó Senhor, cheio <text:soft-page-break/>de amor por todos que clamam por você</text:p>
            <text:p text:style-name="Table_20_Contents">Salmo 86:5</text:p>
            <text:p text:style-name="Table_20_Contents"/>
            <text:p text:style-name="Table_20_Contents">Quem é um Deus como você, que perdoa o pecado e perdoa a transgressão do restante de sua herança? Você não fica com raiva para sempre, mas tem prazer em mostrar misericórdia. Você terá novamente compaixão de nós; você pisará nossos pecados e lançará todas as nossas iniqüidades nas profundezas do mar</text:p>
            <text:p text:style-name="Table_20_Contents">Miquéias 7:18-19</text:p>
            <text:p text:style-name="Table_20_Contents"/>
            <text:p text:style-name="Table_20_Contents">Todo aquele que nele crê recebe o perdão dos pecados através do seu nome</text:p>
            <text:p text:style-name="Table_20_Contents">Atos 10:43</text:p>
            <text:p text:style-name="Table_20_Contents"/>
            <text:p text:style-name="P6">LIBERDADE</text:p>
            <text:p text:style-name="Table_20_Contents"/>
            <text:p text:style-name="Table_20_Contents">Todo aquele que peca é escravo do pecado. Ora, um escravo não tem lugar permanente na família, mas um filho pertence a ela para sempre. Então, se o Filho te libertar, você será realmente livre</text:p>
            <text:p text:style-name="Table_20_Contents">João 8:34-36</text:p>
            <text:p text:style-name="Table_20_Contents"/>
            <text:p text:style-name="Table_20_Contents">Quando vocês eram escravos do pecado, vocês estavam livres do controle da justiça... Mas agora que vocês foram libertos do pecado e se tornaram escravos de Deus, o benefício que você colhe leva à santidade, e o resultado é a vida eterna.</text:p>
            <text:p text:style-name="Table_20_Contents">Romanos 6:20,22</text:p>
            <text:p text:style-name="Table_20_Contents"/>
            <text:p text:style-name="Table_20_Contents">Nosso velho eu foi crucificado com ele para que o corpo do pecado se tornasse impotente, para que não fôssemos mais escravos do pecado.</text:p>
            <text:p text:style-name="Table_20_Contents">Romanos 6:6</text:p>
            <text:p text:style-name="Table_20_Contents"/>
            <text:p text:style-name="Table_20_Contents">O pecado não será seu mestre, porque você não está debaixo da lei, mas debaixo da graça</text:p>
            <text:p text:style-name="Table_20_Contents">Romanos 6:14</text:p>
            <text:p text:style-name="Table_20_Contents"/>
            <text:p text:style-name="P34">Por causa do seu grande amor por nós, Deus, que é rico em misericórdia, nos vivificou com Cristo mesmo quando estávamos mortos em <text:soft-page-break/>transgressão - é pela graça que vocês foram salvos. E Deus nos ressuscitou com Cristo e nos fez sentar com ele nas regiões celestiais em Cristo Jesus, para que nos séculos vindouros ele pudesse mostrar as riquezas incomparáveis ​​de sua graça, expressas em sua bondade para conosco em Cristo Jesus... somos criação de Deus, criados em Cristo Jesus para praticarmos boas obras, as quais Deus preparou antecipadamente para que as praticássemos</text:p>
            <text:p text:style-name="Table_20_Contents">Efésios 2:4-7,10</text:p>
            <text:p text:style-name="Table_20_Contents"/>
            <text:p text:style-name="Table_20_Contents">Ninguém que é nascido de Deus continuará a pecar, porque a semente de Deus permanece nele; ele não pode continuar pecando, porque nasceu de Deus</text:p>
            <text:p text:style-name="Table_20_Contents">I João 3:9</text:p>
            <text:p text:style-name="Table_20_Contents"/>
            <text:p text:style-name="Table_20_Contents">O evangelho...é o poder de Deus para a salvação de todo aquele que crê</text:p>
            <text:p text:style-name="Table_20_Contents">Romanos 1:16</text:p>
            <text:p text:style-name="Table_20_Contents"/>
            <text:p text:style-name="P6">FRUSTRAÇÃO</text:p>
            <text:p text:style-name="P6"/>
            <text:p text:style-name="Table_20_Contents">Bem-aventurados os misericordiosos, porque eles receberão misericórdia</text:p>
            <text:p text:style-name="Table_20_Contents">Mateus 5:7</text:p>
            <text:p text:style-name="Table_20_Contents"/>
            <text:p text:style-name="Table_20_Contents">Olhe não apenas para os seus próprios interesses, mas também para os interesses dos outros</text:p>
            <text:p text:style-name="Table_20_Contents">Filipenses 2:4</text:p>
            <text:p text:style-name="Table_20_Contents"/>
            <text:p text:style-name="Table_20_Contents">O amor não se irrita facilmente, não guarda registros de erros</text:p>
            <text:p text:style-name="Table_20_Contents">I Coríntios 13:5</text:p>
            <text:p text:style-name="Table_20_Contents"/>
            <text:p text:style-name="P35">Quem fala contra o seu irmão ou o julga, fala contra a lei e a julga... Só existe um Legislador e Juiz, </text:p>
            <text:p text:style-name="P35">aquele que é capaz de salvar e destruir. Mas você-quem é você para julgar seu próximo</text:p>
            <text:p text:style-name="Table_20_Contents">Tiago 4:11-12</text:p>
            <text:p text:style-name="Table_20_Contents"/>
            <text:p text:style-name="Table_20_Contents"/>
            <text:p text:style-name="Table_20_Contents">O amor cobre uma multidão de pecados</text:p>
            <text:p text:style-name="Table_20_Contents"><text:soft-page-break/>I Pedro 4:8</text:p>
            <text:p text:style-name="Table_20_Contents"/>
            <text:p text:style-name="Table_20_Contents">Se alguém vir seu irmão cometer um pecado que não leva à morte, deve orar</text:p>
            <text:p text:style-name="Table_20_Contents">I João 5:16</text:p>
            <text:p text:style-name="Table_20_Contents"/>
            <text:p text:style-name="Table_20_Contents">Livre-se de toda amargura, raiva e raiva, brigas e calúnias, junto com toda forma de malícia. Sejam gentis e compassivos uns com os outros, perdoando-se mutuamente, assim como Deus perdoou vocês em Cristo.</text:p>
            <text:p text:style-name="Table_20_Contents">Efésios 4:31-32</text:p>
            <text:p text:style-name="Table_20_Contents"/>
            <text:p text:style-name="Table_20_Contents">Põe uma guarda sobre a minha boca, ó Senhor; vigie a porta dos meus lábios</text:p>
            <text:p text:style-name="Table_20_Contents">Salmo 141:3</text:p>
            <text:p text:style-name="Table_20_Contents"/>
            <text:p text:style-name="Table_20_Contents">Abstenha-se da raiva e afaste-se da ira; não se preocupe - isso só leva ao mal. Porque os homens maus serão exterminados, mas aqueles que esperam no Senhor herdarão a terra</text:p>
            <text:p text:style-name="Table_20_Contents">Salmo 37:8-9</text:p>
            <text:p text:style-name="Table_20_Contents"/>
            <text:p text:style-name="Table_20_Contents"/>
            <text:p text:style-name="Table_20_Contents"/>
            <text:p text:style-name="Table_20_Contents">Se o seu irmão pecar contra você, vá e mostre-lhe a culpa dele, apenas entre vocês dois. Se ele ouvir, você conquistou seu irmão</text:p>
            <text:p text:style-name="Table_20_Contents">Mateus 18:15</text:p>
            <text:p text:style-name="Table_20_Contents"/>
            <text:p text:style-name="Table_20_Contents">Deus retribuirá os problemas para aqueles que o incomodam e dará alívio para você que está perturbado</text:p>
            <text:p text:style-name="Table_20_Contents">II Tessalonicenses 1:6-7</text:p>
            <text:p text:style-name="Table_20_Contents"/>
            <text:p text:style-name="Table_20_Contents"/>
            <text:p text:style-name="P6">PESAR</text:p>
            <text:p text:style-name="Table_20_Contents"/>
            <text:p text:style-name="Table_20_Contents">Quando você passar pelas águas, estarei com você</text:p>
            <text:p text:style-name="Table_20_Contents">Isaías 43:2</text:p>
            <text:p text:style-name="Table_20_Contents"/>
            <text:p text:style-name="Table_20_Contents">Preciosa aos olhos do Senhor é a morte dos seus santos</text:p>
            <text:p text:style-name="Table_20_Contents">Salmo 116:15</text:p>
            <text:p text:style-name="Table_20_Contents"/>
            <text:p text:style-name="Table_20_Contents"><text:soft-page-break/>Não queremos que você ignore aqueles que adormecem, ou que sofra como o resto dos homens, que não têm esperança. Cremos que Jesus morreu e ressuscitou e por isso acreditamos que Deus trará com Jesus aqueles que adormeceram nele.</text:p>
            <text:p text:style-name="Table_20_Contents">Eu Tess. 4:13-14</text:p>
            <text:p text:style-name="Table_20_Contents"/>
            <text:p text:style-name="Table_20_Contents">Mas você, ó Deus, vê problemas e tristeza; você considera isso para controlá-lo. A vítima se compromete com você; você é o ajudante dos órfãos</text:p>
            <text:p text:style-name="Table_20_Contents">Salmo 10:14</text:p>
            <text:p text:style-name="Table_20_Contents"/>
            <text:p text:style-name="Table_20_Contents">O próprio Deus estará com eles e será o seu Deus. Ele enxugará toda lágrima dos seus olhos. Não haverá mais morte, nem luto, nem choro, nem dor, pois a velha ordem das coisas já passou</text:p>
            <text:p text:style-name="Table_20_Contents">Apocalipse 21:3-4</text:p>
            <text:p text:style-name="Table_20_Contents"/>
            <text:p text:style-name="Table_20_Contents">Embora você tenha me feito ver problemas, muitos e amargos, você restaurará minha vida novamente; das profundezas da terra você me trará novamente. Você aumentará minha honra e me confortará mais uma vez</text:p>
            <text:p text:style-name="Table_20_Contents">Salmo 71:20-21</text:p>
            <text:p text:style-name="Table_20_Contents"/>
            <text:p text:style-name="Table_20_Contents">Se eu for e preparar um lugar para vocês, voltarei e os levarei comigo.</text:p>
            <text:p text:style-name="Table_20_Contents">João 14:3</text:p>
            <text:p text:style-name="Table_20_Contents"/>
            <text:p text:style-name="Table_20_Contents">Minha alma está cansada de tristeza; fortalece-me segundo a tua palavra</text:p>
            <text:p text:style-name="Table_20_Contents">Salmo 119:28</text:p>
            <text:p text:style-name="Table_20_Contents"/>
            <text:p text:style-name="Table_20_Contents">Que seu amor infalível seja meu conforto, de acordo com sua promessa ao seu servo</text:p>
            <text:p text:style-name="Table_20_Contents">Salmo 119:76</text:p>
            <text:p text:style-name="Table_20_Contents"/>
            <text:p text:style-name="Table_20_Contents">Sua promessa renova minha vida</text:p>
            <text:p text:style-name="Table_20_Contents">Salmo 119:50</text:p>
            <text:p text:style-name="Table_20_Contents"/>
            <text:p text:style-name="P6"/>
            <text:p text:style-name="P6"/>
            <text:p text:style-name="P6"/>
            <text:p text:style-name="P6">CRESCIMENTO</text:p>
            <text:p text:style-name="Table_20_Contents"><text:soft-page-break/></text:p>
            <text:p text:style-name="Table_20_Contents">Nós, que com rostos descobertos refletimos a glória do Senhor, estamos sendo transformados à sua semelhança com glória cada vez maior, que vem do Senhor, que é o Espírito</text:p>
            <text:p text:style-name="Table_20_Contents">2Co 3:18</text:p>
            <text:p text:style-name="Table_20_Contents"/>
            <text:p text:style-name="Table_20_Contents">Aquele que começou uma boa obra em vocês a levará até o dia de Cristo Jesus</text:p>
            <text:p text:style-name="Table_20_Contents">Filipenses 1:6</text:p>
            <text:p text:style-name="Table_20_Contents"/>
            <text:p text:style-name="Table_20_Contents">Como bebês recém-nascidos, desejem o leite espiritual puro, para que por meio dele vocês possam crescer em sua salvação, agora que provaram que o Senhor é bom. Ao chegarem a ele, a Pedra viva...vocês também, como pedras vivas, estão sendo edificados como uma casa espiritual para serem um sacerdócio santo, oferecendo sacrifícios espirituais aceitáveis ​​a Deus por meio de Jesus Cristo.</text:p>
            <text:p text:style-name="Table_20_Contents">I Pedro 2:2-5</text:p>
            <text:p text:style-name="Table_20_Contents"/>
            <text:p text:style-name="Table_20_Contents">Falando a verdade em amor, cresceremos em todas as coisas naquele que é a Cabeça, isto é, Cristo. A partir dele, todo o corpo, unido e mantido unido por todos os ligamentos de suporte, cresce e se constrói no amor, à medida que cada parte faz o seu trabalho.</text:p>
            <text:p text:style-name="Table_20_Contents">Efésios 4:15-16</text:p>
            <text:p text:style-name="Table_20_Contents"/>
            <text:p text:style-name="P36">Ele nos deu suas grandes e preciosas promessas, para que através delas vocês possam participar da natureza divina e escapar da corrupção no mundo causada pelos maus desejos. Por isso mesmo, faça todo esforço para acrescentar bondade à sua fé; e para o bem, o conhecimento; e ao conhecimento, autocontrole; e ao autocontrole, perseverança; e à </text:p>
            <text:p text:style-name="P36">perseverança, piedade; e à piedade, bondade fraternal; e à bondade fraterna, amor. Pois se você possuir essas qualidades em medida crescente, elas o impedirão de ser ineficaz e improdutivo em seu </text:p>
            <text:p text:style-name="P36">conhecimento de nosso Senhor Jesus Cristo.</text:p>
            <text:p text:style-name="Table_20_Contents">II Pedro 1:4-8</text:p>
            <text:p text:style-name="Table_20_Contents"/>
            <text:p text:style-name="P6"><text:soft-page-break/>ORIENTAÇÃO</text:p>
            <text:p text:style-name="Table_20_Contents"/>
            <text:p text:style-name="Table_20_Contents">Em seu amor infalível você liderará as pessoas que redimiu. Em sua força você os guiará para sua morada sagrada</text:p>
            <text:p text:style-name="Table_20_Contents">Êxodo 15:13</text:p>
            <text:p text:style-name="Table_20_Contents"/>
            <text:p text:style-name="P36">Eu vou te ajudar a falar e te ensinar o que </text:p>
            <text:p text:style-name="P36">dizer</text:p>
            <text:p text:style-name="Table_20_Contents">Êxodo 4:12</text:p>
            <text:p text:style-name="Table_20_Contents"/>
            <text:p text:style-name="Table_20_Contents">Quer você se vire para a direita ou para a esquerda, seus ouvidos ouvirão uma voz atrás de você, dizendo: “Este é o caminho; ande nele”.</text:p>
            <text:p text:style-name="Table_20_Contents">Isaías 30:21</text:p>
            <text:p text:style-name="Table_20_Contents"/>
            <text:p text:style-name="Table_20_Contents"/>
            <text:p text:style-name="Table_20_Contents">O Senhor dá sabedoria, e da sua boca procedem o conhecimento e o entendimento</text:p>
            <text:p text:style-name="Table_20_Contents">Provérbios 2:6</text:p>
            <text:p text:style-name="Table_20_Contents"/>
            <text:p text:style-name="Table_20_Contents">Eu te instruirei e te ensinarei o caminho que você deve seguir</text:p>
            <text:p text:style-name="Table_20_Contents">Salmo 32:8</text:p>
            <text:p text:style-name="Table_20_Contents"/>
            <text:p text:style-name="Table_20_Contents">O Espírito Santo, que o Pai enviará em meu nome, vos ensinará todas as coisas e vos lembrará tudo o que vos disse</text:p>
            <text:p text:style-name="Table_20_Contents">João 14:26</text:p>
            <text:p text:style-name="Table_20_Contents"/>
            <text:p text:style-name="Table_20_Contents">É o Espírito no homem, o sopro do Todo-Poderoso, que lhe dá entendimento. Não são apenas os velhos que são sábios, nem apenas os idosos que entendem o que é certo</text:p>
            <text:p text:style-name="Table_20_Contents">Jó 32:8-9</text:p>
            <text:p text:style-name="Table_20_Contents"/>
            <text:p text:style-name="Table_20_Contents">Você me guia com seu conselho e depois me levará à glória</text:p>
            <text:p text:style-name="Table_20_Contents">Salmo 73:24</text:p>
            <text:p text:style-name="Table_20_Contents"/>
            <text:p text:style-name="Table_20_Contents">As coisas encobertas pertencem ao Senhor nosso Deus, mas as reveladas pertencem a nós e a nossos filhos para sempre, para que cumpramos todas as palavras desta lei</text:p>
            <text:p text:style-name="Table_20_Contents">Deuteronômio 29:29</text:p>
            <text:p text:style-name="Table_20_Contents"/>
            <text:p text:style-name="Table_20_Contents"><text:soft-page-break/>Eu lhe darei palavras e sabedoria que nenhum de seus adversários será capaz de resistir ou contradizer</text:p>
            <text:p text:style-name="Table_20_Contents">Lucas 21:15</text:p>
            <text:p text:style-name="Table_20_Contents"/>
            <text:p text:style-name="Table_20_Contents">Quando ele, o Espírito da verdade, vier, ele os guiará em toda a verdade</text:p>
            <text:p text:style-name="Table_20_Contents">João 16:13</text:p>
            <text:p text:style-name="Table_20_Contents"/>
            <text:p text:style-name="P6">CULPA</text:p>
            <text:p text:style-name="Table_20_Contents"/>
            <text:p text:style-name="Table_20_Contents">Você foi lavado, você foi santificado, você foi justificado em nome do Senhor Jesus Cristo e pelo Espírito do nosso Deus</text:p>
            <text:p text:style-name="Table_20_Contents">I Coríntios 6:11</text:p>
            <text:p text:style-name="Table_20_Contents"/>
            <text:p text:style-name="Table_20_Contents">Nele e através da fé Nele podemos nos aproximar de Deus com liberdade e confiança</text:p>
            <text:p text:style-name="Table_20_Contents">Efésios 3:12</text:p>
            <text:p text:style-name="Table_20_Contents"/>
            <text:p text:style-name="P59">Mas você é um Deus que perdoa, gracioso e compassivo, lento para se irar e cheio de </text:p>
            <text:p text:style-name="P59">amor.</text:p>
            <text:p text:style-name="P59">Neemias 9:17</text:p>
            <text:p text:style-name="Table_20_Contents"/>
            <text:p text:style-name="Table_20_Contents">Se você, ó Senhor, mantivesse um registro dos pecados, ó Senhor, quem poderia resistir? Mas com você há perdão</text:p>
            <text:p text:style-name="Table_20_Contents">Salmo 130:3-4</text:p>
            <text:p text:style-name="Table_20_Contents"/>
            <text:p text:style-name="Table_20_Contents">Deus não tira a vida; em vez disso, ele inventa maneiras para que uma pessoa banida não permaneça afastada dele</text:p>
            <text:p text:style-name="Table_20_Contents">2Samuel 14:14</text:p>
            <text:p text:style-name="Table_20_Contents"/>
            <text:p text:style-name="Table_20_Contents">Eu, eu mesmo, sou aquele que apago as tuas transgressões, por amor de mim, e não me lembro mais dos teus pecados</text:p>
            <text:p text:style-name="Table_20_Contents">Isaías 43:25</text:p>
            <text:p text:style-name="Table_20_Contents"/>
            <text:p text:style-name="P59">O Senhor nosso Deus é misericordioso e perdoador, embora tenhamos nos rebelado</text:p>
            <text:p text:style-name="P59">contra ele</text:p>
            <text:p text:style-name="Table_20_Contents">Daniel 9:9</text:p>
            <text:p text:style-name="Table_20_Contents"/>
            <text:p text:style-name="Table_20_Contents">Deixe o ímpio o seu caminho e o homem mau os <text:soft-page-break/>seus pensamentos. Volte-se ele para o Senhor, e ele terá misericórdia dele</text:p>
            <text:p text:style-name="Table_20_Contents">Isaías 55:7</text:p>
            <text:p text:style-name="Table_20_Contents"/>
            <text:p text:style-name="Table_20_Contents"/>
            <text:p text:style-name="Table_20_Contents">Bem-aventurado o homem cujo pecado o Senhor não imputa contra ele</text:p>
            <text:p text:style-name="Table_20_Contents">Salmo 32:2</text:p>
            <text:p text:style-name="Table_20_Contents"/>
            <text:p text:style-name="Table_20_Contents">Eu os purificarei de todos os pecados que cometeram contra mim e perdoarei todos os seus pecados de rebelião contra mim</text:p>
            <text:p text:style-name="Table_20_Contents">Jeremias 33:8</text:p>
            <text:p text:style-name="Table_20_Contents"/>
            <text:p text:style-name="Table_20_Contents">Não ficarei com raiva para sempre. Apenas reconheça sua culpa</text:p>
            <text:p text:style-name="Table_20_Contents">Jeremias 3:12</text:p>
            <text:p text:style-name="Table_20_Contents"/>
            <text:p text:style-name="Table_20_Contents">Quem acredita nele não está condenado</text:p>
            <text:p text:style-name="Table_20_Contents">João 3:18</text:p>
            <text:p text:style-name="Table_20_Contents"/>
            <text:p text:style-name="P6">PARAÍSO</text:p>
            <text:p text:style-name="Table_20_Contents"/>
            <text:p text:style-name="Table_20_Contents">Eu vou e habitarei entre vocês", declara o Senhor</text:p>
            <text:p text:style-name="Table_20_Contents">Zacarias 2:10</text:p>
            <text:p text:style-name="Table_20_Contents"/>
            <text:p text:style-name="Table_20_Contents">Quando Cristo, que é a sua vida, aparecer, então você também aparecerá com ele em glória</text:p>
            <text:p text:style-name="Table_20_Contents">Colossenses 3:4</text:p>
            <text:p text:style-name="Table_20_Contents"/>
            <text:p text:style-name="Table_20_Contents">Cristo foi sacrificado uma vez para tirar os pecados de muitas pessoas; e ele aparecerá uma segunda vez, não para levar o pecado, mas para trazer salvação aos que o esperam</text:p>
            <text:p text:style-name="Table_20_Contents">Hebreus 9:28</text:p>
            <text:p text:style-name="Table_20_Contents"/>
            <text:p text:style-name="Table_20_Contents">Aquele que vem virá e não demorará</text:p>
            <text:p text:style-name="Table_20_Contents">Hebreus 10:37</text:p>
            <text:p text:style-name="Table_20_Contents"/>
            <text:p text:style-name="P37">O próprio Senhor descerá do céu, com grande ordem, com a voz do Arcanjo e com o toque da trombeta de Deus, e os mortos em Cristo ressuscitarão primeiro. </text:p>
            <text:p text:style-name="P37">Depois disso, nós, os que ainda estivermos vivos e ficarmos, seremos arrebatados com eles nas <text:soft-page-break/>nuvens, para encontrar o Senhor nos ares. E assim estaremos com o Senhor para sempre</text:p>
            <text:p text:style-name="Table_20_Contents">I Tessalonicenses 4:16-17</text:p>
            <text:p text:style-name="Table_20_Contents"/>
            <text:p text:style-name="Table_20_Contents"/>
            <text:p text:style-name="P38">Na casa de meu Pai há muitos quartos; se não fosse assim, eu teria lhe contado. Vou lá preparar um lugar para você. E se eu for e preparar lugar para vocês, voltarei e os levarei para mim, para que vocês também estejam </text:p>
            <text:p text:style-name="P38">onde eu estou</text:p>
            <text:p text:style-name="Table_20_Contents">João 14:2-3</text:p>
            <text:p text:style-name="Table_20_Contents"/>
            <text:p text:style-name="P39">Este mesmo Jesus, que foi levado de você para o céu, voltará </text:p>
            <text:p text:style-name="P39">da mesma forma que você o viu ir para o</text:p>
            <text:p text:style-name="P39">céu</text:p>
            <text:p text:style-name="Table_20_Contents">Atos 1:11</text:p>
            <text:p text:style-name="Table_20_Contents"/>
            <text:p text:style-name="Table_20_Contents">Sabemos que quando ele aparecer seremos como ele, pois o veremos como ele é</text:p>
            <text:p text:style-name="Table_20_Contents">I João 3:2</text:p>
            <text:p text:style-name="Table_20_Contents"/>
            <text:p text:style-name="Table_20_Contents">Ele vem com as nuvens, e todo olho o verá, até mesmo aqueles que o traspassaram</text:p>
            <text:p text:style-name="Table_20_Contents">Apocalipse 1:7</text:p>
            <text:p text:style-name="Table_20_Contents"/>
            <text:p text:style-name="Table_20_Contents">O Filho do Homem virá...</text:p>
            <text:p text:style-name="Table_20_Contents">Mateus 24:44</text:p>
            <text:p text:style-name="Table_20_Contents"/>
            <text:p text:style-name="P6">SANTIDADE</text:p>
            <text:p text:style-name="Table_20_Contents"/>
            <text:p text:style-name="Table_20_Contents">Deus fez com que aquele que não tinha pecado fosse pecado por nós, para que nele nos tornássemos justiça de Deus</text:p>
            <text:p text:style-name="Table_20_Contents">2Co 5:21</text:p>
            <text:p text:style-name="Table_20_Contents"/>
            <text:p text:style-name="Table_20_Contents">Seu poder divino nos deu tudo o que precisamos para a vida e a piedade através do nosso conhecimento dele</text:p>
            <text:p text:style-name="Table_20_Contents">II Pedro 1:3</text:p>
            <text:p text:style-name="Table_20_Contents"/>
            <text:p text:style-name="P59"/>
            <text:p text:style-name="P59"/>
            <text:p text:style-name="P59">Consagrai-vos e sede santos, porque eu sou o </text:p>
            <text:p text:style-name="P59">Senhor vosso Deus. Guarde meus decretos e <text:soft-page-break/>siga-os. Eu sou o Senhor, que te santifica</text:p>
            <text:p text:style-name="Table_20_Contents">Lev. 20:7-8</text:p>
            <text:p text:style-name="Table_20_Contents"/>
            <text:p text:style-name="Table_20_Contents">Ele nos escolheu nele antes da criação do mundo para sermos santos e irrepreensíveis aos seus olhos</text:p>
            <text:p text:style-name="Table_20_Contents">Ef. 1:4</text:p>
            <text:p text:style-name="Table_20_Contents"/>
            <text:p text:style-name="Table_20_Contents">Cristo amou a igreja e se entregou por ela para santificá-la, purificando-a pela lavagem com água por meio da palavra, e para apresentá-la a si mesmo como uma igreja radiante, sem mancha, nem ruga, nem qualquer outra mancha.</text:p>
            <text:p text:style-name="Table_20_Contents">Ef. 5:25-27</text:p>
            <text:p text:style-name="Table_20_Contents"/>
            <text:p text:style-name="Table_20_Contents">Que ele fortaleça seus corações para que vocês sejam irrepreensíveis e santos na presença de nosso Deus e Pai quando nosso Senhor Jesus vier com seus santos</text:p>
            <text:p text:style-name="Table_20_Contents">Eu Tess. 3:13</text:p>
            <text:p text:style-name="Table_20_Contents"/>
            <text:p text:style-name="Table_20_Contents">É a vontade de Deus que você seja santo</text:p>
            <text:p text:style-name="Table_20_Contents">Eu Tess. 4:3</text:p>
            <text:p text:style-name="Table_20_Contents"/>
            <text:p text:style-name="Table_20_Contents">Ordene-lhes que façam o bem, que sejam ricos em boas ações e que sejam generosos e dispostos a compartilhar. Dessa forma, eles acumularão para si tesouros como um alicerce sólido para a era vindoura, para que possam conquistar a vida que é verdadeiramente vida.</text:p>
            <text:p text:style-name="Table_20_Contents">Eu Tim. 6:18-19</text:p>
            <text:p text:style-name="Table_20_Contents"/>
            <text:p text:style-name="Table_20_Contents">Sabemos que qualquer pessoa nascida de Deus não continua a pecar; aquele que nasceu de Deus o guarda, e o maligno não lhe toca</text:p>
            <text:p text:style-name="Table_20_Contents"/>
            <text:p text:style-name="Table_20_Contents">I João 5:18</text:p>
            <text:p text:style-name="Table_20_Contents"/>
            <text:p text:style-name="P6">IMPACIÊNCIA</text:p>
            <text:p text:style-name="Table_20_Contents"/>
            <text:p text:style-name="Table_20_Contents">Esposas, da mesma forma sejam submissas a seus maridos, para que, se algum deles não acreditar na palavra, seja conquistado sem falar pelo comportamento de suas esposas.</text:p>
            <text:p text:style-name="Table_20_Contents">I Pedro 3:1</text:p>
            <text:p text:style-name="Table_20_Contents"/>
            <text:p text:style-name="Table_20_Contents"><text:soft-page-break/>Creia no Senhor Jesus e você será salvo – você e sua família</text:p>
            <text:p text:style-name="Table_20_Contents">Atos 16:31</text:p>
            <text:p text:style-name="Table_20_Contents"/>
            <text:p text:style-name="Table_20_Contents">Se uma mulher tem um marido que não é crente e ele está disposto a viver com ela, ela não deve divorciar-se dele. Pois o marido incrédulo foi santificado através da sua esposa, e a esposa incrédula foi santificada através do seu marido crente. Caso contrário, seus filhos seriam impuros, mas do jeito que estão, eles são santos</text:p>
            <text:p text:style-name="Table_20_Contents">Eu Cor. 7:13-14</text:p>
            <text:p text:style-name="Table_20_Contents"/>
            <text:p text:style-name="Table_20_Contents">A primeira coisa que André fez foi encontrar seu irmão Simão e dizer-lhe: “Encontramos o Messias”. Então ele trouxe Simão até Jesus</text:p>
            <text:p text:style-name="Table_20_Contents">João 1:41-42</text:p>
            <text:p text:style-name="Table_20_Contents"/>
            <text:p text:style-name="Table_20_Contents">Se um homem ímpio se afastar de todos os pecados que cometeu e guardar todos os meus decretos e fizer o que é justo e certo, ele certamente viverá...Tenho algum prazer na morte do ímpio? declara o Soberano Senhor. Em vez disso, não fico satisfeito quando eles abandonam seus caminhos e vivem?</text:p>
            <text:p text:style-name="Table_20_Contents">Ezequiel 18:21-23</text:p>
            <text:p text:style-name="Table_20_Contents"/>
            <text:p text:style-name="Table_20_Contents">Instrua o filho no caminho em que deve andar, e até quando envelhecer não se desviará dele</text:p>
            <text:p text:style-name="Table_20_Contents">Provérbios 22:6</text:p>
            <text:p text:style-name="Table_20_Contents"/>
            <text:p text:style-name="Table_20_Contents">O Senhor não demora a cumprir a sua promessa, como alguns entendem a lentidão. Ele é paciente com vocês, não querendo que ninguém pereça, mas que todos cheguem ao arrependimento.</text:p>
            <text:p text:style-name="Table_20_Contents">II Pedro 3:9</text:p>
            <text:p text:style-name="Table_20_Contents"/>
            <text:p text:style-name="Table_20_Contents">Todos os seus filhos serão ensinados pelo Senhor</text:p>
            <text:p text:style-name="Table_20_Contents">Isaías 54:13</text:p>
            <text:p text:style-name="Table_20_Contents"/>
            <text:p text:style-name="P6"/>
            <text:p text:style-name="P6"/>
            <text:p text:style-name="P6"/>
            <text:p text:style-name="P6">INSEGURANÇA</text:p>
            <text:p text:style-name="Table_20_Contents"/>
            <text:p text:style-name="Table_20_Contents"><text:soft-page-break/>O desejo do meu coração e a oração a Deus... é que eles possam ser salvos</text:p>
            <text:p text:style-name="Table_20_Contents">Romanos 10:1</text:p>
            <text:p text:style-name="Table_20_Contents"/>
            <text:p text:style-name="P41">Santo Padre, proteja-os pelo poder do seu nome - o nome que você me deu - para que </text:p>
            <text:p text:style-name="P41">sejam um</text:p>
            <text:p text:style-name="Table_20_Contents">João 17:11</text:p>
            <text:p text:style-name="Table_20_Contents"/>
            <text:p text:style-name="Table_20_Contents">Ore por nós. Temos certeza de que temos a consciência tranquila e o desejo de viver com honra em todos os sentidos</text:p>
            <text:p text:style-name="Table_20_Contents">Hebreus 13:18</text:p>
            <text:p text:style-name="Table_20_Contents"/>
            <text:p text:style-name="Table_20_Contents">Continuo pedindo que o Deus de nosso Senhor Jesus Cristo, o Pai glorioso, lhe dê o espírito de sabedoria e de revelação, para que você o conheça melhor.</text:p>
            <text:p text:style-name="Table_20_Contents">Efésios 1:17</text:p>
            <text:p text:style-name="Table_20_Contents"/>
            <text:p text:style-name="Table_20_Contents">Oro também para que... vocês possam conhecer a esperança para a qual ele os chamou, as riquezas de sua herança gloriosa nos santos e seu poder incomparavelmente grande para nós que cremos</text:p>
            <text:p text:style-name="Table_20_Contents">Efésios 1:18-19</text:p>
            <text:p text:style-name="Table_20_Contents"/>
            <text:p text:style-name="Table_20_Contents">E eu oro para que... junto com todos os santos, [vocês possam] conhecer o amor de Cristo que excede o conhecimento - para que vocês possam ser cheios até a medida de toda a plenitude de Deus</text:p>
            <text:p text:style-name="Table_20_Contents">Efésios 3:19-19</text:p>
            <text:p text:style-name="Table_20_Contents"/>
            <text:p text:style-name="Table_20_Contents">Rezai também por mim, para que sempre que eu abrir a boca, me sejam dadas palavras para que eu possa destemidamente revelar o mistério do evangelho</text:p>
            <text:p text:style-name="Table_20_Contents">Efésios 6:19</text:p>
            <text:p text:style-name="Table_20_Contents"/>
            <text:p text:style-name="Table_20_Contents">Esta é a minha oração: que seu amor abunde cada vez mais em conhecimento e profundidade de discernimento, para que você seja capaz de discernir o que é melhor e possa ser puro e irrepreensível até o dia de Cristo, cheio do fruto da justiça que vem através de Jesus Cristo - para <text:soft-page-break/>a glória e louvor de Deus</text:p>
            <text:p text:style-name="Table_20_Contents">Filipenses 1:9-11</text:p>
            <text:p text:style-name="Table_20_Contents"/>
            <text:p text:style-name="Table_20_Contents">Deixe a palavra de Cristo habitar em você</text:p>
            <text:p text:style-name="Table_20_Contents">Colossenses 3:16</text:p>
            <text:p text:style-name="Table_20_Contents"/>
            <text:p text:style-name="P6">ALEGRIA</text:p>
            <text:p text:style-name="Table_20_Contents"/>
            <text:p text:style-name="Table_20_Contents">Peça e você receberá, e sua alegria será completa</text:p>
            <text:p text:style-name="Table_20_Contents">João 16:24</text:p>
            <text:p text:style-name="Table_20_Contents"/>
            <text:p text:style-name="Table_20_Contents">Que os justos se alegrem e se regozijem diante de Deus; que eles sejam felizes e alegres</text:p>
            <text:p text:style-name="Table_20_Contents">Salmo 68:3</text:p>
            <text:p text:style-name="Table_20_Contents"/>
            <text:p text:style-name="Table_20_Contents">Satisfaz-nos pela manhã com o teu amor infalível, para que possamos cantar de alegria e nos alegrarmos todos os nossos dias</text:p>
            <text:p text:style-name="Table_20_Contents">Salmo 90:14</text:p>
            <text:p text:style-name="Table_20_Contents"/>
            <text:p text:style-name="Table_20_Contents">Você me revelou o caminho da vida; você me encherá de alegria em sua presença, com prazeres eternos à sua direita</text:p>
            <text:p text:style-name="Table_20_Contents">Salmo 16:11</text:p>
            <text:p text:style-name="Table_20_Contents"/>
            <text:p text:style-name="P41">Se você obedecer aos meus mandamentos, permanecerá no meu amor, assim como eu obedeci aos mandamentos do meu Pai e permaneço no seu amor. </text:p>
            <text:p text:style-name="P41">Eu lhe disse isso para que minha alegria esteja em você e para que sua alegria seja completa</text:p>
            <text:p text:style-name="Table_20_Contents">João 15:10-11</text:p>
            <text:p text:style-name="Table_20_Contents"/>
            <text:p text:style-name="Table_20_Contents">Alegria eterna coroará suas cabeças. Alegria e alegria os alcançarão, e tristeza e suspiros fugirão</text:p>
            <text:p text:style-name="Table_20_Contents">Isaías 51:11</text:p>
            <text:p text:style-name="Table_20_Contents"/>
            <text:p text:style-name="Table_20_Contents">Fixemos os olhos em Jesus, autor e consumador da nossa fé, que pela alegria que lhe estava proposta suportou a cruz, desprezando a sua vergonha</text:p>
            <text:p text:style-name="Table_20_Contents">Hebreus 12:2</text:p>
            <text:p text:style-name="Table_20_Contents"/>
            <text:p text:style-name="P41">Você se alegrará e ninguém tirará sua </text:p>
            <text:p text:style-name="P41"><text:soft-page-break/>alegria</text:p>
            <text:p text:style-name="Table_20_Contents">João 16:22</text:p>
            <text:p text:style-name="Table_20_Contents"/>
            <text:p text:style-name="Table_20_Contents">A alegria do Senhor é a sua força</text:p>
            <text:p text:style-name="Table_20_Contents">Neemias 8:10</text:p>
            <text:p text:style-name="Table_20_Contents"/>
            <text:p text:style-name="Table_20_Contents">A luz é derramada sobre os justos e a alegria sobre os retos de coração</text:p>
            <text:p text:style-name="Table_20_Contents">Salmo 97:11</text:p>
            <text:p text:style-name="Table_20_Contents"/>
            <text:p text:style-name="Table_20_Contents">Que o Deus da esperança o encha de toda alegria e paz enquanto você confia nele</text:p>
            <text:p text:style-name="Table_20_Contents">Romanos 15:13</text:p>
            <text:p text:style-name="Table_20_Contents"/>
            <text:p text:style-name="Table_20_Contents">Você acredita nele e está cheio de uma alegria inexprimível e gloriosa</text:p>
            <text:p text:style-name="Table_20_Contents">I Pedro 1:8</text:p>
            <text:p text:style-name="Table_20_Contents"/>
            <text:p text:style-name="P6">ANSEIO</text:p>
            <text:p text:style-name="Table_20_Contents"/>
            <text:p text:style-name="Table_20_Contents">Ele cumpre os desejos daqueles que o temem</text:p>
            <text:p text:style-name="Table_20_Contents">Salmo 145:19</text:p>
            <text:p text:style-name="Table_20_Contents"/>
            <text:p text:style-name="Table_20_Contents">Oramos constantemente por você, para que nosso Deus possa considerá-lo digno de seu chamado, e que pelo seu poder ele possa cumprir todos os seus bons propósitos e todos os atos inspirados pela sua fé.</text:p>
            <text:p text:style-name="Table_20_Contents">II Tessalonicenses 1:11</text:p>
            <text:p text:style-name="Table_20_Contents"/>
            <text:p text:style-name="Table_20_Contents">Desvie meus olhos das coisas inúteis; renova minha vida segundo a tua palavra</text:p>
            <text:p text:style-name="Table_20_Contents">Salmo 119:37</text:p>
            <text:p text:style-name="Table_20_Contents"/>
            <text:p text:style-name="Table_20_Contents">Entregue ao Senhor tudo o que você faz, e seus planos serão bem-sucedidos</text:p>
            <text:p text:style-name="Table_20_Contents">Provérbios 16:3</text:p>
            <text:p text:style-name="Table_20_Contents"/>
            <text:p text:style-name="Table_20_Contents">Sei o que é passar necessidade e sei o que é ter fartura. Aprendi o segredo de estar contente em toda e qualquer situação, seja bem alimentado ou com fome, seja vivendo com abundância ou em necessidade. Tudo posso naquele que me dá força</text:p>
            <text:p text:style-name="Table_20_Contents">Filipenses 4:12-13</text:p>
            <text:p text:style-name="Table_20_Contents"/>
            <text:p text:style-name="Table_20_Contents"><text:soft-page-break/>Pois o Senhor Deus é sol e escudo; o Senhor concede favor e honra; nada de bom ele nega àqueles cuja caminhada é irrepreensível</text:p>
            <text:p text:style-name="Table_20_Contents">Salmo 84:11</text:p>
            <text:p text:style-name="Table_20_Contents"/>
            <text:p text:style-name="Table_20_Contents">Em seu coração o homem planeja seu caminho, mas o Senhor determina seus passos</text:p>
            <text:p text:style-name="Table_20_Contents">Provérbios 16:9</text:p>
            <text:p text:style-name="Table_20_Contents"/>
            <text:p text:style-name="Table_20_Contents">Eu disse ao Senhor: “Tu és meu Senhor; sem ti não tenho nada de bom”.</text:p>
            <text:p text:style-name="Table_20_Contents">Salmo 16:2</text:p>
            <text:p text:style-name="Table_20_Contents"/>
            <text:p text:style-name="P41">Quem trabalha a sua terra terá </text:p>
            <text:p text:style-name="P41">alimento abundante</text:p>
            <text:p text:style-name="Table_20_Contents">Provérbios 28:19</text:p>
            <text:p text:style-name="Table_20_Contents"/>
            <text:p text:style-name="P41">Eu sou o pão da vida. Quem vem a mim nunca terá fome, e quem crê em mim </text:p>
            <text:p text:style-name="P41">nunca terá sede</text:p>
            <text:p text:style-name="Table_20_Contents">João 6:35</text:p>
            <text:p text:style-name="Table_20_Contents"/>
            <text:p text:style-name="Table_20_Contents">Ele nos ensinará os seus caminhos, para que andemos nas suas veredas</text:p>
            <text:p text:style-name="Table_20_Contents">Miquéias 4:2</text:p>
            <text:p text:style-name="Table_20_Contents"/>
            <text:p text:style-name="P6">AMOR</text:p>
            <text:p text:style-name="Table_20_Contents"/>
            <text:p text:style-name="Table_20_Contents">Até os cabelos da sua cabeça estão todos contados. Então, não tenha medo; você vale mais que muitos pardais</text:p>
            <text:p text:style-name="Table_20_Contents">Mateus 10:30-31</text:p>
            <text:p text:style-name="Table_20_Contents"/>
            <text:p text:style-name="Table_20_Contents">“Vocês, minhas ovelhas, as ovelhas do meu pasto, são pessoas, e eu sou o seu Deus”, declara o Soberano Senhor.”</text:p>
            <text:p text:style-name="Table_20_Contents">Ezequiel 34:31</text:p>
            <text:p text:style-name="Table_20_Contents"/>
            <text:p text:style-name="Table_20_Contents">Não temas, porque eu te redimi; Eu te chamei pelo nome; você é meu</text:p>
            <text:p text:style-name="Table_20_Contents">Isaías 43:1</text:p>
            <text:p text:style-name="Table_20_Contents"/>
            <text:p text:style-name="Table_20_Contents">Meu amor infalível por você não será abalado nem minha aliança de paz será removida</text:p>
            <text:p text:style-name="Table_20_Contents">Isaías 54:10</text:p>
            <text:p text:style-name="Table_20_Contents"/>
            <text:p text:style-name="Table_20_Contents"><text:soft-page-break/>Eu te amei com um amor eterno; Eu desenhei você com bondade amorosa. Eu vou construir você novamente</text:p>
            <text:p text:style-name="Table_20_Contents">Jeremias 31:3-4</text:p>
            <text:p text:style-name="Table_20_Contents"/>
            <text:p text:style-name="Table_20_Contents">Estou preocupado com você e olharei para você com favor</text:p>
            <text:p text:style-name="Table_20_Contents">Ezequiel 36:9</text:p>
            <text:p text:style-name="Table_20_Contents"/>
            <text:p text:style-name="Table_20_Contents">Saiba que o Senhor separou os piedosos para si; o Senhor ouvirá quando eu o chamar</text:p>
            <text:p text:style-name="Table_20_Contents">Salmo 4:3</text:p>
            <text:p text:style-name="Table_20_Contents"/>
            <text:p text:style-name="Table_20_Contents">Ele cuida daqueles que confiam nele</text:p>
            <text:p text:style-name="Table_20_Contents">Naum 1:7</text:p>
            <text:p text:style-name="Table_20_Contents"/>
            <text:p text:style-name="Table_20_Contents">Ele terá grande prazer em você, ele irá acalmá-lo com seu amor, ele se alegrará com você cantando</text:p>
            <text:p text:style-name="Table_20_Contents">Sofonias 3:17</text:p>
            <text:p text:style-name="Table_20_Contents"/>
            <text:p text:style-name="Table_20_Contents">Deus envia seu amor e fidelidade</text:p>
            <text:p text:style-name="Table_20_Contents">Salmo 57:3</text:p>
            <text:p text:style-name="Table_20_Contents"/>
            <text:p text:style-name="Table_20_Contents">Não tirarei dele meu amor, nem jamais trairei minha fidelidade</text:p>
            <text:p text:style-name="Table_20_Contents">Salmo 89:33</text:p>
            <text:p text:style-name="Table_20_Contents"/>
            <text:p text:style-name="Table_20_Contents">Porque Deus amou o mundo de tal maneira que deu o seu Filho unigênito, para que todo aquele que nele crê não pereça, mas tenha a vida eterna</text:p>
            <text:p text:style-name="Table_20_Contents">João 3:16</text:p>
            <text:p text:style-name="Table_20_Contents"/>
            <text:p text:style-name="Table_20_Contents">“Eles serão meus”, diz o Senhor Todo-Poderoso, “no dia em que eu constituir meu bem precioso”.</text:p>
            <text:p text:style-name="Table_20_Contents"/>
            <text:p text:style-name="Table_20_Contents">Malaquias 3:17</text:p>
            <text:p text:style-name="Table_20_Contents"/>
            <text:p text:style-name="P6">PRECISAR</text:p>
            <text:p text:style-name="Table_20_Contents"/>
            <text:p text:style-name="P42">Tua, ó Senhor, é a grandeza e o poder e a glória e a majestade e o esplendor, pois tudo no céu e na terra é teu. Teu, Senhor, é o reino; você é exaltado como cabeça </text:p>
            <text:p text:style-name="P42">sobre todos.</text:p>
            <text:p text:style-name="Table_20_Contents">Eu Cron. 29:11</text:p>
            <text:p text:style-name="Table_20_Contents"><text:soft-page-break/></text:p>
            <text:p text:style-name="Table_20_Contents">Ele sacia o sedento e enche de coisas boas o faminto</text:p>
            <text:p text:style-name="Table_20_Contents">Salmo 107:9</text:p>
            <text:p text:style-name="Table_20_Contents"/>
            <text:p text:style-name="Table_20_Contents">Deus suprirá todas as suas necessidades de acordo com suas gloriosas riquezas em Cristo Jesus</text:p>
            <text:p text:style-name="Table_20_Contents">Filipenses 4:19</text:p>
            <text:p text:style-name="Table_20_Contents"/>
            <text:p text:style-name="Table_20_Contents"/>
            <text:p text:style-name="Table_20_Contents"/>
            <text:p text:style-name="Table_20_Contents">Ele fornece alimento para aqueles que o temem</text:p>
            <text:p text:style-name="Table_20_Contents">Salmo 111:5</text:p>
            <text:p text:style-name="Table_20_Contents"/>
            <text:p text:style-name="Table_20_Contents">Agora, aquele que fornece sementes ao semeador e pão para alimento também fornecerá e aumentará o seu estoque de sementes e ampliará a colheita da sua justiça.</text:p>
            <text:p text:style-name="Table_20_Contents">IICo 9:10-11</text:p>
            <text:p text:style-name="Table_20_Contents"/>
            <text:p text:style-name="Table_20_Contents">Você ficará rico em todos os sentidos para poder ser generoso em todas as ocasiões</text:p>
            <text:p text:style-name="Table_20_Contents">Ele livrará os necessitados que clamam, os aflitos que não têm quem ajudar</text:p>
            <text:p text:style-name="Table_20_Contents">Salmo 72:12</text:p>
            <text:p text:style-name="Table_20_Contents"/>
            <text:p text:style-name="P42">Quem trabalha a sua terra terá </text:p>
            <text:p text:style-name="P42">alimento abundante</text:p>
            <text:p text:style-name="Table_20_Contents">Provérbios 28:19</text:p>
            <text:p text:style-name="Table_20_Contents"/>
            <text:p text:style-name="Table_20_Contents">Não havia pessoas necessitadas entre eles. Porque de vez em quando os que possuíam terras ou casas vendiam-nas, e traziam o dinheiro das vendas e colocavam-no aos pés dos apóstolos, e era distribuído a cada um conforme a sua necessidade.</text:p>
            <text:p text:style-name="Table_20_Contents">Atos 4:34-35</text:p>
            <text:p text:style-name="Table_20_Contents"/>
            <text:p text:style-name="Table_20_Contents">Melhor é o pouco que os justos têm do que a riqueza de muitos ímpios</text:p>
            <text:p text:style-name="Table_20_Contents">Salmo 37:16</text:p>
            <text:p text:style-name="Table_20_Contents"/>
            <text:p text:style-name="P42">Com retidão julgará os necessitados, com justiça dará decisões pelos pobres da</text:p>
            <text:p text:style-name="P42"><text:s/>terra</text:p>
            <text:p text:style-name="Table_20_Contents"><text:soft-page-break/>Isaías 11:4</text:p>
            <text:p text:style-name="Table_20_Contents"/>
            <text:p text:style-name="Table_20_Contents">O Senhor ouve os necessitados</text:p>
            <text:p text:style-name="Table_20_Contents">Salmo 69:33</text:p>
            <text:p text:style-name="Table_20_Contents"/>
            <text:p text:style-name="P6">NEGLIGÊNCIA</text:p>
            <text:p text:style-name="Table_20_Contents"/>
            <text:p text:style-name="Table_20_Contents">Agora, se você me obedecer totalmente e guardar minha aliança, então, dentre todas as nações, você será meu bem precioso. Embora toda a terra seja minha, vocês serão para mim um reino de sacerdotes e uma nação santa</text:p>
            <text:p text:style-name="Table_20_Contents">Êxodo 19:5-6</text:p>
            <text:p text:style-name="Table_20_Contents"/>
            <text:p text:style-name="P42"/>
            <text:p text:style-name="P42">Somos criação de Deus, criados em Cristo Jesus para praticarmos boas obras, </text:p>
            <text:p text:style-name="P42">as quais Deus preparou antecipadamente para que as praticássemos.</text:p>
            <text:p text:style-name="Table_20_Contents">Efésios 2:10</text:p>
            <text:p text:style-name="Table_20_Contents"/>
            <text:p text:style-name="Table_20_Contents">Ora, o corpo de Cristo não é composto de uma parte, mas de muitas. Se o pé dissesse: “Porque não sou mão, não pertenço ao corpo”, não deixaria por isso de fazer parte do corpo... Se todo o corpo fosse um olho, onde estaria o corpo? sentido da audição é?...Mas na verdade Deus dispôs as partes do corpo, cada uma delas, exatamente como ele queria que fossem.... Aquelas partes do corpo que parecem mais fracas são indispensáveis</text:p>
            <text:p text:style-name="Table_20_Contents">Eu Cor. 12:14-18,22</text:p>
            <text:p text:style-name="Table_20_Contents"/>
            <text:p text:style-name="Table_20_Contents">Quem acolhe esta criança em meu nome, a mim me acolhe; e quem me recebe, acolhe aquele que me enviou</text:p>
            <text:p text:style-name="Table_20_Contents">Lucas 9:48</text:p>
            <text:p text:style-name="Table_20_Contents"/>
            <text:p text:style-name="Table_20_Contents">O homem que planta e o homem que rega têm um propósito, e cada um será recompensado de acordo com o seu trabalho. Pois somos colaboradores de Deus</text:p>
            <text:p text:style-name="Table_20_Contents">ICo 3:8-9</text:p>
            <text:p text:style-name="Table_20_Contents"/>
            <text:p text:style-name="Table_20_Contents">A religião que Deus, nosso Pai, aceita como pura e imaculada é esta: cuidar dos órfãos e das <text:soft-page-break/>viúvas em suas dificuldades e evitar ser poluído pelo mundo</text:p>
            <text:p text:style-name="Table_20_Contents">Tiago 1:27</text:p>
            <text:p text:style-name="Table_20_Contents"/>
            <text:p text:style-name="Table_20_Contents">Quem quiser amar a vida e ver dias bons deve guardar a sua língua do mal e os seus lábios da fala enganosa. Ele deve abandonar o mal e fazer o bem</text:p>
            <text:p text:style-name="Table_20_Contents">I Pedro 3:10-11</text:p>
            <text:p text:style-name="Table_20_Contents"/>
            <text:p text:style-name="P6">OBEDIÊNCIA</text:p>
            <text:p text:style-name="Table_20_Contents"/>
            <text:p text:style-name="Table_20_Contents">Bem-aventurados...os que ouvem a palavra de Deus e a obedecem</text:p>
            <text:p text:style-name="Table_20_Contents">Lucas 11:28</text:p>
            <text:p text:style-name="Table_20_Contents"/>
            <text:p text:style-name="Table_20_Contents">Se alguém decidir fazer a vontade de Deus, descobrirá se o meu ensino vem de Deus ou se falo por mim mesmo</text:p>
            <text:p text:style-name="Table_20_Contents">João 7:17</text:p>
            <text:p text:style-name="Table_20_Contents"/>
            <text:p text:style-name="Table_20_Contents">Se você obedecer aos meus comandos, você permanecerá no meu amor</text:p>
            <text:p text:style-name="Table_20_Contents">João 15:10</text:p>
            <text:p text:style-name="Table_20_Contents"/>
            <text:p text:style-name="Table_20_Contents">O homem que olha atentamente para a lei perfeita que dá liberdade, e continua a fazer isso, não esquecendo o que ouviu, mas fazendo-o, será abençoado no que fizer.</text:p>
            <text:p text:style-name="Table_20_Contents">Tiago 1:25</text:p>
            <text:p text:style-name="Table_20_Contents"/>
            <text:p text:style-name="Table_20_Contents">Se alguém obedece à sua palavra, o amor de Deus é verdadeiramente completo nele</text:p>
            <text:p text:style-name="Table_20_Contents">I João 2:5</text:p>
            <text:p text:style-name="Table_20_Contents"/>
            <text:p text:style-name="Table_20_Contents">Todo aquele que ouve estas minhas palavras e as põe em prática é como um homem sábio que construiu a sua casa sobre a rocha</text:p>
            <text:p text:style-name="Table_20_Contents">Mateus 7:24</text:p>
            <text:p text:style-name="Table_20_Contents"/>
            <text:p text:style-name="Table_20_Contents">Direcione-me no caminho dos seus comandos, pois lá encontro prazer</text:p>
            <text:p text:style-name="Table_20_Contents">Salmo 119:35</text:p>
            <text:p text:style-name="Table_20_Contents"/>
            <text:p text:style-name="P43">Porque o Filho do Homem virá na glória de seu Pai com os seus anjos, e então recompensará <text:soft-page-break/>cada pessoa de acordo com o que </text:p>
            <text:p text:style-name="P43">fez</text:p>
            <text:p text:style-name="Table_20_Contents">Mateus 16:27</text:p>
            <text:p text:style-name="Table_20_Contents"/>
            <text:p text:style-name="Table_20_Contents">Se alguém me ama, obedecerá aos meus ensinamentos. Meu Pai o amará, e viremos para ele e faremos nele morada</text:p>
            <text:p text:style-name="Table_20_Contents">João 14:23</text:p>
            <text:p text:style-name="Table_20_Contents"/>
            <text:p text:style-name="Table_20_Contents">Bem-aventurados todos os que temem ao Senhor, que andam nos seus caminhos</text:p>
            <text:p text:style-name="Table_20_Contents">Salmo 128:1</text:p>
            <text:p text:style-name="Table_20_Contents"/>
            <text:p text:style-name="Table_20_Contents">Jesus disse: "Se vocês se apegarem ao meu ensino, vocês serão realmente meus discípulos. Então conhecerão a verdade, e a verdade os libertará</text:p>
            <text:p text:style-name="Table_20_Contents">João 8:31-32</text:p>
            <text:p text:style-name="Table_20_Contents"/>
            <text:p text:style-name="Table_20_Contents">Agora eu obedeço à sua palavra</text:p>
            <text:p text:style-name="Table_20_Contents">Salmo 119:67</text:p>
            <text:p text:style-name="Table_20_Contents"/>
            <text:p text:style-name="P6">PAZ</text:p>
            <text:p text:style-name="Table_20_Contents"/>
            <text:p text:style-name="Table_20_Contents">Visto que fomos justificados pela fé, temos paz com Deus por meio de nosso Senhor Jesus Cristo, por meio de quem obtivemos acesso pela fé a esta graça na qual agora estamos firmes.</text:p>
            <text:p text:style-name="Table_20_Contents">Romanos 5:1-2</text:p>
            <text:p text:style-name="Table_20_Contents"/>
            <text:p text:style-name="Table_20_Contents">Minha presença irá com você e eu lhe darei descanso</text:p>
            <text:p text:style-name="Table_20_Contents">Êxodo 33:14</text:p>
            <text:p text:style-name="Table_20_Contents"/>
            <text:p text:style-name="Table_20_Contents">Ele promete paz ao seu povo, aos seus santos</text:p>
            <text:p text:style-name="Table_20_Contents">Salmo 85:8</text:p>
            <text:p text:style-name="Table_20_Contents"/>
            <text:p text:style-name="P59">Grande paz têm aqueles que amam a tua lei, e nada pode fazê-los tropeçar</text:p>
            <text:p text:style-name="P59">Salmo 119:165</text:p>
            <text:p text:style-name="Table_20_Contents"/>
            <text:p text:style-name="Table_20_Contents"/>
            <text:p text:style-name="Table_20_Contents"/>
            <text:p text:style-name="Table_20_Contents"/>
            <text:p text:style-name="Table_20_Contents">Você manterá em perfeita paz aquele cuja mente é firme, porque ele confia em você</text:p>
            <text:p text:style-name="Table_20_Contents"><text:soft-page-break/>Isaías 26:3</text:p>
            <text:p text:style-name="Table_20_Contents"/>
            <text:p text:style-name="Table_20_Contents">Aqueles que andam retamente entram na paz; eles encontram descanso enquanto jazem na morte</text:p>
            <text:p text:style-name="Table_20_Contents">Isaías 57:2</text:p>
            <text:p text:style-name="Table_20_Contents"/>
            <text:p text:style-name="P43">O fruto da justiça será a paz; o efeito da justiça será tranquilidade e </text:p>
            <text:p text:style-name="P43">confiança para sempre</text:p>
            <text:p text:style-name="Table_20_Contents">Isaías 32:17</text:p>
            <text:p text:style-name="Table_20_Contents"/>
            <text:p text:style-name="Table_20_Contents">Tomem sobre vocês meu jugo e aprendam de mim, pois sou manso e humilde de coração, e vocês encontrarão descanso para suas almas.</text:p>
            <text:p text:style-name="Table_20_Contents">Mateus 11:29</text:p>
            <text:p text:style-name="Table_20_Contents"/>
            <text:p text:style-name="Table_20_Contents">Ele mesmo é a nossa paz</text:p>
            <text:p text:style-name="Table_20_Contents">Efésios 2:14</text:p>
            <text:p text:style-name="Table_20_Contents"/>
            <text:p text:style-name="Table_20_Contents">Deixem que a paz de Cristo reine em seus corações, pois como membros de um só corpo vocês foram chamados à paz.</text:p>
            <text:p text:style-name="Table_20_Contents">Colossenses 3:15</text:p>
            <text:p text:style-name="Table_20_Contents"/>
            <text:p text:style-name="Table_20_Contents">A paz deixo com você; minha paz eu te dou</text:p>
            <text:p text:style-name="Table_20_Contents">João 14:27</text:p>
            <text:p text:style-name="Table_20_Contents"/>
            <text:p text:style-name="Table_20_Contents">O Senhor te abençoe e te guarde; o Senhor faça resplandecer o seu rosto sobre ti e tenha misericórdia de ti; o Senhor volte para ti o seu rosto e te dê a paz</text:p>
            <text:p text:style-name="Table_20_Contents">Números 6:24-26</text:p>
            <text:p text:style-name="Table_20_Contents"/>
            <text:p text:style-name="P6">PERSEGUIÇÃO</text:p>
            <text:p text:style-name="Table_20_Contents"/>
            <text:p text:style-name="P43">Bem-aventurados os que são perseguidos por causa da justiça, porque deles é o reino dos </text:p>
            <text:p text:style-name="P43">céus</text:p>
            <text:p text:style-name="Table_20_Contents">Mateus 5:10</text:p>
            <text:p text:style-name="Table_20_Contents"/>
            <text:p text:style-name="Table_20_Contents"/>
            <text:p text:style-name="Table_20_Contents"/>
            <text:p text:style-name="Table_20_Contents"/>
            <text:p text:style-name="Table_20_Contents">Você pretendia me prejudicar, mas Deus pretendia que fosse para o bem realizar o que <text:soft-page-break/>está sendo feito agora, salvando muitas vidas</text:p>
            <text:p text:style-name="Table_20_Contents">Gênesis 50:20</text:p>
            <text:p text:style-name="Table_20_Contents"/>
            <text:p text:style-name="Table_20_Contents">Invoco o Senhor, que é digno de louvor, e sou salvo dos meus inimigos</text:p>
            <text:p text:style-name="Table_20_Contents">11 Samuel 22:4</text:p>
            <text:p text:style-name="Table_20_Contents"/>
            <text:p text:style-name="Table_20_Contents">Coloquei o Senhor sempre diante de mim. Porque ele está à minha direita, não serei abalado</text:p>
            <text:p text:style-name="Table_20_Contents">Salmo 16:8</text:p>
            <text:p text:style-name="Table_20_Contents"/>
            <text:p text:style-name="P43">Muitas são as desgraças dos ímpios, mas o amor infalível do Senhor envolve o homem </text:p>
            <text:p text:style-name="P43">que nele confia</text:p>
            <text:p text:style-name="Table_20_Contents">Salmo 32:10</text:p>
            <text:p text:style-name="Table_20_Contents"/>
            <text:p text:style-name="Table_20_Contents">Não se preocupe por causa dos homens maus nem tenha inveja daqueles que fazem o que é errado; pois, como a grama, logo murcharão, como as plantas verdes, logo morrerão</text:p>
            <text:p text:style-name="Table_20_Contents">Salmo 37:1-2</text:p>
            <text:p text:style-name="Table_20_Contents"/>
            <text:p text:style-name="Table_20_Contents">O Senhor faz justiça e justiça para todos os oprimidos</text:p>
            <text:p text:style-name="Table_20_Contents">Salmo 103:6</text:p>
            <text:p text:style-name="Table_20_Contents"/>
            <text:p text:style-name="Table_20_Contents">Ele resgata a vida dos necessitados das mãos dos ímpios</text:p>
            <text:p text:style-name="Table_20_Contents">Jeremias 20:13</text:p>
            <text:p text:style-name="Table_20_Contents"/>
            <text:p text:style-name="Table_20_Contents">Ele deve afastar-se do mal e fazer o bem; ele deve buscar a paz e persegui-la. Porque os olhos do Senhor estão sobre os justos, e os seus ouvidos estão atentos às suas orações</text:p>
            <text:p text:style-name="Table_20_Contents">1 Pedro 3:11-12</text:p>
            <text:p text:style-name="Table_20_Contents"/>
            <text:p text:style-name="Table_20_Contents">Eu contenderei com aqueles que contendem com vocês, e vocês, filhos, eu os salvarei</text:p>
            <text:p text:style-name="Table_20_Contents">Isaías 49:25</text:p>
            <text:p text:style-name="Table_20_Contents"/>
            <text:p text:style-name="Table_20_Contents">O cetro dos ímpios não permanecerá sobre a terra destinada aos justos</text:p>
            <text:p text:style-name="Table_20_Contents">Salmo 125:3</text:p>
            <text:p text:style-name="Table_20_Contents"/>
            <text:p text:style-name="Table_20_Contents">O opressor chegará ao fim</text:p>
            <text:p text:style-name="Table_20_Contents"><text:soft-page-break/>Isaías 16:4</text:p>
            <text:p text:style-name="Table_20_Contents"/>
            <text:p text:style-name="P6">LOUVAR</text:p>
            <text:p text:style-name="Table_20_Contents"/>
            <text:p text:style-name="Table_20_Contents">Seu amor permanece firme para sempre, que você estabeleceu sua fidelidade no próprio céu</text:p>
            <text:p text:style-name="Table_20_Contents">Salmo 89:2</text:p>
            <text:p text:style-name="Table_20_Contents"/>
            <text:p text:style-name="Table_20_Contents">Todo o meu ser exclamará: “Quem é como tu, Senhor?”</text:p>
            <text:p text:style-name="Table_20_Contents">Salmo 35:10</text:p>
            <text:p text:style-name="Table_20_Contents"/>
            <text:p text:style-name="P44">Eu te louvarei, Senhor, entre as nações; Cantarei sobre você entre os povos. Pois grande é o seu amor, chegando aos céus; sua </text:p>
            <text:p text:style-name="P44">fidelidade chega aos céus</text:p>
            <text:p text:style-name="Table_20_Contents">Salmo 57:9-10</text:p>
            <text:p text:style-name="Table_20_Contents"/>
            <text:p text:style-name="Table_20_Contents">Mas cantarei a tua força, pela manhã cantarei o teu amor; pois você é minha fortaleza, meu refúgio em tempos difíceis</text:p>
            <text:p text:style-name="Table_20_Contents">Salmo 59:16</text:p>
            <text:p text:style-name="Table_20_Contents"/>
            <text:p text:style-name="Table_20_Contents">Ó minha força, eu te canto louvores; você, ó Deus, é minha fortaleza, meu Deus amoroso</text:p>
            <text:p text:style-name="Table_20_Contents">Salmo 59:17</text:p>
            <text:p text:style-name="Table_20_Contents"/>
            <text:p text:style-name="Table_20_Contents">Então cantarei louvores ao teu nome e cumprirei meus votos dia após dia</text:p>
            <text:p text:style-name="Table_20_Contents">Salmo 61:8</text:p>
            <text:p text:style-name="Table_20_Contents"/>
            <text:p text:style-name="Table_20_Contents">Eu te louvarei enquanto eu viver e em teu nome levantarei minhas mãos</text:p>
            <text:p text:style-name="Table_20_Contents">Salmo 63:4</text:p>
            <text:p text:style-name="Table_20_Contents"/>
            <text:p text:style-name="Table_20_Contents">Porque você é minha ajuda, canto à sombra de suas asas</text:p>
            <text:p text:style-name="Table_20_Contents">Salmo 63:7</text:p>
            <text:p text:style-name="Table_20_Contents"/>
            <text:p text:style-name="Table_20_Contents">Louvado seja Deus, que não rejeitou minha oração nem me negou seu amor!</text:p>
            <text:p text:style-name="Table_20_Contents">Salmo 66:20</text:p>
            <text:p text:style-name="Table_20_Contents"/>
            <text:p text:style-name="Table_20_Contents">Agora ao rei eterno, imortal invisível, ao único Deus, seja honra e glória para todo o sempre</text:p>
            <text:p text:style-name="Table_20_Contents">1 Timóteo 1:17</text:p>
            <text:p text:style-name="Table_20_Contents"><text:soft-page-break/></text:p>
            <text:p text:style-name="P44">Proclamarei o nome do Senhor. Oh, louvada seja a grandeza do nosso Deus! </text:p>
            <text:p text:style-name="P44">Ele é a Rocha, suas obras são perfeitas e todos os seus caminhos são justos. Um Deus fiel que não comete o mal, é reto e justo.</text:p>
            <text:p text:style-name="Table_20_Contents">Deuteronômio 32:3-4</text:p>
            <text:p text:style-name="Table_20_Contents"/>
            <text:p text:style-name="Table_20_Contents">Você é poderoso, ó Senhor</text:p>
            <text:p text:style-name="Table_20_Contents">Salmo 89:8</text:p>
            <text:p text:style-name="Table_20_Contents"/>
            <text:p text:style-name="Table_20_Contents">Quão grandes são as tuas obras, ó Senhor, quão profundos são os teus pensamentos</text:p>
            <text:p text:style-name="Table_20_Contents">Salmo 92:5</text:p>
            <text:p text:style-name="Table_20_Contents"/>
            <text:p text:style-name="P44">Cantarei ao Senhor durante toda a minha vida; Cantarei louvores ao meu Deus</text:p>
            <text:p text:style-name="P44">enquanto eu viver</text:p>
            <text:p text:style-name="Table_20_Contents">Salmo 104:33</text:p>
            <text:p text:style-name="Table_20_Contents"/>
            <text:p text:style-name="Table_20_Contents">Eu te amo, ó Senhor, minha força</text:p>
            <text:p text:style-name="Table_20_Contents">Salmo 18:1</text:p>
            <text:p text:style-name="Table_20_Contents"/>
            <text:p text:style-name="P44">Eu te louvo porque fui feito de maneira assombrosa e maravilhosa; seus trabalhos </text:p>
            <text:p text:style-name="P44">são maravilhosos</text:p>
            <text:p text:style-name="Table_20_Contents">Salmo 13:14</text:p>
            <text:p text:style-name="Table_20_Contents"/>
            <text:p text:style-name="Table_20_Contents">Grande é o Senhor e mui digno de louvor; sua grandeza ninguém pode imaginar</text:p>
            <text:p text:style-name="Table_20_Contents">Salmo 145:3</text:p>
            <text:p text:style-name="Table_20_Contents"/>
            <text:p text:style-name="Table_20_Contents">Eu te louvarei, ó Senhor. Embora você estivesse com raiva de mim, sua raiva se dissipou e você me confortou</text:p>
            <text:p text:style-name="Table_20_Contents">Isaías 12:1</text:p>
            <text:p text:style-name="Table_20_Contents"/>
            <text:p text:style-name="Table_20_Contents">Ó grande e poderoso Deus, cujo nome é Senhor Todo-Poderoso, grandes são os seus propósitos e poderosos são os seus feitos</text:p>
            <text:p text:style-name="Table_20_Contents">Jeremias 32:18-19</text:p>
            <text:p text:style-name="Table_20_Contents"/>
            <text:p text:style-name="Table_20_Contents">Você é incrível, ó Deus, em seu santuário;... Louvado seja Deus!</text:p>
            <text:p text:style-name="Table_20_Contents">Salmo 68:35</text:p>
            <text:p text:style-name="Table_20_Contents"/>
            <text:p text:style-name="Table_20_Contents"><text:soft-page-break/></text:p>
            <text:p text:style-name="Table_20_Contents">Minha alma louva ao Senhor e meu espírito se alegra em Deus meu Salvador</text:p>
            <text:p text:style-name="Table_20_Contents">Lucas 1:46</text:p>
            <text:p text:style-name="Table_20_Contents"/>
            <text:p text:style-name="P45">Cantarei o amor do Senhor para sempre; com a minha boca tornarei conhecida a tua fidelidade por todas as gerações.</text:p>
            <text:p text:style-name="P45"><text:s/>Declararei que o seu amor permanece firme para sempre, que você estabeleceu a sua fidelidade no próprio céu</text:p>
            <text:p text:style-name="Table_20_Contents">Salmo 89:1-2</text:p>
            <text:p text:style-name="Table_20_Contents"/>
            <text:p text:style-name="Table_20_Contents">Você é digno, nosso Senhor e Deus, de receber glória, honra e poder, pois você criou todas as coisas, e por sua vontade elas foram criadas e existem</text:p>
            <text:p text:style-name="Table_20_Contents">Apocalipse 4:11</text:p>
            <text:p text:style-name="Table_20_Contents"/>
            <text:p text:style-name="Table_20_Contents">Dai graças ao Senhor porque ele é bom; seu amor dura para sempre</text:p>
            <text:p text:style-name="Table_20_Contents">Salmo 107:1</text:p>
            <text:p text:style-name="Table_20_Contents"/>
            <text:p text:style-name="P6">ORAÇÃO</text:p>
            <text:p text:style-name="Table_20_Contents"/>
            <text:p text:style-name="P46">Peça e lhe será dado; Procura e acharás; bata e a porta será aberta </text:p>
            <text:p text:style-name="P46">para você</text:p>
            <text:p text:style-name="Table_20_Contents">Mateus 7:7</text:p>
            <text:p text:style-name="Table_20_Contents"/>
            <text:p text:style-name="P46">Todo aquele que pede recebe; quem busca encontra; e para quem bate, </text:p>
            <text:p text:style-name="P46">a porta será aberta</text:p>
            <text:p text:style-name="Table_20_Contents">Mateus 7:8</text:p>
            <text:p text:style-name="Table_20_Contents"/>
            <text:p text:style-name="Table_20_Contents">Os olhos do Senhor estão sobre os justos e Seus ouvidos estão atentos às suas orações</text:p>
            <text:p text:style-name="Table_20_Contents">1 Pedro 3:12</text:p>
            <text:p text:style-name="Table_20_Contents"/>
            <text:p text:style-name="Table_20_Contents">Tudo o que vocês pedirem em meu nome farei, para que o Filho glorifique o Pai</text:p>
            <text:p text:style-name="Table_20_Contents">João 14:14</text:p>
            <text:p text:style-name="Table_20_Contents"/>
            <text:p text:style-name="Table_20_Contents"/>
            <text:p text:style-name="Table_20_Contents">Se pedirmos alguma coisa segundo a sua vontade, ele nos ouve. E se sabemos que ele nos <text:soft-page-break/>ouve - seja o que for que pedimos - sabemos que temos o que lhe pedimos</text:p>
            <text:p text:style-name="Table_20_Contents">1 João 5:14-15</text:p>
            <text:p text:style-name="Table_20_Contents"/>
            <text:p text:style-name="Table_20_Contents">Saiba que o Senhor separou os piedosos para si; o Senhor ouvirá quando eu o chamar</text:p>
            <text:p text:style-name="Table_20_Contents">Salmo 4:3</text:p>
            <text:p text:style-name="Table_20_Contents"/>
            <text:p text:style-name="Table_20_Contents">Qual de vocês, se o filho lhe pedir pão, lhe dará uma pedra? Ou se ele pedir um peixe, lhe dará uma cobra? Se você, então, embora seja mau, sabe dar boas dádivas aos seus filhos, quanto mais seu Pai celestial dará boas dádivas àqueles que Lhe pedirem?</text:p>
            <text:p text:style-name="Table_20_Contents">Mateus 7:9-11</text:p>
            <text:p text:style-name="Table_20_Contents"/>
            <text:p text:style-name="Table_20_Contents">Ó você que ouve a oração, a você todos os homens virão... Você nos responde com incríveis atos de justiça, ó Deus, nosso Salvador.</text:p>
            <text:p text:style-name="Table_20_Contents">Salmo 65:2,5</text:p>
            <text:p text:style-name="Table_20_Contents"/>
            <text:p text:style-name="Table_20_Contents">Certamente, o braço do Senhor não é curto demais para salvar, nem o seu ouvido estúpido demais para ouvir</text:p>
            <text:p text:style-name="Table_20_Contents">Isaías 59:1</text:p>
            <text:p text:style-name="Table_20_Contents"/>
            <text:p text:style-name="P46">Então você chamará, e o Senhor responderá; você clamará por socorro e </text:p>
            <text:p text:style-name="P46">Ele dirá: “Aqui estou”.</text:p>
            <text:p text:style-name="Table_20_Contents">Isaías 58:9</text:p>
            <text:p text:style-name="Table_20_Contents"/>
            <text:p text:style-name="Table_20_Contents">Invocarão o meu nome e eu lhes responderei; Direi: “Eles são o meu povo” e eles dirão: “O Senhor é o nosso Deus”.</text:p>
            <text:p text:style-name="Table_20_Contents">Zacarias 13:9</text:p>
            <text:p text:style-name="Table_20_Contents"/>
            <text:p text:style-name="Table_20_Contents">Antes que liguem, eu responderei; enquanto eles ainda estiverem falando, eu ouvirei</text:p>
            <text:p text:style-name="Table_20_Contents">Isaías 65:24</text:p>
            <text:p text:style-name="P46"/>
            <text:p text:style-name="P46"/>
            <text:p text:style-name="P46"/>
            <text:p text:style-name="P46"/>
            <text:p text:style-name="P46"/>
            <text:p text:style-name="P46">Peça e lhe será dado: procure e você encontrará; bata e a porta </text:p>
            <text:p text:style-name="P46"><text:soft-page-break/>será aberta para você</text:p>
            <text:p text:style-name="Table_20_Contents">Lucas 11:9</text:p>
            <text:p text:style-name="Table_20_Contents"/>
            <text:p text:style-name="Table_20_Contents">Se você permanecer em mim e minhas palavras permanecerem em você, peça o que quiser e lhe será dado.</text:p>
            <text:p text:style-name="Table_20_Contents">João 15:7</text:p>
            <text:p text:style-name="Table_20_Contents"/>
            <text:p text:style-name="Table_20_Contents">Eu lhes digo que, se dois de vocês na terra concordarem sobre qualquer coisa que pedirem, isso lhes será feito por meu Pai que está nos céus.</text:p>
            <text:p text:style-name="Table_20_Contents">Mateus 18:19</text:p>
            <text:p text:style-name="Table_20_Contents"/>
            <text:p text:style-name="Table_20_Contents">Se o meu povo, que se chama pelo meu nome, se humilhar, e orar, e buscar a minha face e se converter dos seus maus caminhos, então eu ouvirei dos céus, e perdoarei os seus pecados, e sararei a sua terra.</text:p>
            <text:p text:style-name="Table_20_Contents">11 Crônicas 7:14</text:p>
            <text:p text:style-name="Table_20_Contents"/>
            <text:p text:style-name="Table_20_Contents">Você me procurará e me encontrará quando me procurar de todo o coração</text:p>
            <text:p text:style-name="Table_20_Contents">Jeremias 29:13</text:p>
            <text:p text:style-name="Table_20_Contents"/>
            <text:p text:style-name="P46">Portanto, eu lhe digo: tudo o que você pedir em oração, acredite que você recebeu, e</text:p>
            <text:p text:style-name="P46"><text:s/>é seu</text:p>
            <text:p text:style-name="Table_20_Contents">Marcos 11:24</text:p>
            <text:p text:style-name="Table_20_Contents"/>
            <text:p text:style-name="Table_20_Contents">A oração de um homem justo é poderosa e eficaz</text:p>
            <text:p text:style-name="Table_20_Contents">Tiago 5:16</text:p>
            <text:p text:style-name="Table_20_Contents"/>
            <text:p text:style-name="Table_20_Contents">Os justos clamam e o Senhor os ouve</text:p>
            <text:p text:style-name="Table_20_Contents">Salmo 34:17</text:p>
            <text:p text:style-name="Table_20_Contents"/>
            <text:p text:style-name="Table_20_Contents">O Senhor está longe dos ímpios, mas ouve a oração dos justos</text:p>
            <text:p text:style-name="Table_20_Contents">Provérbios 15:29</text:p>
            <text:p text:style-name="Table_20_Contents"/>
            <text:p text:style-name="Table_20_Contents"/>
            <text:p text:style-name="Table_20_Contents"/>
            <text:p text:style-name="Table_20_Contents"/>
            <text:p text:style-name="Table_20_Contents">Mas quanto a mim, vigio com esperança no Senhor, espero em Deus meu Salvador; meu <text:soft-page-break/>Deus vai me ouvir</text:p>
            <text:p text:style-name="Table_20_Contents">Miquéias 7:7</text:p>
            <text:p text:style-name="Table_20_Contents"/>
            <text:p text:style-name="Table_20_Contents">Se você buscar ao Senhor seu Deus, você O encontrará se O procurar de todo o seu coração e de toda a sua alma</text:p>
            <text:p text:style-name="Table_20_Contents">Deuteronômio 4:29</text:p>
            <text:p text:style-name="Table_20_Contents"/>
            <text:p text:style-name="Table_20_Contents">Olhe para o Senhor e Sua força; busque Sua face sempre</text:p>
            <text:p text:style-name="Table_20_Contents">Salmo 105:4</text:p>
            <text:p text:style-name="Table_20_Contents"/>
            <text:p text:style-name="Table_20_Contents">Busque o Senhor enquanto Ele pode ser encontrado; invoque-O enquanto Ele está perto</text:p>
            <text:p text:style-name="Table_20_Contents">Isaías 55:6</text:p>
            <text:p text:style-name="Table_20_Contents"/>
            <text:p text:style-name="Table_20_Contents">Se você acreditar, receberá tudo o que pedir em oração</text:p>
            <text:p text:style-name="Table_20_Contents">Mateus 21:22</text:p>
            <text:p text:style-name="Table_20_Contents"/>
            <text:p text:style-name="P6">PROTEÇÃO</text:p>
            <text:p text:style-name="Table_20_Contents"/>
            <text:p text:style-name="Table_20_Contents">Quanto a Deus, o seu caminho é perfeito; a palavra do Senhor é perfeita. Ele é um escudo para todos os que nele se refugiam</text:p>
            <text:p text:style-name="Table_20_Contents">2 Samuel 23:31; Salmo 18:30</text:p>
            <text:p text:style-name="Table_20_Contents"/>
            <text:p text:style-name="P47">O Senhor os ajuda e os livra; ele os livra dos ímpios e os salva, </text:p>
            <text:p text:style-name="P47">porque nele se refugiam</text:p>
            <text:p text:style-name="Table_20_Contents">Salmo 37:40</text:p>
            <text:p text:style-name="Table_20_Contents"/>
            <text:p text:style-name="Table_20_Contents">“Porque ele me ama”, diz o Senhor, “eu o resgatarei; eu o protegerei, pois ele reconhece meu nome”.</text:p>
            <text:p text:style-name="Table_20_Contents">Salmo 91:14</text:p>
            <text:p text:style-name="Table_20_Contents"/>
            <text:p text:style-name="Table_20_Contents">O Senhor protege os simples de coração</text:p>
            <text:p text:style-name="Table_20_Contents">Salmo 116:6</text:p>
            <text:p text:style-name="Table_20_Contents"/>
            <text:p text:style-name="Table_20_Contents"/>
            <text:p text:style-name="Table_20_Contents"/>
            <text:p text:style-name="Table_20_Contents"/>
            <text:p text:style-name="Table_20_Contents"/>
            <text:p text:style-name="Table_20_Contents">Minha ajuda vem do Senhor, o Criador do céu e da terra. Ele não deixará seu pé escorregar - <text:soft-page-break/>aquele que cuida de você não dormirá</text:p>
            <text:p text:style-name="Table_20_Contents">Salmo 121:2-3</text:p>
            <text:p text:style-name="Table_20_Contents"/>
            <text:p text:style-name="Table_20_Contents">“Vigiarei sobre eles para construir e plantar”, declara o Senhor</text:p>
            <text:p text:style-name="Table_20_Contents">Jeremias 31:28</text:p>
            <text:p text:style-name="Table_20_Contents"/>
            <text:p text:style-name="Table_20_Contents">Ele te cobrirá com as suas penas, e debaixo das suas asas você encontrará refúgio; sua fidelidade será seu escudo e muralha</text:p>
            <text:p text:style-name="Table_20_Contents">Salmo 91:4</text:p>
            <text:p text:style-name="Table_20_Contents"/>
            <text:p text:style-name="Table_20_Contents">Se você fizer do Altíssimo a sua habitação - sim, do Senhor, que é meu refúgio - então nenhum mal lhe acontecerá, nenhum desastre se aproximará</text:p>
            <text:p text:style-name="Table_20_Contents">Salmo 91:9-10</text:p>
            <text:p text:style-name="Table_20_Contents"/>
            <text:p text:style-name="Table_20_Contents">O Senhor preserva os fiéis</text:p>
            <text:p text:style-name="Table_20_Contents">Salmo 31:23</text:p>
            <text:p text:style-name="Table_20_Contents"/>
            <text:p text:style-name="Table_20_Contents">Eu sei em quem acreditei e estou convencido de que ele é capaz de guardar o que lhe confiei para esse dia</text:p>
            <text:p text:style-name="Table_20_Contents">11 Timóteo 1:12</text:p>
            <text:p text:style-name="Table_20_Contents"/>
            <text:p text:style-name="Table_20_Contents">Porque o Senhor ama o justo e não abandonará o seu fiel. Eles estarão protegidos para sempre</text:p>
            <text:p text:style-name="Table_20_Contents">Salmo 37:28</text:p>
            <text:p text:style-name="Table_20_Contents"/>
            <text:p text:style-name="Table_20_Contents">Senhor, você nos manterá seguros e nos protegerá... para sempre</text:p>
            <text:p text:style-name="Table_20_Contents">Salmo 12:7</text:p>
            <text:p text:style-name="Table_20_Contents"/>
            <text:p text:style-name="P6">DISPOSIÇÃO</text:p>
            <text:p text:style-name="Table_20_Contents"/>
            <text:p text:style-name="Table_20_Contents">Porque o Senhor teu Deus é quem vai contigo lutar por ti contra os teus inimigos para te dar a vitória</text:p>
            <text:p text:style-name="Table_20_Contents">Deuteronômio 20:4</text:p>
            <text:p text:style-name="Table_20_Contents"/>
            <text:p text:style-name="Table_20_Contents"/>
            <text:p text:style-name="Table_20_Contents"/>
            <text:p text:style-name="Table_20_Contents"/>
            <text:p text:style-name="Table_20_Contents">Não é pela espada ou pela lança que o Senhor salva; pois a batalha é do Senhor</text:p>
            <text:p text:style-name="Table_20_Contents"><text:soft-page-break/>1 Samuel 17:47</text:p>
            <text:p text:style-name="Table_20_Contents"/>
            <text:p text:style-name="Table_20_Contents">Ele é o seu louvor; ele é o seu Deus, que realizou para você aquelas grandes e impressionantes maravilhas que você viu com seus próprios olhos</text:p>
            <text:p text:style-name="Table_20_Contents">Deuteronômio 10:21</text:p>
            <text:p text:style-name="Table_20_Contents"/>
            <text:p text:style-name="Table_20_Contents">Em ti nossos pais confiaram; eles confiaram e você os livrou. Eles clamaram a você e foram salvos; em você eles confiaram e não ficaram desapontados</text:p>
            <text:p text:style-name="Table_20_Contents">Salmo 22:4-5</text:p>
            <text:p text:style-name="Table_20_Contents"/>
            <text:p text:style-name="P48">O Senhor é o Deus eterno, o Criador dos confins da terra. Ele não se cansará nem se cansará, e ninguém pode compreender sua compreensão. Ele dá força aos cansados ​​e aumenta </text:p>
            <text:p text:style-name="P48">o poder dos fracos.</text:p>
            <text:p text:style-name="Table_20_Contents">Isaías 40:28-29</text:p>
            <text:p text:style-name="Table_20_Contents"/>
            <text:p text:style-name="Table_20_Contents">Você é o Deus que faz milagres</text:p>
            <text:p text:style-name="Table_20_Contents">Salmo 77:14</text:p>
            <text:p text:style-name="Table_20_Contents"/>
            <text:p text:style-name="P48">Eu sou o Senhor, o teu Deus, que te segura pela mão direita e te diz: não temas; </text:p>
            <text:p text:style-name="P48">vou te ajudar</text:p>
            <text:p text:style-name="Table_20_Contents">Isaías 41:13</text:p>
            <text:p text:style-name="Table_20_Contents"/>
            <text:p text:style-name="Table_20_Contents">Ele levanta o pobre do pó e ergue o necessitado do monte de cinzas; ele os assenta com príncipes e os faz herdar um trono de honra. Porque os fundamentos da terra são do Senhor; sobre eles ele colocou o mundo. Ele guardará os pés dos seus santos</text:p>
            <text:p text:style-name="Table_20_Contents">1 Samuel 2:8-9</text:p>
            <text:p text:style-name="Table_20_Contents"/>
            <text:p text:style-name="Table_20_Contents">Pois o Senhor é nosso juiz; o Senhor é nosso legislador; o Senhor é o nosso rei, é ele quem nos salvará</text:p>
            <text:p text:style-name="Table_20_Contents">Isaías 33:22</text:p>
            <text:p text:style-name="Table_20_Contents"/>
            <text:p text:style-name="P6"/>
            <text:p text:style-name="P6"/>
            <text:p text:style-name="P6">RECOMPENSAS</text:p>
            <text:p text:style-name="Table_20_Contents"/>
            <text:p text:style-name="Table_20_Contents"><text:soft-page-break/>Eu, o Senhor, esquadrinho o coração e examino a mente, para recompensar um homem de acordo com sua conduta</text:p>
            <text:p text:style-name="Table_20_Contents">Jeremias 17:10</text:p>
            <text:p text:style-name="Table_20_Contents"/>
            <text:p text:style-name="Table_20_Contents">Seu Pai, que vê o que é feito em segredo, irá recompensá-lo</text:p>
            <text:p text:style-name="Table_20_Contents">Mateus 6:4</text:p>
            <text:p text:style-name="Table_20_Contents"/>
            <text:p text:style-name="Table_20_Contents">Na renovação de todas as coisas, todos os que deixaram casas, ou irmãos, ou irmãs, ou pai, ou mãe, ou filhos, dos campos por minha causa, receberão cem vezes mais e herdarão a vida eterna.</text:p>
            <text:p text:style-name="Table_20_Contents">Mateus 19:28-29</text:p>
            <text:p text:style-name="Table_20_Contents"/>
            <text:p text:style-name="Table_20_Contents">Meu Pai honrará aquele que me serve</text:p>
            <text:p text:style-name="Table_20_Contents">João 12:26</text:p>
            <text:p text:style-name="Table_20_Contents"/>
            <text:p text:style-name="Table_20_Contents">Você receberá uma herança do Senhor como recompensa</text:p>
            <text:p text:style-name="Table_20_Contents">Colossenses 3:24</text:p>
            <text:p text:style-name="Table_20_Contents"/>
            <text:p text:style-name="Table_20_Contents">Agora está reservada para mim a coroa da justiça, que o Senhor, o justo Juiz, me concederá naquele dia - e não apenas para mim, mas também para todos os que ansiaram por seu aparecimento.</text:p>
            <text:p text:style-name="Table_20_Contents">11 Timóteo 4:8</text:p>
            <text:p text:style-name="Table_20_Contents"/>
            <text:p text:style-name="Table_20_Contents">O Senhor me tratou segundo a minha justiça; conforme a pureza das minhas mãos ele me recompensou</text:p>
            <text:p text:style-name="Table_20_Contents">11 Samuel 22:21</text:p>
            <text:p text:style-name="Table_20_Contents"/>
            <text:p text:style-name="P48">Na sua grande misericórdia, ele nos deu um novo nascimento para uma esperança viva através da ressurreição de Jesus Cristo dentre os mortos, e para uma herança que nunca pode perecer, estragar ou desaparecer - guardada no céu para vocês que pela fé são protegidos pelo poder de Deus até a vinda da salvação que está pronta para ser revelada no último tempo</text:p>
            <text:p text:style-name="Table_20_Contents">1 Pedro 1:3-5</text:p>
            <text:p text:style-name="Table_20_Contents"/>
            <text:p text:style-name="Table_20_Contents">Quando o Sumo Pastor aparecer, você receberá a <text:soft-page-break/>coroa de glória que nunca desaparecerá</text:p>
            <text:p text:style-name="Table_20_Contents">1 Pedro 5:4</text:p>
            <text:p text:style-name="Table_20_Contents"/>
            <text:p text:style-name="P6">SALVAÇÃO</text:p>
            <text:p text:style-name="Table_20_Contents"/>
            <text:p text:style-name="Table_20_Contents">A todos os que o receberam, aos que creram em seu nome, ele deu o direito de se tornarem filhos de Deus.</text:p>
            <text:p text:style-name="Table_20_Contents">João 1:12</text:p>
            <text:p text:style-name="Table_20_Contents"/>
            <text:p text:style-name="P49">Quem crê no Filho tem a vida eterna, mas quem rejeita o Filho não verá a vida, pois a ira de </text:p>
            <text:p text:style-name="P49">Deus permanece sobre ele</text:p>
            <text:p text:style-name="Table_20_Contents">João 3:36</text:p>
            <text:p text:style-name="Table_20_Contents"/>
            <text:p text:style-name="P49">Quem ouve a minha palavra e crê naquele que me enviou tem a vida eterna e não será condenado; ele passou da morte para a </text:p>
            <text:p text:style-name="P49">vida</text:p>
            <text:p text:style-name="Table_20_Contents">João 5:24</text:p>
            <text:p text:style-name="Table_20_Contents"/>
            <text:p text:style-name="Table_20_Contents">dou-lhes a vida eterna e eles nunca perecerão; ninguém pode arrancá-los da minha mão</text:p>
            <text:p text:style-name="Table_20_Contents">João 10:28</text:p>
            <text:p text:style-name="Table_20_Contents"/>
            <text:p text:style-name="Table_20_Contents">Creia no Senhor Jesus e você será salvo – você e sua família</text:p>
            <text:p text:style-name="Table_20_Contents">Atos 16:31</text:p>
            <text:p text:style-name="Table_20_Contents"/>
            <text:p text:style-name="Table_20_Contents">Deus nos deu a vida eterna, e esta vida está em seu Filho. Quem tem o Filho tem a vida; quem não tem o Filho de Deus não tem vida</text:p>
            <text:p text:style-name="Table_20_Contents">1 João 5:11-12</text:p>
            <text:p text:style-name="Table_20_Contents"/>
            <text:p text:style-name="Table_20_Contents">Ele é capaz de salvar completamente aqueles que por meio dele se chegam a Deus, porque vive sempre para interceder por eles.</text:p>
            <text:p text:style-name="Table_20_Contents">Hebreus 7:25</text:p>
            <text:p text:style-name="Table_20_Contents"/>
            <text:p text:style-name="Table_20_Contents">Quem crê tem a vida eterna</text:p>
            <text:p text:style-name="Table_20_Contents">João 6:47</text:p>
            <text:p text:style-name="Table_20_Contents"/>
            <text:p text:style-name="Table_20_Contents">Nele temos a redenção pelo seu sangue, o perdão dos pecados, de acordo com as riquezas da graça de Deus</text:p>
            <text:p text:style-name="Table_20_Contents">Efésios 1:7</text:p>
            <text:p text:style-name="Table_20_Contents"><text:soft-page-break/></text:p>
            <text:p text:style-name="Table_20_Contents">Como diz a Escritura: “Todo aquele que nele confia nunca será envergonhado”. Pois não há diferença entre judeus e gentios – o mesmo Senhor é Senhor de todos e abençoa ricamente todos os que o invocam, pois “todo aquele que invocar o nome do Senhor será salvo”.</text:p>
            <text:p text:style-name="Table_20_Contents">Romanos 10:11-13</text:p>
            <text:p text:style-name="Table_20_Contents"/>
            <text:p text:style-name="P6">SERVIÇO</text:p>
            <text:p text:style-name="Table_20_Contents"/>
            <text:p text:style-name="Table_20_Contents">Bem-aventurados os pacificadores, porque serão chamados filhos de Deus</text:p>
            <text:p text:style-name="Table_20_Contents">Mateus 5:9</text:p>
            <text:p text:style-name="Table_20_Contents"/>
            <text:p text:style-name="Table_20_Contents">Se alguém der um copo de água fria a um destes pequeninos porque é meu discípulo, em verdade vos digo, certamente não perderá a sua recompensa</text:p>
            <text:p text:style-name="Table_20_Contents">Mateus 10:42</text:p>
            <text:p text:style-name="Table_20_Contents"/>
            <text:p text:style-name="Table_20_Contents">A cada um é dada a manifestação do Espírito para o bem comum</text:p>
            <text:p text:style-name="Table_20_Contents">Eu Cor. 12:7</text:p>
            <text:p text:style-name="Table_20_Contents"/>
            <text:p text:style-name="Table_20_Contents">Quanto a mim, longe de mim pecar contra o Senhor, deixando de orar por você. E eu vou te ensinar o caminho que é bom e certo</text:p>
            <text:p text:style-name="Table_20_Contents">I Samuel 12:23</text:p>
            <text:p text:style-name="Table_20_Contents"/>
            <text:p text:style-name="P50">Bem-aventurado aquele que tem consideração pelos fracos; o Senhor o livra </text:p>
            <text:p text:style-name="P50">nos momentos de angústia.</text:p>
            <text:p text:style-name="Table_20_Contents">Salmo 41:1</text:p>
            <text:p text:style-name="Table_20_Contents"/>
            <text:p text:style-name="Table_20_Contents">O bem virá para aquele que é generoso e empresta livremente.</text:p>
            <text:p text:style-name="Table_20_Contents">Salmo 112:5</text:p>
            <text:p text:style-name="Table_20_Contents"/>
            <text:p text:style-name="Table_20_Contents"/>
            <text:p text:style-name="Table_20_Contents"/>
            <text:p text:style-name="Table_20_Contents"/>
            <text:p text:style-name="Table_20_Contents"/>
            <text:p text:style-name="Table_20_Contents"/>
            <text:p text:style-name="Table_20_Contents">Quem é bondoso com o pobre empresta ao Senhor, e ele o recompensará pelo que fez</text:p>
            <text:p text:style-name="Table_20_Contents"><text:soft-page-break/>Provérbios 19:17</text:p>
            <text:p text:style-name="Table_20_Contents"/>
            <text:p text:style-name="Table_20_Contents">Um homem desesperado deveria ter a devoção de seus amigos</text:p>
            <text:p text:style-name="Table_20_Contents">Jó 6:14</text:p>
            <text:p text:style-name="Table_20_Contents"/>
            <text:p text:style-name="Table_20_Contents">Louvado seja o Deus... de todo conforto, que nos conforta em todas as nossas dificuldades, para que possamos confortar aqueles que estão em qualquer dificuldade com o conforto que nós mesmos recebemos de Deus</text:p>
            <text:p text:style-name="Table_20_Contents">II Cor. 1:3-4</text:p>
            <text:p text:style-name="Table_20_Contents"/>
            <text:p text:style-name="Table_20_Contents">Nossa competência vem de Deus. Ele nos tornou competentes como ministros de uma nova aliança</text:p>
            <text:p text:style-name="Table_20_Contents">IICo 3:5-6</text:p>
            <text:p text:style-name="Table_20_Contents"/>
            <text:p text:style-name="Table_20_Contents">Cada um deve usar o dom que recebeu para servir aos outros, administrando fielmente a graça de Deus em suas diversas formas.</text:p>
            <text:p text:style-name="Table_20_Contents">I Pedro 4:10</text:p>
            <text:p text:style-name="Table_20_Contents"/>
            <text:p text:style-name="P6">VERGONHA</text:p>
            <text:p text:style-name="Table_20_Contents"/>
            <text:p text:style-name="Table_20_Contents">Quem me reconhecer diante dos homens, o Filho do homem também o reconhecerá diante dos anjos de Deus</text:p>
            <text:p text:style-name="Table_20_Contents">Lucas 12:8</text:p>
            <text:p text:style-name="Table_20_Contents"/>
            <text:p text:style-name="Table_20_Contents">Há alegria na presença dos anjos de Deus por um pecador que se arrepende</text:p>
            <text:p text:style-name="Table_20_Contents">Lucas 15:10</text:p>
            <text:p text:style-name="Table_20_Contents"/>
            <text:p text:style-name="P50">Não escondo a tua justiça no meu coração; Falo da sua fidelidade e salvação. Não escondo o teu amor e a tua verdade da grande </text:p>
            <text:p text:style-name="P50">assembleia</text:p>
            <text:p text:style-name="Table_20_Contents">Salmo 40:10</text:p>
            <text:p text:style-name="Table_20_Contents"/>
            <text:p text:style-name="Table_20_Contents"/>
            <text:p text:style-name="Table_20_Contents"/>
            <text:p text:style-name="Table_20_Contents"/>
            <text:p text:style-name="Table_20_Contents"/>
            <text:p text:style-name="Table_20_Contents">Então as nações saberão que eu sou o Senhor... quando eu me mostrar santo através de você <text:soft-page-break/>diante dos olhos deles</text:p>
            <text:p text:style-name="Table_20_Contents">Ezequiel 36:23</text:p>
            <text:p text:style-name="Table_20_Contents"/>
            <text:p text:style-name="Table_20_Contents">Todos os homens saberão que vocês são meus discípulos se vocês se amarem</text:p>
            <text:p text:style-name="Table_20_Contents">João 13:35</text:p>
            <text:p text:style-name="Table_20_Contents"/>
            <text:p text:style-name="Table_20_Contents">Não tema o que eles temem; não tenha medo. Mas em seus corações separem Cristo como Senhor. Esteja sempre preparado para dar uma resposta a todos que lhe pedirem a razão da esperança que você tem. Mas fazer isso com mansidão e respeito</text:p>
            <text:p text:style-name="Table_20_Contents">1 Pedro 3:14-15</text:p>
            <text:p text:style-name="Table_20_Contents"/>
            <text:p text:style-name="Table_20_Contents"/>
            <text:p text:style-name="Table_20_Contents">Não tenho vergonha do evangelho, porque é o poder de Deus para a salvação de todo aquele que crê</text:p>
            <text:p text:style-name="Table_20_Contents">Romanos 1:16</text:p>
            <text:p text:style-name="Table_20_Contents"/>
            <text:p text:style-name="Table_20_Contents">Declaro-vos hoje que sou inocente do sangue de todos os homens. Pois não hesitei em proclamar-vos toda a vontade de Deus</text:p>
            <text:p text:style-name="Table_20_Contents">Atos 20:26-27</text:p>
            <text:p text:style-name="Table_20_Contents"/>
            <text:p text:style-name="Table_20_Contents">Quão lindos são os honorários de quem traz as boas novas!</text:p>
            <text:p text:style-name="Table_20_Contents">Romanos 10:15</text:p>
            <text:p text:style-name="Table_20_Contents"/>
            <text:p text:style-name="Table_20_Contents">Quando vier o Conselheiro, que eu vos enviarei da parte do Pai, o Espírito da verdade que procede do Pai, ele dará testemunho de mim; mas você também deve testemunhar</text:p>
            <text:p text:style-name="Table_20_Contents">João 15:26-27</text:p>
            <text:p text:style-name="Table_20_Contents"/>
            <text:p text:style-name="P6">DOENÇA</text:p>
            <text:p text:style-name="Table_20_Contents"/>
            <text:p text:style-name="Table_20_Contents">Minha carne e meu coração podem falhar, mas Deus é a força do meu coração e minha porção para sempre</text:p>
            <text:p text:style-name="Table_20_Contents">Salmo 73:26</text:p>
            <text:p text:style-name="Table_20_Contents"/>
            <text:p text:style-name="Table_20_Contents">Curarei meu povo e permitirei que desfrutem de paz e segurança abundantes</text:p>
            <text:p text:style-name="Table_20_Contents">Jeremias 33:6</text:p>
            <text:p text:style-name="Table_20_Contents"><text:soft-page-break/></text:p>
            <text:p text:style-name="Table_20_Contents">Algum de vocês está doente? ele deveria chamar os presbíteros da igreja para orar por ele e ungi-lo com óleo em nome do Senhor. E a oração feita com fé curará o doente; o Senhor o ressuscitará.</text:p>
            <text:p text:style-name="Table_20_Contents">Tiago 5:14-15</text:p>
            <text:p text:style-name="Table_20_Contents"/>
            <text:p text:style-name="Table_20_Contents">Cura-me, Senhor, e serei curado; salve-me e serei salvo, pois você é quem eu louvo</text:p>
            <text:p text:style-name="Table_20_Contents">Jeremias 17:14</text:p>
            <text:p text:style-name="Table_20_Contents"/>
            <text:p text:style-name="P50">Ainda que eu ande pelo vale da sombra da morte, não temerei mal algum, pois você está comigo; a tua vara e o teu cajado </text:p>
            <text:p text:style-name="P50">me confortam</text:p>
            <text:p text:style-name="Table_20_Contents">Salmo 23:4</text:p>
            <text:p text:style-name="Table_20_Contents"/>
            <text:p text:style-name="Table_20_Contents">Adore o Senhor seu Deus, e a bênção dele estará sobre sua comida e água. Tirarei as doenças domeio de vocês, e ninguém abortará ou ficará estéril em sua terra. Eu lhe darei uma vida completa.</text:p>
            <text:p text:style-name="Table_20_Contents">Êxodo 23:25-26</text:p>
            <text:p text:style-name="Table_20_Contents"/>
            <text:p text:style-name="Table_20_Contents"/>
            <text:p text:style-name="Table_20_Contents"/>
            <text:p text:style-name="Table_20_Contents"/>
            <text:p text:style-name="Table_20_Contents">Ó Senhor meu Deus, eu te chamei por ajuda e você me curou</text:p>
            <text:p text:style-name="Table_20_Contents">Salmo 30:2</text:p>
            <text:p text:style-name="Table_20_Contents"/>
            <text:p text:style-name="Table_20_Contents">O Senhor o sustentará em seu leito de doença</text:p>
            <text:p text:style-name="Table_20_Contents">Salmo 41:3</text:p>
            <text:p text:style-name="Table_20_Contents"/>
            <text:p text:style-name="Table_20_Contents">Que o seu amor infalível seja meu conforto, de acordo com sua promessa ao seu servo</text:p>
            <text:p text:style-name="Table_20_Contents">Salmo 119:76</text:p>
            <text:p text:style-name="Table_20_Contents"/>
            <text:p text:style-name="Table_20_Contents">Você é um escudo ao meu redor, ó Senhor, meu Glorioso, que levanta minha cabeça</text:p>
            <text:p text:style-name="Table_20_Contents">Salmo 3:3</text:p>
            <text:p text:style-name="Table_20_Contents"/>
            <text:p text:style-name="Table_20_Contents">Eu vi os seus caminhos, mas eu o curarei; Eu o guiarei e lhe restaurarei o conforto.</text:p>
            <text:p text:style-name="Table_20_Contents">Isaías 57:18</text:p>
            <text:p text:style-name="Table_20_Contents"><text:soft-page-break/></text:p>
            <text:p text:style-name="P6">FORÇA</text:p>
            <text:p text:style-name="Table_20_Contents"/>
            <text:p text:style-name="Table_20_Contents">Até sobre os meus servos, tanto homens como mulheres, derramarei o meu Espírito naqueles dias.</text:p>
            <text:p text:style-name="Table_20_Contents">Joel 2:29</text:p>
            <text:p text:style-name="Table_20_Contents"/>
            <text:p text:style-name="Table_20_Contents">Quem crê em mim, como diz a Escritura, do seu interior fluirão rios de água viva. Com isso ele se referia ao Espírito, que aqueles que nele cressem receberiam mais tarde.</text:p>
            <text:p text:style-name="Table_20_Contents">João 7:38-39</text:p>
            <text:p text:style-name="Table_20_Contents"/>
            <text:p text:style-name="Table_20_Contents">Pedirei ao Pai, e ele lhe dará outro Conselheiro para estar com você para sempre: o Espírito da Verdade.</text:p>
            <text:p text:style-name="Table_20_Contents">João 14:16-17</text:p>
            <text:p text:style-name="Table_20_Contents"/>
            <text:p text:style-name="P51">Se o Espírito daquele que ressuscitou Jesus dentre os mortos habita em vocês, </text:p>
            <text:p text:style-name="P51">aquele que ressuscitou Cristo dentre os mortos também vivificará os seus corpos mortais, por meio do seu Espírito, que vive em vocês.</text:p>
            <text:p text:style-name="Table_20_Contents">Romanos 8:11</text:p>
            <text:p text:style-name="Table_20_Contents"/>
            <text:p text:style-name="Table_20_Contents">Seu corpo é templo do Espírito Santo, que está em você</text:p>
            <text:p text:style-name="Table_20_Contents">1 Coríntios 6:19</text:p>
            <text:p text:style-name="Table_20_Contents"/>
            <text:p text:style-name="Table_20_Contents">Aquele que está em você é maior do que aquele que está no mundo</text:p>
            <text:p text:style-name="Table_20_Contents">1 João 4:4</text:p>
            <text:p text:style-name="Table_20_Contents"/>
            <text:p text:style-name="Table_20_Contents">O Senhor dá força ao seu povo; o Senhor abençoa seu povo com paz</text:p>
            <text:p text:style-name="Table_20_Contents">Salmo 29:11</text:p>
            <text:p text:style-name="Table_20_Contents"/>
            <text:p text:style-name="P51">Eu fico perto de você; sua mão direita </text:p>
            <text:p text:style-name="P51">me sustenta</text:p>
            <text:p text:style-name="Table_20_Contents">Salmo 63:8</text:p>
            <text:p text:style-name="Table_20_Contents"/>
            <text:p text:style-name="Table_20_Contents">Deus é poderoso para fazer infinitamente mais do que tudo o que pedimos ou imaginamos, de acordo com o seu poder que opera dentro de nós</text:p>
            <text:p text:style-name="Table_20_Contents">Efésios 3:20</text:p>
            <text:p text:style-name="Table_20_Contents"><text:soft-page-break/></text:p>
            <text:p text:style-name="Table_20_Contents">Minha mão o sustentará; certamente meu braço o fortalecerá</text:p>
            <text:p text:style-name="Table_20_Contents">Salmo 89:21</text:p>
            <text:p text:style-name="Table_20_Contents"/>
            <text:p text:style-name="Table_20_Contents">Certamente Deus é minha salvação; Eu vou confiar e não ter medo. O Senhor, o Senhor, é a minha força e o meu cântico; ele se tornou minha salvação</text:p>
            <text:p text:style-name="Table_20_Contents">Isaías 12:2</text:p>
            <text:p text:style-name="Table_20_Contents"/>
            <text:p text:style-name="P6">SOFRIMENTO</text:p>
            <text:p text:style-name="Table_20_Contents"/>
            <text:p text:style-name="Table_20_Contents">O sofrimento produz perseverança, perseverança, caráter; e caráter, esperança</text:p>
            <text:p text:style-name="Table_20_Contents">Romanos 5:3-4</text:p>
            <text:p text:style-name="Table_20_Contents"/>
            <text:p text:style-name="Table_20_Contents">Se você sofrer pelo que é certo, você é abençoado</text:p>
            <text:p text:style-name="Table_20_Contents">1 Pedro 3:14</text:p>
            <text:p text:style-name="Table_20_Contents"/>
            <text:p text:style-name="Table_20_Contents">O Deus de toda a graça, que o chamou para a sua glória eterna em Cristo, depois de você ter sofrido um pouco, ele mesmo o restaurará e o tornará forte, firme e constante</text:p>
            <text:p text:style-name="Table_20_Contents">1 Pedro 5:10</text:p>
            <text:p text:style-name="Table_20_Contents"/>
            <text:p text:style-name="Table_20_Contents">Embora você tenha me feito ver problemas, muitos e amargos, você restaurará minha vida novamente</text:p>
            <text:p text:style-name="Table_20_Contents">Salmo 71:20</text:p>
            <text:p text:style-name="Table_20_Contents"/>
            <text:p text:style-name="Table_20_Contents">Aceitaremos o bem de Deus e não os problemas?</text:p>
            <text:p text:style-name="Table_20_Contents">Jó 2:10</text:p>
            <text:p text:style-name="Table_20_Contents"/>
            <text:p text:style-name="Table_20_Contents">Queridos amigos, não se surpreendam com a dolorosa provação que estão sofrendo, como se algo estranho estivesse acontecendo com vocês. Mas alegrem-se por participarem dos sofrimentos de Cristo, para que possam ficar muito felizes quando sua glória for revelada</text:p>
            <text:p text:style-name="Table_20_Contents">1 Pedro 4:12-13</text:p>
            <text:p text:style-name="Table_20_Contents"/>
            <text:p text:style-name="Table_20_Contents">O Soberano Senhor enxugará as lágrimas de todos os rostos</text:p>
            <text:p text:style-name="Table_20_Contents"><text:soft-page-break/>Isaías 25:8</text:p>
            <text:p text:style-name="Table_20_Contents"/>
            <text:p text:style-name="Table_20_Contents">Um homem justo pode ter muitos problemas, mas o Senhor o livra de todos eles</text:p>
            <text:p text:style-name="Table_20_Contents">Salmo 34:19</text:p>
            <text:p text:style-name="Table_20_Contents"/>
            <text:p text:style-name="Table_20_Contents">Que aquele que anda nas trevas, que não tem luz, confie no nome do Senhor e confie no seu Deus.</text:p>
            <text:p text:style-name="Table_20_Contents">Isaías 50:10</text:p>
            <text:p text:style-name="Table_20_Contents"/>
            <text:p text:style-name="Table_20_Contents">Se você sofre por fazer o bem e suporta isso, isso é louvável diante de Deus. Para isso fostes chamados, porque Cristo sofreu por vós, deixando-vos exemplo, para que sigais os seus passos</text:p>
            <text:p text:style-name="Table_20_Contents">1 Pedro 2:20-21</text:p>
            <text:p text:style-name="Table_20_Contents"/>
            <text:p text:style-name="Table_20_Contents"/>
            <text:p text:style-name="Table_20_Contents">Vou transformar a escuridão em luz</text:p>
            <text:p text:style-name="Table_20_Contents">Isaías 42:16</text:p>
            <text:p text:style-name="Table_20_Contents"/>
            <text:p text:style-name="P6"/>
            <text:p text:style-name="P6"/>
            <text:p text:style-name="P6"/>
            <text:p text:style-name="P6">TENTAÇÃO</text:p>
            <text:p text:style-name="Table_20_Contents"/>
            <text:p text:style-name="Table_20_Contents">Deus é fiel; ele não permitirá que você seja tentado além do que você pode suportar. Mas quando você for tentado, ele também fornecerá uma saída para que você possa resistir.</text:p>
            <text:p text:style-name="Table_20_Contents">1 Coríntios 10:13</text:p>
            <text:p text:style-name="Table_20_Contents"/>
            <text:p text:style-name="Table_20_Contents">Viva pelo Espírito e você não satisfará os desejos da natureza pecaminosa</text:p>
            <text:p text:style-name="Table_20_Contents">Gálatas 5:16</text:p>
            <text:p text:style-name="Table_20_Contents"/>
            <text:p text:style-name="Table_20_Contents">Ele sabe o caminho que eu sigo; quando ele me testar, sairei como ouro</text:p>
            <text:p text:style-name="Table_20_Contents">Jó 23:10</text:p>
            <text:p text:style-name="Table_20_Contents"/>
            <text:p text:style-name="Table_20_Contents">Eu ganho entendimento com seus preceitos; portanto, eu odeio todo caminho errado</text:p>
            <text:p text:style-name="Table_20_Contents">Salmo 119:104</text:p>
            <text:p text:style-name="Table_20_Contents"/>
            <text:p text:style-name="Table_20_Contents">Quando tentado, ninguém deveria dizer: “Deus <text:soft-page-break/>está me tentando”. Porque Deus não pode ser tentado pelo mal, nem tenta ninguém; mas cada um é tentado quando, por seu próprio desejo maligno, é arrastado e seduzido</text:p>
            <text:p text:style-name="Table_20_Contents">Tiago 1:13-14</text:p>
            <text:p text:style-name="Table_20_Contents"/>
            <text:p text:style-name="Table_20_Contents">Não deixe meu coração ser atraído para o que é mau, para participar de ações perversas</text:p>
            <text:p text:style-name="Table_20_Contents">Salmo 141:4</text:p>
            <text:p text:style-name="Table_20_Contents"/>
            <text:p text:style-name="Table_20_Contents">Você sabe de todo o coração e alma que nenhuma de todas as boas promessas que o Senhor seu Deus lhe deu falhou. Cada promessa foi cumprida; ninguém falhou</text:p>
            <text:p text:style-name="Table_20_Contents">Josué 23:14</text:p>
            <text:p text:style-name="Table_20_Contents"/>
            <text:p text:style-name="P52">O salário dos justos lhes traz vida, mas a renda dos ímpios lhes traz </text:p>
            <text:p text:style-name="P52">punição</text:p>
            <text:p text:style-name="Table_20_Contents">Provérbios 10:16</text:p>
            <text:p text:style-name="Table_20_Contents"/>
            <text:p text:style-name="Table_20_Contents">Eu sou o Senhor teu Deus, que te ensina o que é melhor para você, que te dirige no caminho que você deve seguir</text:p>
            <text:p text:style-name="Table_20_Contents">Isaías 48:17</text:p>
            <text:p text:style-name="Table_20_Contents"/>
            <text:p text:style-name="P52">Guarda os seus decretos e mandamentos que hoje te dou, </text:p>
            <text:p text:style-name="P52">para que tudo aconteça contigo e com os teus filhos depois de ti.</text:p>
            <text:p text:style-name="Table_20_Contents">Deuteronômio 4:40</text:p>
            <text:p text:style-name="Table_20_Contents"/>
            <text:p text:style-name="Table_20_Contents">Bem-aventurados aqueles que guardam os seus estatutos</text:p>
            <text:p text:style-name="Table_20_Contents">Salmo 119:2</text:p>
            <text:p text:style-name="Table_20_Contents"/>
            <text:p text:style-name="P6">INCERTEZA</text:p>
            <text:p text:style-name="Table_20_Contents"/>
            <text:p text:style-name="Table_20_Contents">Tenha paciência e permaneça firme, porque a vinda do Senhor está próxima</text:p>
            <text:p text:style-name="Table_20_Contents">Tiago 5:8</text:p>
            <text:p text:style-name="Table_20_Contents"/>
            <text:p text:style-name="P53">Ainda tenho certeza disto: verei a bondade do Senhor na terra dos vivos. Espere no Senhor: seja forte e tenha coragem e</text:p>
            <text:p text:style-name="P53"><text:s/>espere no Senhor</text:p>
            <text:p text:style-name="Table_20_Contents"><text:soft-page-break/>Salmo 27:13-14</text:p>
            <text:p text:style-name="Table_20_Contents"/>
            <text:p text:style-name="Table_20_Contents">No arrependimento e no descanso está a sua salvação, na quietude e na confiança está a sua força</text:p>
            <text:p text:style-name="Table_20_Contents">Isaías 30:15</text:p>
            <text:p text:style-name="Table_20_Contents"/>
            <text:p text:style-name="Table_20_Contents">Espere no Senhor e siga o Seu caminho. Ele te exaltará para possuir a terra</text:p>
            <text:p text:style-name="Table_20_Contents">Salmo 37:34</text:p>
            <text:p text:style-name="Table_20_Contents"/>
            <text:p text:style-name="P54">Portanto, sejam pacientes, irmãos, até a vinda do Senhor. Veja como o agricultor espera que a terra produza a sua valiosa colheita e como ele é paciente com as chuvas do outono e da primavera. </text:p>
            <text:p text:style-name="P54">Você também seja paciente e permaneça firme.</text:p>
            <text:p text:style-name="Table_20_Contents">Tiago 5:7-8</text:p>
            <text:p text:style-name="Table_20_Contents"/>
            <text:p text:style-name="Table_20_Contents">O sofrimento, o reino e a paciência... são nossosem Jesus</text:p>
            <text:p text:style-name="Table_20_Contents">Apocalipse 1:9</text:p>
            <text:p text:style-name="Table_20_Contents"/>
            <text:p text:style-name="Table_20_Contents">A sabedoria de um homem lhe dá paciência</text:p>
            <text:p text:style-name="Table_20_Contents">Provérbios 19:11</text:p>
            <text:p text:style-name="Table_20_Contents"/>
            <text:p text:style-name="Table_20_Contents">Aqueles que esperam no Senhor renovarão suas forças</text:p>
            <text:p text:style-name="Table_20_Contents">Isaías 40:31</text:p>
            <text:p text:style-name="Table_20_Contents"/>
            <text:p text:style-name="Table_20_Contents">Aos que pela persistência em fazer o bem buscam glória, honra e imortalidade, ele dará a vida eterna</text:p>
            <text:p text:style-name="Table_20_Contents">Romanos 2:7</text:p>
            <text:p text:style-name="Table_20_Contents"/>
            <text:p text:style-name="Table_20_Contents">Fique quieto e diante do Senhor e espere pacientemente por ele; não se preocupe quando os homens têm sucesso em seus caminhos, quando executam seus planos perversos</text:p>
            <text:p text:style-name="Table_20_Contents">Salmo 37:7</text:p>
            <text:p text:style-name="Table_20_Contents"/>
            <text:p text:style-name="Table_20_Contents">Foi-me mostrada misericórdia para que em mim, o pior dos pecadores, Cristo Jesus pudesse mostrar sua paciência ilimitada como exemplo para aqueles que cressem nele e recebessem a vida eterna</text:p>
            <text:p text:style-name="Table_20_Contents"><text:soft-page-break/>1 Timóteo 1:16</text:p>
            <text:p text:style-name="Table_20_Contents"/>
            <text:p text:style-name="P6">FRAQUEZA</text:p>
            <text:p text:style-name="Table_20_Contents"/>
            <text:p text:style-name="Table_20_Contents">Quando meu espírito desmaia dentro de mim, é você quem conhece meu caminho</text:p>
            <text:p text:style-name="Table_20_Contents">Salmo 142:3</text:p>
            <text:p text:style-name="Table_20_Contents"/>
            <text:p text:style-name="Table_20_Contents">O Senhor sustenta os humildes, mas lança os ímpios no chão</text:p>
            <text:p text:style-name="Table_20_Contents">Salmo 147:6</text:p>
            <text:p text:style-name="Table_20_Contents"/>
            <text:p text:style-name="Table_20_Contents">Moro num lugar alto e santo, mas habito também com o contrito e humilde de espírito, para vivificar o espírito dos humildes e vivificar o coração dos contritos</text:p>
            <text:p text:style-name="Table_20_Contents">Isaías 57:15</text:p>
            <text:p text:style-name="Table_20_Contents"/>
            <text:p text:style-name="Table_20_Contents">O Soberano Senhor é a minha força; ele faz meus pés como os de um cervo, ele me permite subir nas alturas</text:p>
            <text:p text:style-name="Table_20_Contents">Habacuque 3:19</text:p>
            <text:p text:style-name="Table_20_Contents"/>
            <text:p text:style-name="Table_20_Contents">Olhe para o Senhor e para a sua força; busque seu rosto sempre</text:p>
            <text:p text:style-name="Table_20_Contents">1 Crônicas 16:11</text:p>
            <text:p text:style-name="Table_20_Contents"/>
            <text:p text:style-name="Table_20_Contents">Mais um pouco, e os ímpios não existirão mais; embora você os procure, eles não serão encontrados. Mas os mansos herdarão a terra e desfrutarão de muita paz</text:p>
            <text:p text:style-name="Table_20_Contents">Salmo 37:10-11</text:p>
            <text:p text:style-name="Table_20_Contents"/>
            <text:p text:style-name="Table_20_Contents">Ele me resgata ileso da batalha travada contra mim, embora muitos se oponham a mim</text:p>
            <text:p text:style-name="Table_20_Contents">Salmo 55:18</text:p>
            <text:p text:style-name="Table_20_Contents"/>
            <text:p text:style-name="Table_20_Contents">Tu, ó Deus, és forte, e... tu, ó Senhor, és amoroso</text:p>
            <text:p text:style-name="Table_20_Contents">Salmo 62:11</text:p>
            <text:p text:style-name="Table_20_Contents"/>
            <text:p text:style-name="Table_20_Contents">Ele terá pena dos fracos e dos necessitados e salvará os necessitados da morte</text:p>
            <text:p text:style-name="Table_20_Contents">Salmo 72:13</text:p>
            <text:p text:style-name="Table_20_Contents"/>
            <text:p text:style-name="Table_20_Contents">Minha graça é suficiente para você, pois meu <text:soft-page-break/>poder se aperfeiçoa na fraqueza</text:p>
            <text:p text:style-name="Table_20_Contents">11 Coríntios 12:9</text:p>
            <text:p text:style-name="Table_20_Contents"/>
            <text:p text:style-name="Table_20_Contents">Ninguém é como tu, ó Senhor; você é ótimo, e seu nome é poderoso em poder</text:p>
            <text:p text:style-name="Table_20_Contents">Jeremias 10:6</text:p>
            <text:p text:style-name="Table_20_Contents"/>
            <text:p text:style-name="Table_20_Contents">Oro para que com suas gloriosas riquezas ele possa fortalecê-lo com poder através de seu Espírito em seu ser interior</text:p>
            <text:p text:style-name="Table_20_Contents">Efésios 3:16</text:p>
            <text:p text:style-name="Table_20_Contents"/>
            <text:p text:style-name="P29"><text:span text:style-name="T2">RAIVA</text:span><text:line-break/><text:line-break/>Humilhe-se diante do Senhor, e ele o exaltará.<text:line-break/>Tiago 4:10<text:line-break/></text:p>
            <text:p text:style-name="P29"/>
            <text:p text:style-name="P29"/>
            <text:p text:style-name="P29"/>
            <text:p text:style-name="P29"/>
            <text:p text:style-name="P56">Quem tenho eu no céu senão você? E estar com você, Não desejo nada na terra.<text:line-break/>Minha carne e meu coração podem falhar, </text:p>
            <text:p text:style-name="P60">mas Deus é <text:span text:style-name="T1">a</text:span> força do meu coração e minha porção para sempre.<text:line-break/>Salmo 73:25-26<text:line-break/></text:p>
            <text:p text:style-name="P60">Eu lhe darei um novo coração e colocarei um novo espírito em você<text:line-break/>Ezequiel 36:26<text:line-break/><text:line-break/>A arrogância do homem será humilhada e o orgulho dos homens será humilhado.<text:line-break/>Isaías 2:17-18<text:line-break/><text:line-break/>"Na sua ira não peque": Não deixe o sol se pôr enquanto você ainda estão com raiva e não dão ao diabo um ponto de apoio.<text:line-break/>Efésios 4:26-27<text:line-break/><text:line-break/>Minha oração é sempre contra as ações dos malfeitores.<text:line-break/>Salmo 141:5<text:line-break/><text:line-break/>Todos deveriam ser rápidos em ouvir, lentos em <text:soft-page-break/>falar e lentos em irar-se, pois a ira do homem não produz a vida justa que </text:p>
            <text:p text:style-name="P56">Deus deseja.<text:line-break/>Tiago 1:19-20<text:line-break/><text:line-break/>Não faça nada por ambição egoísta ou por vaidade, mas com humildade<text:line-break/>considere os outros melhores do que você.<text:line-break/>Filipenses 2:3<text:line-break/><text:line-break/>O fruto do Espírito é amor, alegria, paz, longanimidade, benignidade, bondade,<text:line-break/>fidelidade, mansidão e autocontrole.<text:line-break/>Gálatas 5:22-23</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Nova" svg:font-family="'Arial Nov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Default" style:family="paragraph">
      <style:paragraph-properties fo:text-align="start" style:justify-single-word="false"/>
      <style:text-properties fo:color="#000000" loext:opacity="100%" style:font-name="Arial Nova" fo:font-family="'Arial Nova'" style:font-family-generic="roman" style:font-pitch="variable"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officeooo:rsid="005035e9" officeooo:paragraph-rsid="005035e9"/>
    </style:style>
    <style:style style:name="MP2" style:family="paragraph" style:parent-style-name="Header">
      <style:paragraph-properties fo:text-align="start" style:justify-single-word="false"/>
      <style:text-properties officeooo:rsid="00512d53" officeooo:paragraph-rsid="00512d53"/>
    </style:style>
    <style:style style:name="MP3" style:family="paragraph" style:parent-style-name="Header">
      <style:text-properties officeooo:rsid="00512d53" officeooo:paragraph-rsid="00512d53"/>
    </style:style>
    <style:style style:name="MP4" style:family="paragraph" style:parent-style-name="Header">
      <style:paragraph-properties fo:text-align="center" style:justify-single-word="false"/>
      <style:text-properties officeooo:rsid="00512d53" officeooo:paragraph-rsid="00512d53"/>
    </style:style>
    <style:style style:name="MT1" style:family="text">
      <style:text-properties fo:font-size="22pt" fo:font-weight="bold" style:font-size-asian="22pt" style:font-weight-asian="bold" style:font-size-complex="22pt" style:font-weight-complex="bold"/>
    </style:style>
    <style:style style:name="MT2" style:family="text">
      <style:text-properties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Figura1" text:anchor-type="char" svg:x="14.056cm" svg:y="-0.94cm" svg:width="2.697cm" svg:height="2.411cm" draw:z-index="35"><draw:image xlink:href="Pictures/100000010000022F00000210C28CE94D.png" xlink:type="simple" xlink:show="embed" xlink:actuate="onLoad" draw:mime-type="image/png"/></draw:frame><text:s/>Pastor João Caboclo da Silva Filho -</text:p>
        <text:p text:style-name="MP2"><text:s/>34991523566 – johncaboclo@gmail.com</text:p>
        <text:p text:style-name="MP3"/>
        <text:p text:style-name="MP4"><text:span text:style-name="MT1">V</text:span><text:span text:style-name="MT2">erses by Topics - </text:span><text:span text:style-name="MT1">V</text:span><text:span text:style-name="MT2">ersículos por Tópicos</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25T19:00:00</meta:creation-date>
    <dc:date>2024-05-10T20:23:03.189000000</dc:date>
    <meta:editing-duration>PT9H41M1S</meta:editing-duration>
    <meta:editing-cycles>81</meta:editing-cycles>
    <meta:generator>LibreOffice/24.2.1.2$Windows_X86_64 LibreOffice_project/db4def46b0453cc22e2d0305797cf981b68ef5ac</meta:generator>
    <meta:print-date>2024-05-10T20:22:08.607000000</meta:print-date>
    <meta:printed-by>Arquivos PDF</meta:printed-by>
    <dc:title>scripture for every moment</dc:title>
    <meta:initial-creator>peace church</meta:initial-creator>
    <meta:document-statistic meta:table-count="1" meta:image-count="1" meta:object-count="0" meta:page-count="72" meta:paragraph-count="2820" meta:word-count="28655" meta:character-count="151291" meta:non-whitespace-character-count="125211"/>
  </office:meta>
</office:document-meta>
</file>